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Pictures/"/>
  <manifest:file-entry manifest:media-type="text/xml" manifest:full-path="Object 10/content.xml"/>
  <manifest:file-entry manifest:media-type="text/xml" manifest:full-path="Object 10/styles.xml"/>
  <manifest:file-entry manifest:media-type="application/vnd.oasis.opendocument.chart" manifest:full-path="Object 10/"/>
  <manifest:file-entry manifest:media-type="" manifest:full-path="Object 11/Pictures/"/>
  <manifest:file-entry manifest:media-type="text/xml" manifest:full-path="Object 11/content.xml"/>
  <manifest:file-entry manifest:media-type="text/xml" manifest:full-path="Object 11/styles.xml"/>
  <manifest:file-entry manifest:media-type="application/vnd.oasis.opendocument.chart" manifest:full-path="Object 11/"/>
  <manifest:file-entry manifest:media-type="" manifest:full-path="Object 12/Pictures/"/>
  <manifest:file-entry manifest:media-type="text/xml" manifest:full-path="Object 12/content.xml"/>
  <manifest:file-entry manifest:media-type="text/xml" manifest:full-path="Object 12/styles.xml"/>
  <manifest:file-entry manifest:media-type="application/vnd.oasis.opendocument.chart" manifest:full-path="Object 12/"/>
  <manifest:file-entry manifest:media-type="" manifest:full-path="Object 13/Pictures/"/>
  <manifest:file-entry manifest:media-type="text/xml" manifest:full-path="Object 13/content.xml"/>
  <manifest:file-entry manifest:media-type="text/xml" manifest:full-path="Object 13/styles.xml"/>
  <manifest:file-entry manifest:media-type="application/vnd.oasis.opendocument.chart" manifest:full-path="Object 13/"/>
  <manifest:file-entry manifest:media-type="" manifest:full-path="Object 14/Pictures/"/>
  <manifest:file-entry manifest:media-type="text/xml" manifest:full-path="Object 14/content.xml"/>
  <manifest:file-entry manifest:media-type="text/xml" manifest:full-path="Object 14/styles.xml"/>
  <manifest:file-entry manifest:media-type="application/vnd.oasis.opendocument.chart" manifest:full-path="Object 14/"/>
  <manifest:file-entry manifest:media-type="text/xml" manifest:full-path="styles.xml"/>
  <manifest:file-entry manifest:media-type="" manifest:full-path="Object 15/Pictures/"/>
  <manifest:file-entry manifest:media-type="text/xml" manifest:full-path="Object 15/content.xml"/>
  <manifest:file-entry manifest:media-type="text/xml" manifest:full-path="Object 15/styles.xml"/>
  <manifest:file-entry manifest:media-type="application/vnd.oasis.opendocument.chart" manifest:full-path="Object 15/"/>
  <manifest:file-entry manifest:media-type="" manifest:full-path="Object 16/Pictures/"/>
  <manifest:file-entry manifest:media-type="text/xml" manifest:full-path="Object 16/content.xml"/>
  <manifest:file-entry manifest:media-type="text/xml" manifest:full-path="Object 16/styles.xml"/>
  <manifest:file-entry manifest:media-type="application/vnd.oasis.opendocument.chart" manifest:full-path="Object 16/"/>
  <manifest:file-entry manifest:media-type="" manifest:full-path="Object 17/Pictures/"/>
  <manifest:file-entry manifest:media-type="text/xml" manifest:full-path="Object 17/content.xml"/>
  <manifest:file-entry manifest:media-type="text/xml" manifest:full-path="Object 17/styles.xml"/>
  <manifest:file-entry manifest:media-type="application/vnd.oasis.opendocument.chart" manifest:full-path="Object 17/"/>
  <manifest:file-entry manifest:media-type="" manifest:full-path="Object 18/Pictures/"/>
  <manifest:file-entry manifest:media-type="text/xml" manifest:full-path="Object 18/content.xml"/>
  <manifest:file-entry manifest:media-type="text/xml" manifest:full-path="Object 18/styles.xml"/>
  <manifest:file-entry manifest:media-type="application/vnd.oasis.opendocument.chart" manifest:full-path="Object 18/"/>
  <manifest:file-entry manifest:media-type="" manifest:full-path="Object 19/Pictures/"/>
  <manifest:file-entry manifest:media-type="text/xml" manifest:full-path="Object 19/content.xml"/>
  <manifest:file-entry manifest:media-type="text/xml" manifest:full-path="Object 19/styles.xml"/>
  <manifest:file-entry manifest:media-type="application/vnd.oasis.opendocument.chart" manifest:full-path="Object 19/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Object 3/Pictures/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" manifest:full-path="Object 4/Pictures/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" manifest:full-path="Object 5/Pictures/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" manifest:full-path="Object 6/Pictures/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  <manifest:file-entry manifest:media-type="" manifest:full-path="Object 7/Pictures/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" manifest:full-path="Object 8/Pictures/"/>
  <manifest:file-entry manifest:media-type="text/xml" manifest:full-path="Object 8/content.xml"/>
  <manifest:file-entry manifest:media-type="text/xml" manifest:full-path="Object 8/styles.xml"/>
  <manifest:file-entry manifest:media-type="application/vnd.oasis.opendocument.chart" manifest:full-path="Object 8/"/>
  <manifest:file-entry manifest:media-type="" manifest:full-path="Object 9/Pictures/"/>
  <manifest:file-entry manifest:media-type="text/xml" manifest:full-path="Object 9/content.xml"/>
  <manifest:file-entry manifest:media-type="text/xml" manifest:full-path="Object 9/styles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automatic-styles>
    <style:style style:name="co1" style:family="table-column">
      <style:table-column-properties fo:break-before="auto" style:column-width="0.5311in"/>
    </style:style>
    <style:style style:name="co2" style:family="table-column">
      <style:table-column-properties fo:break-before="auto" style:column-width="0.8882in"/>
    </style:style>
    <style:style style:name="co3" style:family="table-column">
      <style:table-column-properties fo:break-before="auto" style:column-width="0.6327in"/>
    </style:style>
    <style:style style:name="co4" style:family="table-column">
      <style:table-column-properties fo:break-before="auto" style:column-width="0.6953in"/>
    </style:style>
    <style:style style:name="co5" style:family="table-column">
      <style:table-column-properties fo:break-before="auto" style:column-width="0.6898in"/>
    </style:style>
    <style:style style:name="co6" style:family="table-column">
      <style:table-column-properties fo:break-before="auto" style:column-width="0.6689in"/>
    </style:style>
    <style:style style:name="co7" style:family="table-column">
      <style:table-column-properties fo:break-before="auto" style:column-width="0.8984in"/>
    </style:style>
    <style:style style:name="co8" style:family="table-column">
      <style:table-column-properties fo:break-before="auto" style:column-width="0.9146in"/>
    </style:style>
    <style:style style:name="co9" style:family="table-column">
      <style:table-column-properties fo:break-before="auto" style:column-width="0.9772in"/>
    </style:style>
    <style:style style:name="co10" style:family="table-column">
      <style:table-column-properties fo:break-before="auto" style:column-width="0.9409in"/>
    </style:style>
    <style:style style:name="co11" style:family="table-column">
      <style:table-column-properties fo:break-before="auto" style:column-width="0.9307in"/>
    </style:style>
    <style:style style:name="co12" style:family="table-column">
      <style:table-column-properties fo:break-before="auto" style:column-width="0.65in"/>
    </style:style>
    <style:style style:name="co13" style:family="table-column">
      <style:table-column-properties fo:break-before="auto" style:column-width="0.9055in"/>
    </style:style>
    <style:style style:name="co14" style:family="table-column">
      <style:table-column-properties fo:break-before="auto" style:column-width="0.6965in"/>
    </style:style>
    <style:style style:name="co15" style:family="table-column">
      <style:table-column-properties fo:break-before="auto" style:column-width="0.6854in"/>
    </style:style>
    <style:style style:name="co16" style:family="table-column">
      <style:table-column-properties fo:break-before="auto" style:column-width="0.639in"/>
    </style:style>
    <style:style style:name="co17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5189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66" fo:font-size="12pt" fo:font-weight="bold"/>
    </style:style>
    <style:style style:name="ce2" style:family="table-cell" style:parent-style-name="Default">
      <style:table-cell-properties fo:background-color="#000000" fo:wrap-option="wrap" style:vertical-align="top"/>
      <style:text-properties fo:color="#ffff66" fo:font-weight="bold" fo:hyphenate="true"/>
    </style:style>
    <style:style style:name="ce3" style:family="table-cell" style:parent-style-name="Default">
      <style:table-cell-properties fo:background-color="#ffff99"/>
      <style:text-properties fo:font-weight="bold"/>
    </style:style>
    <style:style style:name="ce4" style:family="table-cell" style:parent-style-name="Default">
      <style:table-cell-properties fo:background-color="#000000" fo:wrap-option="wrap" style:vertical-align="top"/>
      <style:text-properties fo:color="#ffffcc" fo:font-weight="bold" fo:hyphenate="true"/>
    </style:style>
    <style:style style:name="ce5" style:family="table-cell" style:parent-style-name="Default">
      <style:table-cell-properties fo:background-color="#ffff99"/>
    </style:style>
    <style:style style:name="ce6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in"/>
      <style:text-properties fo:color="#ff8080" fo:font-size="12pt" fo:font-weight="bold"/>
    </style:style>
    <style:style style:name="ce7" style:family="table-cell" style:parent-style-name="Default">
      <style:table-cell-properties fo:background-color="#000000" fo:wrap-option="wrap" fo:border="none" style:vertical-align="top"/>
      <style:text-properties fo:color="#ff8080" fo:font-weight="bold" fo:hyphenate="true"/>
    </style:style>
    <style:style style:name="ce8" style:family="table-cell" style:parent-style-name="Default">
      <style:table-cell-properties fo:background-color="#ffcc99" fo:border="none"/>
      <style:text-properties fo:font-weight="bold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8080" fo:font-size="12pt" fo:font-weight="bold"/>
    </style:style>
    <style:style style:name="ce10" style:family="table-cell" style:parent-style-name="Default">
      <style:table-cell-properties fo:background-color="#000000" fo:wrap-option="wrap" style:vertical-align="top"/>
      <style:text-properties fo:color="#ff8080" fo:font-weight="bold" fo:hyphenate="true"/>
    </style:style>
    <style:style style:name="ce11" style:family="table-cell" style:parent-style-name="Default">
      <style:table-cell-properties fo:background-color="#ffcc99"/>
    </style:style>
    <style:style style:name="ce1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7da647" fo:font-size="12pt" fo:font-weight="bold"/>
    </style:style>
    <style:style style:name="ce13" style:family="table-cell" style:parent-style-name="Default">
      <style:table-cell-properties fo:background-color="#000000" fo:wrap-option="wrap" style:vertical-align="top"/>
      <style:text-properties fo:color="#7da647" fo:font-weight="bold" fo:hyphenate="true"/>
    </style:style>
    <style:style style:name="ce14" style:family="table-cell" style:parent-style-name="Default">
      <style:table-cell-properties fo:background-color="#94bd5e"/>
      <style:text-properties fo:font-weight="bold"/>
    </style:style>
    <style:style style:name="ce15" style:family="table-cell" style:parent-style-name="Default">
      <style:table-cell-properties fo:background-color="#94bd5e"/>
    </style:style>
    <style:style style:name="ce16" style:family="table-cell" style:parent-style-name="Default">
      <style:table-cell-properties fo:background-color="#000000" fo:wrap-option="wrap" style:vertical-align="top"/>
      <style:text-properties fo:color="#94bd5e" fo:font-weight="bold" fo:hyphenate="true"/>
    </style:style>
    <style:style style:name="ce1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ccffff" fo:font-size="12pt" fo:font-weight="bold"/>
    </style:style>
    <style:style style:name="ce18" style:family="table-cell" style:parent-style-name="Default">
      <style:table-cell-properties fo:background-color="#000000" fo:wrap-option="wrap" style:vertical-align="top"/>
      <style:text-properties fo:color="#ccffff" fo:font-weight="bold" fo:hyphenate="true"/>
    </style:style>
    <style:style style:name="ce19" style:family="table-cell" style:parent-style-name="Default">
      <style:table-cell-properties fo:background-color="#ccffff"/>
      <style:text-properties fo:font-weight="bold"/>
    </style:style>
    <style:style style:name="ce20" style:family="table-cell" style:parent-style-name="Default">
      <style:table-cell-properties fo:background-color="#ccffff"/>
    </style:style>
    <style:style style:name="ce2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use-window-font-color="true" fo:font-size="12pt" fo:font-weight="bold"/>
    </style:style>
    <style:style style:name="ce22" style:family="table-cell" style:parent-style-name="Default">
      <style:table-cell-properties fo:background-color="#000000" fo:wrap-option="wrap" style:vertical-align="top"/>
      <style:text-properties style:use-window-font-color="true" fo:font-weight="bold" fo:hyphenate="true"/>
    </style:style>
    <style:style style:name="ce23" style:family="table-cell" style:parent-style-name="Default">
      <style:table-cell-properties fo:background-color="#000000" fo:wrap-option="wrap" style:vertical-align="top"/>
      <style:text-properties fo:font-weight="bold" fo:hyphenate="true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5" style:family="table-cell" style:parent-style-name="Default">
      <style:text-properties fo:color="#ffffff"/>
    </style:style>
    <style:style style:name="T1" style:family="text">
      <style:text-properties style:font-name="Arial1"/>
    </style:style>
  </office:automatic-styles>
  <office:body>
    <office:spreadsheet>
      <table:table table:name="Data" table:style-name="ta1" table:print="false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2" table:default-cell-style-name="ce5"/>
        <table:table-column table:style-name="co6" table:default-cell-style-name="ce5"/>
        <table:table-column table:style-name="co1" table:default-cell-style-name="ce8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0" table:default-cell-style-name="ce11"/>
        <table:table-column table:style-name="co1" table:default-cell-style-name="ce14"/>
        <table:table-column table:style-name="co12" table:number-columns-repeated="2" table:default-cell-style-name="ce15"/>
        <table:table-column table:style-name="co13" table:default-cell-style-name="ce15"/>
        <table:table-column table:style-name="co14" table:default-cell-style-name="ce15"/>
        <table:table-column table:style-name="co1" table:default-cell-style-name="ce19"/>
        <table:table-column table:style-name="co15" table:default-cell-style-name="ce20"/>
        <table:table-column table:style-name="co16" table:number-columns-repeated="2" table:default-cell-style-name="ce20"/>
        <table:table-column table:style-name="co17" table:number-columns-repeated="233" table:default-cell-style-name="Default"/>
        <table:table-row table:style-name="ro1">
          <table:table-cell table:style-name="ce1" office:value-type="string" table:number-columns-spanned="7" table:number-rows-spanned="1">
            <text:p>Raw Size</text:p>
          </table:table-cell>
          <table:covered-table-cell table:number-columns-repeated="6" table:style-name="ce1"/>
          <table:table-cell table:style-name="ce6" office:value-type="string" table:number-columns-spanned="7" table:number-rows-spanned="1">
            <text:p>Zipped Size</text:p>
          </table:table-cell>
          <table:covered-table-cell table:number-columns-repeated="6" table:style-name="ce9"/>
          <table:table-cell table:style-name="ce12" office:value-type="string" table:number-columns-spanned="5" table:number-rows-spanned="1">
            <text:p>XSTream Gains</text:p>
          </table:table-cell>
          <table:covered-table-cell table:number-columns-repeated="4" table:style-name="ce12"/>
          <table:table-cell table:style-name="ce17" office:value-type="string" table:number-columns-spanned="4" table:number-rows-spanned="1">
            <text:p>Incremental Size</text:p>
          </table:table-cell>
          <table:covered-table-cell table:number-columns-repeated="3" table:style-name="ce17"/>
          <table:table-cell table:style-name="ce21" table:number-columns-repeated="233"/>
        </table:table-row>
        <table:table-row table:style-name="ro2">
          <table:table-cell table:style-name="ce2" office:value-type="string">
            <text:p>Obj#</text:p>
          </table:table-cell>
          <table:table-cell table:style-name="ce2" office:value-type="string">
            <text:p>Compact Xml</text:p>
          </table:table-cell>
          <table:table-cell table:style-name="ce2" office:value-type="string">
            <text:p>Hessian</text:p>
          </table:table-cell>
          <table:table-cell table:style-name="ce2" office:value-type="string">
            <text:p>XStream</text:p>
          </table:table-cell>
          <table:table-cell table:style-name="ce2" office:value-type="string">
            <text:p>XStream+Aliases</text:p>
          </table:table-cell>
          <table:table-cell table:style-name="ce2" office:value-type="string">
            <text:p>XStream+id</text:p>
          </table:table-cell>
          <table:table-cell table:style-name="ce2" office:value-type="string">
            <text:p>XStream+pretty</text:p>
          </table:table-cell>
          <table:table-cell table:style-name="ce7" office:value-type="string">
            <text:p>Obj#</text:p>
          </table:table-cell>
          <table:table-cell table:style-name="ce10" office:value-type="string">
            <text:p>Zip(Compact Xml)</text:p>
          </table:table-cell>
          <table:table-cell table:style-name="ce10" office:value-type="string">
            <text:p>Zip(Hessian)</text:p>
          </table:table-cell>
          <table:table-cell table:style-name="ce10" office:value-type="string">
            <text:p>Zip(XStream)</text:p>
          </table:table-cell>
          <table:table-cell table:style-name="ce10" office:value-type="string">
            <text:p>Zip(XStream+Aliases)</text:p>
          </table:table-cell>
          <table:table-cell table:style-name="ce10" office:value-type="string">
            <text:p>Zip(XStream+id)</text:p>
          </table:table-cell>
          <table:table-cell table:style-name="ce10" office:value-type="string">
            <text:p>Zip(XStream+pretty)</text:p>
          </table:table-cell>
          <table:table-cell table:style-name="ce13" office:value-type="string">
            <text:p>Obj#</text:p>
          </table:table-cell>
          <table:table-cell table:style-name="ce13" office:value-type="string">
            <text:p>Compact XML <text:span text:style-name="T1">Δ</text:span></text:p>
          </table:table-cell>
          <table:table-cell table:style-name="ce13" office:value-type="string">
            <text:p>Hessian <text:span text:style-name="T1">Δ</text:span></text:p>
          </table:table-cell>
          <table:table-cell table:style-name="ce13" office:value-type="string">
            <text:p>Compact XML <text:span text:style-name="T1">%</text:span></text:p>
          </table:table-cell>
          <table:table-cell table:style-name="ce13" office:value-type="string">
            <text:p>Hessian <text:span text:style-name="T1">%</text:span></text:p>
          </table:table-cell>
          <table:table-cell table:style-name="ce18" office:value-type="string">
            <text:p>Obj#</text:p>
          </table:table-cell>
          <table:table-cell table:style-name="ce18" office:value-type="string">
            <text:p>Compact XML</text:p>
          </table:table-cell>
          <table:table-cell table:style-name="ce18" office:value-type="string">
            <text:p>Hessian</text:p>
          </table:table-cell>
          <table:table-cell table:style-name="ce18" office:value-type="string">
            <text:p>XStream</text:p>
          </table:table-cell>
          <table:table-cell table:style-name="ce22" table:number-columns-repeated="233"/>
        </table:table-row>
        <table:table-row table:style-name="ro3"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table:number-columns-repeated="2" office:value-type="float" office:value="38">
            <text:p>38</text:p>
          </table:table-cell>
          <table:table-cell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43">
            <text:p>143</text:p>
          </table:table-cell>
          <table:table-cell office:value-type="float" office:value="129">
            <text:p>129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57">
            <text:p>157</text:p>
          </table:table-cell>
          <table:table-cell office:value-type="float" office:value="154">
            <text:p>154</text:p>
          </table:table-cell>
          <table:table-cell office:value-type="float" office:value="0">
            <text:p>0</text:p>
          </table:table-cell>
          <table:table-cell table:formula="oooc:=[.I3]-[.K3]" office:value-type="float" office:value="-7">
            <text:p>-7</text:p>
          </table:table-cell>
          <table:table-cell table:formula="oooc:=[.J3]-[.K3]" office:value-type="float" office:value="-21">
            <text:p>-21</text:p>
          </table:table-cell>
          <table:table-cell table:formula="oooc:=([.P3]/[.I3])*100" office:value-type="float" office:value="-4.8951048951049">
            <text:p>-4.9</text:p>
          </table:table-cell>
          <table:table-cell table:formula="oooc:=([.Q3]/[.J3])*100" office:value-type="float" office:value="-16.2790697674419">
            <text:p>-16.28</text:p>
          </table:table-cell>
          <table:table-cell office:value-type="float" office:value="0">
            <text:p>0</text:p>
          </table:table-cell>
          <table:table-cell table:number-columns-repeated="236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11">
            <text:p>211</text:p>
          </table:table-cell>
          <table:table-cell office:value-type="float" office:value="289">
            <text:p>289</text:p>
          </table:table-cell>
          <table:table-cell office:value-type="float" office:value="381">
            <text:p>381</text:p>
          </table:table-cell>
          <table:table-cell office:value-type="float" office:value="273">
            <text:p>273</text:p>
          </table:table-cell>
          <table:table-cell office:value-type="float" office:value="404">
            <text:p>404</text:p>
          </table:table-cell>
          <table:table-cell office:value-type="float" office:value="494">
            <text:p>494</text:p>
          </table:table-cell>
          <table:table-cell office:value-type="float" office:value="1">
            <text:p>1</text:p>
          </table:table-cell>
          <table:table-cell office:value-type="float" office:value="271">
            <text:p>271</text:p>
          </table:table-cell>
          <table:table-cell office:value-type="float" office:value="295">
            <text:p>295</text:p>
          </table:table-cell>
          <table:table-cell office:value-type="float" office:value="317">
            <text:p>317</text:p>
          </table:table-cell>
          <table:table-cell office:value-type="float" office:value="284">
            <text:p>284</text:p>
          </table:table-cell>
          <table:table-cell office:value-type="float" office:value="329">
            <text:p>329</text:p>
          </table:table-cell>
          <table:table-cell office:value-type="float" office:value="345">
            <text:p>345</text:p>
          </table:table-cell>
          <table:table-cell office:value-type="float" office:value="1">
            <text:p>1</text:p>
          </table:table-cell>
          <table:table-cell table:formula="oooc:=[.I4]-[.K4]" office:value-type="float" office:value="-46">
            <text:p>-46</text:p>
          </table:table-cell>
          <table:table-cell table:formula="oooc:=[.J4]-[.K4]" office:value-type="float" office:value="-22">
            <text:p>-22</text:p>
          </table:table-cell>
          <table:table-cell table:formula="oooc:=([.P4]/[.I4])*100" office:value-type="float" office:value="-16.9741697416974">
            <text:p>-16.97</text:p>
          </table:table-cell>
          <table:table-cell table:formula="oooc:=([.Q4]/[.J4])*100" office:value-type="float" office:value="-7.45762711864407">
            <text:p>-7.46</text:p>
          </table:table-cell>
          <table:table-cell office:value-type="float" office:value="1">
            <text:p>1</text:p>
          </table:table-cell>
          <table:table-cell table:formula="oooc:=[.I4]-[.I3]" office:value-type="float" office:value="128">
            <text:p>128</text:p>
          </table:table-cell>
          <table:table-cell table:formula="oooc:=[.J4]-[.J3]" office:value-type="float" office:value="166">
            <text:p>166</text:p>
          </table:table-cell>
          <table:table-cell table:formula="oooc:=[.K4]-[.K3]" office:value-type="float" office:value="167">
            <text:p>167</text:p>
          </table:table-cell>
          <table:table-cell table:number-columns-repeated="233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566">
            <text:p>566</text:p>
          </table:table-cell>
          <table:table-cell office:value-type="float" office:value="713">
            <text:p>713</text:p>
          </table:table-cell>
          <table:table-cell office:value-type="float" office:value="497">
            <text:p>497</text:p>
          </table:table-cell>
          <table:table-cell office:value-type="float" office:value="752">
            <text:p>752</text:p>
          </table:table-cell>
          <table:table-cell office:value-type="float" office:value="932">
            <text:p>932</text:p>
          </table:table-cell>
          <table:table-cell office:value-type="float" office:value="2">
            <text:p>2</text:p>
          </table:table-cell>
          <table:table-cell office:value-type="float" office:value="329">
            <text:p>329</text:p>
          </table:table-cell>
          <table:table-cell office:value-type="float" office:value="354">
            <text:p>354</text:p>
          </table:table-cell>
          <table:table-cell office:value-type="float" office:value="376">
            <text:p>376</text:p>
          </table:table-cell>
          <table:table-cell office:value-type="float" office:value="341">
            <text:p>341</text:p>
          </table:table-cell>
          <table:table-cell office:value-type="float" office:value="400">
            <text:p>400</text:p>
          </table:table-cell>
          <table:table-cell office:value-type="float" office:value="403">
            <text:p>403</text:p>
          </table:table-cell>
          <table:table-cell office:value-type="float" office:value="2">
            <text:p>2</text:p>
          </table:table-cell>
          <table:table-cell table:formula="oooc:=[.I5]-[.K5]" office:value-type="float" office:value="-47">
            <text:p>-47</text:p>
          </table:table-cell>
          <table:table-cell table:formula="oooc:=[.J5]-[.K5]" office:value-type="float" office:value="-22">
            <text:p>-22</text:p>
          </table:table-cell>
          <table:table-cell table:formula="oooc:=([.P5]/[.I5])*100" office:value-type="float" office:value="-14.2857142857143">
            <text:p>-14.29</text:p>
          </table:table-cell>
          <table:table-cell table:formula="oooc:=([.Q5]/[.J5])*100" office:value-type="float" office:value="-6.21468926553672">
            <text:p>-6.21</text:p>
          </table:table-cell>
          <table:table-cell office:value-type="float" office:value="2">
            <text:p>2</text:p>
          </table:table-cell>
          <table:table-cell table:formula="oooc:=[.I5]-[.I4]" office:value-type="float" office:value="58">
            <text:p>58</text:p>
          </table:table-cell>
          <table:table-cell table:formula="oooc:=[.J5]-[.J4]" office:value-type="float" office:value="59">
            <text:p>59</text:p>
          </table:table-cell>
          <table:table-cell table:formula="oooc:=[.K5]-[.K4]" office:value-type="float" office:value="59">
            <text:p>59</text:p>
          </table:table-cell>
          <table:table-cell table:number-columns-repeated="233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567">
            <text:p>567</text:p>
          </table:table-cell>
          <table:table-cell office:value-type="float" office:value="792">
            <text:p>792</text:p>
          </table:table-cell>
          <table:table-cell office:value-type="float" office:value="1097">
            <text:p>1097</text:p>
          </table:table-cell>
          <table:table-cell office:value-type="float" office:value="752">
            <text:p>752</text:p>
          </table:table-cell>
          <table:table-cell office:value-type="float" office:value="1105">
            <text:p>1105</text:p>
          </table:table-cell>
          <table:table-cell office:value-type="float" office:value="1422">
            <text:p>1422</text:p>
          </table:table-cell>
          <table:table-cell office:value-type="float" office:value="3">
            <text:p>3</text:p>
          </table:table-cell>
          <table:table-cell office:value-type="float" office:value="374">
            <text:p>374</text:p>
          </table:table-cell>
          <table:table-cell office:value-type="float" office:value="406">
            <text:p>406</text:p>
          </table:table-cell>
          <table:table-cell office:value-type="float" office:value="424">
            <text:p>424</text:p>
          </table:table-cell>
          <table:table-cell office:value-type="float" office:value="386">
            <text:p>386</text:p>
          </table:table-cell>
          <table:table-cell office:value-type="float" office:value="457">
            <text:p>457</text:p>
          </table:table-cell>
          <table:table-cell office:value-type="float" office:value="454">
            <text:p>454</text:p>
          </table:table-cell>
          <table:table-cell office:value-type="float" office:value="3">
            <text:p>3</text:p>
          </table:table-cell>
          <table:table-cell table:formula="oooc:=[.I6]-[.K6]" office:value-type="float" office:value="-50">
            <text:p>-50</text:p>
          </table:table-cell>
          <table:table-cell table:formula="oooc:=[.J6]-[.K6]" office:value-type="float" office:value="-18">
            <text:p>-18</text:p>
          </table:table-cell>
          <table:table-cell table:formula="oooc:=([.P6]/[.I6])*100" office:value-type="float" office:value="-13.3689839572193">
            <text:p>-13.37</text:p>
          </table:table-cell>
          <table:table-cell table:formula="oooc:=([.Q6]/[.J6])*100" office:value-type="float" office:value="-4.43349753694581">
            <text:p>-4.43</text:p>
          </table:table-cell>
          <table:table-cell office:value-type="float" office:value="3">
            <text:p>3</text:p>
          </table:table-cell>
          <table:table-cell table:formula="oooc:=[.I6]-[.I5]" office:value-type="float" office:value="45">
            <text:p>45</text:p>
          </table:table-cell>
          <table:table-cell table:formula="oooc:=[.J6]-[.J5]" office:value-type="float" office:value="52">
            <text:p>52</text:p>
          </table:table-cell>
          <table:table-cell table:formula="oooc:=[.K6]-[.K5]" office:value-type="float" office:value="48">
            <text:p>48</text:p>
          </table:table-cell>
          <table:table-cell table:number-columns-repeated="233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766">
            <text:p>766</text:p>
          </table:table-cell>
          <table:table-cell office:value-type="float" office:value="1087">
            <text:p>1087</text:p>
          </table:table-cell>
          <table:table-cell office:value-type="float" office:value="1442">
            <text:p>1442</text:p>
          </table:table-cell>
          <table:table-cell office:value-type="float" office:value="989">
            <text:p>989</text:p>
          </table:table-cell>
          <table:table-cell office:value-type="float" office:value="1473">
            <text:p>1473</text:p>
          </table:table-cell>
          <table:table-cell office:value-type="float" office:value="1873">
            <text:p>1873</text:p>
          </table:table-cell>
          <table:table-cell office:value-type="float" office:value="4">
            <text:p>4</text:p>
          </table:table-cell>
          <table:table-cell office:value-type="float" office:value="425">
            <text:p>425</text:p>
          </table:table-cell>
          <table:table-cell office:value-type="float" office:value="463">
            <text:p>463</text:p>
          </table:table-cell>
          <table:table-cell office:value-type="float" office:value="469">
            <text:p>469</text:p>
          </table:table-cell>
          <table:table-cell office:value-type="float" office:value="429">
            <text:p>429</text:p>
          </table:table-cell>
          <table:table-cell office:value-type="float" office:value="515">
            <text:p>515</text:p>
          </table:table-cell>
          <table:table-cell office:value-type="float" office:value="501">
            <text:p>501</text:p>
          </table:table-cell>
          <table:table-cell office:value-type="float" office:value="4">
            <text:p>4</text:p>
          </table:table-cell>
          <table:table-cell table:formula="oooc:=[.I7]-[.K7]" office:value-type="float" office:value="-44">
            <text:p>-44</text:p>
          </table:table-cell>
          <table:table-cell table:formula="oooc:=[.J7]-[.K7]" office:value-type="float" office:value="-6">
            <text:p>-6</text:p>
          </table:table-cell>
          <table:table-cell table:formula="oooc:=([.P7]/[.I7])*100" office:value-type="float" office:value="-10.3529411764706">
            <text:p>-10.35</text:p>
          </table:table-cell>
          <table:table-cell table:formula="oooc:=([.Q7]/[.J7])*100" office:value-type="float" office:value="-1.29589632829374">
            <text:p>-1.3</text:p>
          </table:table-cell>
          <table:table-cell office:value-type="float" office:value="4">
            <text:p>4</text:p>
          </table:table-cell>
          <table:table-cell table:formula="oooc:=[.I7]-[.I6]" office:value-type="float" office:value="51">
            <text:p>51</text:p>
          </table:table-cell>
          <table:table-cell table:formula="oooc:=[.J7]-[.J6]" office:value-type="float" office:value="57">
            <text:p>57</text:p>
          </table:table-cell>
          <table:table-cell table:formula="oooc:=[.K7]-[.K6]" office:value-type="float" office:value="45">
            <text:p>45</text:p>
          </table:table-cell>
          <table:table-cell table:number-columns-repeated="233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936">
            <text:p>936</text:p>
          </table:table-cell>
          <table:table-cell office:value-type="float" office:value="1294">
            <text:p>1294</text:p>
          </table:table-cell>
          <table:table-cell office:value-type="float" office:value="1812">
            <text:p>1812</text:p>
          </table:table-cell>
          <table:table-cell office:value-type="float" office:value="1230">
            <text:p>1230</text:p>
          </table:table-cell>
          <table:table-cell office:value-type="float" office:value="1810">
            <text:p>1810</text:p>
          </table:table-cell>
          <table:table-cell office:value-type="float" office:value="2349">
            <text:p>2349</text:p>
          </table:table-cell>
          <table:table-cell office:value-type="float" office:value="5">
            <text:p>5</text:p>
          </table:table-cell>
          <table:table-cell office:value-type="float" office:value="480">
            <text:p>480</text:p>
          </table:table-cell>
          <table:table-cell office:value-type="float" office:value="531">
            <text:p>531</text:p>
          </table:table-cell>
          <table:table-cell office:value-type="float" office:value="528">
            <text:p>528</text:p>
          </table:table-cell>
          <table:table-cell office:value-type="float" office:value="485">
            <text:p>485</text:p>
          </table:table-cell>
          <table:table-cell office:value-type="float" office:value="584">
            <text:p>584</text:p>
          </table:table-cell>
          <table:table-cell office:value-type="float" office:value="559">
            <text:p>559</text:p>
          </table:table-cell>
          <table:table-cell office:value-type="float" office:value="5">
            <text:p>5</text:p>
          </table:table-cell>
          <table:table-cell table:formula="oooc:=[.I8]-[.K8]" office:value-type="float" office:value="-48">
            <text:p>-48</text:p>
          </table:table-cell>
          <table:table-cell table:formula="oooc:=[.J8]-[.K8]" office:value-type="float" office:value="3">
            <text:p>3</text:p>
          </table:table-cell>
          <table:table-cell table:formula="oooc:=([.P8]/[.I8])*100" office:value-type="float" office:value="-10">
            <text:p>-10</text:p>
          </table:table-cell>
          <table:table-cell table:formula="oooc:=([.Q8]/[.J8])*100" office:value-type="float" office:value="0.564971751412429">
            <text:p>0.56</text:p>
          </table:table-cell>
          <table:table-cell office:value-type="float" office:value="5">
            <text:p>5</text:p>
          </table:table-cell>
          <table:table-cell table:formula="oooc:=[.I8]-[.I7]" office:value-type="float" office:value="55">
            <text:p>55</text:p>
          </table:table-cell>
          <table:table-cell table:formula="oooc:=[.J8]-[.J7]" office:value-type="float" office:value="68">
            <text:p>68</text:p>
          </table:table-cell>
          <table:table-cell table:formula="oooc:=[.K8]-[.K7]" office:value-type="float" office:value="59">
            <text:p>59</text:p>
          </table:table-cell>
          <table:table-cell table:number-columns-repeated="233"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1098">
            <text:p>1098</text:p>
          </table:table-cell>
          <table:table-cell office:value-type="float" office:value="1569">
            <text:p>1569</text:p>
          </table:table-cell>
          <table:table-cell office:value-type="float" office:value="2147">
            <text:p>2147</text:p>
          </table:table-cell>
          <table:table-cell office:value-type="float" office:value="1457">
            <text:p>1457</text:p>
          </table:table-cell>
          <table:table-cell office:value-type="float" office:value="2166">
            <text:p>2166</text:p>
          </table:table-cell>
          <table:table-cell office:value-type="float" office:value="2790">
            <text:p>2790</text:p>
          </table:table-cell>
          <table:table-cell office:value-type="float" office:value="6">
            <text:p>6</text:p>
          </table:table-cell>
          <table:table-cell office:value-type="float" office:value="524">
            <text:p>524</text:p>
          </table:table-cell>
          <table:table-cell office:value-type="float" office:value="575">
            <text:p>575</text:p>
          </table:table-cell>
          <table:table-cell office:value-type="float" office:value="565">
            <text:p>565</text:p>
          </table:table-cell>
          <table:table-cell office:value-type="float" office:value="520">
            <text:p>520</text:p>
          </table:table-cell>
          <table:table-cell office:value-type="float" office:value="634">
            <text:p>634</text:p>
          </table:table-cell>
          <table:table-cell office:value-type="float" office:value="601">
            <text:p>601</text:p>
          </table:table-cell>
          <table:table-cell office:value-type="float" office:value="6">
            <text:p>6</text:p>
          </table:table-cell>
          <table:table-cell table:formula="oooc:=[.I9]-[.K9]" office:value-type="float" office:value="-41">
            <text:p>-41</text:p>
          </table:table-cell>
          <table:table-cell table:formula="oooc:=[.J9]-[.K9]" office:value-type="float" office:value="10">
            <text:p>10</text:p>
          </table:table-cell>
          <table:table-cell table:formula="oooc:=([.P9]/[.I9])*100" office:value-type="float" office:value="-7.82442748091603">
            <text:p>-7.82</text:p>
          </table:table-cell>
          <table:table-cell table:formula="oooc:=([.Q9]/[.J9])*100" office:value-type="float" office:value="1.73913043478261">
            <text:p>1.74</text:p>
          </table:table-cell>
          <table:table-cell office:value-type="float" office:value="6">
            <text:p>6</text:p>
          </table:table-cell>
          <table:table-cell table:formula="oooc:=[.I9]-[.I8]" office:value-type="float" office:value="44">
            <text:p>44</text:p>
          </table:table-cell>
          <table:table-cell table:formula="oooc:=[.J9]-[.J8]" office:value-type="float" office:value="44">
            <text:p>44</text:p>
          </table:table-cell>
          <table:table-cell table:formula="oooc:=[.K9]-[.K8]" office:value-type="float" office:value="37">
            <text:p>37</text:p>
          </table:table-cell>
          <table:table-cell table:number-columns-repeated="233"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1278">
            <text:p>1278</text:p>
          </table:table-cell>
          <table:table-cell office:value-type="float" office:value="1741">
            <text:p>1741</text:p>
          </table:table-cell>
          <table:table-cell office:value-type="float" office:value="2566">
            <text:p>2566</text:p>
          </table:table-cell>
          <table:table-cell office:value-type="float" office:value="1726">
            <text:p>1726</text:p>
          </table:table-cell>
          <table:table-cell office:value-type="float" office:value="2506">
            <text:p>2506</text:p>
          </table:table-cell>
          <table:table-cell office:value-type="float" office:value="3315">
            <text:p>3315</text:p>
          </table:table-cell>
          <table:table-cell office:value-type="float" office:value="7">
            <text:p>7</text:p>
          </table:table-cell>
          <table:table-cell office:value-type="float" office:value="559">
            <text:p>559</text:p>
          </table:table-cell>
          <table:table-cell office:value-type="float" office:value="592">
            <text:p>592</text:p>
          </table:table-cell>
          <table:table-cell office:value-type="float" office:value="587">
            <text:p>587</text:p>
          </table:table-cell>
          <table:table-cell office:value-type="float" office:value="539">
            <text:p>539</text:p>
          </table:table-cell>
          <table:table-cell office:value-type="float" office:value="670">
            <text:p>670</text:p>
          </table:table-cell>
          <table:table-cell office:value-type="float" office:value="624">
            <text:p>624</text:p>
          </table:table-cell>
          <table:table-cell office:value-type="float" office:value="7">
            <text:p>7</text:p>
          </table:table-cell>
          <table:table-cell table:formula="oooc:=[.I10]-[.K10]" office:value-type="float" office:value="-28">
            <text:p>-28</text:p>
          </table:table-cell>
          <table:table-cell table:formula="oooc:=[.J10]-[.K10]" office:value-type="float" office:value="5">
            <text:p>5</text:p>
          </table:table-cell>
          <table:table-cell table:formula="oooc:=([.P10]/[.I10])*100" office:value-type="float" office:value="-5.00894454382827">
            <text:p>-5.01</text:p>
          </table:table-cell>
          <table:table-cell table:formula="oooc:=([.Q10]/[.J10])*100" office:value-type="float" office:value="0.844594594594595">
            <text:p>0.84</text:p>
          </table:table-cell>
          <table:table-cell office:value-type="float" office:value="7">
            <text:p>7</text:p>
          </table:table-cell>
          <table:table-cell table:formula="oooc:=[.I10]-[.I9]" office:value-type="float" office:value="35">
            <text:p>35</text:p>
          </table:table-cell>
          <table:table-cell table:formula="oooc:=[.J10]-[.J9]" office:value-type="float" office:value="17">
            <text:p>17</text:p>
          </table:table-cell>
          <table:table-cell table:formula="oooc:=[.K10]-[.K9]" office:value-type="float" office:value="22">
            <text:p>22</text:p>
          </table:table-cell>
          <table:table-cell table:number-columns-repeated="233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495">
            <text:p>1495</text:p>
          </table:table-cell>
          <table:table-cell office:value-type="float" office:value="2024">
            <text:p>2024</text:p>
          </table:table-cell>
          <table:table-cell office:value-type="float" office:value="2919">
            <text:p>2919</text:p>
          </table:table-cell>
          <table:table-cell office:value-type="float" office:value="1971">
            <text:p>1971</text:p>
          </table:table-cell>
          <table:table-cell office:value-type="float" office:value="2877">
            <text:p>2877</text:p>
          </table:table-cell>
          <table:table-cell office:value-type="float" office:value="3774">
            <text:p>3774</text:p>
          </table:table-cell>
          <table:table-cell office:value-type="float" office:value="8">
            <text:p>8</text:p>
          </table:table-cell>
          <table:table-cell office:value-type="float" office:value="613">
            <text:p>613</text:p>
          </table:table-cell>
          <table:table-cell office:value-type="float" office:value="667">
            <text:p>667</text:p>
          </table:table-cell>
          <table:table-cell office:value-type="float" office:value="640">
            <text:p>640</text:p>
          </table:table-cell>
          <table:table-cell office:value-type="float" office:value="595">
            <text:p>595</text:p>
          </table:table-cell>
          <table:table-cell office:value-type="float" office:value="737">
            <text:p>737</text:p>
          </table:table-cell>
          <table:table-cell office:value-type="float" office:value="679">
            <text:p>679</text:p>
          </table:table-cell>
          <table:table-cell office:value-type="float" office:value="8">
            <text:p>8</text:p>
          </table:table-cell>
          <table:table-cell table:formula="oooc:=[.I11]-[.K11]" office:value-type="float" office:value="-27">
            <text:p>-27</text:p>
          </table:table-cell>
          <table:table-cell table:formula="oooc:=[.J11]-[.K11]" office:value-type="float" office:value="27">
            <text:p>27</text:p>
          </table:table-cell>
          <table:table-cell table:formula="oooc:=([.P11]/[.I11])*100" office:value-type="float" office:value="-4.40456769983687">
            <text:p>-4.4</text:p>
          </table:table-cell>
          <table:table-cell table:formula="oooc:=([.Q11]/[.J11])*100" office:value-type="float" office:value="4.047976011994">
            <text:p>4.05</text:p>
          </table:table-cell>
          <table:table-cell office:value-type="float" office:value="8">
            <text:p>8</text:p>
          </table:table-cell>
          <table:table-cell table:formula="oooc:=[.I11]-[.I10]" office:value-type="float" office:value="54">
            <text:p>54</text:p>
          </table:table-cell>
          <table:table-cell table:formula="oooc:=[.J11]-[.J10]" office:value-type="float" office:value="75">
            <text:p>75</text:p>
          </table:table-cell>
          <table:table-cell table:formula="oooc:=[.K11]-[.K10]" office:value-type="float" office:value="53">
            <text:p>53</text:p>
          </table:table-cell>
          <table:table-cell table:number-columns-repeated="233"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1681">
            <text:p>1681</text:p>
          </table:table-cell>
          <table:table-cell office:value-type="float" office:value="2264">
            <text:p>2264</text:p>
          </table:table-cell>
          <table:table-cell office:value-type="float" office:value="3314">
            <text:p>3314</text:p>
          </table:table-cell>
          <table:table-cell office:value-type="float" office:value="2237">
            <text:p>2237</text:p>
          </table:table-cell>
          <table:table-cell office:value-type="float" office:value="3236">
            <text:p>3236</text:p>
          </table:table-cell>
          <table:table-cell office:value-type="float" office:value="4275">
            <text:p>4275</text:p>
          </table:table-cell>
          <table:table-cell office:value-type="float" office:value="9">
            <text:p>9</text:p>
          </table:table-cell>
          <table:table-cell office:value-type="float" office:value="647">
            <text:p>647</text:p>
          </table:table-cell>
          <table:table-cell office:value-type="float" office:value="688">
            <text:p>688</text:p>
          </table:table-cell>
          <table:table-cell office:value-type="float" office:value="675">
            <text:p>675</text:p>
          </table:table-cell>
          <table:table-cell office:value-type="float" office:value="630">
            <text:p>630</text:p>
          </table:table-cell>
          <table:table-cell office:value-type="float" office:value="784">
            <text:p>784</text:p>
          </table:table-cell>
          <table:table-cell office:value-type="float" office:value="715">
            <text:p>715</text:p>
          </table:table-cell>
          <table:table-cell office:value-type="float" office:value="9">
            <text:p>9</text:p>
          </table:table-cell>
          <table:table-cell table:formula="oooc:=[.I12]-[.K12]" office:value-type="float" office:value="-28">
            <text:p>-28</text:p>
          </table:table-cell>
          <table:table-cell table:formula="oooc:=[.J12]-[.K12]" office:value-type="float" office:value="13">
            <text:p>13</text:p>
          </table:table-cell>
          <table:table-cell table:formula="oooc:=([.P12]/[.I12])*100" office:value-type="float" office:value="-4.32766615146832">
            <text:p>-4.33</text:p>
          </table:table-cell>
          <table:table-cell table:formula="oooc:=([.Q12]/[.J12])*100" office:value-type="float" office:value="1.88953488372093">
            <text:p>1.89</text:p>
          </table:table-cell>
          <table:table-cell office:value-type="float" office:value="9">
            <text:p>9</text:p>
          </table:table-cell>
          <table:table-cell table:formula="oooc:=[.I12]-[.I11]" office:value-type="float" office:value="34">
            <text:p>34</text:p>
          </table:table-cell>
          <table:table-cell table:formula="oooc:=[.J12]-[.J11]" office:value-type="float" office:value="21">
            <text:p>21</text:p>
          </table:table-cell>
          <table:table-cell table:formula="oooc:=[.K12]-[.K11]" office:value-type="float" office:value="35">
            <text:p>35</text:p>
          </table:table-cell>
          <table:table-cell table:number-columns-repeated="233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1842">
            <text:p>1842</text:p>
          </table:table-cell>
          <table:table-cell office:value-type="float" office:value="2405">
            <text:p>2405</text:p>
          </table:table-cell>
          <table:table-cell office:value-type="float" office:value="3717">
            <text:p>3717</text:p>
          </table:table-cell>
          <table:table-cell office:value-type="float" office:value="2490">
            <text:p>2490</text:p>
          </table:table-cell>
          <table:table-cell office:value-type="float" office:value="3555">
            <text:p>3555</text:p>
          </table:table-cell>
          <table:table-cell office:value-type="float" office:value="4784">
            <text:p>4784</text:p>
          </table:table-cell>
          <table:table-cell office:value-type="float" office:value="10">
            <text:p>10</text:p>
          </table:table-cell>
          <table:table-cell office:value-type="float" office:value="672">
            <text:p>672</text:p>
          </table:table-cell>
          <table:table-cell office:value-type="float" office:value="724">
            <text:p>724</text:p>
          </table:table-cell>
          <table:table-cell office:value-type="float" office:value="688">
            <text:p>688</text:p>
          </table:table-cell>
          <table:table-cell office:value-type="float" office:value="642">
            <text:p>642</text:p>
          </table:table-cell>
          <table:table-cell office:value-type="float" office:value="811">
            <text:p>811</text:p>
          </table:table-cell>
          <table:table-cell office:value-type="float" office:value="725">
            <text:p>725</text:p>
          </table:table-cell>
          <table:table-cell office:value-type="float" office:value="10">
            <text:p>10</text:p>
          </table:table-cell>
          <table:table-cell table:formula="oooc:=[.I13]-[.K13]" office:value-type="float" office:value="-16">
            <text:p>-16</text:p>
          </table:table-cell>
          <table:table-cell table:formula="oooc:=[.J13]-[.K13]" office:value-type="float" office:value="36">
            <text:p>36</text:p>
          </table:table-cell>
          <table:table-cell table:formula="oooc:=([.P13]/[.I13])*100" office:value-type="float" office:value="-2.38095238095238">
            <text:p>-2.38</text:p>
          </table:table-cell>
          <table:table-cell table:formula="oooc:=([.Q13]/[.J13])*100" office:value-type="float" office:value="4.97237569060774">
            <text:p>4.97</text:p>
          </table:table-cell>
          <table:table-cell office:value-type="float" office:value="10">
            <text:p>10</text:p>
          </table:table-cell>
          <table:table-cell table:formula="oooc:=[.I13]-[.I12]" office:value-type="float" office:value="25">
            <text:p>25</text:p>
          </table:table-cell>
          <table:table-cell table:formula="oooc:=[.J13]-[.J12]" office:value-type="float" office:value="36">
            <text:p>36</text:p>
          </table:table-cell>
          <table:table-cell table:formula="oooc:=[.K13]-[.K12]" office:value-type="float" office:value="13">
            <text:p>13</text:p>
          </table:table-cell>
          <table:table-cell table:number-columns-repeated="233"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2032">
            <text:p>2032</text:p>
          </table:table-cell>
          <table:table-cell office:value-type="float" office:value="2681">
            <text:p>2681</text:p>
          </table:table-cell>
          <table:table-cell office:value-type="float" office:value="4058">
            <text:p>4058</text:p>
          </table:table-cell>
          <table:table-cell office:value-type="float" office:value="2723">
            <text:p>2723</text:p>
          </table:table-cell>
          <table:table-cell office:value-type="float" office:value="3916">
            <text:p>3916</text:p>
          </table:table-cell>
          <table:table-cell office:value-type="float" office:value="5231">
            <text:p>5231</text:p>
          </table:table-cell>
          <table:table-cell office:value-type="float" office:value="11">
            <text:p>11</text:p>
          </table:table-cell>
          <table:table-cell office:value-type="float" office:value="735">
            <text:p>735</text:p>
          </table:table-cell>
          <table:table-cell office:value-type="float" office:value="792">
            <text:p>792</text:p>
          </table:table-cell>
          <table:table-cell office:value-type="float" office:value="744">
            <text:p>744</text:p>
          </table:table-cell>
          <table:table-cell office:value-type="float" office:value="698">
            <text:p>698</text:p>
          </table:table-cell>
          <table:table-cell office:value-type="float" office:value="870">
            <text:p>870</text:p>
          </table:table-cell>
          <table:table-cell office:value-type="float" office:value="786">
            <text:p>786</text:p>
          </table:table-cell>
          <table:table-cell office:value-type="float" office:value="11">
            <text:p>11</text:p>
          </table:table-cell>
          <table:table-cell table:formula="oooc:=[.I14]-[.K14]" office:value-type="float" office:value="-9">
            <text:p>-9</text:p>
          </table:table-cell>
          <table:table-cell table:formula="oooc:=[.J14]-[.K14]" office:value-type="float" office:value="48">
            <text:p>48</text:p>
          </table:table-cell>
          <table:table-cell table:formula="oooc:=([.P14]/[.I14])*100" office:value-type="float" office:value="-1.22448979591837">
            <text:p>-1.22</text:p>
          </table:table-cell>
          <table:table-cell table:formula="oooc:=([.Q14]/[.J14])*100" office:value-type="float" office:value="6.06060606060606">
            <text:p>6.06</text:p>
          </table:table-cell>
          <table:table-cell office:value-type="float" office:value="11">
            <text:p>11</text:p>
          </table:table-cell>
          <table:table-cell table:formula="oooc:=[.I14]-[.I13]" office:value-type="float" office:value="63">
            <text:p>63</text:p>
          </table:table-cell>
          <table:table-cell table:formula="oooc:=[.J14]-[.J13]" office:value-type="float" office:value="68">
            <text:p>68</text:p>
          </table:table-cell>
          <table:table-cell table:formula="oooc:=[.K14]-[.K13]" office:value-type="float" office:value="56">
            <text:p>56</text:p>
          </table:table-cell>
          <table:table-cell table:number-columns-repeated="233"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2252">
            <text:p>2252</text:p>
          </table:table-cell>
          <table:table-cell office:value-type="float" office:value="2924">
            <text:p>2924</text:p>
          </table:table-cell>
          <table:table-cell office:value-type="float" office:value="4449">
            <text:p>4449</text:p>
          </table:table-cell>
          <table:table-cell office:value-type="float" office:value="2985">
            <text:p>2985</text:p>
          </table:table-cell>
          <table:table-cell office:value-type="float" office:value="4282">
            <text:p>4282</text:p>
          </table:table-cell>
          <table:table-cell office:value-type="float" office:value="5728">
            <text:p>5728</text:p>
          </table:table-cell>
          <table:table-cell office:value-type="float" office:value="12">
            <text:p>12</text:p>
          </table:table-cell>
          <table:table-cell office:value-type="float" office:value="768">
            <text:p>768</text:p>
          </table:table-cell>
          <table:table-cell office:value-type="float" office:value="818">
            <text:p>818</text:p>
          </table:table-cell>
          <table:table-cell office:value-type="float" office:value="771">
            <text:p>771</text:p>
          </table:table-cell>
          <table:table-cell office:value-type="float" office:value="721">
            <text:p>721</text:p>
          </table:table-cell>
          <table:table-cell office:value-type="float" office:value="925">
            <text:p>925</text:p>
          </table:table-cell>
          <table:table-cell office:value-type="float" office:value="815">
            <text:p>815</text:p>
          </table:table-cell>
          <table:table-cell office:value-type="float" office:value="12">
            <text:p>12</text:p>
          </table:table-cell>
          <table:table-cell table:formula="oooc:=[.I15]-[.K15]" office:value-type="float" office:value="-3">
            <text:p>-3</text:p>
          </table:table-cell>
          <table:table-cell table:formula="oooc:=[.J15]-[.K15]" office:value-type="float" office:value="47">
            <text:p>47</text:p>
          </table:table-cell>
          <table:table-cell table:formula="oooc:=([.P15]/[.I15])*100" office:value-type="float" office:value="-0.390625">
            <text:p>-0.39</text:p>
          </table:table-cell>
          <table:table-cell table:formula="oooc:=([.Q15]/[.J15])*100" office:value-type="float" office:value="5.74572127139364">
            <text:p>5.75</text:p>
          </table:table-cell>
          <table:table-cell office:value-type="float" office:value="12">
            <text:p>12</text:p>
          </table:table-cell>
          <table:table-cell table:formula="oooc:=[.I15]-[.I14]" office:value-type="float" office:value="33">
            <text:p>33</text:p>
          </table:table-cell>
          <table:table-cell table:formula="oooc:=[.J15]-[.J14]" office:value-type="float" office:value="26">
            <text:p>26</text:p>
          </table:table-cell>
          <table:table-cell table:formula="oooc:=[.K15]-[.K14]" office:value-type="float" office:value="27">
            <text:p>27</text:p>
          </table:table-cell>
          <table:table-cell table:number-columns-repeated="233"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2425">
            <text:p>2425</text:p>
          </table:table-cell>
          <table:table-cell office:value-type="float" office:value="3150">
            <text:p>3150</text:p>
          </table:table-cell>
          <table:table-cell office:value-type="float" office:value="4835">
            <text:p>4835</text:p>
          </table:table-cell>
          <table:table-cell office:value-type="float" office:value="3242">
            <text:p>3242</text:p>
          </table:table-cell>
          <table:table-cell office:value-type="float" office:value="4633">
            <text:p>4633</text:p>
          </table:table-cell>
          <table:table-cell office:value-type="float" office:value="6220">
            <text:p>6220</text:p>
          </table:table-cell>
          <table:table-cell office:value-type="float" office:value="13">
            <text:p>13</text:p>
          </table:table-cell>
          <table:table-cell office:value-type="float" office:value="815">
            <text:p>815</text:p>
          </table:table-cell>
          <table:table-cell office:value-type="float" office:value="843">
            <text:p>843</text:p>
          </table:table-cell>
          <table:table-cell office:value-type="float" office:value="805">
            <text:p>805</text:p>
          </table:table-cell>
          <table:table-cell office:value-type="float" office:value="755">
            <text:p>755</text:p>
          </table:table-cell>
          <table:table-cell office:value-type="float" office:value="973">
            <text:p>973</text:p>
          </table:table-cell>
          <table:table-cell office:value-type="float" office:value="854">
            <text:p>854</text:p>
          </table:table-cell>
          <table:table-cell office:value-type="float" office:value="13">
            <text:p>13</text:p>
          </table:table-cell>
          <table:table-cell table:formula="oooc:=[.I16]-[.K16]" office:value-type="float" office:value="10">
            <text:p>10</text:p>
          </table:table-cell>
          <table:table-cell table:formula="oooc:=[.J16]-[.K16]" office:value-type="float" office:value="38">
            <text:p>38</text:p>
          </table:table-cell>
          <table:table-cell table:formula="oooc:=([.P16]/[.I16])*100" office:value-type="float" office:value="1.22699386503067">
            <text:p>1.23</text:p>
          </table:table-cell>
          <table:table-cell table:formula="oooc:=([.Q16]/[.J16])*100" office:value-type="float" office:value="4.50771055753262">
            <text:p>4.51</text:p>
          </table:table-cell>
          <table:table-cell office:value-type="float" office:value="13">
            <text:p>13</text:p>
          </table:table-cell>
          <table:table-cell table:formula="oooc:=[.I16]-[.I15]" office:value-type="float" office:value="47">
            <text:p>47</text:p>
          </table:table-cell>
          <table:table-cell table:formula="oooc:=[.J16]-[.J15]" office:value-type="float" office:value="25">
            <text:p>25</text:p>
          </table:table-cell>
          <table:table-cell table:formula="oooc:=[.K16]-[.K15]" office:value-type="float" office:value="34">
            <text:p>34</text:p>
          </table:table-cell>
          <table:table-cell table:number-columns-repeated="233"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2576">
            <text:p>2576</text:p>
          </table:table-cell>
          <table:table-cell office:value-type="float" office:value="3286">
            <text:p>3286</text:p>
          </table:table-cell>
          <table:table-cell office:value-type="float" office:value="5229">
            <text:p>5229</text:p>
          </table:table-cell>
          <table:table-cell office:value-type="float" office:value="3486">
            <text:p>3486</text:p>
          </table:table-cell>
          <table:table-cell office:value-type="float" office:value="4947">
            <text:p>4947</text:p>
          </table:table-cell>
          <table:table-cell office:value-type="float" office:value="6720">
            <text:p>67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862">
            <text:p>862</text:p>
          </table:table-cell>
          <table:table-cell office:value-type="float" office:value="813">
            <text:p>813</text:p>
          </table:table-cell>
          <table:table-cell office:value-type="float" office:value="763">
            <text:p>763</text:p>
          </table:table-cell>
          <table:table-cell office:value-type="float" office:value="991">
            <text:p>991</text:p>
          </table:table-cell>
          <table:table-cell office:value-type="float" office:value="859">
            <text:p>859</text:p>
          </table:table-cell>
          <table:table-cell office:value-type="float" office:value="14">
            <text:p>14</text:p>
          </table:table-cell>
          <table:table-cell table:formula="oooc:=[.I17]-[.K17]" office:value-type="float" office:value="12">
            <text:p>12</text:p>
          </table:table-cell>
          <table:table-cell table:formula="oooc:=[.J17]-[.K17]" office:value-type="float" office:value="49">
            <text:p>49</text:p>
          </table:table-cell>
          <table:table-cell table:formula="oooc:=([.P17]/[.I17])*100" office:value-type="float" office:value="1.45454545454545">
            <text:p>1.45</text:p>
          </table:table-cell>
          <table:table-cell table:formula="oooc:=([.Q17]/[.J17])*100" office:value-type="float" office:value="5.68445475638051">
            <text:p>5.68</text:p>
          </table:table-cell>
          <table:table-cell office:value-type="float" office:value="14">
            <text:p>14</text:p>
          </table:table-cell>
          <table:table-cell table:formula="oooc:=[.I17]-[.I16]" office:value-type="float" office:value="10">
            <text:p>10</text:p>
          </table:table-cell>
          <table:table-cell table:formula="oooc:=[.J17]-[.J16]" office:value-type="float" office:value="19">
            <text:p>19</text:p>
          </table:table-cell>
          <table:table-cell table:formula="oooc:=[.K17]-[.K16]" office:value-type="float" office:value="8">
            <text:p>8</text:p>
          </table:table-cell>
          <table:table-cell table:number-columns-repeated="233"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2770">
            <text:p>2770</text:p>
          </table:table-cell>
          <table:table-cell office:value-type="float" office:value="3586">
            <text:p>3586</text:p>
          </table:table-cell>
          <table:table-cell office:value-type="float" office:value="5595">
            <text:p>5595</text:p>
          </table:table-cell>
          <table:table-cell office:value-type="float" office:value="3744">
            <text:p>3744</text:p>
          </table:table-cell>
          <table:table-cell office:value-type="float" office:value="5329">
            <text:p>5329</text:p>
          </table:table-cell>
          <table:table-cell office:value-type="float" office:value="7192">
            <text:p>7192</text:p>
          </table:table-cell>
          <table:table-cell office:value-type="float" office:value="15">
            <text:p>15</text:p>
          </table:table-cell>
          <table:table-cell office:value-type="float" office:value="882">
            <text:p>882</text:p>
          </table:table-cell>
          <table:table-cell office:value-type="float" office:value="918">
            <text:p>918</text:p>
          </table:table-cell>
          <table:table-cell office:value-type="float" office:value="857">
            <text:p>857</text:p>
          </table:table-cell>
          <table:table-cell office:value-type="float" office:value="806">
            <text:p>806</text:p>
          </table:table-cell>
          <table:table-cell office:value-type="float" office:value="1044">
            <text:p>1044</text:p>
          </table:table-cell>
          <table:table-cell office:value-type="float" office:value="902">
            <text:p>902</text:p>
          </table:table-cell>
          <table:table-cell office:value-type="float" office:value="15">
            <text:p>15</text:p>
          </table:table-cell>
          <table:table-cell table:formula="oooc:=[.I18]-[.K18]" office:value-type="float" office:value="25">
            <text:p>25</text:p>
          </table:table-cell>
          <table:table-cell table:formula="oooc:=[.J18]-[.K18]" office:value-type="float" office:value="61">
            <text:p>61</text:p>
          </table:table-cell>
          <table:table-cell table:formula="oooc:=([.P18]/[.I18])*100" office:value-type="float" office:value="2.83446712018141">
            <text:p>2.83</text:p>
          </table:table-cell>
          <table:table-cell table:formula="oooc:=([.Q18]/[.J18])*100" office:value-type="float" office:value="6.64488017429194">
            <text:p>6.64</text:p>
          </table:table-cell>
          <table:table-cell office:value-type="float" office:value="15">
            <text:p>15</text:p>
          </table:table-cell>
          <table:table-cell table:formula="oooc:=[.I18]-[.I17]" office:value-type="float" office:value="57">
            <text:p>57</text:p>
          </table:table-cell>
          <table:table-cell table:formula="oooc:=[.J18]-[.J17]" office:value-type="float" office:value="56">
            <text:p>56</text:p>
          </table:table-cell>
          <table:table-cell table:formula="oooc:=[.K18]-[.K17]" office:value-type="float" office:value="44">
            <text:p>44</text:p>
          </table:table-cell>
          <table:table-cell table:number-columns-repeated="233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2984">
            <text:p>2984</text:p>
          </table:table-cell>
          <table:table-cell office:value-type="float" office:value="3816">
            <text:p>3816</text:p>
          </table:table-cell>
          <table:table-cell office:value-type="float" office:value="5987">
            <text:p>5987</text:p>
          </table:table-cell>
          <table:table-cell office:value-type="float" office:value="4007">
            <text:p>4007</text:p>
          </table:table-cell>
          <table:table-cell office:value-type="float" office:value="5689">
            <text:p>5689</text:p>
          </table:table-cell>
          <table:table-cell office:value-type="float" office:value="7690">
            <text:p>7690</text:p>
          </table:table-cell>
          <table:table-cell office:value-type="float" office:value="16">
            <text:p>16</text:p>
          </table:table-cell>
          <table:table-cell office:value-type="float" office:value="915">
            <text:p>915</text:p>
          </table:table-cell>
          <table:table-cell office:value-type="float" office:value="959">
            <text:p>959</text:p>
          </table:table-cell>
          <table:table-cell office:value-type="float" office:value="893">
            <text:p>893</text:p>
          </table:table-cell>
          <table:table-cell office:value-type="float" office:value="842">
            <text:p>842</text:p>
          </table:table-cell>
          <table:table-cell office:value-type="float" office:value="1093">
            <text:p>1093</text:p>
          </table:table-cell>
          <table:table-cell office:value-type="float" office:value="943">
            <text:p>943</text:p>
          </table:table-cell>
          <table:table-cell office:value-type="float" office:value="16">
            <text:p>16</text:p>
          </table:table-cell>
          <table:table-cell table:formula="oooc:=[.I19]-[.K19]" office:value-type="float" office:value="22">
            <text:p>22</text:p>
          </table:table-cell>
          <table:table-cell table:formula="oooc:=[.J19]-[.K19]" office:value-type="float" office:value="66">
            <text:p>66</text:p>
          </table:table-cell>
          <table:table-cell table:formula="oooc:=([.P19]/[.I19])*100" office:value-type="float" office:value="2.40437158469945">
            <text:p>2.4</text:p>
          </table:table-cell>
          <table:table-cell table:formula="oooc:=([.Q19]/[.J19])*100" office:value-type="float" office:value="6.88216892596455">
            <text:p>6.88</text:p>
          </table:table-cell>
          <table:table-cell office:value-type="float" office:value="16">
            <text:p>16</text:p>
          </table:table-cell>
          <table:table-cell table:formula="oooc:=[.I19]-[.I18]" office:value-type="float" office:value="33">
            <text:p>33</text:p>
          </table:table-cell>
          <table:table-cell table:formula="oooc:=[.J19]-[.J18]" office:value-type="float" office:value="41">
            <text:p>41</text:p>
          </table:table-cell>
          <table:table-cell table:formula="oooc:=[.K19]-[.K18]" office:value-type="float" office:value="36">
            <text:p>36</text:p>
          </table:table-cell>
          <table:table-cell table:number-columns-repeated="233"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3177">
            <text:p>3177</text:p>
          </table:table-cell>
          <table:table-cell office:value-type="float" office:value="4019">
            <text:p>4019</text:p>
          </table:table-cell>
          <table:table-cell office:value-type="float" office:value="6348">
            <text:p>6348</text:p>
          </table:table-cell>
          <table:table-cell office:value-type="float" office:value="4239">
            <text:p>4239</text:p>
          </table:table-cell>
          <table:table-cell office:value-type="float" office:value="6018">
            <text:p>6018</text:p>
          </table:table-cell>
          <table:table-cell office:value-type="float" office:value="8157">
            <text:p>8157</text:p>
          </table:table-cell>
          <table:table-cell office:value-type="float" office:value="17">
            <text:p>17</text:p>
          </table:table-cell>
          <table:table-cell office:value-type="float" office:value="956">
            <text:p>956</text:p>
          </table:table-cell>
          <table:table-cell office:value-type="float" office:value="973">
            <text:p>973</text:p>
          </table:table-cell>
          <table:table-cell office:value-type="float" office:value="916">
            <text:p>916</text:p>
          </table:table-cell>
          <table:table-cell office:value-type="float" office:value="864">
            <text:p>864</text:p>
          </table:table-cell>
          <table:table-cell office:value-type="float" office:value="1125">
            <text:p>1125</text:p>
          </table:table-cell>
          <table:table-cell office:value-type="float" office:value="967">
            <text:p>967</text:p>
          </table:table-cell>
          <table:table-cell office:value-type="float" office:value="17">
            <text:p>17</text:p>
          </table:table-cell>
          <table:table-cell table:formula="oooc:=[.I20]-[.K20]" office:value-type="float" office:value="40">
            <text:p>40</text:p>
          </table:table-cell>
          <table:table-cell table:formula="oooc:=[.J20]-[.K20]" office:value-type="float" office:value="57">
            <text:p>57</text:p>
          </table:table-cell>
          <table:table-cell table:formula="oooc:=([.P20]/[.I20])*100" office:value-type="float" office:value="4.18410041841004">
            <text:p>4.18</text:p>
          </table:table-cell>
          <table:table-cell table:formula="oooc:=([.Q20]/[.J20])*100" office:value-type="float" office:value="5.85817060637205">
            <text:p>5.86</text:p>
          </table:table-cell>
          <table:table-cell office:value-type="float" office:value="17">
            <text:p>17</text:p>
          </table:table-cell>
          <table:table-cell table:formula="oooc:=[.I20]-[.I19]" office:value-type="float" office:value="41">
            <text:p>41</text:p>
          </table:table-cell>
          <table:table-cell table:formula="oooc:=[.J20]-[.J19]" office:value-type="float" office:value="14">
            <text:p>14</text:p>
          </table:table-cell>
          <table:table-cell table:formula="oooc:=[.K20]-[.K19]" office:value-type="float" office:value="23">
            <text:p>23</text:p>
          </table:table-cell>
          <table:table-cell table:number-columns-repeated="233"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3353">
            <text:p>3353</text:p>
          </table:table-cell>
          <table:table-cell office:value-type="float" office:value="4241">
            <text:p>4241</text:p>
          </table:table-cell>
          <table:table-cell office:value-type="float" office:value="6735">
            <text:p>6735</text:p>
          </table:table-cell>
          <table:table-cell office:value-type="float" office:value="4497">
            <text:p>4497</text:p>
          </table:table-cell>
          <table:table-cell office:value-type="float" office:value="6367">
            <text:p>6367</text:p>
          </table:table-cell>
          <table:table-cell office:value-type="float" office:value="8650">
            <text:p>8650</text:p>
          </table:table-cell>
          <table:table-cell office:value-type="float" office:value="18">
            <text:p>18</text:p>
          </table:table-cell>
          <table:table-cell office:value-type="float" office:value="1007">
            <text:p>1007</text:p>
          </table:table-cell>
          <table:table-cell office:value-type="float" office:value="1024">
            <text:p>1024</text:p>
          </table:table-cell>
          <table:table-cell office:value-type="float" office:value="961">
            <text:p>961</text:p>
          </table:table-cell>
          <table:table-cell office:value-type="float" office:value="909">
            <text:p>909</text:p>
          </table:table-cell>
          <table:table-cell office:value-type="float" office:value="1191">
            <text:p>1191</text:p>
          </table:table-cell>
          <table:table-cell office:value-type="float" office:value="1010">
            <text:p>1010</text:p>
          </table:table-cell>
          <table:table-cell office:value-type="float" office:value="18">
            <text:p>18</text:p>
          </table:table-cell>
          <table:table-cell table:formula="oooc:=[.I21]-[.K21]" office:value-type="float" office:value="46">
            <text:p>46</text:p>
          </table:table-cell>
          <table:table-cell table:formula="oooc:=[.J21]-[.K21]" office:value-type="float" office:value="63">
            <text:p>63</text:p>
          </table:table-cell>
          <table:table-cell table:formula="oooc:=([.P21]/[.I21])*100" office:value-type="float" office:value="4.56802383316783">
            <text:p>4.57</text:p>
          </table:table-cell>
          <table:table-cell table:formula="oooc:=([.Q21]/[.J21])*100" office:value-type="float" office:value="6.15234375">
            <text:p>6.15</text:p>
          </table:table-cell>
          <table:table-cell office:value-type="float" office:value="18">
            <text:p>18</text:p>
          </table:table-cell>
          <table:table-cell table:formula="oooc:=[.I21]-[.I20]" office:value-type="float" office:value="51">
            <text:p>51</text:p>
          </table:table-cell>
          <table:table-cell table:formula="oooc:=[.J21]-[.J20]" office:value-type="float" office:value="51">
            <text:p>51</text:p>
          </table:table-cell>
          <table:table-cell table:formula="oooc:=[.K21]-[.K20]" office:value-type="float" office:value="45">
            <text:p>45</text:p>
          </table:table-cell>
          <table:table-cell table:number-columns-repeated="233"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3563">
            <text:p>3563</text:p>
          </table:table-cell>
          <table:table-cell office:value-type="float" office:value="4495">
            <text:p>4495</text:p>
          </table:table-cell>
          <table:table-cell office:value-type="float" office:value="7138">
            <text:p>7138</text:p>
          </table:table-cell>
          <table:table-cell office:value-type="float" office:value="4771">
            <text:p>4771</text:p>
          </table:table-cell>
          <table:table-cell office:value-type="float" office:value="6745">
            <text:p>6745</text:p>
          </table:table-cell>
          <table:table-cell office:value-type="float" office:value="9159">
            <text:p>9159</text:p>
          </table:table-cell>
          <table:table-cell office:value-type="float" office:value="19">
            <text:p>19</text:p>
          </table:table-cell>
          <table:table-cell office:value-type="float" office:value="1047">
            <text:p>1047</text:p>
          </table:table-cell>
          <table:table-cell office:value-type="float" office:value="1063">
            <text:p>1063</text:p>
          </table:table-cell>
          <table:table-cell office:value-type="float" office:value="1003">
            <text:p>1003</text:p>
          </table:table-cell>
          <table:table-cell office:value-type="float" office:value="949">
            <text:p>949</text:p>
          </table:table-cell>
          <table:table-cell office:value-type="float" office:value="1234">
            <text:p>1234</text:p>
          </table:table-cell>
          <table:table-cell office:value-type="float" office:value="1057">
            <text:p>1057</text:p>
          </table:table-cell>
          <table:table-cell office:value-type="float" office:value="19">
            <text:p>19</text:p>
          </table:table-cell>
          <table:table-cell table:formula="oooc:=[.I22]-[.K22]" office:value-type="float" office:value="44">
            <text:p>44</text:p>
          </table:table-cell>
          <table:table-cell table:formula="oooc:=[.J22]-[.K22]" office:value-type="float" office:value="60">
            <text:p>60</text:p>
          </table:table-cell>
          <table:table-cell table:formula="oooc:=([.P22]/[.I22])*100" office:value-type="float" office:value="4.20248328557784">
            <text:p>4.2</text:p>
          </table:table-cell>
          <table:table-cell table:formula="oooc:=([.Q22]/[.J22])*100" office:value-type="float" office:value="5.64440263405456">
            <text:p>5.64</text:p>
          </table:table-cell>
          <table:table-cell office:value-type="float" office:value="19">
            <text:p>19</text:p>
          </table:table-cell>
          <table:table-cell table:formula="oooc:=[.I22]-[.I21]" office:value-type="float" office:value="40">
            <text:p>40</text:p>
          </table:table-cell>
          <table:table-cell table:formula="oooc:=[.J22]-[.J21]" office:value-type="float" office:value="39">
            <text:p>39</text:p>
          </table:table-cell>
          <table:table-cell table:formula="oooc:=[.K22]-[.K21]" office:value-type="float" office:value="42">
            <text:p>42</text:p>
          </table:table-cell>
          <table:table-cell table:number-columns-repeated="233"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3724">
            <text:p>3724</text:p>
          </table:table-cell>
          <table:table-cell office:value-type="float" office:value="4697">
            <text:p>4697</text:p>
          </table:table-cell>
          <table:table-cell office:value-type="float" office:value="7494">
            <text:p>7494</text:p>
          </table:table-cell>
          <table:table-cell office:value-type="float" office:value="4998">
            <text:p>4998</text:p>
          </table:table-cell>
          <table:table-cell office:value-type="float" office:value="7074">
            <text:p>7074</text:p>
          </table:table-cell>
          <table:table-cell office:value-type="float" office:value="9621">
            <text:p>9621</text:p>
          </table:table-cell>
          <table:table-cell office:value-type="float" office:value="20">
            <text:p>20</text:p>
          </table:table-cell>
          <table:table-cell office:value-type="float" office:value="1073">
            <text:p>1073</text:p>
          </table:table-cell>
          <table:table-cell office:value-type="float" office:value="1091">
            <text:p>1091</text:p>
          </table:table-cell>
          <table:table-cell office:value-type="float" office:value="1024">
            <text:p>1024</text:p>
          </table:table-cell>
          <table:table-cell office:value-type="float" office:value="971">
            <text:p>971</text:p>
          </table:table-cell>
          <table:table-cell office:value-type="float" office:value="1274">
            <text:p>1274</text:p>
          </table:table-cell>
          <table:table-cell office:value-type="float" office:value="1083">
            <text:p>1083</text:p>
          </table:table-cell>
          <table:table-cell office:value-type="float" office:value="20">
            <text:p>20</text:p>
          </table:table-cell>
          <table:table-cell table:formula="oooc:=[.I23]-[.K23]" office:value-type="float" office:value="49">
            <text:p>49</text:p>
          </table:table-cell>
          <table:table-cell table:formula="oooc:=[.J23]-[.K23]" office:value-type="float" office:value="67">
            <text:p>67</text:p>
          </table:table-cell>
          <table:table-cell table:formula="oooc:=([.P23]/[.I23])*100" office:value-type="float" office:value="4.56663560111836">
            <text:p>4.57</text:p>
          </table:table-cell>
          <table:table-cell table:formula="oooc:=([.Q23]/[.J23])*100" office:value-type="float" office:value="6.14115490375802">
            <text:p>6.14</text:p>
          </table:table-cell>
          <table:table-cell office:value-type="float" office:value="20">
            <text:p>20</text:p>
          </table:table-cell>
          <table:table-cell table:formula="oooc:=[.I23]-[.I22]" office:value-type="float" office:value="26">
            <text:p>26</text:p>
          </table:table-cell>
          <table:table-cell table:formula="oooc:=[.J23]-[.J22]" office:value-type="float" office:value="28">
            <text:p>28</text:p>
          </table:table-cell>
          <table:table-cell table:formula="oooc:=[.K23]-[.K22]" office:value-type="float" office:value="21">
            <text:p>21</text:p>
          </table:table-cell>
          <table:table-cell table:number-columns-repeated="233"/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3897">
            <text:p>3897</text:p>
          </table:table-cell>
          <table:table-cell office:value-type="float" office:value="4918">
            <text:p>4918</text:p>
          </table:table-cell>
          <table:table-cell office:value-type="float" office:value="7872">
            <text:p>7872</text:p>
          </table:table-cell>
          <table:table-cell office:value-type="float" office:value="5247">
            <text:p>5247</text:p>
          </table:table-cell>
          <table:table-cell office:value-type="float" office:value="7416">
            <text:p>7416</text:p>
          </table:table-cell>
          <table:table-cell office:value-type="float" office:value="10105">
            <text:p>10105</text:p>
          </table:table-cell>
          <table:table-cell office:value-type="float" office:value="21">
            <text:p>21</text:p>
          </table:table-cell>
          <table:table-cell office:value-type="float" office:value="1110">
            <text:p>1110</text:p>
          </table:table-cell>
          <table:table-cell office:value-type="float" office:value="1114">
            <text:p>1114</text:p>
          </table:table-cell>
          <table:table-cell office:value-type="float" office:value="1040">
            <text:p>1040</text:p>
          </table:table-cell>
          <table:table-cell office:value-type="float" office:value="986">
            <text:p>986</text:p>
          </table:table-cell>
          <table:table-cell office:value-type="float" office:value="1308">
            <text:p>1308</text:p>
          </table:table-cell>
          <table:table-cell office:value-type="float" office:value="1096">
            <text:p>1096</text:p>
          </table:table-cell>
          <table:table-cell office:value-type="float" office:value="21">
            <text:p>21</text:p>
          </table:table-cell>
          <table:table-cell table:formula="oooc:=[.I24]-[.K24]" office:value-type="float" office:value="70">
            <text:p>70</text:p>
          </table:table-cell>
          <table:table-cell table:formula="oooc:=[.J24]-[.K24]" office:value-type="float" office:value="74">
            <text:p>74</text:p>
          </table:table-cell>
          <table:table-cell table:formula="oooc:=([.P24]/[.I24])*100" office:value-type="float" office:value="6.30630630630631">
            <text:p>6.31</text:p>
          </table:table-cell>
          <table:table-cell table:formula="oooc:=([.Q24]/[.J24])*100" office:value-type="float" office:value="6.6427289048474">
            <text:p>6.64</text:p>
          </table:table-cell>
          <table:table-cell office:value-type="float" office:value="21">
            <text:p>21</text:p>
          </table:table-cell>
          <table:table-cell table:formula="oooc:=[.I24]-[.I23]" office:value-type="float" office:value="37">
            <text:p>37</text:p>
          </table:table-cell>
          <table:table-cell table:formula="oooc:=[.J24]-[.J23]" office:value-type="float" office:value="23">
            <text:p>23</text:p>
          </table:table-cell>
          <table:table-cell table:formula="oooc:=[.K24]-[.K23]" office:value-type="float" office:value="16">
            <text:p>16</text:p>
          </table:table-cell>
          <table:table-cell table:number-columns-repeated="233"/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4073">
            <text:p>4073</text:p>
          </table:table-cell>
          <table:table-cell office:value-type="float" office:value="5135">
            <text:p>5135</text:p>
          </table:table-cell>
          <table:table-cell office:value-type="float" office:value="8258">
            <text:p>8258</text:p>
          </table:table-cell>
          <table:table-cell office:value-type="float" office:value="5504">
            <text:p>5504</text:p>
          </table:table-cell>
          <table:table-cell office:value-type="float" office:value="7768">
            <text:p>7768</text:p>
          </table:table-cell>
          <table:table-cell office:value-type="float" office:value="10597">
            <text:p>10597</text:p>
          </table:table-cell>
          <table:table-cell office:value-type="float" office:value="22">
            <text:p>22</text:p>
          </table:table-cell>
          <table:table-cell office:value-type="float" office:value="1162">
            <text:p>1162</text:p>
          </table:table-cell>
          <table:table-cell office:value-type="float" office:value="1176">
            <text:p>1176</text:p>
          </table:table-cell>
          <table:table-cell office:value-type="float" office:value="1077">
            <text:p>1077</text:p>
          </table:table-cell>
          <table:table-cell office:value-type="float" office:value="1022">
            <text:p>1022</text:p>
          </table:table-cell>
          <table:table-cell office:value-type="float" office:value="1359">
            <text:p>1359</text:p>
          </table:table-cell>
          <table:table-cell office:value-type="float" office:value="1137">
            <text:p>1137</text:p>
          </table:table-cell>
          <table:table-cell office:value-type="float" office:value="22">
            <text:p>22</text:p>
          </table:table-cell>
          <table:table-cell table:formula="oooc:=[.I25]-[.K25]" office:value-type="float" office:value="85">
            <text:p>85</text:p>
          </table:table-cell>
          <table:table-cell table:formula="oooc:=[.J25]-[.K25]" office:value-type="float" office:value="99">
            <text:p>99</text:p>
          </table:table-cell>
          <table:table-cell table:formula="oooc:=([.P25]/[.I25])*100" office:value-type="float" office:value="7.31497418244406">
            <text:p>7.31</text:p>
          </table:table-cell>
          <table:table-cell table:formula="oooc:=([.Q25]/[.J25])*100" office:value-type="float" office:value="8.41836734693877">
            <text:p>8.42</text:p>
          </table:table-cell>
          <table:table-cell office:value-type="float" office:value="22">
            <text:p>22</text:p>
          </table:table-cell>
          <table:table-cell table:formula="oooc:=[.I25]-[.I24]" office:value-type="float" office:value="52">
            <text:p>52</text:p>
          </table:table-cell>
          <table:table-cell table:formula="oooc:=[.J25]-[.J24]" office:value-type="float" office:value="62">
            <text:p>62</text:p>
          </table:table-cell>
          <table:table-cell table:formula="oooc:=[.K25]-[.K24]" office:value-type="float" office:value="37">
            <text:p>37</text:p>
          </table:table-cell>
          <table:table-cell table:number-columns-repeated="233"/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4276">
            <text:p>4276</text:p>
          </table:table-cell>
          <table:table-cell office:value-type="float" office:value="5378">
            <text:p>5378</text:p>
          </table:table-cell>
          <table:table-cell office:value-type="float" office:value="8658">
            <text:p>8658</text:p>
          </table:table-cell>
          <table:table-cell office:value-type="float" office:value="5775">
            <text:p>5775</text:p>
          </table:table-cell>
          <table:table-cell office:value-type="float" office:value="8140">
            <text:p>8140</text:p>
          </table:table-cell>
          <table:table-cell office:value-type="float" office:value="11103">
            <text:p>11103</text:p>
          </table:table-cell>
          <table:table-cell office:value-type="float" office:value="23">
            <text:p>23</text:p>
          </table:table-cell>
          <table:table-cell office:value-type="float" office:value="1182">
            <text:p>1182</text:p>
          </table:table-cell>
          <table:table-cell office:value-type="float" office:value="1198">
            <text:p>1198</text:p>
          </table:table-cell>
          <table:table-cell office:value-type="float" office:value="1108">
            <text:p>1108</text:p>
          </table:table-cell>
          <table:table-cell office:value-type="float" office:value="1049">
            <text:p>1049</text:p>
          </table:table-cell>
          <table:table-cell office:value-type="float" office:value="1393">
            <text:p>1393</text:p>
          </table:table-cell>
          <table:table-cell office:value-type="float" office:value="1161">
            <text:p>1161</text:p>
          </table:table-cell>
          <table:table-cell office:value-type="float" office:value="23">
            <text:p>23</text:p>
          </table:table-cell>
          <table:table-cell table:formula="oooc:=[.I26]-[.K26]" office:value-type="float" office:value="74">
            <text:p>74</text:p>
          </table:table-cell>
          <table:table-cell table:formula="oooc:=[.J26]-[.K26]" office:value-type="float" office:value="90">
            <text:p>90</text:p>
          </table:table-cell>
          <table:table-cell table:formula="oooc:=([.P26]/[.I26])*100" office:value-type="float" office:value="6.26057529610829">
            <text:p>6.26</text:p>
          </table:table-cell>
          <table:table-cell table:formula="oooc:=([.Q26]/[.J26])*100" office:value-type="float" office:value="7.51252086811352">
            <text:p>7.51</text:p>
          </table:table-cell>
          <table:table-cell office:value-type="float" office:value="23">
            <text:p>23</text:p>
          </table:table-cell>
          <table:table-cell table:formula="oooc:=[.I26]-[.I25]" office:value-type="float" office:value="20">
            <text:p>20</text:p>
          </table:table-cell>
          <table:table-cell table:formula="oooc:=[.J26]-[.J25]" office:value-type="float" office:value="22">
            <text:p>22</text:p>
          </table:table-cell>
          <table:table-cell table:formula="oooc:=[.K26]-[.K25]" office:value-type="float" office:value="31">
            <text:p>31</text:p>
          </table:table-cell>
          <table:table-cell table:number-columns-repeated="233"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4409">
            <text:p>4409</text:p>
          </table:table-cell>
          <table:table-cell office:value-type="float" office:value="5555">
            <text:p>5555</text:p>
          </table:table-cell>
          <table:table-cell office:value-type="float" office:value="8988">
            <text:p>8988</text:p>
          </table:table-cell>
          <table:table-cell office:value-type="float" office:value="5976">
            <text:p>5976</text:p>
          </table:table-cell>
          <table:table-cell office:value-type="float" office:value="8442">
            <text:p>8442</text:p>
          </table:table-cell>
          <table:table-cell office:value-type="float" office:value="11539">
            <text:p>11539</text:p>
          </table:table-cell>
          <table:table-cell office:value-type="float" office:value="24">
            <text:p>24</text:p>
          </table:table-cell>
          <table:table-cell office:value-type="float" office:value="1223">
            <text:p>1223</text:p>
          </table:table-cell>
          <table:table-cell office:value-type="float" office:value="1232">
            <text:p>1232</text:p>
          </table:table-cell>
          <table:table-cell office:value-type="float" office:value="1129">
            <text:p>1129</text:p>
          </table:table-cell>
          <table:table-cell office:value-type="float" office:value="1070">
            <text:p>1070</text:p>
          </table:table-cell>
          <table:table-cell office:value-type="float" office:value="1434">
            <text:p>1434</text:p>
          </table:table-cell>
          <table:table-cell office:value-type="float" office:value="1183">
            <text:p>1183</text:p>
          </table:table-cell>
          <table:table-cell office:value-type="float" office:value="24">
            <text:p>24</text:p>
          </table:table-cell>
          <table:table-cell table:formula="oooc:=[.I27]-[.K27]" office:value-type="float" office:value="94">
            <text:p>94</text:p>
          </table:table-cell>
          <table:table-cell table:formula="oooc:=[.J27]-[.K27]" office:value-type="float" office:value="103">
            <text:p>103</text:p>
          </table:table-cell>
          <table:table-cell table:formula="oooc:=([.P27]/[.I27])*100" office:value-type="float" office:value="7.68601798855274">
            <text:p>7.69</text:p>
          </table:table-cell>
          <table:table-cell table:formula="oooc:=([.Q27]/[.J27])*100" office:value-type="float" office:value="8.36038961038961">
            <text:p>8.36</text:p>
          </table:table-cell>
          <table:table-cell office:value-type="float" office:value="24">
            <text:p>24</text:p>
          </table:table-cell>
          <table:table-cell table:formula="oooc:=[.I27]-[.I26]" office:value-type="float" office:value="41">
            <text:p>41</text:p>
          </table:table-cell>
          <table:table-cell table:formula="oooc:=[.J27]-[.J26]" office:value-type="float" office:value="34">
            <text:p>34</text:p>
          </table:table-cell>
          <table:table-cell table:formula="oooc:=[.K27]-[.K26]" office:value-type="float" office:value="21">
            <text:p>21</text:p>
          </table:table-cell>
          <table:table-cell table:number-columns-repeated="233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4605">
            <text:p>4605</text:p>
          </table:table-cell>
          <table:table-cell office:value-type="float" office:value="5791">
            <text:p>5791</text:p>
          </table:table-cell>
          <table:table-cell office:value-type="float" office:value="9379">
            <text:p>9379</text:p>
          </table:table-cell>
          <table:table-cell office:value-type="float" office:value="6238">
            <text:p>6238</text:p>
          </table:table-cell>
          <table:table-cell office:value-type="float" office:value="8798">
            <text:p>8798</text:p>
          </table:table-cell>
          <table:table-cell office:value-type="float" office:value="12036">
            <text:p>12036</text:p>
          </table:table-cell>
          <table:table-cell office:value-type="float" office:value="25">
            <text:p>25</text:p>
          </table:table-cell>
          <table:table-cell table:number-columns-repeated="2" office:value-type="float" office:value="1255">
            <text:p>1255</text:p>
          </table:table-cell>
          <table:table-cell office:value-type="float" office:value="1157">
            <text:p>1157</text:p>
          </table:table-cell>
          <table:table-cell office:value-type="float" office:value="1097">
            <text:p>1097</text:p>
          </table:table-cell>
          <table:table-cell office:value-type="float" office:value="1470">
            <text:p>1470</text:p>
          </table:table-cell>
          <table:table-cell office:value-type="float" office:value="1216">
            <text:p>1216</text:p>
          </table:table-cell>
          <table:table-cell office:value-type="float" office:value="25">
            <text:p>25</text:p>
          </table:table-cell>
          <table:table-cell table:formula="oooc:=[.I28]-[.K28]" office:value-type="float" office:value="98">
            <text:p>98</text:p>
          </table:table-cell>
          <table:table-cell table:formula="oooc:=[.J28]-[.K28]" office:value-type="float" office:value="98">
            <text:p>98</text:p>
          </table:table-cell>
          <table:table-cell table:formula="oooc:=([.P28]/[.I28])*100" office:value-type="float" office:value="7.80876494023904">
            <text:p>7.81</text:p>
          </table:table-cell>
          <table:table-cell table:formula="oooc:=([.Q28]/[.J28])*100" office:value-type="float" office:value="7.80876494023904">
            <text:p>7.81</text:p>
          </table:table-cell>
          <table:table-cell office:value-type="float" office:value="25">
            <text:p>25</text:p>
          </table:table-cell>
          <table:table-cell table:formula="oooc:=[.I28]-[.I27]" office:value-type="float" office:value="32">
            <text:p>32</text:p>
          </table:table-cell>
          <table:table-cell table:formula="oooc:=[.J28]-[.J27]" office:value-type="float" office:value="23">
            <text:p>23</text:p>
          </table:table-cell>
          <table:table-cell table:formula="oooc:=[.K28]-[.K27]" office:value-type="float" office:value="28">
            <text:p>28</text:p>
          </table:table-cell>
          <table:table-cell table:number-columns-repeated="233"/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4806">
            <text:p>4806</text:p>
          </table:table-cell>
          <table:table-cell office:value-type="float" office:value="6026">
            <text:p>6026</text:p>
          </table:table-cell>
          <table:table-cell office:value-type="float" office:value="9765">
            <text:p>9765</text:p>
          </table:table-cell>
          <table:table-cell office:value-type="float" office:value="6495">
            <text:p>6495</text:p>
          </table:table-cell>
          <table:table-cell office:value-type="float" office:value="9158">
            <text:p>9158</text:p>
          </table:table-cell>
          <table:table-cell office:value-type="float" office:value="12528">
            <text:p>12528</text:p>
          </table:table-cell>
          <table:table-cell office:value-type="float" office:value="26">
            <text:p>26</text:p>
          </table:table-cell>
          <table:table-cell office:value-type="float" office:value="1309">
            <text:p>1309</text:p>
          </table:table-cell>
          <table:table-cell office:value-type="float" office:value="1300">
            <text:p>1300</text:p>
          </table:table-cell>
          <table:table-cell office:value-type="float" office:value="1190">
            <text:p>1190</text:p>
          </table:table-cell>
          <table:table-cell office:value-type="float" office:value="1134">
            <text:p>1134</text:p>
          </table:table-cell>
          <table:table-cell office:value-type="float" office:value="1527">
            <text:p>1527</text:p>
          </table:table-cell>
          <table:table-cell office:value-type="float" office:value="1246">
            <text:p>1246</text:p>
          </table:table-cell>
          <table:table-cell office:value-type="float" office:value="26">
            <text:p>26</text:p>
          </table:table-cell>
          <table:table-cell table:formula="oooc:=[.I29]-[.K29]" office:value-type="float" office:value="119">
            <text:p>119</text:p>
          </table:table-cell>
          <table:table-cell table:formula="oooc:=[.J29]-[.K29]" office:value-type="float" office:value="110">
            <text:p>110</text:p>
          </table:table-cell>
          <table:table-cell table:formula="oooc:=([.P29]/[.I29])*100" office:value-type="float" office:value="9.09090909090909">
            <text:p>9.09</text:p>
          </table:table-cell>
          <table:table-cell table:formula="oooc:=([.Q29]/[.J29])*100" office:value-type="float" office:value="8.46153846153846">
            <text:p>8.46</text:p>
          </table:table-cell>
          <table:table-cell office:value-type="float" office:value="26">
            <text:p>26</text:p>
          </table:table-cell>
          <table:table-cell table:formula="oooc:=[.I29]-[.I28]" office:value-type="float" office:value="54">
            <text:p>54</text:p>
          </table:table-cell>
          <table:table-cell table:formula="oooc:=[.J29]-[.J28]" office:value-type="float" office:value="45">
            <text:p>45</text:p>
          </table:table-cell>
          <table:table-cell table:formula="oooc:=[.K29]-[.K28]" office:value-type="float" office:value="33">
            <text:p>33</text:p>
          </table:table-cell>
          <table:table-cell table:number-columns-repeated="233"/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5016">
            <text:p>5016</text:p>
          </table:table-cell>
          <table:table-cell office:value-type="float" office:value="6245">
            <text:p>6245</text:p>
          </table:table-cell>
          <table:table-cell office:value-type="float" office:value="10164">
            <text:p>10164</text:p>
          </table:table-cell>
          <table:table-cell office:value-type="float" office:value="6765">
            <text:p>6765</text:p>
          </table:table-cell>
          <table:table-cell office:value-type="float" office:value="9518">
            <text:p>9518</text:p>
          </table:table-cell>
          <table:table-cell office:value-type="float" office:value="13033">
            <text:p>13033</text:p>
          </table:table-cell>
          <table:table-cell office:value-type="float" office:value="27">
            <text:p>27</text:p>
          </table:table-cell>
          <table:table-cell office:value-type="float" office:value="1345">
            <text:p>1345</text:p>
          </table:table-cell>
          <table:table-cell office:value-type="float" office:value="1349">
            <text:p>1349</text:p>
          </table:table-cell>
          <table:table-cell office:value-type="float" office:value="1232">
            <text:p>1232</text:p>
          </table:table-cell>
          <table:table-cell office:value-type="float" office:value="1176">
            <text:p>1176</text:p>
          </table:table-cell>
          <table:table-cell office:value-type="float" office:value="1580">
            <text:p>1580</text:p>
          </table:table-cell>
          <table:table-cell office:value-type="float" office:value="1292">
            <text:p>1292</text:p>
          </table:table-cell>
          <table:table-cell office:value-type="float" office:value="27">
            <text:p>27</text:p>
          </table:table-cell>
          <table:table-cell table:formula="oooc:=[.I30]-[.K30]" office:value-type="float" office:value="113">
            <text:p>113</text:p>
          </table:table-cell>
          <table:table-cell table:formula="oooc:=[.J30]-[.K30]" office:value-type="float" office:value="117">
            <text:p>117</text:p>
          </table:table-cell>
          <table:table-cell table:formula="oooc:=([.P30]/[.I30])*100" office:value-type="float" office:value="8.40148698884758">
            <text:p>8.4</text:p>
          </table:table-cell>
          <table:table-cell table:formula="oooc:=([.Q30]/[.J30])*100" office:value-type="float" office:value="8.67309117865085">
            <text:p>8.67</text:p>
          </table:table-cell>
          <table:table-cell office:value-type="float" office:value="27">
            <text:p>27</text:p>
          </table:table-cell>
          <table:table-cell table:formula="oooc:=[.I30]-[.I29]" office:value-type="float" office:value="36">
            <text:p>36</text:p>
          </table:table-cell>
          <table:table-cell table:formula="oooc:=[.J30]-[.J29]" office:value-type="float" office:value="49">
            <text:p>49</text:p>
          </table:table-cell>
          <table:table-cell table:formula="oooc:=[.K30]-[.K29]" office:value-type="float" office:value="42">
            <text:p>42</text:p>
          </table:table-cell>
          <table:table-cell table:number-columns-repeated="233"/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5154">
            <text:p>5154</text:p>
          </table:table-cell>
          <table:table-cell office:value-type="float" office:value="6455">
            <text:p>6455</text:p>
          </table:table-cell>
          <table:table-cell office:value-type="float" office:value="10532">
            <text:p>10532</text:p>
          </table:table-cell>
          <table:table-cell office:value-type="float" office:value="7004">
            <text:p>7004</text:p>
          </table:table-cell>
          <table:table-cell office:value-type="float" office:value="9853">
            <text:p>9853</text:p>
          </table:table-cell>
          <table:table-cell office:value-type="float" office:value="13507">
            <text:p>13507</text:p>
          </table:table-cell>
          <table:table-cell office:value-type="float" office:value="28">
            <text:p>28</text:p>
          </table:table-cell>
          <table:table-cell office:value-type="float" office:value="1392">
            <text:p>1392</text:p>
          </table:table-cell>
          <table:table-cell office:value-type="float" office:value="1368">
            <text:p>1368</text:p>
          </table:table-cell>
          <table:table-cell office:value-type="float" office:value="1262">
            <text:p>1262</text:p>
          </table:table-cell>
          <table:table-cell office:value-type="float" office:value="1201">
            <text:p>1201</text:p>
          </table:table-cell>
          <table:table-cell office:value-type="float" office:value="1612">
            <text:p>1612</text:p>
          </table:table-cell>
          <table:table-cell office:value-type="float" office:value="1325">
            <text:p>1325</text:p>
          </table:table-cell>
          <table:table-cell office:value-type="float" office:value="28">
            <text:p>28</text:p>
          </table:table-cell>
          <table:table-cell table:formula="oooc:=[.I31]-[.K31]" office:value-type="float" office:value="130">
            <text:p>130</text:p>
          </table:table-cell>
          <table:table-cell table:formula="oooc:=[.J31]-[.K31]" office:value-type="float" office:value="106">
            <text:p>106</text:p>
          </table:table-cell>
          <table:table-cell table:formula="oooc:=([.P31]/[.I31])*100" office:value-type="float" office:value="9.33908045977011">
            <text:p>9.34</text:p>
          </table:table-cell>
          <table:table-cell table:formula="oooc:=([.Q31]/[.J31])*100" office:value-type="float" office:value="7.74853801169591">
            <text:p>7.75</text:p>
          </table:table-cell>
          <table:table-cell office:value-type="float" office:value="28">
            <text:p>28</text:p>
          </table:table-cell>
          <table:table-cell table:formula="oooc:=[.I31]-[.I30]" office:value-type="float" office:value="47">
            <text:p>47</text:p>
          </table:table-cell>
          <table:table-cell table:formula="oooc:=[.J31]-[.J30]" office:value-type="float" office:value="19">
            <text:p>19</text:p>
          </table:table-cell>
          <table:table-cell table:formula="oooc:=[.K31]-[.K30]" office:value-type="float" office:value="30">
            <text:p>30</text:p>
          </table:table-cell>
          <table:table-cell table:number-columns-repeated="233"/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5354">
            <text:p>5354</text:p>
          </table:table-cell>
          <table:table-cell office:value-type="float" office:value="6684">
            <text:p>6684</text:p>
          </table:table-cell>
          <table:table-cell office:value-type="float" office:value="10927">
            <text:p>10927</text:p>
          </table:table-cell>
          <table:table-cell office:value-type="float" office:value="7270">
            <text:p>7270</text:p>
          </table:table-cell>
          <table:table-cell office:value-type="float" office:value="10210">
            <text:p>10210</text:p>
          </table:table-cell>
          <table:table-cell office:value-type="float" office:value="14008">
            <text:p>14008</text:p>
          </table:table-cell>
          <table:table-cell office:value-type="float" office:value="29">
            <text:p>29</text:p>
          </table:table-cell>
          <table:table-cell office:value-type="float" office:value="1408">
            <text:p>1408</text:p>
          </table:table-cell>
          <table:table-cell office:value-type="float" office:value="1407">
            <text:p>1407</text:p>
          </table:table-cell>
          <table:table-cell office:value-type="float" office:value="1287">
            <text:p>1287</text:p>
          </table:table-cell>
          <table:table-cell office:value-type="float" office:value="1228">
            <text:p>1228</text:p>
          </table:table-cell>
          <table:table-cell office:value-type="float" office:value="1663">
            <text:p>1663</text:p>
          </table:table-cell>
          <table:table-cell office:value-type="float" office:value="1348">
            <text:p>1348</text:p>
          </table:table-cell>
          <table:table-cell office:value-type="float" office:value="29">
            <text:p>29</text:p>
          </table:table-cell>
          <table:table-cell table:formula="oooc:=[.I32]-[.K32]" office:value-type="float" office:value="121">
            <text:p>121</text:p>
          </table:table-cell>
          <table:table-cell table:formula="oooc:=[.J32]-[.K32]" office:value-type="float" office:value="120">
            <text:p>120</text:p>
          </table:table-cell>
          <table:table-cell table:formula="oooc:=([.P32]/[.I32])*100" office:value-type="float" office:value="8.59375">
            <text:p>8.59</text:p>
          </table:table-cell>
          <table:table-cell table:formula="oooc:=([.Q32]/[.J32])*100" office:value-type="float" office:value="8.52878464818763">
            <text:p>8.53</text:p>
          </table:table-cell>
          <table:table-cell office:value-type="float" office:value="29">
            <text:p>29</text:p>
          </table:table-cell>
          <table:table-cell table:formula="oooc:=[.I32]-[.I31]" office:value-type="float" office:value="16">
            <text:p>16</text:p>
          </table:table-cell>
          <table:table-cell table:formula="oooc:=[.J32]-[.J31]" office:value-type="float" office:value="39">
            <text:p>39</text:p>
          </table:table-cell>
          <table:table-cell table:formula="oooc:=[.K32]-[.K31]" office:value-type="float" office:value="25">
            <text:p>25</text:p>
          </table:table-cell>
          <table:table-cell table:number-columns-repeated="233"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5571">
            <text:p>5571</text:p>
          </table:table-cell>
          <table:table-cell office:value-type="float" office:value="6908">
            <text:p>6908</text:p>
          </table:table-cell>
          <table:table-cell office:value-type="float" office:value="11292">
            <text:p>11292</text:p>
          </table:table-cell>
          <table:table-cell office:value-type="float" office:value="7506">
            <text:p>7506</text:p>
          </table:table-cell>
          <table:table-cell office:value-type="float" office:value="10560">
            <text:p>10560</text:p>
          </table:table-cell>
          <table:table-cell office:value-type="float" office:value="14479">
            <text:p>14479</text:p>
          </table:table-cell>
          <table:table-cell office:value-type="float" office:value="30">
            <text:p>30</text:p>
          </table:table-cell>
          <table:table-cell office:value-type="float" office:value="1456">
            <text:p>1456</text:p>
          </table:table-cell>
          <table:table-cell office:value-type="float" office:value="1436">
            <text:p>1436</text:p>
          </table:table-cell>
          <table:table-cell office:value-type="float" office:value="1312">
            <text:p>1312</text:p>
          </table:table-cell>
          <table:table-cell office:value-type="float" office:value="1248">
            <text:p>1248</text:p>
          </table:table-cell>
          <table:table-cell office:value-type="float" office:value="1699">
            <text:p>1699</text:p>
          </table:table-cell>
          <table:table-cell office:value-type="float" office:value="1374">
            <text:p>1374</text:p>
          </table:table-cell>
          <table:table-cell office:value-type="float" office:value="30">
            <text:p>30</text:p>
          </table:table-cell>
          <table:table-cell table:formula="oooc:=[.I33]-[.K33]" office:value-type="float" office:value="144">
            <text:p>144</text:p>
          </table:table-cell>
          <table:table-cell table:formula="oooc:=[.J33]-[.K33]" office:value-type="float" office:value="124">
            <text:p>124</text:p>
          </table:table-cell>
          <table:table-cell table:formula="oooc:=([.P33]/[.I33])*100" office:value-type="float" office:value="9.89010989010989">
            <text:p>9.89</text:p>
          </table:table-cell>
          <table:table-cell table:formula="oooc:=([.Q33]/[.J33])*100" office:value-type="float" office:value="8.63509749303621">
            <text:p>8.64</text:p>
          </table:table-cell>
          <table:table-cell office:value-type="float" office:value="30">
            <text:p>30</text:p>
          </table:table-cell>
          <table:table-cell table:formula="oooc:=[.I33]-[.I32]" office:value-type="float" office:value="48">
            <text:p>48</text:p>
          </table:table-cell>
          <table:table-cell table:formula="oooc:=[.J33]-[.J32]" office:value-type="float" office:value="29">
            <text:p>29</text:p>
          </table:table-cell>
          <table:table-cell table:formula="oooc:=[.K33]-[.K32]" office:value-type="float" office:value="25">
            <text:p>25</text:p>
          </table:table-cell>
          <table:table-cell table:number-columns-repeated="233"/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5734">
            <text:p>5734</text:p>
          </table:table-cell>
          <table:table-cell office:value-type="float" office:value="7169">
            <text:p>7169</text:p>
          </table:table-cell>
          <table:table-cell office:value-type="float" office:value="11724">
            <text:p>11724</text:p>
          </table:table-cell>
          <table:table-cell office:value-type="float" office:value="7809">
            <text:p>7809</text:p>
          </table:table-cell>
          <table:table-cell office:value-type="float" office:value="10959">
            <text:p>10959</text:p>
          </table:table-cell>
          <table:table-cell office:value-type="float" office:value="15017">
            <text:p>15017</text:p>
          </table:table-cell>
          <table:table-cell office:value-type="float" office:value="31">
            <text:p>31</text:p>
          </table:table-cell>
          <table:table-cell office:value-type="float" office:value="1497">
            <text:p>1497</text:p>
          </table:table-cell>
          <table:table-cell office:value-type="float" office:value="1462">
            <text:p>1462</text:p>
          </table:table-cell>
          <table:table-cell office:value-type="float" office:value="1348">
            <text:p>1348</text:p>
          </table:table-cell>
          <table:table-cell office:value-type="float" office:value="1288">
            <text:p>1288</text:p>
          </table:table-cell>
          <table:table-cell office:value-type="float" office:value="1754">
            <text:p>1754</text:p>
          </table:table-cell>
          <table:table-cell office:value-type="float" office:value="1412">
            <text:p>1412</text:p>
          </table:table-cell>
          <table:table-cell office:value-type="float" office:value="31">
            <text:p>31</text:p>
          </table:table-cell>
          <table:table-cell table:formula="oooc:=[.I34]-[.K34]" office:value-type="float" office:value="149">
            <text:p>149</text:p>
          </table:table-cell>
          <table:table-cell table:formula="oooc:=[.J34]-[.K34]" office:value-type="float" office:value="114">
            <text:p>114</text:p>
          </table:table-cell>
          <table:table-cell table:formula="oooc:=([.P34]/[.I34])*100" office:value-type="float" office:value="9.95323981295925">
            <text:p>9.95</text:p>
          </table:table-cell>
          <table:table-cell table:formula="oooc:=([.Q34]/[.J34])*100" office:value-type="float" office:value="7.79753761969904">
            <text:p>7.8</text:p>
          </table:table-cell>
          <table:table-cell office:value-type="float" office:value="31">
            <text:p>31</text:p>
          </table:table-cell>
          <table:table-cell table:formula="oooc:=[.I34]-[.I33]" office:value-type="float" office:value="41">
            <text:p>41</text:p>
          </table:table-cell>
          <table:table-cell table:formula="oooc:=[.J34]-[.J33]" office:value-type="float" office:value="26">
            <text:p>26</text:p>
          </table:table-cell>
          <table:table-cell table:formula="oooc:=[.K34]-[.K33]" office:value-type="float" office:value="36">
            <text:p>36</text:p>
          </table:table-cell>
          <table:table-cell table:number-columns-repeated="233"/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5921">
            <text:p>5921</text:p>
          </table:table-cell>
          <table:table-cell office:value-type="float" office:value="7338">
            <text:p>7338</text:p>
          </table:table-cell>
          <table:table-cell office:value-type="float" office:value="12054">
            <text:p>12054</text:p>
          </table:table-cell>
          <table:table-cell office:value-type="float" office:value="8010">
            <text:p>8010</text:p>
          </table:table-cell>
          <table:table-cell office:value-type="float" office:value="11259">
            <text:p>11259</text:p>
          </table:table-cell>
          <table:table-cell office:value-type="float" office:value="15453">
            <text:p>15453</text:p>
          </table:table-cell>
          <table:table-cell office:value-type="float" office:value="32">
            <text:p>32</text:p>
          </table:table-cell>
          <table:table-cell office:value-type="float" office:value="1533">
            <text:p>1533</text:p>
          </table:table-cell>
          <table:table-cell office:value-type="float" office:value="1511">
            <text:p>1511</text:p>
          </table:table-cell>
          <table:table-cell office:value-type="float" office:value="1370">
            <text:p>1370</text:p>
          </table:table-cell>
          <table:table-cell office:value-type="float" office:value="1309">
            <text:p>1309</text:p>
          </table:table-cell>
          <table:table-cell office:value-type="float" office:value="1795">
            <text:p>1795</text:p>
          </table:table-cell>
          <table:table-cell office:value-type="float" office:value="1430">
            <text:p>1430</text:p>
          </table:table-cell>
          <table:table-cell office:value-type="float" office:value="32">
            <text:p>32</text:p>
          </table:table-cell>
          <table:table-cell table:formula="oooc:=[.I35]-[.K35]" office:value-type="float" office:value="163">
            <text:p>163</text:p>
          </table:table-cell>
          <table:table-cell table:formula="oooc:=[.J35]-[.K35]" office:value-type="float" office:value="141">
            <text:p>141</text:p>
          </table:table-cell>
          <table:table-cell table:formula="oooc:=([.P35]/[.I35])*100" office:value-type="float" office:value="10.6327462491846">
            <text:p>10.63</text:p>
          </table:table-cell>
          <table:table-cell table:formula="oooc:=([.Q35]/[.J35])*100" office:value-type="float" office:value="9.33156849768365">
            <text:p>9.33</text:p>
          </table:table-cell>
          <table:table-cell office:value-type="float" office:value="32">
            <text:p>32</text:p>
          </table:table-cell>
          <table:table-cell table:formula="oooc:=[.I35]-[.I34]" office:value-type="float" office:value="36">
            <text:p>36</text:p>
          </table:table-cell>
          <table:table-cell table:formula="oooc:=[.J35]-[.J34]" office:value-type="float" office:value="49">
            <text:p>49</text:p>
          </table:table-cell>
          <table:table-cell table:formula="oooc:=[.K35]-[.K34]" office:value-type="float" office:value="22">
            <text:p>22</text:p>
          </table:table-cell>
          <table:table-cell table:number-columns-repeated="233"/>
        </table:table-row>
        <table:table-row table:style-name="ro3">
          <table:table-cell office:value-type="float" office:value="33">
            <text:p>33</text:p>
          </table:table-cell>
          <table:table-cell office:value-type="float" office:value="6108">
            <text:p>6108</text:p>
          </table:table-cell>
          <table:table-cell office:value-type="float" office:value="7574">
            <text:p>7574</text:p>
          </table:table-cell>
          <table:table-cell office:value-type="float" office:value="12457">
            <text:p>12457</text:p>
          </table:table-cell>
          <table:table-cell office:value-type="float" office:value="8284">
            <text:p>8284</text:p>
          </table:table-cell>
          <table:table-cell office:value-type="float" office:value="11626">
            <text:p>11626</text:p>
          </table:table-cell>
          <table:table-cell office:value-type="float" office:value="15962">
            <text:p>15962</text:p>
          </table:table-cell>
          <table:table-cell office:value-type="float" office:value="33">
            <text:p>33</text:p>
          </table:table-cell>
          <table:table-cell office:value-type="float" office:value="1570">
            <text:p>1570</text:p>
          </table:table-cell>
          <table:table-cell office:value-type="float" office:value="1539">
            <text:p>1539</text:p>
          </table:table-cell>
          <table:table-cell office:value-type="float" office:value="1409">
            <text:p>1409</text:p>
          </table:table-cell>
          <table:table-cell office:value-type="float" office:value="1346">
            <text:p>1346</text:p>
          </table:table-cell>
          <table:table-cell office:value-type="float" office:value="1845">
            <text:p>1845</text:p>
          </table:table-cell>
          <table:table-cell office:value-type="float" office:value="1470">
            <text:p>1470</text:p>
          </table:table-cell>
          <table:table-cell office:value-type="float" office:value="33">
            <text:p>33</text:p>
          </table:table-cell>
          <table:table-cell table:formula="oooc:=[.I36]-[.K36]" office:value-type="float" office:value="161">
            <text:p>161</text:p>
          </table:table-cell>
          <table:table-cell table:formula="oooc:=[.J36]-[.K36]" office:value-type="float" office:value="130">
            <text:p>130</text:p>
          </table:table-cell>
          <table:table-cell table:formula="oooc:=([.P36]/[.I36])*100" office:value-type="float" office:value="10.2547770700637">
            <text:p>10.25</text:p>
          </table:table-cell>
          <table:table-cell table:formula="oooc:=([.Q36]/[.J36])*100" office:value-type="float" office:value="8.44704353476283">
            <text:p>8.45</text:p>
          </table:table-cell>
          <table:table-cell office:value-type="float" office:value="33">
            <text:p>33</text:p>
          </table:table-cell>
          <table:table-cell table:formula="oooc:=[.I36]-[.I35]" office:value-type="float" office:value="37">
            <text:p>37</text:p>
          </table:table-cell>
          <table:table-cell table:formula="oooc:=[.J36]-[.J35]" office:value-type="float" office:value="28">
            <text:p>28</text:p>
          </table:table-cell>
          <table:table-cell table:formula="oooc:=[.K36]-[.K35]" office:value-type="float" office:value="39">
            <text:p>39</text:p>
          </table:table-cell>
          <table:table-cell table:number-columns-repeated="233"/>
        </table:table-row>
        <table:table-row table:style-name="ro3">
          <table:table-cell office:value-type="float" office:value="34">
            <text:p>34</text:p>
          </table:table-cell>
          <table:table-cell office:value-type="float" office:value="6263">
            <text:p>6263</text:p>
          </table:table-cell>
          <table:table-cell office:value-type="float" office:value="7779">
            <text:p>7779</text:p>
          </table:table-cell>
          <table:table-cell office:value-type="float" office:value="12817">
            <text:p>12817</text:p>
          </table:table-cell>
          <table:table-cell office:value-type="float" office:value="8515">
            <text:p>8515</text:p>
          </table:table-cell>
          <table:table-cell office:value-type="float" office:value="11957">
            <text:p>11957</text:p>
          </table:table-cell>
          <table:table-cell office:value-type="float" office:value="16428">
            <text:p>16428</text:p>
          </table:table-cell>
          <table:table-cell office:value-type="float" office:value="34">
            <text:p>34</text:p>
          </table:table-cell>
          <table:table-cell office:value-type="float" office:value="1598">
            <text:p>1598</text:p>
          </table:table-cell>
          <table:table-cell office:value-type="float" office:value="1551">
            <text:p>1551</text:p>
          </table:table-cell>
          <table:table-cell office:value-type="float" office:value="1410">
            <text:p>1410</text:p>
          </table:table-cell>
          <table:table-cell office:value-type="float" office:value="1348">
            <text:p>1348</text:p>
          </table:table-cell>
          <table:table-cell office:value-type="float" office:value="1866">
            <text:p>1866</text:p>
          </table:table-cell>
          <table:table-cell office:value-type="float" office:value="1482">
            <text:p>1482</text:p>
          </table:table-cell>
          <table:table-cell office:value-type="float" office:value="34">
            <text:p>34</text:p>
          </table:table-cell>
          <table:table-cell table:formula="oooc:=[.I37]-[.K37]" office:value-type="float" office:value="188">
            <text:p>188</text:p>
          </table:table-cell>
          <table:table-cell table:formula="oooc:=[.J37]-[.K37]" office:value-type="float" office:value="141">
            <text:p>141</text:p>
          </table:table-cell>
          <table:table-cell table:formula="oooc:=([.P37]/[.I37])*100" office:value-type="float" office:value="11.7647058823529">
            <text:p>11.76</text:p>
          </table:table-cell>
          <table:table-cell table:formula="oooc:=([.Q37]/[.J37])*100" office:value-type="float" office:value="9.09090909090909">
            <text:p>9.09</text:p>
          </table:table-cell>
          <table:table-cell office:value-type="float" office:value="34">
            <text:p>34</text:p>
          </table:table-cell>
          <table:table-cell table:formula="oooc:=[.I37]-[.I36]" office:value-type="float" office:value="28">
            <text:p>28</text:p>
          </table:table-cell>
          <table:table-cell table:formula="oooc:=[.J37]-[.J36]" office:value-type="float" office:value="12">
            <text:p>12</text:p>
          </table:table-cell>
          <table:table-cell table:formula="oooc:=[.K37]-[.K36]" office:value-type="float" office:value="1">
            <text:p>1</text:p>
          </table:table-cell>
          <table:table-cell table:number-columns-repeated="233"/>
        </table:table-row>
        <table:table-row table:style-name="ro3">
          <table:table-cell office:value-type="float" office:value="35">
            <text:p>35</text:p>
          </table:table-cell>
          <table:table-cell office:value-type="float" office:value="6469">
            <text:p>6469</text:p>
          </table:table-cell>
          <table:table-cell office:value-type="float" office:value="7983">
            <text:p>7983</text:p>
          </table:table-cell>
          <table:table-cell office:value-type="float" office:value="13182">
            <text:p>13182</text:p>
          </table:table-cell>
          <table:table-cell office:value-type="float" office:value="8751">
            <text:p>8751</text:p>
          </table:table-cell>
          <table:table-cell office:value-type="float" office:value="12304">
            <text:p>12304</text:p>
          </table:table-cell>
          <table:table-cell office:value-type="float" office:value="16899">
            <text:p>16899</text:p>
          </table:table-cell>
          <table:table-cell office:value-type="float" office:value="35">
            <text:p>35</text:p>
          </table:table-cell>
          <table:table-cell office:value-type="float" office:value="1632">
            <text:p>1632</text:p>
          </table:table-cell>
          <table:table-cell office:value-type="float" office:value="1591">
            <text:p>1591</text:p>
          </table:table-cell>
          <table:table-cell office:value-type="float" office:value="1451">
            <text:p>1451</text:p>
          </table:table-cell>
          <table:table-cell office:value-type="float" office:value="1389">
            <text:p>1389</text:p>
          </table:table-cell>
          <table:table-cell office:value-type="float" office:value="1920">
            <text:p>1920</text:p>
          </table:table-cell>
          <table:table-cell office:value-type="float" office:value="1517">
            <text:p>1517</text:p>
          </table:table-cell>
          <table:table-cell office:value-type="float" office:value="35">
            <text:p>35</text:p>
          </table:table-cell>
          <table:table-cell table:formula="oooc:=[.I38]-[.K38]" office:value-type="float" office:value="181">
            <text:p>181</text:p>
          </table:table-cell>
          <table:table-cell table:formula="oooc:=[.J38]-[.K38]" office:value-type="float" office:value="140">
            <text:p>140</text:p>
          </table:table-cell>
          <table:table-cell table:formula="oooc:=([.P38]/[.I38])*100" office:value-type="float" office:value="11.0906862745098">
            <text:p>11.09</text:p>
          </table:table-cell>
          <table:table-cell table:formula="oooc:=([.Q38]/[.J38])*100" office:value-type="float" office:value="8.7994971715902">
            <text:p>8.8</text:p>
          </table:table-cell>
          <table:table-cell office:value-type="float" office:value="35">
            <text:p>35</text:p>
          </table:table-cell>
          <table:table-cell table:formula="oooc:=[.I38]-[.I37]" office:value-type="float" office:value="34">
            <text:p>34</text:p>
          </table:table-cell>
          <table:table-cell table:formula="oooc:=[.J38]-[.J37]" office:value-type="float" office:value="40">
            <text:p>40</text:p>
          </table:table-cell>
          <table:table-cell table:formula="oooc:=[.K38]-[.K37]" office:value-type="float" office:value="41">
            <text:p>41</text:p>
          </table:table-cell>
          <table:table-cell table:number-columns-repeated="233"/>
        </table:table-row>
        <table:table-row table:style-name="ro3">
          <table:table-cell office:value-type="float" office:value="36">
            <text:p>36</text:p>
          </table:table-cell>
          <table:table-cell office:value-type="float" office:value="6663">
            <text:p>6663</text:p>
          </table:table-cell>
          <table:table-cell office:value-type="float" office:value="8270">
            <text:p>8270</text:p>
          </table:table-cell>
          <table:table-cell office:value-type="float" office:value="13620">
            <text:p>13620</text:p>
          </table:table-cell>
          <table:table-cell office:value-type="float" office:value="9060">
            <text:p>9060</text:p>
          </table:table-cell>
          <table:table-cell office:value-type="float" office:value="12708">
            <text:p>12708</text:p>
          </table:table-cell>
          <table:table-cell office:value-type="float" office:value="17443">
            <text:p>17443</text:p>
          </table:table-cell>
          <table:table-cell office:value-type="float" office:value="36">
            <text:p>36</text:p>
          </table:table-cell>
          <table:table-cell office:value-type="float" office:value="1678">
            <text:p>1678</text:p>
          </table:table-cell>
          <table:table-cell office:value-type="float" office:value="1634">
            <text:p>1634</text:p>
          </table:table-cell>
          <table:table-cell office:value-type="float" office:value="1487">
            <text:p>1487</text:p>
          </table:table-cell>
          <table:table-cell office:value-type="float" office:value="1425">
            <text:p>1425</text:p>
          </table:table-cell>
          <table:table-cell office:value-type="float" office:value="1962">
            <text:p>1962</text:p>
          </table:table-cell>
          <table:table-cell office:value-type="float" office:value="1558">
            <text:p>1558</text:p>
          </table:table-cell>
          <table:table-cell office:value-type="float" office:value="36">
            <text:p>36</text:p>
          </table:table-cell>
          <table:table-cell table:formula="oooc:=[.I39]-[.K39]" office:value-type="float" office:value="191">
            <text:p>191</text:p>
          </table:table-cell>
          <table:table-cell table:formula="oooc:=[.J39]-[.K39]" office:value-type="float" office:value="147">
            <text:p>147</text:p>
          </table:table-cell>
          <table:table-cell table:formula="oooc:=([.P39]/[.I39])*100" office:value-type="float" office:value="11.3825983313468">
            <text:p>11.38</text:p>
          </table:table-cell>
          <table:table-cell table:formula="oooc:=([.Q39]/[.J39])*100" office:value-type="float" office:value="8.99632802937576">
            <text:p>9</text:p>
          </table:table-cell>
          <table:table-cell office:value-type="float" office:value="36">
            <text:p>36</text:p>
          </table:table-cell>
          <table:table-cell table:formula="oooc:=[.I39]-[.I38]" office:value-type="float" office:value="46">
            <text:p>46</text:p>
          </table:table-cell>
          <table:table-cell table:formula="oooc:=[.J39]-[.J38]" office:value-type="float" office:value="43">
            <text:p>43</text:p>
          </table:table-cell>
          <table:table-cell table:formula="oooc:=[.K39]-[.K38]" office:value-type="float" office:value="36">
            <text:p>36</text:p>
          </table:table-cell>
          <table:table-cell table:number-columns-repeated="233"/>
        </table:table-row>
        <table:table-row table:style-name="ro3">
          <table:table-cell office:value-type="float" office:value="37">
            <text:p>37</text:p>
          </table:table-cell>
          <table:table-cell office:value-type="float" office:value="6795">
            <text:p>6795</text:p>
          </table:table-cell>
          <table:table-cell office:value-type="float" office:value="8476">
            <text:p>8476</text:p>
          </table:table-cell>
          <table:table-cell office:value-type="float" office:value="13970">
            <text:p>13970</text:p>
          </table:table-cell>
          <table:table-cell office:value-type="float" office:value="9281">
            <text:p>9281</text:p>
          </table:table-cell>
          <table:table-cell office:value-type="float" office:value="13042">
            <text:p>13042</text:p>
          </table:table-cell>
          <table:table-cell office:value-type="float" office:value="17899">
            <text:p>17899</text:p>
          </table:table-cell>
          <table:table-cell office:value-type="float" office:value="37">
            <text:p>37</text:p>
          </table:table-cell>
          <table:table-cell office:value-type="float" office:value="1702">
            <text:p>1702</text:p>
          </table:table-cell>
          <table:table-cell office:value-type="float" office:value="1646">
            <text:p>1646</text:p>
          </table:table-cell>
          <table:table-cell office:value-type="float" office:value="1514">
            <text:p>1514</text:p>
          </table:table-cell>
          <table:table-cell office:value-type="float" office:value="1451">
            <text:p>1451</text:p>
          </table:table-cell>
          <table:table-cell office:value-type="float" office:value="1999">
            <text:p>1999</text:p>
          </table:table-cell>
          <table:table-cell office:value-type="float" office:value="1588">
            <text:p>1588</text:p>
          </table:table-cell>
          <table:table-cell office:value-type="float" office:value="37">
            <text:p>37</text:p>
          </table:table-cell>
          <table:table-cell table:formula="oooc:=[.I40]-[.K40]" office:value-type="float" office:value="188">
            <text:p>188</text:p>
          </table:table-cell>
          <table:table-cell table:formula="oooc:=[.J40]-[.K40]" office:value-type="float" office:value="132">
            <text:p>132</text:p>
          </table:table-cell>
          <table:table-cell table:formula="oooc:=([.P40]/[.I40])*100" office:value-type="float" office:value="11.0458284371328">
            <text:p>11.05</text:p>
          </table:table-cell>
          <table:table-cell table:formula="oooc:=([.Q40]/[.J40])*100" office:value-type="float" office:value="8.01944106925881">
            <text:p>8.02</text:p>
          </table:table-cell>
          <table:table-cell office:value-type="float" office:value="37">
            <text:p>37</text:p>
          </table:table-cell>
          <table:table-cell table:formula="oooc:=[.I40]-[.I39]" office:value-type="float" office:value="24">
            <text:p>24</text:p>
          </table:table-cell>
          <table:table-cell table:formula="oooc:=[.J40]-[.J39]" office:value-type="float" office:value="12">
            <text:p>12</text:p>
          </table:table-cell>
          <table:table-cell table:formula="oooc:=[.K40]-[.K39]" office:value-type="float" office:value="27">
            <text:p>27</text:p>
          </table:table-cell>
          <table:table-cell table:number-columns-repeated="233"/>
        </table:table-row>
        <table:table-row table:style-name="ro3">
          <table:table-cell office:value-type="float" office:value="38">
            <text:p>38</text:p>
          </table:table-cell>
          <table:table-cell office:value-type="float" office:value="7056">
            <text:p>7056</text:p>
          </table:table-cell>
          <table:table-cell office:value-type="float" office:value="8683">
            <text:p>8683</text:p>
          </table:table-cell>
          <table:table-cell office:value-type="float" office:value="14349">
            <text:p>14349</text:p>
          </table:table-cell>
          <table:table-cell office:value-type="float" office:value="9531">
            <text:p>9531</text:p>
          </table:table-cell>
          <table:table-cell office:value-type="float" office:value="13389">
            <text:p>13389</text:p>
          </table:table-cell>
          <table:table-cell office:value-type="float" office:value="18384">
            <text:p>18384</text:p>
          </table:table-cell>
          <table:table-cell office:value-type="float" office:value="38">
            <text:p>38</text:p>
          </table:table-cell>
          <table:table-cell office:value-type="float" office:value="1748">
            <text:p>1748</text:p>
          </table:table-cell>
          <table:table-cell office:value-type="float" office:value="1679">
            <text:p>1679</text:p>
          </table:table-cell>
          <table:table-cell office:value-type="float" office:value="1526">
            <text:p>1526</text:p>
          </table:table-cell>
          <table:table-cell office:value-type="float" office:value="1470">
            <text:p>1470</text:p>
          </table:table-cell>
          <table:table-cell office:value-type="float" office:value="2036">
            <text:p>2036</text:p>
          </table:table-cell>
          <table:table-cell office:value-type="float" office:value="1593">
            <text:p>1593</text:p>
          </table:table-cell>
          <table:table-cell office:value-type="float" office:value="38">
            <text:p>38</text:p>
          </table:table-cell>
          <table:table-cell table:formula="oooc:=[.I41]-[.K41]" office:value-type="float" office:value="222">
            <text:p>222</text:p>
          </table:table-cell>
          <table:table-cell table:formula="oooc:=[.J41]-[.K41]" office:value-type="float" office:value="153">
            <text:p>153</text:p>
          </table:table-cell>
          <table:table-cell table:formula="oooc:=([.P41]/[.I41])*100" office:value-type="float" office:value="12.7002288329519">
            <text:p>12.7</text:p>
          </table:table-cell>
          <table:table-cell table:formula="oooc:=([.Q41]/[.J41])*100" office:value-type="float" office:value="9.11256700416915">
            <text:p>9.11</text:p>
          </table:table-cell>
          <table:table-cell office:value-type="float" office:value="38">
            <text:p>38</text:p>
          </table:table-cell>
          <table:table-cell table:formula="oooc:=[.I41]-[.I40]" office:value-type="float" office:value="46">
            <text:p>46</text:p>
          </table:table-cell>
          <table:table-cell table:formula="oooc:=[.J41]-[.J40]" office:value-type="float" office:value="33">
            <text:p>33</text:p>
          </table:table-cell>
          <table:table-cell table:formula="oooc:=[.K41]-[.K40]" office:value-type="float" office:value="12">
            <text:p>12</text:p>
          </table:table-cell>
          <table:table-cell table:number-columns-repeated="233"/>
        </table:table-row>
        <table:table-row table:style-name="ro3">
          <table:table-cell office:value-type="float" office:value="39">
            <text:p>39</text:p>
          </table:table-cell>
          <table:table-cell office:value-type="float" office:value="7203">
            <text:p>7203</text:p>
          </table:table-cell>
          <table:table-cell office:value-type="float" office:value="8892">
            <text:p>8892</text:p>
          </table:table-cell>
          <table:table-cell office:value-type="float" office:value="14743">
            <text:p>14743</text:p>
          </table:table-cell>
          <table:table-cell office:value-type="float" office:value="9796">
            <text:p>9796</text:p>
          </table:table-cell>
          <table:table-cell office:value-type="float" office:value="13750">
            <text:p>13750</text:p>
          </table:table-cell>
          <table:table-cell office:value-type="float" office:value="18884">
            <text:p>18884</text:p>
          </table:table-cell>
          <table:table-cell office:value-type="float" office:value="39">
            <text:p>39</text:p>
          </table:table-cell>
          <table:table-cell office:value-type="float" office:value="1795">
            <text:p>1795</text:p>
          </table:table-cell>
          <table:table-cell office:value-type="float" office:value="1711">
            <text:p>1711</text:p>
          </table:table-cell>
          <table:table-cell office:value-type="float" office:value="1570">
            <text:p>1570</text:p>
          </table:table-cell>
          <table:table-cell office:value-type="float" office:value="1506">
            <text:p>1506</text:p>
          </table:table-cell>
          <table:table-cell office:value-type="float" office:value="2092">
            <text:p>2092</text:p>
          </table:table-cell>
          <table:table-cell office:value-type="float" office:value="1645">
            <text:p>1645</text:p>
          </table:table-cell>
          <table:table-cell office:value-type="float" office:value="39">
            <text:p>39</text:p>
          </table:table-cell>
          <table:table-cell table:formula="oooc:=[.I42]-[.K42]" office:value-type="float" office:value="225">
            <text:p>225</text:p>
          </table:table-cell>
          <table:table-cell table:formula="oooc:=[.J42]-[.K42]" office:value-type="float" office:value="141">
            <text:p>141</text:p>
          </table:table-cell>
          <table:table-cell table:formula="oooc:=([.P42]/[.I42])*100" office:value-type="float" office:value="12.5348189415042">
            <text:p>12.53</text:p>
          </table:table-cell>
          <table:table-cell table:formula="oooc:=([.Q42]/[.J42])*100" office:value-type="float" office:value="8.24079485680888">
            <text:p>8.24</text:p>
          </table:table-cell>
          <table:table-cell office:value-type="float" office:value="39">
            <text:p>39</text:p>
          </table:table-cell>
          <table:table-cell table:formula="oooc:=[.I42]-[.I41]" office:value-type="float" office:value="47">
            <text:p>47</text:p>
          </table:table-cell>
          <table:table-cell table:formula="oooc:=[.J42]-[.J41]" office:value-type="float" office:value="32">
            <text:p>32</text:p>
          </table:table-cell>
          <table:table-cell table:formula="oooc:=[.K42]-[.K41]" office:value-type="float" office:value="44">
            <text:p>44</text:p>
          </table:table-cell>
          <table:table-cell table:number-columns-repeated="233"/>
        </table:table-row>
        <table:table-row table:style-name="ro3">
          <table:table-cell office:value-type="float" office:value="40">
            <text:p>40</text:p>
          </table:table-cell>
          <table:table-cell office:value-type="float" office:value="7412">
            <text:p>7412</text:p>
          </table:table-cell>
          <table:table-cell office:value-type="float" office:value="9158">
            <text:p>9158</text:p>
          </table:table-cell>
          <table:table-cell office:value-type="float" office:value="15138">
            <text:p>15138</text:p>
          </table:table-cell>
          <table:table-cell office:value-type="float" office:value="10062">
            <text:p>10062</text:p>
          </table:table-cell>
          <table:table-cell office:value-type="float" office:value="14113">
            <text:p>14113</text:p>
          </table:table-cell>
          <table:table-cell office:value-type="float" office:value="19385">
            <text:p>19385</text:p>
          </table:table-cell>
          <table:table-cell office:value-type="float" office:value="40">
            <text:p>40</text:p>
          </table:table-cell>
          <table:table-cell office:value-type="float" office:value="1813">
            <text:p>1813</text:p>
          </table:table-cell>
          <table:table-cell office:value-type="float" office:value="1740">
            <text:p>1740</text:p>
          </table:table-cell>
          <table:table-cell office:value-type="float" office:value="1599">
            <text:p>1599</text:p>
          </table:table-cell>
          <table:table-cell office:value-type="float" office:value="1525">
            <text:p>1525</text:p>
          </table:table-cell>
          <table:table-cell office:value-type="float" office:value="2135">
            <text:p>2135</text:p>
          </table:table-cell>
          <table:table-cell office:value-type="float" office:value="1672">
            <text:p>1672</text:p>
          </table:table-cell>
          <table:table-cell office:value-type="float" office:value="40">
            <text:p>40</text:p>
          </table:table-cell>
          <table:table-cell table:formula="oooc:=[.I43]-[.K43]" office:value-type="float" office:value="214">
            <text:p>214</text:p>
          </table:table-cell>
          <table:table-cell table:formula="oooc:=[.J43]-[.K43]" office:value-type="float" office:value="141">
            <text:p>141</text:p>
          </table:table-cell>
          <table:table-cell table:formula="oooc:=([.P43]/[.I43])*100" office:value-type="float" office:value="11.8036403750689">
            <text:p>11.8</text:p>
          </table:table-cell>
          <table:table-cell table:formula="oooc:=([.Q43]/[.J43])*100" office:value-type="float" office:value="8.10344827586207">
            <text:p>8.1</text:p>
          </table:table-cell>
          <table:table-cell office:value-type="float" office:value="40">
            <text:p>40</text:p>
          </table:table-cell>
          <table:table-cell table:formula="oooc:=[.I43]-[.I42]" office:value-type="float" office:value="18">
            <text:p>18</text:p>
          </table:table-cell>
          <table:table-cell table:formula="oooc:=[.J43]-[.J42]" office:value-type="float" office:value="29">
            <text:p>29</text:p>
          </table:table-cell>
          <table:table-cell table:formula="oooc:=[.K43]-[.K42]" office:value-type="float" office:value="29">
            <text:p>29</text:p>
          </table:table-cell>
          <table:table-cell table:number-columns-repeated="233"/>
        </table:table-row>
        <table:table-row table:style-name="ro3">
          <table:table-cell office:value-type="float" office:value="41">
            <text:p>41</text:p>
          </table:table-cell>
          <table:table-cell office:value-type="float" office:value="7611">
            <text:p>7611</text:p>
          </table:table-cell>
          <table:table-cell office:value-type="float" office:value="9374">
            <text:p>9374</text:p>
          </table:table-cell>
          <table:table-cell office:value-type="float" office:value="15529">
            <text:p>15529</text:p>
          </table:table-cell>
          <table:table-cell office:value-type="float" office:value="10324">
            <text:p>10324</text:p>
          </table:table-cell>
          <table:table-cell office:value-type="float" office:value="14483">
            <text:p>14483</text:p>
          </table:table-cell>
          <table:table-cell office:value-type="float" office:value="19882">
            <text:p>19882</text:p>
          </table:table-cell>
          <table:table-cell office:value-type="float" office:value="41">
            <text:p>41</text:p>
          </table:table-cell>
          <table:table-cell office:value-type="float" office:value="1866">
            <text:p>1866</text:p>
          </table:table-cell>
          <table:table-cell office:value-type="float" office:value="1790">
            <text:p>1790</text:p>
          </table:table-cell>
          <table:table-cell office:value-type="float" office:value="1629">
            <text:p>1629</text:p>
          </table:table-cell>
          <table:table-cell office:value-type="float" office:value="1567">
            <text:p>1567</text:p>
          </table:table-cell>
          <table:table-cell office:value-type="float" office:value="2191">
            <text:p>2191</text:p>
          </table:table-cell>
          <table:table-cell office:value-type="float" office:value="1691">
            <text:p>1691</text:p>
          </table:table-cell>
          <table:table-cell office:value-type="float" office:value="41">
            <text:p>41</text:p>
          </table:table-cell>
          <table:table-cell table:formula="oooc:=[.I44]-[.K44]" office:value-type="float" office:value="237">
            <text:p>237</text:p>
          </table:table-cell>
          <table:table-cell table:formula="oooc:=[.J44]-[.K44]" office:value-type="float" office:value="161">
            <text:p>161</text:p>
          </table:table-cell>
          <table:table-cell table:formula="oooc:=([.P44]/[.I44])*100" office:value-type="float" office:value="12.7009646302251">
            <text:p>12.7</text:p>
          </table:table-cell>
          <table:table-cell table:formula="oooc:=([.Q44]/[.J44])*100" office:value-type="float" office:value="8.99441340782123">
            <text:p>8.99</text:p>
          </table:table-cell>
          <table:table-cell office:value-type="float" office:value="41">
            <text:p>41</text:p>
          </table:table-cell>
          <table:table-cell table:formula="oooc:=[.I44]-[.I43]" office:value-type="float" office:value="53">
            <text:p>53</text:p>
          </table:table-cell>
          <table:table-cell table:formula="oooc:=[.J44]-[.J43]" office:value-type="float" office:value="50">
            <text:p>50</text:p>
          </table:table-cell>
          <table:table-cell table:formula="oooc:=[.K44]-[.K43]" office:value-type="float" office:value="30">
            <text:p>30</text:p>
          </table:table-cell>
          <table:table-cell table:number-columns-repeated="233"/>
        </table:table-row>
        <table:table-row table:style-name="ro3">
          <table:table-cell office:value-type="float" office:value="42">
            <text:p>42</text:p>
          </table:table-cell>
          <table:table-cell office:value-type="float" office:value="7731">
            <text:p>7731</text:p>
          </table:table-cell>
          <table:table-cell office:value-type="float" office:value="9541">
            <text:p>9541</text:p>
          </table:table-cell>
          <table:table-cell office:value-type="float" office:value="15848">
            <text:p>15848</text:p>
          </table:table-cell>
          <table:table-cell office:value-type="float" office:value="10514">
            <text:p>10514</text:p>
          </table:table-cell>
          <table:table-cell office:value-type="float" office:value="14787">
            <text:p>14787</text:p>
          </table:table-cell>
          <table:table-cell office:value-type="float" office:value="20307">
            <text:p>20307</text:p>
          </table:table-cell>
          <table:table-cell office:value-type="float" office:value="42">
            <text:p>42</text:p>
          </table:table-cell>
          <table:table-cell office:value-type="float" office:value="1908">
            <text:p>1908</text:p>
          </table:table-cell>
          <table:table-cell office:value-type="float" office:value="1822">
            <text:p>1822</text:p>
          </table:table-cell>
          <table:table-cell office:value-type="float" office:value="1665">
            <text:p>1665</text:p>
          </table:table-cell>
          <table:table-cell office:value-type="float" office:value="1599">
            <text:p>1599</text:p>
          </table:table-cell>
          <table:table-cell office:value-type="float" office:value="2227">
            <text:p>2227</text:p>
          </table:table-cell>
          <table:table-cell office:value-type="float" office:value="1734">
            <text:p>1734</text:p>
          </table:table-cell>
          <table:table-cell office:value-type="float" office:value="42">
            <text:p>42</text:p>
          </table:table-cell>
          <table:table-cell table:formula="oooc:=[.I45]-[.K45]" office:value-type="float" office:value="243">
            <text:p>243</text:p>
          </table:table-cell>
          <table:table-cell table:formula="oooc:=[.J45]-[.K45]" office:value-type="float" office:value="157">
            <text:p>157</text:p>
          </table:table-cell>
          <table:table-cell table:formula="oooc:=([.P45]/[.I45])*100" office:value-type="float" office:value="12.7358490566038">
            <text:p>12.74</text:p>
          </table:table-cell>
          <table:table-cell table:formula="oooc:=([.Q45]/[.J45])*100" office:value-type="float" office:value="8.61690450054885">
            <text:p>8.62</text:p>
          </table:table-cell>
          <table:table-cell office:value-type="float" office:value="42">
            <text:p>42</text:p>
          </table:table-cell>
          <table:table-cell table:formula="oooc:=[.I45]-[.I44]" office:value-type="float" office:value="42">
            <text:p>42</text:p>
          </table:table-cell>
          <table:table-cell table:formula="oooc:=[.J45]-[.J44]" office:value-type="float" office:value="32">
            <text:p>32</text:p>
          </table:table-cell>
          <table:table-cell table:formula="oooc:=[.K45]-[.K44]" office:value-type="float" office:value="36">
            <text:p>36</text:p>
          </table:table-cell>
          <table:table-cell table:number-columns-repeated="233"/>
        </table:table-row>
        <table:table-row table:style-name="ro3">
          <table:table-cell office:value-type="float" office:value="43">
            <text:p>43</text:p>
          </table:table-cell>
          <table:table-cell office:value-type="float" office:value="7951">
            <text:p>7951</text:p>
          </table:table-cell>
          <table:table-cell office:value-type="float" office:value="9778">
            <text:p>9778</text:p>
          </table:table-cell>
          <table:table-cell office:value-type="float" office:value="16240">
            <text:p>16240</text:p>
          </table:table-cell>
          <table:table-cell office:value-type="float" office:value="10777">
            <text:p>10777</text:p>
          </table:table-cell>
          <table:table-cell office:value-type="float" office:value="15156">
            <text:p>15156</text:p>
          </table:table-cell>
          <table:table-cell office:value-type="float" office:value="20805">
            <text:p>20805</text:p>
          </table:table-cell>
          <table:table-cell office:value-type="float" office:value="43">
            <text:p>43</text:p>
          </table:table-cell>
          <table:table-cell office:value-type="float" office:value="1944">
            <text:p>1944</text:p>
          </table:table-cell>
          <table:table-cell office:value-type="float" office:value="1852">
            <text:p>1852</text:p>
          </table:table-cell>
          <table:table-cell office:value-type="float" office:value="1682">
            <text:p>1682</text:p>
          </table:table-cell>
          <table:table-cell office:value-type="float" office:value="1621">
            <text:p>1621</text:p>
          </table:table-cell>
          <table:table-cell office:value-type="float" office:value="2263">
            <text:p>2263</text:p>
          </table:table-cell>
          <table:table-cell office:value-type="float" office:value="1762">
            <text:p>1762</text:p>
          </table:table-cell>
          <table:table-cell office:value-type="float" office:value="43">
            <text:p>43</text:p>
          </table:table-cell>
          <table:table-cell table:formula="oooc:=[.I46]-[.K46]" office:value-type="float" office:value="262">
            <text:p>262</text:p>
          </table:table-cell>
          <table:table-cell table:formula="oooc:=[.J46]-[.K46]" office:value-type="float" office:value="170">
            <text:p>170</text:p>
          </table:table-cell>
          <table:table-cell table:formula="oooc:=([.P46]/[.I46])*100" office:value-type="float" office:value="13.477366255144">
            <text:p>13.48</text:p>
          </table:table-cell>
          <table:table-cell table:formula="oooc:=([.Q46]/[.J46])*100" office:value-type="float" office:value="9.1792656587473">
            <text:p>9.18</text:p>
          </table:table-cell>
          <table:table-cell office:value-type="float" office:value="43">
            <text:p>43</text:p>
          </table:table-cell>
          <table:table-cell table:formula="oooc:=[.I46]-[.I45]" office:value-type="float" office:value="36">
            <text:p>36</text:p>
          </table:table-cell>
          <table:table-cell table:formula="oooc:=[.J46]-[.J45]" office:value-type="float" office:value="30">
            <text:p>30</text:p>
          </table:table-cell>
          <table:table-cell table:formula="oooc:=[.K46]-[.K45]" office:value-type="float" office:value="17">
            <text:p>17</text:p>
          </table:table-cell>
          <table:table-cell table:number-columns-repeated="233"/>
        </table:table-row>
        <table:table-row table:style-name="ro3">
          <table:table-cell office:value-type="float" office:value="44">
            <text:p>44</text:p>
          </table:table-cell>
          <table:table-cell office:value-type="float" office:value="8126">
            <text:p>8126</text:p>
          </table:table-cell>
          <table:table-cell office:value-type="float" office:value="9989">
            <text:p>9989</text:p>
          </table:table-cell>
          <table:table-cell office:value-type="float" office:value="16599">
            <text:p>16599</text:p>
          </table:table-cell>
          <table:table-cell office:value-type="float" office:value="11007">
            <text:p>11007</text:p>
          </table:table-cell>
          <table:table-cell office:value-type="float" office:value="15482">
            <text:p>15482</text:p>
          </table:table-cell>
          <table:table-cell office:value-type="float" office:value="21270">
            <text:p>21270</text:p>
          </table:table-cell>
          <table:table-cell office:value-type="float" office:value="44">
            <text:p>44</text:p>
          </table:table-cell>
          <table:table-cell office:value-type="float" office:value="1973">
            <text:p>1973</text:p>
          </table:table-cell>
          <table:table-cell office:value-type="float" office:value="1866">
            <text:p>1866</text:p>
          </table:table-cell>
          <table:table-cell office:value-type="float" office:value="1704">
            <text:p>1704</text:p>
          </table:table-cell>
          <table:table-cell office:value-type="float" office:value="1639">
            <text:p>1639</text:p>
          </table:table-cell>
          <table:table-cell office:value-type="float" office:value="2301">
            <text:p>2301</text:p>
          </table:table-cell>
          <table:table-cell office:value-type="float" office:value="1784">
            <text:p>1784</text:p>
          </table:table-cell>
          <table:table-cell office:value-type="float" office:value="44">
            <text:p>44</text:p>
          </table:table-cell>
          <table:table-cell table:formula="oooc:=[.I47]-[.K47]" office:value-type="float" office:value="269">
            <text:p>269</text:p>
          </table:table-cell>
          <table:table-cell table:formula="oooc:=[.J47]-[.K47]" office:value-type="float" office:value="162">
            <text:p>162</text:p>
          </table:table-cell>
          <table:table-cell table:formula="oooc:=([.P47]/[.I47])*100" office:value-type="float" office:value="13.6340598073999">
            <text:p>13.63</text:p>
          </table:table-cell>
          <table:table-cell table:formula="oooc:=([.Q47]/[.J47])*100" office:value-type="float" office:value="8.68167202572347">
            <text:p>8.68</text:p>
          </table:table-cell>
          <table:table-cell office:value-type="float" office:value="44">
            <text:p>44</text:p>
          </table:table-cell>
          <table:table-cell table:formula="oooc:=[.I47]-[.I46]" office:value-type="float" office:value="29">
            <text:p>29</text:p>
          </table:table-cell>
          <table:table-cell table:formula="oooc:=[.J47]-[.J46]" office:value-type="float" office:value="14">
            <text:p>14</text:p>
          </table:table-cell>
          <table:table-cell table:formula="oooc:=[.K47]-[.K46]" office:value-type="float" office:value="22">
            <text:p>22</text:p>
          </table:table-cell>
          <table:table-cell table:number-columns-repeated="233"/>
        </table:table-row>
        <table:table-row table:style-name="ro3">
          <table:table-cell office:value-type="float" office:value="45">
            <text:p>45</text:p>
          </table:table-cell>
          <table:table-cell office:value-type="float" office:value="8401">
            <text:p>8401</text:p>
          </table:table-cell>
          <table:table-cell office:value-type="float" office:value="10293">
            <text:p>10293</text:p>
          </table:table-cell>
          <table:table-cell office:value-type="float" office:value="17080">
            <text:p>17080</text:p>
          </table:table-cell>
          <table:table-cell office:value-type="float" office:value="11359">
            <text:p>11359</text:p>
          </table:table-cell>
          <table:table-cell office:value-type="float" office:value="15935">
            <text:p>15935</text:p>
          </table:table-cell>
          <table:table-cell office:value-type="float" office:value="21857">
            <text:p>21857</text:p>
          </table:table-cell>
          <table:table-cell office:value-type="float" office:value="45">
            <text:p>45</text:p>
          </table:table-cell>
          <table:table-cell office:value-type="float" office:value="2023">
            <text:p>2023</text:p>
          </table:table-cell>
          <table:table-cell office:value-type="float" office:value="1902">
            <text:p>1902</text:p>
          </table:table-cell>
          <table:table-cell office:value-type="float" office:value="1740">
            <text:p>1740</text:p>
          </table:table-cell>
          <table:table-cell office:value-type="float" office:value="1670">
            <text:p>1670</text:p>
          </table:table-cell>
          <table:table-cell office:value-type="float" office:value="2347">
            <text:p>2347</text:p>
          </table:table-cell>
          <table:table-cell office:value-type="float" office:value="1813">
            <text:p>1813</text:p>
          </table:table-cell>
          <table:table-cell office:value-type="float" office:value="45">
            <text:p>45</text:p>
          </table:table-cell>
          <table:table-cell table:formula="oooc:=[.I48]-[.K48]" office:value-type="float" office:value="283">
            <text:p>283</text:p>
          </table:table-cell>
          <table:table-cell table:formula="oooc:=[.J48]-[.K48]" office:value-type="float" office:value="162">
            <text:p>162</text:p>
          </table:table-cell>
          <table:table-cell table:formula="oooc:=([.P48]/[.I48])*100" office:value-type="float" office:value="13.9891250617894">
            <text:p>13.99</text:p>
          </table:table-cell>
          <table:table-cell table:formula="oooc:=([.Q48]/[.J48])*100" office:value-type="float" office:value="8.51735015772871">
            <text:p>8.52</text:p>
          </table:table-cell>
          <table:table-cell office:value-type="float" office:value="45">
            <text:p>45</text:p>
          </table:table-cell>
          <table:table-cell table:formula="oooc:=[.I48]-[.I47]" office:value-type="float" office:value="50">
            <text:p>50</text:p>
          </table:table-cell>
          <table:table-cell table:formula="oooc:=[.J48]-[.J47]" office:value-type="float" office:value="36">
            <text:p>36</text:p>
          </table:table-cell>
          <table:table-cell table:formula="oooc:=[.K48]-[.K47]" office:value-type="float" office:value="36">
            <text:p>36</text:p>
          </table:table-cell>
          <table:table-cell table:number-columns-repeated="233"/>
        </table:table-row>
        <table:table-row table:style-name="ro3">
          <table:table-cell office:value-type="float" office:value="46">
            <text:p>46</text:p>
          </table:table-cell>
          <table:table-cell office:value-type="float" office:value="8511">
            <text:p>8511</text:p>
          </table:table-cell>
          <table:table-cell office:value-type="float" office:value="10492">
            <text:p>10492</text:p>
          </table:table-cell>
          <table:table-cell office:value-type="float" office:value="17438">
            <text:p>17438</text:p>
          </table:table-cell>
          <table:table-cell office:value-type="float" office:value="11588">
            <text:p>11588</text:p>
          </table:table-cell>
          <table:table-cell office:value-type="float" office:value="16260">
            <text:p>16260</text:p>
          </table:table-cell>
          <table:table-cell office:value-type="float" office:value="22321">
            <text:p>22321</text:p>
          </table:table-cell>
          <table:table-cell office:value-type="float" office:value="46">
            <text:p>46</text:p>
          </table:table-cell>
          <table:table-cell office:value-type="float" office:value="2054">
            <text:p>2054</text:p>
          </table:table-cell>
          <table:table-cell office:value-type="float" office:value="1959">
            <text:p>1959</text:p>
          </table:table-cell>
          <table:table-cell office:value-type="float" office:value="1773">
            <text:p>1773</text:p>
          </table:table-cell>
          <table:table-cell office:value-type="float" office:value="1705">
            <text:p>1705</text:p>
          </table:table-cell>
          <table:table-cell office:value-type="float" office:value="2397">
            <text:p>2397</text:p>
          </table:table-cell>
          <table:table-cell office:value-type="float" office:value="1840">
            <text:p>1840</text:p>
          </table:table-cell>
          <table:table-cell office:value-type="float" office:value="46">
            <text:p>46</text:p>
          </table:table-cell>
          <table:table-cell table:formula="oooc:=[.I49]-[.K49]" office:value-type="float" office:value="281">
            <text:p>281</text:p>
          </table:table-cell>
          <table:table-cell table:formula="oooc:=[.J49]-[.K49]" office:value-type="float" office:value="186">
            <text:p>186</text:p>
          </table:table-cell>
          <table:table-cell table:formula="oooc:=([.P49]/[.I49])*100" office:value-type="float" office:value="13.6806231742941">
            <text:p>13.68</text:p>
          </table:table-cell>
          <table:table-cell table:formula="oooc:=([.Q49]/[.J49])*100" office:value-type="float" office:value="9.49464012251149">
            <text:p>9.49</text:p>
          </table:table-cell>
          <table:table-cell office:value-type="float" office:value="46">
            <text:p>46</text:p>
          </table:table-cell>
          <table:table-cell table:formula="oooc:=[.I49]-[.I48]" office:value-type="float" office:value="31">
            <text:p>31</text:p>
          </table:table-cell>
          <table:table-cell table:formula="oooc:=[.J49]-[.J48]" office:value-type="float" office:value="57">
            <text:p>57</text:p>
          </table:table-cell>
          <table:table-cell table:formula="oooc:=[.K49]-[.K48]" office:value-type="float" office:value="33">
            <text:p>33</text:p>
          </table:table-cell>
          <table:table-cell table:number-columns-repeated="233"/>
        </table:table-row>
        <table:table-row table:style-name="ro3">
          <table:table-cell office:value-type="float" office:value="47">
            <text:p>47</text:p>
          </table:table-cell>
          <table:table-cell office:value-type="float" office:value="8716">
            <text:p>8716</text:p>
          </table:table-cell>
          <table:table-cell office:value-type="float" office:value="10705">
            <text:p>10705</text:p>
          </table:table-cell>
          <table:table-cell office:value-type="float" office:value="17799">
            <text:p>17799</text:p>
          </table:table-cell>
          <table:table-cell office:value-type="float" office:value="11820">
            <text:p>11820</text:p>
          </table:table-cell>
          <table:table-cell office:value-type="float" office:value="16601">
            <text:p>16601</text:p>
          </table:table-cell>
          <table:table-cell office:value-type="float" office:value="22788">
            <text:p>22788</text:p>
          </table:table-cell>
          <table:table-cell office:value-type="float" office:value="47">
            <text:p>47</text:p>
          </table:table-cell>
          <table:table-cell office:value-type="float" office:value="2084">
            <text:p>2084</text:p>
          </table:table-cell>
          <table:table-cell office:value-type="float" office:value="1967">
            <text:p>1967</text:p>
          </table:table-cell>
          <table:table-cell office:value-type="float" office:value="1807">
            <text:p>1807</text:p>
          </table:table-cell>
          <table:table-cell office:value-type="float" office:value="1737">
            <text:p>1737</text:p>
          </table:table-cell>
          <table:table-cell office:value-type="float" office:value="2452">
            <text:p>2452</text:p>
          </table:table-cell>
          <table:table-cell office:value-type="float" office:value="1886">
            <text:p>1886</text:p>
          </table:table-cell>
          <table:table-cell office:value-type="float" office:value="47">
            <text:p>47</text:p>
          </table:table-cell>
          <table:table-cell table:formula="oooc:=[.I50]-[.K50]" office:value-type="float" office:value="277">
            <text:p>277</text:p>
          </table:table-cell>
          <table:table-cell table:formula="oooc:=[.J50]-[.K50]" office:value-type="float" office:value="160">
            <text:p>160</text:p>
          </table:table-cell>
          <table:table-cell table:formula="oooc:=([.P50]/[.I50])*100" office:value-type="float" office:value="13.2917466410749">
            <text:p>13.29</text:p>
          </table:table-cell>
          <table:table-cell table:formula="oooc:=([.Q50]/[.J50])*100" office:value-type="float" office:value="8.13421453990849">
            <text:p>8.13</text:p>
          </table:table-cell>
          <table:table-cell office:value-type="float" office:value="47">
            <text:p>47</text:p>
          </table:table-cell>
          <table:table-cell table:formula="oooc:=[.I50]-[.I49]" office:value-type="float" office:value="30">
            <text:p>30</text:p>
          </table:table-cell>
          <table:table-cell table:formula="oooc:=[.J50]-[.J49]" office:value-type="float" office:value="8">
            <text:p>8</text:p>
          </table:table-cell>
          <table:table-cell table:formula="oooc:=[.K50]-[.K49]" office:value-type="float" office:value="34">
            <text:p>34</text:p>
          </table:table-cell>
          <table:table-cell table:number-columns-repeated="233"/>
        </table:table-row>
        <table:table-row table:style-name="ro3">
          <table:table-cell office:value-type="float" office:value="48">
            <text:p>48</text:p>
          </table:table-cell>
          <table:table-cell office:value-type="float" office:value="8887">
            <text:p>8887</text:p>
          </table:table-cell>
          <table:table-cell office:value-type="float" office:value="10909">
            <text:p>10909</text:p>
          </table:table-cell>
          <table:table-cell office:value-type="float" office:value="18166">
            <text:p>18166</text:p>
          </table:table-cell>
          <table:table-cell office:value-type="float" office:value="12058">
            <text:p>12058</text:p>
          </table:table-cell>
          <table:table-cell office:value-type="float" office:value="16934">
            <text:p>16934</text:p>
          </table:table-cell>
          <table:table-cell office:value-type="float" office:value="23261">
            <text:p>23261</text:p>
          </table:table-cell>
          <table:table-cell office:value-type="float" office:value="48">
            <text:p>48</text:p>
          </table:table-cell>
          <table:table-cell office:value-type="float" office:value="2125">
            <text:p>2125</text:p>
          </table:table-cell>
          <table:table-cell office:value-type="float" office:value="2015">
            <text:p>2015</text:p>
          </table:table-cell>
          <table:table-cell office:value-type="float" office:value="1823">
            <text:p>1823</text:p>
          </table:table-cell>
          <table:table-cell office:value-type="float" office:value="1756">
            <text:p>1756</text:p>
          </table:table-cell>
          <table:table-cell office:value-type="float" office:value="2487">
            <text:p>2487</text:p>
          </table:table-cell>
          <table:table-cell office:value-type="float" office:value="1895">
            <text:p>1895</text:p>
          </table:table-cell>
          <table:table-cell office:value-type="float" office:value="48">
            <text:p>48</text:p>
          </table:table-cell>
          <table:table-cell table:formula="oooc:=[.I51]-[.K51]" office:value-type="float" office:value="302">
            <text:p>302</text:p>
          </table:table-cell>
          <table:table-cell table:formula="oooc:=[.J51]-[.K51]" office:value-type="float" office:value="192">
            <text:p>192</text:p>
          </table:table-cell>
          <table:table-cell table:formula="oooc:=([.P51]/[.I51])*100" office:value-type="float" office:value="14.2117647058824">
            <text:p>14.21</text:p>
          </table:table-cell>
          <table:table-cell table:formula="oooc:=([.Q51]/[.J51])*100" office:value-type="float" office:value="9.52853598014888">
            <text:p>9.53</text:p>
          </table:table-cell>
          <table:table-cell office:value-type="float" office:value="48">
            <text:p>48</text:p>
          </table:table-cell>
          <table:table-cell table:formula="oooc:=[.I51]-[.I50]" office:value-type="float" office:value="41">
            <text:p>41</text:p>
          </table:table-cell>
          <table:table-cell table:formula="oooc:=[.J51]-[.J50]" office:value-type="float" office:value="48">
            <text:p>48</text:p>
          </table:table-cell>
          <table:table-cell table:formula="oooc:=[.K51]-[.K50]" office:value-type="float" office:value="16">
            <text:p>16</text:p>
          </table:table-cell>
          <table:table-cell table:number-columns-repeated="233"/>
        </table:table-row>
        <table:table-row table:style-name="ro3">
          <table:table-cell office:value-type="float" office:value="49">
            <text:p>49</text:p>
          </table:table-cell>
          <table:table-cell office:value-type="float" office:value="9038">
            <text:p>9038</text:p>
          </table:table-cell>
          <table:table-cell office:value-type="float" office:value="11097">
            <text:p>11097</text:p>
          </table:table-cell>
          <table:table-cell office:value-type="float" office:value="18508">
            <text:p>18508</text:p>
          </table:table-cell>
          <table:table-cell office:value-type="float" office:value="12271">
            <text:p>12271</text:p>
          </table:table-cell>
          <table:table-cell office:value-type="float" office:value="17250">
            <text:p>17250</text:p>
          </table:table-cell>
          <table:table-cell office:value-type="float" office:value="23709">
            <text:p>23709</text:p>
          </table:table-cell>
          <table:table-cell office:value-type="float" office:value="49">
            <text:p>49</text:p>
          </table:table-cell>
          <table:table-cell office:value-type="float" office:value="2156">
            <text:p>2156</text:p>
          </table:table-cell>
          <table:table-cell office:value-type="float" office:value="2039">
            <text:p>2039</text:p>
          </table:table-cell>
          <table:table-cell office:value-type="float" office:value="1861">
            <text:p>1861</text:p>
          </table:table-cell>
          <table:table-cell office:value-type="float" office:value="1794">
            <text:p>1794</text:p>
          </table:table-cell>
          <table:table-cell office:value-type="float" office:value="2540">
            <text:p>2540</text:p>
          </table:table-cell>
          <table:table-cell office:value-type="float" office:value="1942">
            <text:p>1942</text:p>
          </table:table-cell>
          <table:table-cell office:value-type="float" office:value="49">
            <text:p>49</text:p>
          </table:table-cell>
          <table:table-cell table:formula="oooc:=[.I52]-[.K52]" office:value-type="float" office:value="295">
            <text:p>295</text:p>
          </table:table-cell>
          <table:table-cell table:formula="oooc:=[.J52]-[.K52]" office:value-type="float" office:value="178">
            <text:p>178</text:p>
          </table:table-cell>
          <table:table-cell table:formula="oooc:=([.P52]/[.I52])*100" office:value-type="float" office:value="13.682745825603">
            <text:p>13.68</text:p>
          </table:table-cell>
          <table:table-cell table:formula="oooc:=([.Q52]/[.J52])*100" office:value-type="float" office:value="8.72976949485042">
            <text:p>8.73</text:p>
          </table:table-cell>
          <table:table-cell office:value-type="float" office:value="49">
            <text:p>49</text:p>
          </table:table-cell>
          <table:table-cell table:formula="oooc:=[.I52]-[.I51]" office:value-type="float" office:value="31">
            <text:p>31</text:p>
          </table:table-cell>
          <table:table-cell table:formula="oooc:=[.J52]-[.J51]" office:value-type="float" office:value="24">
            <text:p>24</text:p>
          </table:table-cell>
          <table:table-cell table:formula="oooc:=[.K52]-[.K51]" office:value-type="float" office:value="38">
            <text:p>38</text:p>
          </table:table-cell>
          <table:table-cell table:number-columns-repeated="233"/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9231">
            <text:p>9231</text:p>
          </table:table-cell>
          <table:table-cell office:value-type="float" office:value="11357">
            <text:p>11357</text:p>
          </table:table-cell>
          <table:table-cell office:value-type="float" office:value="18935">
            <text:p>18935</text:p>
          </table:table-cell>
          <table:table-cell office:value-type="float" office:value="12569">
            <text:p>12569</text:p>
          </table:table-cell>
          <table:table-cell office:value-type="float" office:value="17646">
            <text:p>17646</text:p>
          </table:table-cell>
          <table:table-cell office:value-type="float" office:value="24242">
            <text:p>24242</text:p>
          </table:table-cell>
          <table:table-cell office:value-type="float" office:value="50">
            <text:p>50</text:p>
          </table:table-cell>
          <table:table-cell office:value-type="float" office:value="2204">
            <text:p>2204</text:p>
          </table:table-cell>
          <table:table-cell office:value-type="float" office:value="2078">
            <text:p>2078</text:p>
          </table:table-cell>
          <table:table-cell office:value-type="float" office:value="1900">
            <text:p>1900</text:p>
          </table:table-cell>
          <table:table-cell office:value-type="float" office:value="1830">
            <text:p>1830</text:p>
          </table:table-cell>
          <table:table-cell office:value-type="float" office:value="2580">
            <text:p>2580</text:p>
          </table:table-cell>
          <table:table-cell office:value-type="float" office:value="1974">
            <text:p>1974</text:p>
          </table:table-cell>
          <table:table-cell office:value-type="float" office:value="50">
            <text:p>50</text:p>
          </table:table-cell>
          <table:table-cell table:formula="oooc:=[.I53]-[.K53]" office:value-type="float" office:value="304">
            <text:p>304</text:p>
          </table:table-cell>
          <table:table-cell table:formula="oooc:=[.J53]-[.K53]" office:value-type="float" office:value="178">
            <text:p>178</text:p>
          </table:table-cell>
          <table:table-cell table:formula="oooc:=([.P53]/[.I53])*100" office:value-type="float" office:value="13.7931034482759">
            <text:p>13.79</text:p>
          </table:table-cell>
          <table:table-cell table:formula="oooc:=([.Q53]/[.J53])*100" office:value-type="float" office:value="8.56592877767084">
            <text:p>8.57</text:p>
          </table:table-cell>
          <table:table-cell office:value-type="float" office:value="50">
            <text:p>50</text:p>
          </table:table-cell>
          <table:table-cell table:formula="oooc:=[.I53]-[.I52]" office:value-type="float" office:value="48">
            <text:p>48</text:p>
          </table:table-cell>
          <table:table-cell table:formula="oooc:=[.J53]-[.J52]" office:value-type="float" office:value="39">
            <text:p>39</text:p>
          </table:table-cell>
          <table:table-cell table:formula="oooc:=[.K53]-[.K52]" office:value-type="float" office:value="39">
            <text:p>39</text:p>
          </table:table-cell>
          <table:table-cell table:number-columns-repeated="233"/>
        </table:table-row>
        <table:table-row table:style-name="ro3">
          <table:table-cell office:value-type="float" office:value="51">
            <text:p>51</text:p>
          </table:table-cell>
          <table:table-cell office:value-type="float" office:value="9365">
            <text:p>9365</text:p>
          </table:table-cell>
          <table:table-cell office:value-type="float" office:value="11580">
            <text:p>11580</text:p>
          </table:table-cell>
          <table:table-cell office:value-type="float" office:value="19309">
            <text:p>19309</text:p>
          </table:table-cell>
          <table:table-cell office:value-type="float" office:value="12814">
            <text:p>12814</text:p>
          </table:table-cell>
          <table:table-cell office:value-type="float" office:value="18010">
            <text:p>18010</text:p>
          </table:table-cell>
          <table:table-cell office:value-type="float" office:value="24722">
            <text:p>24722</text:p>
          </table:table-cell>
          <table:table-cell office:value-type="float" office:value="51">
            <text:p>51</text:p>
          </table:table-cell>
          <table:table-cell office:value-type="float" office:value="2225">
            <text:p>2225</text:p>
          </table:table-cell>
          <table:table-cell office:value-type="float" office:value="2121">
            <text:p>2121</text:p>
          </table:table-cell>
          <table:table-cell office:value-type="float" office:value="1920">
            <text:p>1920</text:p>
          </table:table-cell>
          <table:table-cell office:value-type="float" office:value="1847">
            <text:p>1847</text:p>
          </table:table-cell>
          <table:table-cell office:value-type="float" office:value="2604">
            <text:p>2604</text:p>
          </table:table-cell>
          <table:table-cell office:value-type="float" office:value="2002">
            <text:p>2002</text:p>
          </table:table-cell>
          <table:table-cell office:value-type="float" office:value="51">
            <text:p>51</text:p>
          </table:table-cell>
          <table:table-cell table:formula="oooc:=[.I54]-[.K54]" office:value-type="float" office:value="305">
            <text:p>305</text:p>
          </table:table-cell>
          <table:table-cell table:formula="oooc:=[.J54]-[.K54]" office:value-type="float" office:value="201">
            <text:p>201</text:p>
          </table:table-cell>
          <table:table-cell table:formula="oooc:=([.P54]/[.I54])*100" office:value-type="float" office:value="13.7078651685393">
            <text:p>13.71</text:p>
          </table:table-cell>
          <table:table-cell table:formula="oooc:=([.Q54]/[.J54])*100" office:value-type="float" office:value="9.47666195190948">
            <text:p>9.48</text:p>
          </table:table-cell>
          <table:table-cell office:value-type="float" office:value="51">
            <text:p>51</text:p>
          </table:table-cell>
          <table:table-cell table:formula="oooc:=[.I54]-[.I53]" office:value-type="float" office:value="21">
            <text:p>21</text:p>
          </table:table-cell>
          <table:table-cell table:formula="oooc:=[.J54]-[.J53]" office:value-type="float" office:value="43">
            <text:p>43</text:p>
          </table:table-cell>
          <table:table-cell table:formula="oooc:=[.K54]-[.K53]" office:value-type="float" office:value="20">
            <text:p>20</text:p>
          </table:table-cell>
          <table:table-cell table:number-columns-repeated="233"/>
        </table:table-row>
        <table:table-row table:style-name="ro3">
          <table:table-cell office:value-type="float" office:value="52">
            <text:p>52</text:p>
          </table:table-cell>
          <table:table-cell office:value-type="float" office:value="9608">
            <text:p>9608</text:p>
          </table:table-cell>
          <table:table-cell office:value-type="float" office:value="11789">
            <text:p>11789</text:p>
          </table:table-cell>
          <table:table-cell office:value-type="float" office:value="19687">
            <text:p>19687</text:p>
          </table:table-cell>
          <table:table-cell office:value-type="float" office:value="13063">
            <text:p>13063</text:p>
          </table:table-cell>
          <table:table-cell office:value-type="float" office:value="18351">
            <text:p>18351</text:p>
          </table:table-cell>
          <table:table-cell office:value-type="float" office:value="25206">
            <text:p>25206</text:p>
          </table:table-cell>
          <table:table-cell office:value-type="float" office:value="52">
            <text:p>52</text:p>
          </table:table-cell>
          <table:table-cell office:value-type="float" office:value="2295">
            <text:p>2295</text:p>
          </table:table-cell>
          <table:table-cell office:value-type="float" office:value="2140">
            <text:p>2140</text:p>
          </table:table-cell>
          <table:table-cell office:value-type="float" office:value="1951">
            <text:p>1951</text:p>
          </table:table-cell>
          <table:table-cell office:value-type="float" office:value="1883">
            <text:p>1883</text:p>
          </table:table-cell>
          <table:table-cell office:value-type="float" office:value="2645">
            <text:p>2645</text:p>
          </table:table-cell>
          <table:table-cell office:value-type="float" office:value="2031">
            <text:p>2031</text:p>
          </table:table-cell>
          <table:table-cell office:value-type="float" office:value="52">
            <text:p>52</text:p>
          </table:table-cell>
          <table:table-cell table:formula="oooc:=[.I55]-[.K55]" office:value-type="float" office:value="344">
            <text:p>344</text:p>
          </table:table-cell>
          <table:table-cell table:formula="oooc:=[.J55]-[.K55]" office:value-type="float" office:value="189">
            <text:p>189</text:p>
          </table:table-cell>
          <table:table-cell table:formula="oooc:=([.P55]/[.I55])*100" office:value-type="float" office:value="14.9891067538126">
            <text:p>14.99</text:p>
          </table:table-cell>
          <table:table-cell table:formula="oooc:=([.Q55]/[.J55])*100" office:value-type="float" office:value="8.83177570093458">
            <text:p>8.83</text:p>
          </table:table-cell>
          <table:table-cell office:value-type="float" office:value="52">
            <text:p>52</text:p>
          </table:table-cell>
          <table:table-cell table:formula="oooc:=[.I55]-[.I54]" office:value-type="float" office:value="70">
            <text:p>70</text:p>
          </table:table-cell>
          <table:table-cell table:formula="oooc:=[.J55]-[.J54]" office:value-type="float" office:value="19">
            <text:p>19</text:p>
          </table:table-cell>
          <table:table-cell table:formula="oooc:=[.K55]-[.K54]" office:value-type="float" office:value="31">
            <text:p>31</text:p>
          </table:table-cell>
          <table:table-cell table:number-columns-repeated="233"/>
        </table:table-row>
        <table:table-row table:style-name="ro3">
          <table:table-cell office:value-type="float" office:value="53">
            <text:p>53</text:p>
          </table:table-cell>
          <table:table-cell office:value-type="float" office:value="9773">
            <text:p>9773</text:p>
          </table:table-cell>
          <table:table-cell office:value-type="float" office:value="12014">
            <text:p>12014</text:p>
          </table:table-cell>
          <table:table-cell office:value-type="float" office:value="20051">
            <text:p>20051</text:p>
          </table:table-cell>
          <table:table-cell office:value-type="float" office:value="13298">
            <text:p>13298</text:p>
          </table:table-cell>
          <table:table-cell office:value-type="float" office:value="18696">
            <text:p>18696</text:p>
          </table:table-cell>
          <table:table-cell office:value-type="float" office:value="25676">
            <text:p>25676</text:p>
          </table:table-cell>
          <table:table-cell office:value-type="float" office:value="53">
            <text:p>53</text:p>
          </table:table-cell>
          <table:table-cell office:value-type="float" office:value="2303">
            <text:p>2303</text:p>
          </table:table-cell>
          <table:table-cell office:value-type="float" office:value="2176">
            <text:p>2176</text:p>
          </table:table-cell>
          <table:table-cell office:value-type="float" office:value="1966">
            <text:p>1966</text:p>
          </table:table-cell>
          <table:table-cell office:value-type="float" office:value="1895">
            <text:p>1895</text:p>
          </table:table-cell>
          <table:table-cell office:value-type="float" office:value="2698">
            <text:p>2698</text:p>
          </table:table-cell>
          <table:table-cell office:value-type="float" office:value="2048">
            <text:p>2048</text:p>
          </table:table-cell>
          <table:table-cell office:value-type="float" office:value="53">
            <text:p>53</text:p>
          </table:table-cell>
          <table:table-cell table:formula="oooc:=[.I56]-[.K56]" office:value-type="float" office:value="337">
            <text:p>337</text:p>
          </table:table-cell>
          <table:table-cell table:formula="oooc:=[.J56]-[.K56]" office:value-type="float" office:value="210">
            <text:p>210</text:p>
          </table:table-cell>
          <table:table-cell table:formula="oooc:=([.P56]/[.I56])*100" office:value-type="float" office:value="14.6330872774642">
            <text:p>14.63</text:p>
          </table:table-cell>
          <table:table-cell table:formula="oooc:=([.Q56]/[.J56])*100" office:value-type="float" office:value="9.65073529411765">
            <text:p>9.65</text:p>
          </table:table-cell>
          <table:table-cell office:value-type="float" office:value="53">
            <text:p>53</text:p>
          </table:table-cell>
          <table:table-cell table:formula="oooc:=[.I56]-[.I55]" office:value-type="float" office:value="8">
            <text:p>8</text:p>
          </table:table-cell>
          <table:table-cell table:formula="oooc:=[.J56]-[.J55]" office:value-type="float" office:value="36">
            <text:p>36</text:p>
          </table:table-cell>
          <table:table-cell table:formula="oooc:=[.K56]-[.K55]" office:value-type="float" office:value="15">
            <text:p>15</text:p>
          </table:table-cell>
          <table:table-cell table:number-columns-repeated="233"/>
        </table:table-row>
        <table:table-row table:style-name="ro3">
          <table:table-cell office:value-type="float" office:value="54">
            <text:p>54</text:p>
          </table:table-cell>
          <table:table-cell office:value-type="float" office:value="9895">
            <text:p>9895</text:p>
          </table:table-cell>
          <table:table-cell office:value-type="float" office:value="12185">
            <text:p>12185</text:p>
          </table:table-cell>
          <table:table-cell office:value-type="float" office:value="20401">
            <text:p>20401</text:p>
          </table:table-cell>
          <table:table-cell office:value-type="float" office:value="13519">
            <text:p>13519</text:p>
          </table:table-cell>
          <table:table-cell office:value-type="float" office:value="19019">
            <text:p>19019</text:p>
          </table:table-cell>
          <table:table-cell office:value-type="float" office:value="26132">
            <text:p>26132</text:p>
          </table:table-cell>
          <table:table-cell office:value-type="float" office:value="54">
            <text:p>54</text:p>
          </table:table-cell>
          <table:table-cell office:value-type="float" office:value="2345">
            <text:p>2345</text:p>
          </table:table-cell>
          <table:table-cell office:value-type="float" office:value="2210">
            <text:p>2210</text:p>
          </table:table-cell>
          <table:table-cell office:value-type="float" office:value="1985">
            <text:p>1985</text:p>
          </table:table-cell>
          <table:table-cell office:value-type="float" office:value="1914">
            <text:p>1914</text:p>
          </table:table-cell>
          <table:table-cell office:value-type="float" office:value="2716">
            <text:p>2716</text:p>
          </table:table-cell>
          <table:table-cell office:value-type="float" office:value="2071">
            <text:p>2071</text:p>
          </table:table-cell>
          <table:table-cell office:value-type="float" office:value="54">
            <text:p>54</text:p>
          </table:table-cell>
          <table:table-cell table:formula="oooc:=[.I57]-[.K57]" office:value-type="float" office:value="360">
            <text:p>360</text:p>
          </table:table-cell>
          <table:table-cell table:formula="oooc:=[.J57]-[.K57]" office:value-type="float" office:value="225">
            <text:p>225</text:p>
          </table:table-cell>
          <table:table-cell table:formula="oooc:=([.P57]/[.I57])*100" office:value-type="float" office:value="15.3518123667377">
            <text:p>15.35</text:p>
          </table:table-cell>
          <table:table-cell table:formula="oooc:=([.Q57]/[.J57])*100" office:value-type="float" office:value="10.1809954751131">
            <text:p>10.18</text:p>
          </table:table-cell>
          <table:table-cell office:value-type="float" office:value="54">
            <text:p>54</text:p>
          </table:table-cell>
          <table:table-cell table:formula="oooc:=[.I57]-[.I56]" office:value-type="float" office:value="42">
            <text:p>42</text:p>
          </table:table-cell>
          <table:table-cell table:formula="oooc:=[.J57]-[.J56]" office:value-type="float" office:value="34">
            <text:p>34</text:p>
          </table:table-cell>
          <table:table-cell table:formula="oooc:=[.K57]-[.K56]" office:value-type="float" office:value="19">
            <text:p>19</text:p>
          </table:table-cell>
          <table:table-cell table:number-columns-repeated="233"/>
        </table:table-row>
        <table:table-row table:style-name="ro3">
          <table:table-cell office:value-type="float" office:value="55">
            <text:p>55</text:p>
          </table:table-cell>
          <table:table-cell office:value-type="float" office:value="10176">
            <text:p>10176</text:p>
          </table:table-cell>
          <table:table-cell office:value-type="float" office:value="12470">
            <text:p>12470</text:p>
          </table:table-cell>
          <table:table-cell office:value-type="float" office:value="20855">
            <text:p>20855</text:p>
          </table:table-cell>
          <table:table-cell office:value-type="float" office:value="13844">
            <text:p>13844</text:p>
          </table:table-cell>
          <table:table-cell office:value-type="float" office:value="19430">
            <text:p>19430</text:p>
          </table:table-cell>
          <table:table-cell office:value-type="float" office:value="26692">
            <text:p>26692</text:p>
          </table:table-cell>
          <table:table-cell office:value-type="float" office:value="55">
            <text:p>55</text:p>
          </table:table-cell>
          <table:table-cell office:value-type="float" office:value="2380">
            <text:p>2380</text:p>
          </table:table-cell>
          <table:table-cell office:value-type="float" office:value="2219">
            <text:p>2219</text:p>
          </table:table-cell>
          <table:table-cell office:value-type="float" office:value="2024">
            <text:p>2024</text:p>
          </table:table-cell>
          <table:table-cell office:value-type="float" office:value="1946">
            <text:p>1946</text:p>
          </table:table-cell>
          <table:table-cell office:value-type="float" office:value="2785">
            <text:p>2785</text:p>
          </table:table-cell>
          <table:table-cell office:value-type="float" office:value="2113">
            <text:p>2113</text:p>
          </table:table-cell>
          <table:table-cell office:value-type="float" office:value="55">
            <text:p>55</text:p>
          </table:table-cell>
          <table:table-cell table:formula="oooc:=[.I58]-[.K58]" office:value-type="float" office:value="356">
            <text:p>356</text:p>
          </table:table-cell>
          <table:table-cell table:formula="oooc:=[.J58]-[.K58]" office:value-type="float" office:value="195">
            <text:p>195</text:p>
          </table:table-cell>
          <table:table-cell table:formula="oooc:=([.P58]/[.I58])*100" office:value-type="float" office:value="14.9579831932773">
            <text:p>14.96</text:p>
          </table:table-cell>
          <table:table-cell table:formula="oooc:=([.Q58]/[.J58])*100" office:value-type="float" office:value="8.78774222622803">
            <text:p>8.79</text:p>
          </table:table-cell>
          <table:table-cell office:value-type="float" office:value="55">
            <text:p>55</text:p>
          </table:table-cell>
          <table:table-cell table:formula="oooc:=[.I58]-[.I57]" office:value-type="float" office:value="35">
            <text:p>35</text:p>
          </table:table-cell>
          <table:table-cell table:formula="oooc:=[.J58]-[.J57]" office:value-type="float" office:value="9">
            <text:p>9</text:p>
          </table:table-cell>
          <table:table-cell table:formula="oooc:=[.K58]-[.K57]" office:value-type="float" office:value="39">
            <text:p>39</text:p>
          </table:table-cell>
          <table:table-cell table:number-columns-repeated="233"/>
        </table:table-row>
        <table:table-row table:style-name="ro3">
          <table:table-cell office:value-type="float" office:value="56">
            <text:p>56</text:p>
          </table:table-cell>
          <table:table-cell office:value-type="float" office:value="10429">
            <text:p>10429</text:p>
          </table:table-cell>
          <table:table-cell office:value-type="float" office:value="12707">
            <text:p>12707</text:p>
          </table:table-cell>
          <table:table-cell office:value-type="float" office:value="21240">
            <text:p>21240</text:p>
          </table:table-cell>
          <table:table-cell office:value-type="float" office:value="14100">
            <text:p>14100</text:p>
          </table:table-cell>
          <table:table-cell office:value-type="float" office:value="19805">
            <text:p>19805</text:p>
          </table:table-cell>
          <table:table-cell office:value-type="float" office:value="27183">
            <text:p>27183</text:p>
          </table:table-cell>
          <table:table-cell office:value-type="float" office:value="56">
            <text:p>56</text:p>
          </table:table-cell>
          <table:table-cell office:value-type="float" office:value="2435">
            <text:p>2435</text:p>
          </table:table-cell>
          <table:table-cell office:value-type="float" office:value="2260">
            <text:p>2260</text:p>
          </table:table-cell>
          <table:table-cell office:value-type="float" office:value="2058">
            <text:p>2058</text:p>
          </table:table-cell>
          <table:table-cell office:value-type="float" office:value="1983">
            <text:p>1983</text:p>
          </table:table-cell>
          <table:table-cell office:value-type="float" office:value="2813">
            <text:p>2813</text:p>
          </table:table-cell>
          <table:table-cell office:value-type="float" office:value="2138">
            <text:p>2138</text:p>
          </table:table-cell>
          <table:table-cell office:value-type="float" office:value="56">
            <text:p>56</text:p>
          </table:table-cell>
          <table:table-cell table:formula="oooc:=[.I59]-[.K59]" office:value-type="float" office:value="377">
            <text:p>377</text:p>
          </table:table-cell>
          <table:table-cell table:formula="oooc:=[.J59]-[.K59]" office:value-type="float" office:value="202">
            <text:p>202</text:p>
          </table:table-cell>
          <table:table-cell table:formula="oooc:=([.P59]/[.I59])*100" office:value-type="float" office:value="15.482546201232">
            <text:p>15.48</text:p>
          </table:table-cell>
          <table:table-cell table:formula="oooc:=([.Q59]/[.J59])*100" office:value-type="float" office:value="8.93805309734513">
            <text:p>8.94</text:p>
          </table:table-cell>
          <table:table-cell office:value-type="float" office:value="56">
            <text:p>56</text:p>
          </table:table-cell>
          <table:table-cell table:formula="oooc:=[.I59]-[.I58]" office:value-type="float" office:value="55">
            <text:p>55</text:p>
          </table:table-cell>
          <table:table-cell table:formula="oooc:=[.J59]-[.J58]" office:value-type="float" office:value="41">
            <text:p>41</text:p>
          </table:table-cell>
          <table:table-cell table:formula="oooc:=[.K59]-[.K58]" office:value-type="float" office:value="34">
            <text:p>34</text:p>
          </table:table-cell>
          <table:table-cell table:number-columns-repeated="233"/>
        </table:table-row>
        <table:table-row table:style-name="ro3">
          <table:table-cell office:value-type="float" office:value="57">
            <text:p>57</text:p>
          </table:table-cell>
          <table:table-cell office:value-type="float" office:value="10547">
            <text:p>10547</text:p>
          </table:table-cell>
          <table:table-cell office:value-type="float" office:value="12881">
            <text:p>12881</text:p>
          </table:table-cell>
          <table:table-cell office:value-type="float" office:value="21574">
            <text:p>21574</text:p>
          </table:table-cell>
          <table:table-cell office:value-type="float" office:value="14305">
            <text:p>14305</text:p>
          </table:table-cell>
          <table:table-cell office:value-type="float" office:value="20112">
            <text:p>20112</text:p>
          </table:table-cell>
          <table:table-cell office:value-type="float" office:value="27623">
            <text:p>27623</text:p>
          </table:table-cell>
          <table:table-cell office:value-type="float" office:value="57">
            <text:p>57</text:p>
          </table:table-cell>
          <table:table-cell office:value-type="float" office:value="2465">
            <text:p>2465</text:p>
          </table:table-cell>
          <table:table-cell office:value-type="float" office:value="2276">
            <text:p>2276</text:p>
          </table:table-cell>
          <table:table-cell office:value-type="float" office:value="2085">
            <text:p>2085</text:p>
          </table:table-cell>
          <table:table-cell office:value-type="float" office:value="2011">
            <text:p>2011</text:p>
          </table:table-cell>
          <table:table-cell office:value-type="float" office:value="2846">
            <text:p>2846</text:p>
          </table:table-cell>
          <table:table-cell office:value-type="float" office:value="2170">
            <text:p>2170</text:p>
          </table:table-cell>
          <table:table-cell office:value-type="float" office:value="57">
            <text:p>57</text:p>
          </table:table-cell>
          <table:table-cell table:formula="oooc:=[.I60]-[.K60]" office:value-type="float" office:value="380">
            <text:p>380</text:p>
          </table:table-cell>
          <table:table-cell table:formula="oooc:=[.J60]-[.K60]" office:value-type="float" office:value="191">
            <text:p>191</text:p>
          </table:table-cell>
          <table:table-cell table:formula="oooc:=([.P60]/[.I60])*100" office:value-type="float" office:value="15.4158215010142">
            <text:p>15.42</text:p>
          </table:table-cell>
          <table:table-cell table:formula="oooc:=([.Q60]/[.J60])*100" office:value-type="float" office:value="8.39191564147627">
            <text:p>8.39</text:p>
          </table:table-cell>
          <table:table-cell office:value-type="float" office:value="57">
            <text:p>57</text:p>
          </table:table-cell>
          <table:table-cell table:formula="oooc:=[.I60]-[.I59]" office:value-type="float" office:value="30">
            <text:p>30</text:p>
          </table:table-cell>
          <table:table-cell table:formula="oooc:=[.J60]-[.J59]" office:value-type="float" office:value="16">
            <text:p>16</text:p>
          </table:table-cell>
          <table:table-cell table:formula="oooc:=[.K60]-[.K59]" office:value-type="float" office:value="27">
            <text:p>27</text:p>
          </table:table-cell>
          <table:table-cell table:number-columns-repeated="233"/>
        </table:table-row>
        <table:table-row table:style-name="ro3">
          <table:table-cell office:value-type="float" office:value="58">
            <text:p>58</text:p>
          </table:table-cell>
          <table:table-cell office:value-type="float" office:value="10766">
            <text:p>10766</text:p>
          </table:table-cell>
          <table:table-cell office:value-type="float" office:value="13098">
            <text:p>13098</text:p>
          </table:table-cell>
          <table:table-cell office:value-type="float" office:value="21979">
            <text:p>21979</text:p>
          </table:table-cell>
          <table:table-cell office:value-type="float" office:value="14581">
            <text:p>14581</text:p>
          </table:table-cell>
          <table:table-cell office:value-type="float" office:value="20464">
            <text:p>20464</text:p>
          </table:table-cell>
          <table:table-cell office:value-type="float" office:value="28134">
            <text:p>28134</text:p>
          </table:table-cell>
          <table:table-cell office:value-type="float" office:value="58">
            <text:p>58</text:p>
          </table:table-cell>
          <table:table-cell office:value-type="float" office:value="2484">
            <text:p>2484</text:p>
          </table:table-cell>
          <table:table-cell office:value-type="float" office:value="2333">
            <text:p>2333</text:p>
          </table:table-cell>
          <table:table-cell office:value-type="float" office:value="2098">
            <text:p>2098</text:p>
          </table:table-cell>
          <table:table-cell office:value-type="float" office:value="2019">
            <text:p>2019</text:p>
          </table:table-cell>
          <table:table-cell office:value-type="float" office:value="2906">
            <text:p>2906</text:p>
          </table:table-cell>
          <table:table-cell office:value-type="float" office:value="2189">
            <text:p>2189</text:p>
          </table:table-cell>
          <table:table-cell office:value-type="float" office:value="58">
            <text:p>58</text:p>
          </table:table-cell>
          <table:table-cell table:formula="oooc:=[.I61]-[.K61]" office:value-type="float" office:value="386">
            <text:p>386</text:p>
          </table:table-cell>
          <table:table-cell table:formula="oooc:=[.J61]-[.K61]" office:value-type="float" office:value="235">
            <text:p>235</text:p>
          </table:table-cell>
          <table:table-cell table:formula="oooc:=([.P61]/[.I61])*100" office:value-type="float" office:value="15.5394524959742">
            <text:p>15.54</text:p>
          </table:table-cell>
          <table:table-cell table:formula="oooc:=([.Q61]/[.J61])*100" office:value-type="float" office:value="10.0728675525075">
            <text:p>10.07</text:p>
          </table:table-cell>
          <table:table-cell office:value-type="float" office:value="58">
            <text:p>58</text:p>
          </table:table-cell>
          <table:table-cell table:formula="oooc:=[.I61]-[.I60]" office:value-type="float" office:value="19">
            <text:p>19</text:p>
          </table:table-cell>
          <table:table-cell table:formula="oooc:=[.J61]-[.J60]" office:value-type="float" office:value="57">
            <text:p>57</text:p>
          </table:table-cell>
          <table:table-cell table:formula="oooc:=[.K61]-[.K60]" office:value-type="float" office:value="13">
            <text:p>13</text:p>
          </table:table-cell>
          <table:table-cell table:number-columns-repeated="233"/>
        </table:table-row>
        <table:table-row table:style-name="ro3">
          <table:table-cell office:value-type="float" office:value="59">
            <text:p>59</text:p>
          </table:table-cell>
          <table:table-cell office:value-type="float" office:value="10955">
            <text:p>10955</text:p>
          </table:table-cell>
          <table:table-cell office:value-type="float" office:value="13386">
            <text:p>13386</text:p>
          </table:table-cell>
          <table:table-cell office:value-type="float" office:value="22394">
            <text:p>22394</text:p>
          </table:table-cell>
          <table:table-cell office:value-type="float" office:value="14867">
            <text:p>14867</text:p>
          </table:table-cell>
          <table:table-cell office:value-type="float" office:value="20875">
            <text:p>20875</text:p>
          </table:table-cell>
          <table:table-cell office:value-type="float" office:value="28655">
            <text:p>28655</text:p>
          </table:table-cell>
          <table:table-cell office:value-type="float" office:value="59">
            <text:p>59</text:p>
          </table:table-cell>
          <table:table-cell office:value-type="float" office:value="2560">
            <text:p>2560</text:p>
          </table:table-cell>
          <table:table-cell office:value-type="float" office:value="2369">
            <text:p>2369</text:p>
          </table:table-cell>
          <table:table-cell office:value-type="float" office:value="2129">
            <text:p>2129</text:p>
          </table:table-cell>
          <table:table-cell office:value-type="float" office:value="2062">
            <text:p>2062</text:p>
          </table:table-cell>
          <table:table-cell office:value-type="float" office:value="2948">
            <text:p>2948</text:p>
          </table:table-cell>
          <table:table-cell office:value-type="float" office:value="2218">
            <text:p>2218</text:p>
          </table:table-cell>
          <table:table-cell office:value-type="float" office:value="59">
            <text:p>59</text:p>
          </table:table-cell>
          <table:table-cell table:formula="oooc:=[.I62]-[.K62]" office:value-type="float" office:value="431">
            <text:p>431</text:p>
          </table:table-cell>
          <table:table-cell table:formula="oooc:=[.J62]-[.K62]" office:value-type="float" office:value="240">
            <text:p>240</text:p>
          </table:table-cell>
          <table:table-cell table:formula="oooc:=([.P62]/[.I62])*100" office:value-type="float" office:value="16.8359375">
            <text:p>16.84</text:p>
          </table:table-cell>
          <table:table-cell table:formula="oooc:=([.Q62]/[.J62])*100" office:value-type="float" office:value="10.1308569016463">
            <text:p>10.13</text:p>
          </table:table-cell>
          <table:table-cell office:value-type="float" office:value="59">
            <text:p>59</text:p>
          </table:table-cell>
          <table:table-cell table:formula="oooc:=[.I62]-[.I61]" office:value-type="float" office:value="76">
            <text:p>76</text:p>
          </table:table-cell>
          <table:table-cell table:formula="oooc:=[.J62]-[.J61]" office:value-type="float" office:value="36">
            <text:p>36</text:p>
          </table:table-cell>
          <table:table-cell table:formula="oooc:=[.K62]-[.K61]" office:value-type="float" office:value="31">
            <text:p>31</text:p>
          </table:table-cell>
          <table:table-cell table:number-columns-repeated="233"/>
        </table:table-row>
        <table:table-row table:style-name="ro3">
          <table:table-cell office:value-type="float" office:value="60">
            <text:p>60</text:p>
          </table:table-cell>
          <table:table-cell office:value-type="float" office:value="11117">
            <text:p>11117</text:p>
          </table:table-cell>
          <table:table-cell office:value-type="float" office:value="13532">
            <text:p>13532</text:p>
          </table:table-cell>
          <table:table-cell office:value-type="float" office:value="22716">
            <text:p>22716</text:p>
          </table:table-cell>
          <table:table-cell office:value-type="float" office:value="15060">
            <text:p>15060</text:p>
          </table:table-cell>
          <table:table-cell office:value-type="float" office:value="21158">
            <text:p>21158</text:p>
          </table:table-cell>
          <table:table-cell office:value-type="float" office:value="29083">
            <text:p>29083</text:p>
          </table:table-cell>
          <table:table-cell office:value-type="float" office:value="60">
            <text:p>60</text:p>
          </table:table-cell>
          <table:table-cell office:value-type="float" office:value="2563">
            <text:p>2563</text:p>
          </table:table-cell>
          <table:table-cell office:value-type="float" office:value="2398">
            <text:p>2398</text:p>
          </table:table-cell>
          <table:table-cell office:value-type="float" office:value="2151">
            <text:p>2151</text:p>
          </table:table-cell>
          <table:table-cell office:value-type="float" office:value="2074">
            <text:p>2074</text:p>
          </table:table-cell>
          <table:table-cell office:value-type="float" office:value="2974">
            <text:p>2974</text:p>
          </table:table-cell>
          <table:table-cell office:value-type="float" office:value="2245">
            <text:p>2245</text:p>
          </table:table-cell>
          <table:table-cell office:value-type="float" office:value="60">
            <text:p>60</text:p>
          </table:table-cell>
          <table:table-cell table:formula="oooc:=[.I63]-[.K63]" office:value-type="float" office:value="412">
            <text:p>412</text:p>
          </table:table-cell>
          <table:table-cell table:formula="oooc:=[.J63]-[.K63]" office:value-type="float" office:value="247">
            <text:p>247</text:p>
          </table:table-cell>
          <table:table-cell table:formula="oooc:=([.P63]/[.I63])*100" office:value-type="float" office:value="16.0749122122513">
            <text:p>16.07</text:p>
          </table:table-cell>
          <table:table-cell table:formula="oooc:=([.Q63]/[.J63])*100" office:value-type="float" office:value="10.3002502085071">
            <text:p>10.3</text:p>
          </table:table-cell>
          <table:table-cell office:value-type="float" office:value="60">
            <text:p>60</text:p>
          </table:table-cell>
          <table:table-cell table:formula="oooc:=[.I63]-[.I62]" office:value-type="float" office:value="3">
            <text:p>3</text:p>
          </table:table-cell>
          <table:table-cell table:formula="oooc:=[.J63]-[.J62]" office:value-type="float" office:value="29">
            <text:p>29</text:p>
          </table:table-cell>
          <table:table-cell table:formula="oooc:=[.K63]-[.K62]" office:value-type="float" office:value="22">
            <text:p>22</text:p>
          </table:table-cell>
          <table:table-cell table:number-columns-repeated="233"/>
        </table:table-row>
        <table:table-row table:style-name="ro3">
          <table:table-cell office:value-type="float" office:value="61">
            <text:p>61</text:p>
          </table:table-cell>
          <table:table-cell office:value-type="float" office:value="11363">
            <text:p>11363</text:p>
          </table:table-cell>
          <table:table-cell office:value-type="float" office:value="13790">
            <text:p>13790</text:p>
          </table:table-cell>
          <table:table-cell office:value-type="float" office:value="23109">
            <text:p>23109</text:p>
          </table:table-cell>
          <table:table-cell office:value-type="float" office:value="15324">
            <text:p>15324</text:p>
          </table:table-cell>
          <table:table-cell office:value-type="float" office:value="21540">
            <text:p>21540</text:p>
          </table:table-cell>
          <table:table-cell office:value-type="float" office:value="29582">
            <text:p>29582</text:p>
          </table:table-cell>
          <table:table-cell office:value-type="float" office:value="61">
            <text:p>61</text:p>
          </table:table-cell>
          <table:table-cell office:value-type="float" office:value="2624">
            <text:p>2624</text:p>
          </table:table-cell>
          <table:table-cell office:value-type="float" office:value="2427">
            <text:p>2427</text:p>
          </table:table-cell>
          <table:table-cell office:value-type="float" office:value="2175">
            <text:p>2175</text:p>
          </table:table-cell>
          <table:table-cell office:value-type="float" office:value="2103">
            <text:p>2103</text:p>
          </table:table-cell>
          <table:table-cell office:value-type="float" office:value="3021">
            <text:p>3021</text:p>
          </table:table-cell>
          <table:table-cell office:value-type="float" office:value="2269">
            <text:p>2269</text:p>
          </table:table-cell>
          <table:table-cell office:value-type="float" office:value="61">
            <text:p>61</text:p>
          </table:table-cell>
          <table:table-cell table:formula="oooc:=[.I64]-[.K64]" office:value-type="float" office:value="449">
            <text:p>449</text:p>
          </table:table-cell>
          <table:table-cell table:formula="oooc:=[.J64]-[.K64]" office:value-type="float" office:value="252">
            <text:p>252</text:p>
          </table:table-cell>
          <table:table-cell table:formula="oooc:=([.P64]/[.I64])*100" office:value-type="float" office:value="17.1112804878049">
            <text:p>17.11</text:p>
          </table:table-cell>
          <table:table-cell table:formula="oooc:=([.Q64]/[.J64])*100" office:value-type="float" office:value="10.3831891223733">
            <text:p>10.38</text:p>
          </table:table-cell>
          <table:table-cell office:value-type="float" office:value="61">
            <text:p>61</text:p>
          </table:table-cell>
          <table:table-cell table:formula="oooc:=[.I64]-[.I63]" office:value-type="float" office:value="61">
            <text:p>61</text:p>
          </table:table-cell>
          <table:table-cell table:formula="oooc:=[.J64]-[.J63]" office:value-type="float" office:value="29">
            <text:p>29</text:p>
          </table:table-cell>
          <table:table-cell table:formula="oooc:=[.K64]-[.K63]" office:value-type="float" office:value="24">
            <text:p>24</text:p>
          </table:table-cell>
          <table:table-cell table:number-columns-repeated="233"/>
        </table:table-row>
        <table:table-row table:style-name="ro3">
          <table:table-cell office:value-type="float" office:value="62">
            <text:p>62</text:p>
          </table:table-cell>
          <table:table-cell office:value-type="float" office:value="11541">
            <text:p>11541</text:p>
          </table:table-cell>
          <table:table-cell office:value-type="float" office:value="14064">
            <text:p>14064</text:p>
          </table:table-cell>
          <table:table-cell office:value-type="float" office:value="23524">
            <text:p>23524</text:p>
          </table:table-cell>
          <table:table-cell office:value-type="float" office:value="15610">
            <text:p>15610</text:p>
          </table:table-cell>
          <table:table-cell office:value-type="float" office:value="21937">
            <text:p>21937</text:p>
          </table:table-cell>
          <table:table-cell office:value-type="float" office:value="30103">
            <text:p>30103</text:p>
          </table:table-cell>
          <table:table-cell office:value-type="float" office:value="62">
            <text:p>62</text:p>
          </table:table-cell>
          <table:table-cell office:value-type="float" office:value="2645">
            <text:p>2645</text:p>
          </table:table-cell>
          <table:table-cell office:value-type="float" office:value="2452">
            <text:p>2452</text:p>
          </table:table-cell>
          <table:table-cell office:value-type="float" office:value="2202">
            <text:p>2202</text:p>
          </table:table-cell>
          <table:table-cell office:value-type="float" office:value="2125">
            <text:p>2125</text:p>
          </table:table-cell>
          <table:table-cell office:value-type="float" office:value="3070">
            <text:p>3070</text:p>
          </table:table-cell>
          <table:table-cell office:value-type="float" office:value="2296">
            <text:p>2296</text:p>
          </table:table-cell>
          <table:table-cell office:value-type="float" office:value="62">
            <text:p>62</text:p>
          </table:table-cell>
          <table:table-cell table:formula="oooc:=[.I65]-[.K65]" office:value-type="float" office:value="443">
            <text:p>443</text:p>
          </table:table-cell>
          <table:table-cell table:formula="oooc:=[.J65]-[.K65]" office:value-type="float" office:value="250">
            <text:p>250</text:p>
          </table:table-cell>
          <table:table-cell table:formula="oooc:=([.P65]/[.I65])*100" office:value-type="float" office:value="16.7485822306238">
            <text:p>16.75</text:p>
          </table:table-cell>
          <table:table-cell table:formula="oooc:=([.Q65]/[.J65])*100" office:value-type="float" office:value="10.1957585644372">
            <text:p>10.2</text:p>
          </table:table-cell>
          <table:table-cell office:value-type="float" office:value="62">
            <text:p>62</text:p>
          </table:table-cell>
          <table:table-cell table:formula="oooc:=[.I65]-[.I64]" office:value-type="float" office:value="21">
            <text:p>21</text:p>
          </table:table-cell>
          <table:table-cell table:formula="oooc:=[.J65]-[.J64]" office:value-type="float" office:value="25">
            <text:p>25</text:p>
          </table:table-cell>
          <table:table-cell table:formula="oooc:=[.K65]-[.K64]" office:value-type="float" office:value="27">
            <text:p>27</text:p>
          </table:table-cell>
          <table:table-cell table:number-columns-repeated="233"/>
        </table:table-row>
        <table:table-row table:style-name="ro3">
          <table:table-cell office:value-type="float" office:value="63">
            <text:p>63</text:p>
          </table:table-cell>
          <table:table-cell office:value-type="float" office:value="11669">
            <text:p>11669</text:p>
          </table:table-cell>
          <table:table-cell office:value-type="float" office:value="14223">
            <text:p>14223</text:p>
          </table:table-cell>
          <table:table-cell office:value-type="float" office:value="23872">
            <text:p>23872</text:p>
          </table:table-cell>
          <table:table-cell office:value-type="float" office:value="15829">
            <text:p>15829</text:p>
          </table:table-cell>
          <table:table-cell office:value-type="float" office:value="22246">
            <text:p>22246</text:p>
          </table:table-cell>
          <table:table-cell office:value-type="float" office:value="30557">
            <text:p>30557</text:p>
          </table:table-cell>
          <table:table-cell office:value-type="float" office:value="63">
            <text:p>63</text:p>
          </table:table-cell>
          <table:table-cell office:value-type="float" office:value="2689">
            <text:p>2689</text:p>
          </table:table-cell>
          <table:table-cell office:value-type="float" office:value="2481">
            <text:p>2481</text:p>
          </table:table-cell>
          <table:table-cell office:value-type="float" office:value="2248">
            <text:p>2248</text:p>
          </table:table-cell>
          <table:table-cell office:value-type="float" office:value="2170">
            <text:p>2170</text:p>
          </table:table-cell>
          <table:table-cell office:value-type="float" office:value="3122">
            <text:p>3122</text:p>
          </table:table-cell>
          <table:table-cell office:value-type="float" office:value="2337">
            <text:p>2337</text:p>
          </table:table-cell>
          <table:table-cell office:value-type="float" office:value="63">
            <text:p>63</text:p>
          </table:table-cell>
          <table:table-cell table:formula="oooc:=[.I66]-[.K66]" office:value-type="float" office:value="441">
            <text:p>441</text:p>
          </table:table-cell>
          <table:table-cell table:formula="oooc:=[.J66]-[.K66]" office:value-type="float" office:value="233">
            <text:p>233</text:p>
          </table:table-cell>
          <table:table-cell table:formula="oooc:=([.P66]/[.I66])*100" office:value-type="float" office:value="16.4001487541837">
            <text:p>16.4</text:p>
          </table:table-cell>
          <table:table-cell table:formula="oooc:=([.Q66]/[.J66])*100" office:value-type="float" office:value="9.39137444578799">
            <text:p>9.39</text:p>
          </table:table-cell>
          <table:table-cell office:value-type="float" office:value="63">
            <text:p>63</text:p>
          </table:table-cell>
          <table:table-cell table:formula="oooc:=[.I66]-[.I65]" office:value-type="float" office:value="44">
            <text:p>44</text:p>
          </table:table-cell>
          <table:table-cell table:formula="oooc:=[.J66]-[.J65]" office:value-type="float" office:value="29">
            <text:p>29</text:p>
          </table:table-cell>
          <table:table-cell table:formula="oooc:=[.K66]-[.K65]" office:value-type="float" office:value="46">
            <text:p>46</text:p>
          </table:table-cell>
          <table:table-cell table:number-columns-repeated="233"/>
        </table:table-row>
        <table:table-row table:style-name="ro3">
          <table:table-cell office:value-type="float" office:value="64">
            <text:p>64</text:p>
          </table:table-cell>
          <table:table-cell office:value-type="float" office:value="11887">
            <text:p>11887</text:p>
          </table:table-cell>
          <table:table-cell office:value-type="float" office:value="14451">
            <text:p>14451</text:p>
          </table:table-cell>
          <table:table-cell office:value-type="float" office:value="24280">
            <text:p>24280</text:p>
          </table:table-cell>
          <table:table-cell office:value-type="float" office:value="16108">
            <text:p>16108</text:p>
          </table:table-cell>
          <table:table-cell office:value-type="float" office:value="22612">
            <text:p>22612</text:p>
          </table:table-cell>
          <table:table-cell office:value-type="float" office:value="31071">
            <text:p>31071</text:p>
          </table:table-cell>
          <table:table-cell office:value-type="float" office:value="64">
            <text:p>64</text:p>
          </table:table-cell>
          <table:table-cell office:value-type="float" office:value="2734">
            <text:p>2734</text:p>
          </table:table-cell>
          <table:table-cell office:value-type="float" office:value="2520">
            <text:p>2520</text:p>
          </table:table-cell>
          <table:table-cell office:value-type="float" office:value="2273">
            <text:p>2273</text:p>
          </table:table-cell>
          <table:table-cell office:value-type="float" office:value="2200">
            <text:p>2200</text:p>
          </table:table-cell>
          <table:table-cell office:value-type="float" office:value="3158">
            <text:p>3158</text:p>
          </table:table-cell>
          <table:table-cell office:value-type="float" office:value="2374">
            <text:p>2374</text:p>
          </table:table-cell>
          <table:table-cell office:value-type="float" office:value="64">
            <text:p>64</text:p>
          </table:table-cell>
          <table:table-cell table:formula="oooc:=[.I67]-[.K67]" office:value-type="float" office:value="461">
            <text:p>461</text:p>
          </table:table-cell>
          <table:table-cell table:formula="oooc:=[.J67]-[.K67]" office:value-type="float" office:value="247">
            <text:p>247</text:p>
          </table:table-cell>
          <table:table-cell table:formula="oooc:=([.P67]/[.I67])*100" office:value-type="float" office:value="16.861741038771">
            <text:p>16.86</text:p>
          </table:table-cell>
          <table:table-cell table:formula="oooc:=([.Q67]/[.J67])*100" office:value-type="float" office:value="9.8015873015873">
            <text:p>9.8</text:p>
          </table:table-cell>
          <table:table-cell office:value-type="float" office:value="64">
            <text:p>64</text:p>
          </table:table-cell>
          <table:table-cell table:formula="oooc:=[.I67]-[.I66]" office:value-type="float" office:value="45">
            <text:p>45</text:p>
          </table:table-cell>
          <table:table-cell table:formula="oooc:=[.J67]-[.J66]" office:value-type="float" office:value="39">
            <text:p>39</text:p>
          </table:table-cell>
          <table:table-cell table:formula="oooc:=[.K67]-[.K66]" office:value-type="float" office:value="25">
            <text:p>25</text:p>
          </table:table-cell>
          <table:table-cell table:number-columns-repeated="233"/>
        </table:table-row>
        <table:table-row table:style-name="ro3">
          <table:table-cell office:value-type="float" office:value="65">
            <text:p>65</text:p>
          </table:table-cell>
          <table:table-cell office:value-type="float" office:value="12047">
            <text:p>12047</text:p>
          </table:table-cell>
          <table:table-cell office:value-type="float" office:value="14669">
            <text:p>14669</text:p>
          </table:table-cell>
          <table:table-cell office:value-type="float" office:value="24618">
            <text:p>24618</text:p>
          </table:table-cell>
          <table:table-cell office:value-type="float" office:value="16317">
            <text:p>16317</text:p>
          </table:table-cell>
          <table:table-cell office:value-type="float" office:value="22933">
            <text:p>22933</text:p>
          </table:table-cell>
          <table:table-cell office:value-type="float" office:value="31515">
            <text:p>31515</text:p>
          </table:table-cell>
          <table:table-cell office:value-type="float" office:value="65">
            <text:p>65</text:p>
          </table:table-cell>
          <table:table-cell office:value-type="float" office:value="2758">
            <text:p>2758</text:p>
          </table:table-cell>
          <table:table-cell office:value-type="float" office:value="2549">
            <text:p>2549</text:p>
          </table:table-cell>
          <table:table-cell office:value-type="float" office:value="2308">
            <text:p>2308</text:p>
          </table:table-cell>
          <table:table-cell office:value-type="float" office:value="2228">
            <text:p>2228</text:p>
          </table:table-cell>
          <table:table-cell office:value-type="float" office:value="3195">
            <text:p>3195</text:p>
          </table:table-cell>
          <table:table-cell office:value-type="float" office:value="2391">
            <text:p>2391</text:p>
          </table:table-cell>
          <table:table-cell office:value-type="float" office:value="65">
            <text:p>65</text:p>
          </table:table-cell>
          <table:table-cell table:formula="oooc:=[.I68]-[.K68]" office:value-type="float" office:value="450">
            <text:p>450</text:p>
          </table:table-cell>
          <table:table-cell table:formula="oooc:=[.J68]-[.K68]" office:value-type="float" office:value="241">
            <text:p>241</text:p>
          </table:table-cell>
          <table:table-cell table:formula="oooc:=([.P68]/[.I68])*100" office:value-type="float" office:value="16.3161711385062">
            <text:p>16.32</text:p>
          </table:table-cell>
          <table:table-cell table:formula="oooc:=([.Q68]/[.J68])*100" office:value-type="float" office:value="9.45468811298549">
            <text:p>9.45</text:p>
          </table:table-cell>
          <table:table-cell office:value-type="float" office:value="65">
            <text:p>65</text:p>
          </table:table-cell>
          <table:table-cell table:formula="oooc:=[.I68]-[.I67]" office:value-type="float" office:value="24">
            <text:p>24</text:p>
          </table:table-cell>
          <table:table-cell table:formula="oooc:=[.J68]-[.J67]" office:value-type="float" office:value="29">
            <text:p>29</text:p>
          </table:table-cell>
          <table:table-cell table:formula="oooc:=[.K68]-[.K67]" office:value-type="float" office:value="35">
            <text:p>35</text:p>
          </table:table-cell>
          <table:table-cell table:number-columns-repeated="233"/>
        </table:table-row>
        <table:table-row table:style-name="ro3">
          <table:table-cell office:value-type="float" office:value="66">
            <text:p>66</text:p>
          </table:table-cell>
          <table:table-cell office:value-type="float" office:value="12250">
            <text:p>12250</text:p>
          </table:table-cell>
          <table:table-cell office:value-type="float" office:value="14888">
            <text:p>14888</text:p>
          </table:table-cell>
          <table:table-cell office:value-type="float" office:value="25041">
            <text:p>25041</text:p>
          </table:table-cell>
          <table:table-cell office:value-type="float" office:value="16611">
            <text:p>16611</text:p>
          </table:table-cell>
          <table:table-cell office:value-type="float" office:value="23318">
            <text:p>23318</text:p>
          </table:table-cell>
          <table:table-cell office:value-type="float" office:value="32044">
            <text:p>32044</text:p>
          </table:table-cell>
          <table:table-cell office:value-type="float" office:value="66">
            <text:p>66</text:p>
          </table:table-cell>
          <table:table-cell office:value-type="float" office:value="2812">
            <text:p>2812</text:p>
          </table:table-cell>
          <table:table-cell office:value-type="float" office:value="2568">
            <text:p>2568</text:p>
          </table:table-cell>
          <table:table-cell office:value-type="float" office:value="2333">
            <text:p>2333</text:p>
          </table:table-cell>
          <table:table-cell office:value-type="float" office:value="2250">
            <text:p>2250</text:p>
          </table:table-cell>
          <table:table-cell office:value-type="float" office:value="3254">
            <text:p>3254</text:p>
          </table:table-cell>
          <table:table-cell office:value-type="float" office:value="2433">
            <text:p>2433</text:p>
          </table:table-cell>
          <table:table-cell office:value-type="float" office:value="66">
            <text:p>66</text:p>
          </table:table-cell>
          <table:table-cell table:formula="oooc:=[.I69]-[.K69]" office:value-type="float" office:value="479">
            <text:p>479</text:p>
          </table:table-cell>
          <table:table-cell table:formula="oooc:=[.J69]-[.K69]" office:value-type="float" office:value="235">
            <text:p>235</text:p>
          </table:table-cell>
          <table:table-cell table:formula="oooc:=([.P69]/[.I69])*100" office:value-type="float" office:value="17.0341394025605">
            <text:p>17.03</text:p>
          </table:table-cell>
          <table:table-cell table:formula="oooc:=([.Q69]/[.J69])*100" office:value-type="float" office:value="9.15109034267913">
            <text:p>9.15</text:p>
          </table:table-cell>
          <table:table-cell office:value-type="float" office:value="66">
            <text:p>66</text:p>
          </table:table-cell>
          <table:table-cell table:formula="oooc:=[.I69]-[.I68]" office:value-type="float" office:value="54">
            <text:p>54</text:p>
          </table:table-cell>
          <table:table-cell table:formula="oooc:=[.J69]-[.J68]" office:value-type="float" office:value="19">
            <text:p>19</text:p>
          </table:table-cell>
          <table:table-cell table:formula="oooc:=[.K69]-[.K68]" office:value-type="float" office:value="25">
            <text:p>25</text:p>
          </table:table-cell>
          <table:table-cell table:number-columns-repeated="233"/>
        </table:table-row>
        <table:table-row table:style-name="ro3">
          <table:table-cell office:value-type="float" office:value="67">
            <text:p>67</text:p>
          </table:table-cell>
          <table:table-cell office:value-type="float" office:value="12485">
            <text:p>12485</text:p>
          </table:table-cell>
          <table:table-cell office:value-type="float" office:value="15154">
            <text:p>15154</text:p>
          </table:table-cell>
          <table:table-cell office:value-type="float" office:value="25475">
            <text:p>25475</text:p>
          </table:table-cell>
          <table:table-cell office:value-type="float" office:value="16916">
            <text:p>16916</text:p>
          </table:table-cell>
          <table:table-cell office:value-type="float" office:value="23724">
            <text:p>23724</text:p>
          </table:table-cell>
          <table:table-cell office:value-type="float" office:value="32584">
            <text:p>32584</text:p>
          </table:table-cell>
          <table:table-cell office:value-type="float" office:value="67">
            <text:p>67</text:p>
          </table:table-cell>
          <table:table-cell office:value-type="float" office:value="2842">
            <text:p>2842</text:p>
          </table:table-cell>
          <table:table-cell office:value-type="float" office:value="2608">
            <text:p>2608</text:p>
          </table:table-cell>
          <table:table-cell office:value-type="float" office:value="2359">
            <text:p>2359</text:p>
          </table:table-cell>
          <table:table-cell office:value-type="float" office:value="2278">
            <text:p>2278</text:p>
          </table:table-cell>
          <table:table-cell office:value-type="float" office:value="3302">
            <text:p>3302</text:p>
          </table:table-cell>
          <table:table-cell office:value-type="float" office:value="2458">
            <text:p>2458</text:p>
          </table:table-cell>
          <table:table-cell office:value-type="float" office:value="67">
            <text:p>67</text:p>
          </table:table-cell>
          <table:table-cell table:formula="oooc:=[.I70]-[.K70]" office:value-type="float" office:value="483">
            <text:p>483</text:p>
          </table:table-cell>
          <table:table-cell table:formula="oooc:=[.J70]-[.K70]" office:value-type="float" office:value="249">
            <text:p>249</text:p>
          </table:table-cell>
          <table:table-cell table:formula="oooc:=([.P70]/[.I70])*100" office:value-type="float" office:value="16.9950738916256">
            <text:p>17</text:p>
          </table:table-cell>
          <table:table-cell table:formula="oooc:=([.Q70]/[.J70])*100" office:value-type="float" office:value="9.54754601226994">
            <text:p>9.55</text:p>
          </table:table-cell>
          <table:table-cell office:value-type="float" office:value="67">
            <text:p>67</text:p>
          </table:table-cell>
          <table:table-cell table:formula="oooc:=[.I70]-[.I69]" office:value-type="float" office:value="30">
            <text:p>30</text:p>
          </table:table-cell>
          <table:table-cell table:formula="oooc:=[.J70]-[.J69]" office:value-type="float" office:value="40">
            <text:p>40</text:p>
          </table:table-cell>
          <table:table-cell table:formula="oooc:=[.K70]-[.K69]" office:value-type="float" office:value="26">
            <text:p>26</text:p>
          </table:table-cell>
          <table:table-cell table:number-columns-repeated="233"/>
        </table:table-row>
        <table:table-row table:style-name="ro3">
          <table:table-cell office:value-type="float" office:value="68">
            <text:p>68</text:p>
          </table:table-cell>
          <table:table-cell office:value-type="float" office:value="12646">
            <text:p>12646</text:p>
          </table:table-cell>
          <table:table-cell office:value-type="float" office:value="15365">
            <text:p>15365</text:p>
          </table:table-cell>
          <table:table-cell office:value-type="float" office:value="25805">
            <text:p>25805</text:p>
          </table:table-cell>
          <table:table-cell office:value-type="float" office:value="17117">
            <text:p>17117</text:p>
          </table:table-cell>
          <table:table-cell office:value-type="float" office:value="24046">
            <text:p>24046</text:p>
          </table:table-cell>
          <table:table-cell office:value-type="float" office:value="33020">
            <text:p>33020</text:p>
          </table:table-cell>
          <table:table-cell office:value-type="float" office:value="68">
            <text:p>68</text:p>
          </table:table-cell>
          <table:table-cell office:value-type="float" office:value="2879">
            <text:p>2879</text:p>
          </table:table-cell>
          <table:table-cell office:value-type="float" office:value="2651">
            <text:p>2651</text:p>
          </table:table-cell>
          <table:table-cell office:value-type="float" office:value="2376">
            <text:p>2376</text:p>
          </table:table-cell>
          <table:table-cell office:value-type="float" office:value="2300">
            <text:p>2300</text:p>
          </table:table-cell>
          <table:table-cell office:value-type="float" office:value="3315">
            <text:p>3315</text:p>
          </table:table-cell>
          <table:table-cell office:value-type="float" office:value="2490">
            <text:p>2490</text:p>
          </table:table-cell>
          <table:table-cell office:value-type="float" office:value="68">
            <text:p>68</text:p>
          </table:table-cell>
          <table:table-cell table:formula="oooc:=[.I71]-[.K71]" office:value-type="float" office:value="503">
            <text:p>503</text:p>
          </table:table-cell>
          <table:table-cell table:formula="oooc:=[.J71]-[.K71]" office:value-type="float" office:value="275">
            <text:p>275</text:p>
          </table:table-cell>
          <table:table-cell table:formula="oooc:=([.P71]/[.I71])*100" office:value-type="float" office:value="17.4713442167419">
            <text:p>17.47</text:p>
          </table:table-cell>
          <table:table-cell table:formula="oooc:=([.Q71]/[.J71])*100" office:value-type="float" office:value="10.3734439834025">
            <text:p>10.37</text:p>
          </table:table-cell>
          <table:table-cell office:value-type="float" office:value="68">
            <text:p>68</text:p>
          </table:table-cell>
          <table:table-cell table:formula="oooc:=[.I71]-[.I70]" office:value-type="float" office:value="37">
            <text:p>37</text:p>
          </table:table-cell>
          <table:table-cell table:formula="oooc:=[.J71]-[.J70]" office:value-type="float" office:value="43">
            <text:p>43</text:p>
          </table:table-cell>
          <table:table-cell table:formula="oooc:=[.K71]-[.K70]" office:value-type="float" office:value="17">
            <text:p>17</text:p>
          </table:table-cell>
          <table:table-cell table:number-columns-repeated="233"/>
        </table:table-row>
        <table:table-row table:style-name="ro3">
          <table:table-cell office:value-type="float" office:value="69">
            <text:p>69</text:p>
          </table:table-cell>
          <table:table-cell office:value-type="float" office:value="12757">
            <text:p>12757</text:p>
          </table:table-cell>
          <table:table-cell office:value-type="float" office:value="15521">
            <text:p>15521</text:p>
          </table:table-cell>
          <table:table-cell office:value-type="float" office:value="26145">
            <text:p>26145</text:p>
          </table:table-cell>
          <table:table-cell office:value-type="float" office:value="17328">
            <text:p>17328</text:p>
          </table:table-cell>
          <table:table-cell office:value-type="float" office:value="24338">
            <text:p>24338</text:p>
          </table:table-cell>
          <table:table-cell office:value-type="float" office:value="33466">
            <text:p>33466</text:p>
          </table:table-cell>
          <table:table-cell office:value-type="float" office:value="69">
            <text:p>69</text:p>
          </table:table-cell>
          <table:table-cell office:value-type="float" office:value="2938">
            <text:p>2938</text:p>
          </table:table-cell>
          <table:table-cell office:value-type="float" office:value="2690">
            <text:p>2690</text:p>
          </table:table-cell>
          <table:table-cell office:value-type="float" office:value="2408">
            <text:p>2408</text:p>
          </table:table-cell>
          <table:table-cell office:value-type="float" office:value="2330">
            <text:p>2330</text:p>
          </table:table-cell>
          <table:table-cell office:value-type="float" office:value="3366">
            <text:p>3366</text:p>
          </table:table-cell>
          <table:table-cell office:value-type="float" office:value="2513">
            <text:p>2513</text:p>
          </table:table-cell>
          <table:table-cell office:value-type="float" office:value="69">
            <text:p>69</text:p>
          </table:table-cell>
          <table:table-cell table:formula="oooc:=[.I72]-[.K72]" office:value-type="float" office:value="530">
            <text:p>530</text:p>
          </table:table-cell>
          <table:table-cell table:formula="oooc:=[.J72]-[.K72]" office:value-type="float" office:value="282">
            <text:p>282</text:p>
          </table:table-cell>
          <table:table-cell table:formula="oooc:=([.P72]/[.I72])*100" office:value-type="float" office:value="18.0394826412526">
            <text:p>18.04</text:p>
          </table:table-cell>
          <table:table-cell table:formula="oooc:=([.Q72]/[.J72])*100" office:value-type="float" office:value="10.4832713754647">
            <text:p>10.48</text:p>
          </table:table-cell>
          <table:table-cell office:value-type="float" office:value="69">
            <text:p>69</text:p>
          </table:table-cell>
          <table:table-cell table:formula="oooc:=[.I72]-[.I71]" office:value-type="float" office:value="59">
            <text:p>59</text:p>
          </table:table-cell>
          <table:table-cell table:formula="oooc:=[.J72]-[.J71]" office:value-type="float" office:value="39">
            <text:p>39</text:p>
          </table:table-cell>
          <table:table-cell table:formula="oooc:=[.K72]-[.K71]" office:value-type="float" office:value="32">
            <text:p>32</text:p>
          </table:table-cell>
          <table:table-cell table:number-columns-repeated="233"/>
        </table:table-row>
        <table:table-row table:style-name="ro3">
          <table:table-cell office:value-type="float" office:value="70">
            <text:p>70</text:p>
          </table:table-cell>
          <table:table-cell office:value-type="float" office:value="12973">
            <text:p>12973</text:p>
          </table:table-cell>
          <table:table-cell office:value-type="float" office:value="15764">
            <text:p>15764</text:p>
          </table:table-cell>
          <table:table-cell office:value-type="float" office:value="26545">
            <text:p>26545</text:p>
          </table:table-cell>
          <table:table-cell office:value-type="float" office:value="17599">
            <text:p>17599</text:p>
          </table:table-cell>
          <table:table-cell office:value-type="float" office:value="24734">
            <text:p>24734</text:p>
          </table:table-cell>
          <table:table-cell office:value-type="float" office:value="33972">
            <text:p>33972</text:p>
          </table:table-cell>
          <table:table-cell office:value-type="float" office:value="70">
            <text:p>70</text:p>
          </table:table-cell>
          <table:table-cell office:value-type="float" office:value="2959">
            <text:p>2959</text:p>
          </table:table-cell>
          <table:table-cell office:value-type="float" office:value="2711">
            <text:p>2711</text:p>
          </table:table-cell>
          <table:table-cell office:value-type="float" office:value="2443">
            <text:p>2443</text:p>
          </table:table-cell>
          <table:table-cell office:value-type="float" office:value="2366">
            <text:p>2366</text:p>
          </table:table-cell>
          <table:table-cell office:value-type="float" office:value="3407">
            <text:p>3407</text:p>
          </table:table-cell>
          <table:table-cell office:value-type="float" office:value="2554">
            <text:p>2554</text:p>
          </table:table-cell>
          <table:table-cell office:value-type="float" office:value="70">
            <text:p>70</text:p>
          </table:table-cell>
          <table:table-cell table:formula="oooc:=[.I73]-[.K73]" office:value-type="float" office:value="516">
            <text:p>516</text:p>
          </table:table-cell>
          <table:table-cell table:formula="oooc:=[.J73]-[.K73]" office:value-type="float" office:value="268">
            <text:p>268</text:p>
          </table:table-cell>
          <table:table-cell table:formula="oooc:=([.P73]/[.I73])*100" office:value-type="float" office:value="17.4383237580264">
            <text:p>17.44</text:p>
          </table:table-cell>
          <table:table-cell table:formula="oooc:=([.Q73]/[.J73])*100" office:value-type="float" office:value="9.88565105127259">
            <text:p>9.89</text:p>
          </table:table-cell>
          <table:table-cell office:value-type="float" office:value="70">
            <text:p>70</text:p>
          </table:table-cell>
          <table:table-cell table:formula="oooc:=[.I73]-[.I72]" office:value-type="float" office:value="21">
            <text:p>21</text:p>
          </table:table-cell>
          <table:table-cell table:formula="oooc:=[.J73]-[.J72]" office:value-type="float" office:value="21">
            <text:p>21</text:p>
          </table:table-cell>
          <table:table-cell table:formula="oooc:=[.K73]-[.K72]" office:value-type="float" office:value="35">
            <text:p>35</text:p>
          </table:table-cell>
          <table:table-cell table:number-columns-repeated="233"/>
        </table:table-row>
        <table:table-row table:style-name="ro3">
          <table:table-cell office:value-type="float" office:value="71">
            <text:p>71</text:p>
          </table:table-cell>
          <table:table-cell office:value-type="float" office:value="13247">
            <text:p>13247</text:p>
          </table:table-cell>
          <table:table-cell office:value-type="float" office:value="16043">
            <text:p>16043</text:p>
          </table:table-cell>
          <table:table-cell office:value-type="float" office:value="26983">
            <text:p>26983</text:p>
          </table:table-cell>
          <table:table-cell office:value-type="float" office:value="17908">
            <text:p>17908</text:p>
          </table:table-cell>
          <table:table-cell office:value-type="float" office:value="25122">
            <text:p>25122</text:p>
          </table:table-cell>
          <table:table-cell office:value-type="float" office:value="34516">
            <text:p>34516</text:p>
          </table:table-cell>
          <table:table-cell office:value-type="float" office:value="71">
            <text:p>71</text:p>
          </table:table-cell>
          <table:table-cell office:value-type="float" office:value="2983">
            <text:p>2983</text:p>
          </table:table-cell>
          <table:table-cell office:value-type="float" office:value="2766">
            <text:p>2766</text:p>
          </table:table-cell>
          <table:table-cell office:value-type="float" office:value="2450">
            <text:p>2450</text:p>
          </table:table-cell>
          <table:table-cell office:value-type="float" office:value="2371">
            <text:p>2371</text:p>
          </table:table-cell>
          <table:table-cell office:value-type="float" office:value="3441">
            <text:p>3441</text:p>
          </table:table-cell>
          <table:table-cell office:value-type="float" office:value="2553">
            <text:p>2553</text:p>
          </table:table-cell>
          <table:table-cell office:value-type="float" office:value="71">
            <text:p>71</text:p>
          </table:table-cell>
          <table:table-cell table:formula="oooc:=[.I74]-[.K74]" office:value-type="float" office:value="533">
            <text:p>533</text:p>
          </table:table-cell>
          <table:table-cell table:formula="oooc:=[.J74]-[.K74]" office:value-type="float" office:value="316">
            <text:p>316</text:p>
          </table:table-cell>
          <table:table-cell table:formula="oooc:=([.P74]/[.I74])*100" office:value-type="float" office:value="17.8679182031512">
            <text:p>17.87</text:p>
          </table:table-cell>
          <table:table-cell table:formula="oooc:=([.Q74]/[.J74])*100" office:value-type="float" office:value="11.4244396240058">
            <text:p>11.42</text:p>
          </table:table-cell>
          <table:table-cell office:value-type="float" office:value="71">
            <text:p>71</text:p>
          </table:table-cell>
          <table:table-cell table:formula="oooc:=[.I74]-[.I73]" office:value-type="float" office:value="24">
            <text:p>24</text:p>
          </table:table-cell>
          <table:table-cell table:formula="oooc:=[.J74]-[.J73]" office:value-type="float" office:value="55">
            <text:p>55</text:p>
          </table:table-cell>
          <table:table-cell table:formula="oooc:=[.K74]-[.K73]" office:value-type="float" office:value="7">
            <text:p>7</text:p>
          </table:table-cell>
          <table:table-cell table:number-columns-repeated="233"/>
        </table:table-row>
        <table:table-row table:style-name="ro3">
          <table:table-cell office:value-type="float" office:value="72">
            <text:p>72</text:p>
          </table:table-cell>
          <table:table-cell office:value-type="float" office:value="13407">
            <text:p>13407</text:p>
          </table:table-cell>
          <table:table-cell office:value-type="float" office:value="16262">
            <text:p>16262</text:p>
          </table:table-cell>
          <table:table-cell office:value-type="float" office:value="27359">
            <text:p>27359</text:p>
          </table:table-cell>
          <table:table-cell office:value-type="float" office:value="18155">
            <text:p>18155</text:p>
          </table:table-cell>
          <table:table-cell office:value-type="float" office:value="25478">
            <text:p>25478</text:p>
          </table:table-cell>
          <table:table-cell office:value-type="float" office:value="34998">
            <text:p>34998</text:p>
          </table:table-cell>
          <table:table-cell office:value-type="float" office:value="72">
            <text:p>72</text:p>
          </table:table-cell>
          <table:table-cell office:value-type="float" office:value="3028">
            <text:p>3028</text:p>
          </table:table-cell>
          <table:table-cell office:value-type="float" office:value="2784">
            <text:p>2784</text:p>
          </table:table-cell>
          <table:table-cell office:value-type="float" office:value="2497">
            <text:p>2497</text:p>
          </table:table-cell>
          <table:table-cell office:value-type="float" office:value="2421">
            <text:p>2421</text:p>
          </table:table-cell>
          <table:table-cell office:value-type="float" office:value="3509">
            <text:p>3509</text:p>
          </table:table-cell>
          <table:table-cell office:value-type="float" office:value="2600">
            <text:p>2600</text:p>
          </table:table-cell>
          <table:table-cell office:value-type="float" office:value="72">
            <text:p>72</text:p>
          </table:table-cell>
          <table:table-cell table:formula="oooc:=[.I75]-[.K75]" office:value-type="float" office:value="531">
            <text:p>531</text:p>
          </table:table-cell>
          <table:table-cell table:formula="oooc:=[.J75]-[.K75]" office:value-type="float" office:value="287">
            <text:p>287</text:p>
          </table:table-cell>
          <table:table-cell table:formula="oooc:=([.P75]/[.I75])*100" office:value-type="float" office:value="17.5363276089828">
            <text:p>17.54</text:p>
          </table:table-cell>
          <table:table-cell table:formula="oooc:=([.Q75]/[.J75])*100" office:value-type="float" office:value="10.308908045977">
            <text:p>10.31</text:p>
          </table:table-cell>
          <table:table-cell office:value-type="float" office:value="72">
            <text:p>72</text:p>
          </table:table-cell>
          <table:table-cell table:formula="oooc:=[.I75]-[.I74]" office:value-type="float" office:value="45">
            <text:p>45</text:p>
          </table:table-cell>
          <table:table-cell table:formula="oooc:=[.J75]-[.J74]" office:value-type="float" office:value="18">
            <text:p>18</text:p>
          </table:table-cell>
          <table:table-cell table:formula="oooc:=[.K75]-[.K74]" office:value-type="float" office:value="47">
            <text:p>47</text:p>
          </table:table-cell>
          <table:table-cell table:number-columns-repeated="233"/>
        </table:table-row>
        <table:table-row table:style-name="ro3">
          <table:table-cell office:value-type="float" office:value="73">
            <text:p>73</text:p>
          </table:table-cell>
          <table:table-cell office:value-type="float" office:value="13513">
            <text:p>13513</text:p>
          </table:table-cell>
          <table:table-cell office:value-type="float" office:value="16444">
            <text:p>16444</text:p>
          </table:table-cell>
          <table:table-cell office:value-type="float" office:value="27669">
            <text:p>27669</text:p>
          </table:table-cell>
          <table:table-cell office:value-type="float" office:value="18336">
            <text:p>18336</text:p>
          </table:table-cell>
          <table:table-cell office:value-type="float" office:value="25789">
            <text:p>25789</text:p>
          </table:table-cell>
          <table:table-cell office:value-type="float" office:value="35414">
            <text:p>35414</text:p>
          </table:table-cell>
          <table:table-cell office:value-type="float" office:value="73">
            <text:p>73</text:p>
          </table:table-cell>
          <table:table-cell office:value-type="float" office:value="3070">
            <text:p>3070</text:p>
          </table:table-cell>
          <table:table-cell office:value-type="float" office:value="2805">
            <text:p>2805</text:p>
          </table:table-cell>
          <table:table-cell office:value-type="float" office:value="2540">
            <text:p>2540</text:p>
          </table:table-cell>
          <table:table-cell office:value-type="float" office:value="2458">
            <text:p>2458</text:p>
          </table:table-cell>
          <table:table-cell office:value-type="float" office:value="3542">
            <text:p>3542</text:p>
          </table:table-cell>
          <table:table-cell office:value-type="float" office:value="2651">
            <text:p>2651</text:p>
          </table:table-cell>
          <table:table-cell office:value-type="float" office:value="73">
            <text:p>73</text:p>
          </table:table-cell>
          <table:table-cell table:formula="oooc:=[.I76]-[.K76]" office:value-type="float" office:value="530">
            <text:p>530</text:p>
          </table:table-cell>
          <table:table-cell table:formula="oooc:=[.J76]-[.K76]" office:value-type="float" office:value="265">
            <text:p>265</text:p>
          </table:table-cell>
          <table:table-cell table:formula="oooc:=([.P76]/[.I76])*100" office:value-type="float" office:value="17.2638436482085">
            <text:p>17.26</text:p>
          </table:table-cell>
          <table:table-cell table:formula="oooc:=([.Q76]/[.J76])*100" office:value-type="float" office:value="9.44741532976827">
            <text:p>9.45</text:p>
          </table:table-cell>
          <table:table-cell office:value-type="float" office:value="73">
            <text:p>73</text:p>
          </table:table-cell>
          <table:table-cell table:formula="oooc:=[.I76]-[.I75]" office:value-type="float" office:value="42">
            <text:p>42</text:p>
          </table:table-cell>
          <table:table-cell table:formula="oooc:=[.J76]-[.J75]" office:value-type="float" office:value="21">
            <text:p>21</text:p>
          </table:table-cell>
          <table:table-cell table:formula="oooc:=[.K76]-[.K75]" office:value-type="float" office:value="43">
            <text:p>43</text:p>
          </table:table-cell>
          <table:table-cell table:number-columns-repeated="233"/>
        </table:table-row>
        <table:table-row table:style-name="ro3">
          <table:table-cell office:value-type="float" office:value="74">
            <text:p>74</text:p>
          </table:table-cell>
          <table:table-cell office:value-type="float" office:value="13806">
            <text:p>13806</text:p>
          </table:table-cell>
          <table:table-cell office:value-type="float" office:value="16694">
            <text:p>16694</text:p>
          </table:table-cell>
          <table:table-cell office:value-type="float" office:value="28123">
            <text:p>28123</text:p>
          </table:table-cell>
          <table:table-cell office:value-type="float" office:value="18661">
            <text:p>18661</text:p>
          </table:table-cell>
          <table:table-cell office:value-type="float" office:value="26184">
            <text:p>26184</text:p>
          </table:table-cell>
          <table:table-cell office:value-type="float" office:value="35974">
            <text:p>35974</text:p>
          </table:table-cell>
          <table:table-cell office:value-type="float" office:value="74">
            <text:p>74</text:p>
          </table:table-cell>
          <table:table-cell office:value-type="float" office:value="3133">
            <text:p>3133</text:p>
          </table:table-cell>
          <table:table-cell office:value-type="float" office:value="2823">
            <text:p>2823</text:p>
          </table:table-cell>
          <table:table-cell office:value-type="float" office:value="2562">
            <text:p>2562</text:p>
          </table:table-cell>
          <table:table-cell office:value-type="float" office:value="2487">
            <text:p>2487</text:p>
          </table:table-cell>
          <table:table-cell office:value-type="float" office:value="3615">
            <text:p>3615</text:p>
          </table:table-cell>
          <table:table-cell office:value-type="float" office:value="2676">
            <text:p>2676</text:p>
          </table:table-cell>
          <table:table-cell office:value-type="float" office:value="74">
            <text:p>74</text:p>
          </table:table-cell>
          <table:table-cell table:formula="oooc:=[.I77]-[.K77]" office:value-type="float" office:value="571">
            <text:p>571</text:p>
          </table:table-cell>
          <table:table-cell table:formula="oooc:=[.J77]-[.K77]" office:value-type="float" office:value="261">
            <text:p>261</text:p>
          </table:table-cell>
          <table:table-cell table:formula="oooc:=([.P77]/[.I77])*100" office:value-type="float" office:value="18.2253431216087">
            <text:p>18.23</text:p>
          </table:table-cell>
          <table:table-cell table:formula="oooc:=([.Q77]/[.J77])*100" office:value-type="float" office:value="9.24548352816153">
            <text:p>9.25</text:p>
          </table:table-cell>
          <table:table-cell office:value-type="float" office:value="74">
            <text:p>74</text:p>
          </table:table-cell>
          <table:table-cell table:formula="oooc:=[.I77]-[.I76]" office:value-type="float" office:value="63">
            <text:p>63</text:p>
          </table:table-cell>
          <table:table-cell table:formula="oooc:=[.J77]-[.J76]" office:value-type="float" office:value="18">
            <text:p>18</text:p>
          </table:table-cell>
          <table:table-cell table:formula="oooc:=[.K77]-[.K76]" office:value-type="float" office:value="22">
            <text:p>22</text:p>
          </table:table-cell>
          <table:table-cell table:number-columns-repeated="233"/>
        </table:table-row>
        <table:table-row table:style-name="ro3">
          <table:table-cell office:value-type="float" office:value="75">
            <text:p>75</text:p>
          </table:table-cell>
          <table:table-cell office:value-type="float" office:value="13969">
            <text:p>13969</text:p>
          </table:table-cell>
          <table:table-cell office:value-type="float" office:value="16908">
            <text:p>16908</text:p>
          </table:table-cell>
          <table:table-cell office:value-type="float" office:value="28489">
            <text:p>28489</text:p>
          </table:table-cell>
          <table:table-cell office:value-type="float" office:value="18898">
            <text:p>18898</text:p>
          </table:table-cell>
          <table:table-cell office:value-type="float" office:value="26509">
            <text:p>26509</text:p>
          </table:table-cell>
          <table:table-cell office:value-type="float" office:value="36446">
            <text:p>36446</text:p>
          </table:table-cell>
          <table:table-cell office:value-type="float" office:value="75">
            <text:p>75</text:p>
          </table:table-cell>
          <table:table-cell office:value-type="float" office:value="3150">
            <text:p>3150</text:p>
          </table:table-cell>
          <table:table-cell office:value-type="float" office:value="2876">
            <text:p>2876</text:p>
          </table:table-cell>
          <table:table-cell office:value-type="float" office:value="2583">
            <text:p>2583</text:p>
          </table:table-cell>
          <table:table-cell office:value-type="float" office:value="2506">
            <text:p>2506</text:p>
          </table:table-cell>
          <table:table-cell office:value-type="float" office:value="3643">
            <text:p>3643</text:p>
          </table:table-cell>
          <table:table-cell office:value-type="float" office:value="2697">
            <text:p>2697</text:p>
          </table:table-cell>
          <table:table-cell office:value-type="float" office:value="75">
            <text:p>75</text:p>
          </table:table-cell>
          <table:table-cell table:formula="oooc:=[.I78]-[.K78]" office:value-type="float" office:value="567">
            <text:p>567</text:p>
          </table:table-cell>
          <table:table-cell table:formula="oooc:=[.J78]-[.K78]" office:value-type="float" office:value="293">
            <text:p>293</text:p>
          </table:table-cell>
          <table:table-cell table:formula="oooc:=([.P78]/[.I78])*100" office:value-type="float" office:value="18">
            <text:p>18</text:p>
          </table:table-cell>
          <table:table-cell table:formula="oooc:=([.Q78]/[.J78])*100" office:value-type="float" office:value="10.1877607788595">
            <text:p>10.19</text:p>
          </table:table-cell>
          <table:table-cell office:value-type="float" office:value="75">
            <text:p>75</text:p>
          </table:table-cell>
          <table:table-cell table:formula="oooc:=[.I78]-[.I77]" office:value-type="float" office:value="17">
            <text:p>17</text:p>
          </table:table-cell>
          <table:table-cell table:formula="oooc:=[.J78]-[.J77]" office:value-type="float" office:value="53">
            <text:p>53</text:p>
          </table:table-cell>
          <table:table-cell table:formula="oooc:=[.K78]-[.K77]" office:value-type="float" office:value="21">
            <text:p>21</text:p>
          </table:table-cell>
          <table:table-cell table:number-columns-repeated="233"/>
        </table:table-row>
        <table:table-row table:style-name="ro3">
          <table:table-cell office:value-type="float" office:value="76">
            <text:p>76</text:p>
          </table:table-cell>
          <table:table-cell office:value-type="float" office:value="14158">
            <text:p>14158</text:p>
          </table:table-cell>
          <table:table-cell office:value-type="float" office:value="17140">
            <text:p>17140</text:p>
          </table:table-cell>
          <table:table-cell office:value-type="float" office:value="28873">
            <text:p>28873</text:p>
          </table:table-cell>
          <table:table-cell office:value-type="float" office:value="19153">
            <text:p>19153</text:p>
          </table:table-cell>
          <table:table-cell office:value-type="float" office:value="26887">
            <text:p>26887</text:p>
          </table:table-cell>
          <table:table-cell office:value-type="float" office:value="36936">
            <text:p>36936</text:p>
          </table:table-cell>
          <table:table-cell office:value-type="float" office:value="76">
            <text:p>76</text:p>
          </table:table-cell>
          <table:table-cell office:value-type="float" office:value="3192">
            <text:p>3192</text:p>
          </table:table-cell>
          <table:table-cell office:value-type="float" office:value="2916">
            <text:p>2916</text:p>
          </table:table-cell>
          <table:table-cell office:value-type="float" office:value="2590">
            <text:p>2590</text:p>
          </table:table-cell>
          <table:table-cell office:value-type="float" office:value="2509">
            <text:p>2509</text:p>
          </table:table-cell>
          <table:table-cell office:value-type="float" office:value="3670">
            <text:p>3670</text:p>
          </table:table-cell>
          <table:table-cell office:value-type="float" office:value="2714">
            <text:p>2714</text:p>
          </table:table-cell>
          <table:table-cell office:value-type="float" office:value="76">
            <text:p>76</text:p>
          </table:table-cell>
          <table:table-cell table:formula="oooc:=[.I79]-[.K79]" office:value-type="float" office:value="602">
            <text:p>602</text:p>
          </table:table-cell>
          <table:table-cell table:formula="oooc:=[.J79]-[.K79]" office:value-type="float" office:value="326">
            <text:p>326</text:p>
          </table:table-cell>
          <table:table-cell table:formula="oooc:=([.P79]/[.I79])*100" office:value-type="float" office:value="18.859649122807">
            <text:p>18.86</text:p>
          </table:table-cell>
          <table:table-cell table:formula="oooc:=([.Q79]/[.J79])*100" office:value-type="float" office:value="11.1796982167353">
            <text:p>11.18</text:p>
          </table:table-cell>
          <table:table-cell office:value-type="float" office:value="76">
            <text:p>76</text:p>
          </table:table-cell>
          <table:table-cell table:formula="oooc:=[.I79]-[.I78]" office:value-type="float" office:value="42">
            <text:p>42</text:p>
          </table:table-cell>
          <table:table-cell table:formula="oooc:=[.J79]-[.J78]" office:value-type="float" office:value="40">
            <text:p>40</text:p>
          </table:table-cell>
          <table:table-cell table:formula="oooc:=[.K79]-[.K78]" office:value-type="float" office:value="7">
            <text:p>7</text:p>
          </table:table-cell>
          <table:table-cell table:number-columns-repeated="233"/>
        </table:table-row>
        <table:table-row table:style-name="ro3">
          <table:table-cell office:value-type="float" office:value="77">
            <text:p>77</text:p>
          </table:table-cell>
          <table:table-cell office:value-type="float" office:value="14311">
            <text:p>14311</text:p>
          </table:table-cell>
          <table:table-cell office:value-type="float" office:value="17311">
            <text:p>17311</text:p>
          </table:table-cell>
          <table:table-cell office:value-type="float" office:value="29193">
            <text:p>29193</text:p>
          </table:table-cell>
          <table:table-cell office:value-type="float" office:value="19344">
            <text:p>19344</text:p>
          </table:table-cell>
          <table:table-cell office:value-type="float" office:value="27169">
            <text:p>27169</text:p>
          </table:table-cell>
          <table:table-cell office:value-type="float" office:value="37362">
            <text:p>37362</text:p>
          </table:table-cell>
          <table:table-cell office:value-type="float" office:value="77">
            <text:p>77</text:p>
          </table:table-cell>
          <table:table-cell office:value-type="float" office:value="3185">
            <text:p>3185</text:p>
          </table:table-cell>
          <table:table-cell office:value-type="float" office:value="2942">
            <text:p>2942</text:p>
          </table:table-cell>
          <table:table-cell office:value-type="float" office:value="2620">
            <text:p>2620</text:p>
          </table:table-cell>
          <table:table-cell office:value-type="float" office:value="2546">
            <text:p>2546</text:p>
          </table:table-cell>
          <table:table-cell office:value-type="float" office:value="3688">
            <text:p>3688</text:p>
          </table:table-cell>
          <table:table-cell office:value-type="float" office:value="2739">
            <text:p>2739</text:p>
          </table:table-cell>
          <table:table-cell office:value-type="float" office:value="77">
            <text:p>77</text:p>
          </table:table-cell>
          <table:table-cell table:formula="oooc:=[.I80]-[.K80]" office:value-type="float" office:value="565">
            <text:p>565</text:p>
          </table:table-cell>
          <table:table-cell table:formula="oooc:=[.J80]-[.K80]" office:value-type="float" office:value="322">
            <text:p>322</text:p>
          </table:table-cell>
          <table:table-cell table:formula="oooc:=([.P80]/[.I80])*100" office:value-type="float" office:value="17.7394034536892">
            <text:p>17.74</text:p>
          </table:table-cell>
          <table:table-cell table:formula="oooc:=([.Q80]/[.J80])*100" office:value-type="float" office:value="10.9449354180829">
            <text:p>10.94</text:p>
          </table:table-cell>
          <table:table-cell office:value-type="float" office:value="77">
            <text:p>77</text:p>
          </table:table-cell>
          <table:table-cell table:formula="oooc:=[.I80]-[.I79]" office:value-type="float" office:value="-7">
            <text:p>-7</text:p>
          </table:table-cell>
          <table:table-cell table:formula="oooc:=[.J80]-[.J79]" office:value-type="float" office:value="26">
            <text:p>26</text:p>
          </table:table-cell>
          <table:table-cell table:formula="oooc:=[.K80]-[.K79]" office:value-type="float" office:value="30">
            <text:p>30</text:p>
          </table:table-cell>
          <table:table-cell table:number-columns-repeated="233"/>
        </table:table-row>
        <table:table-row table:style-name="ro3">
          <table:table-cell office:value-type="float" office:value="78">
            <text:p>78</text:p>
          </table:table-cell>
          <table:table-cell office:value-type="float" office:value="14587">
            <text:p>14587</text:p>
          </table:table-cell>
          <table:table-cell office:value-type="float" office:value="17602">
            <text:p>17602</text:p>
          </table:table-cell>
          <table:table-cell office:value-type="float" office:value="29634">
            <text:p>29634</text:p>
          </table:table-cell>
          <table:table-cell office:value-type="float" office:value="19656">
            <text:p>19656</text:p>
          </table:table-cell>
          <table:table-cell office:value-type="float" office:value="27610">
            <text:p>27610</text:p>
          </table:table-cell>
          <table:table-cell office:value-type="float" office:value="37909">
            <text:p>37909</text:p>
          </table:table-cell>
          <table:table-cell office:value-type="float" office:value="78">
            <text:p>78</text:p>
          </table:table-cell>
          <table:table-cell office:value-type="float" office:value="3270">
            <text:p>3270</text:p>
          </table:table-cell>
          <table:table-cell office:value-type="float" office:value="2968">
            <text:p>2968</text:p>
          </table:table-cell>
          <table:table-cell office:value-type="float" office:value="2682">
            <text:p>2682</text:p>
          </table:table-cell>
          <table:table-cell office:value-type="float" office:value="2594">
            <text:p>2594</text:p>
          </table:table-cell>
          <table:table-cell office:value-type="float" office:value="3789">
            <text:p>3789</text:p>
          </table:table-cell>
          <table:table-cell office:value-type="float" office:value="2794">
            <text:p>2794</text:p>
          </table:table-cell>
          <table:table-cell office:value-type="float" office:value="78">
            <text:p>78</text:p>
          </table:table-cell>
          <table:table-cell table:formula="oooc:=[.I81]-[.K81]" office:value-type="float" office:value="588">
            <text:p>588</text:p>
          </table:table-cell>
          <table:table-cell table:formula="oooc:=[.J81]-[.K81]" office:value-type="float" office:value="286">
            <text:p>286</text:p>
          </table:table-cell>
          <table:table-cell table:formula="oooc:=([.P81]/[.I81])*100" office:value-type="float" office:value="17.9816513761468">
            <text:p>17.98</text:p>
          </table:table-cell>
          <table:table-cell table:formula="oooc:=([.Q81]/[.J81])*100" office:value-type="float" office:value="9.63611859838275">
            <text:p>9.64</text:p>
          </table:table-cell>
          <table:table-cell office:value-type="float" office:value="78">
            <text:p>78</text:p>
          </table:table-cell>
          <table:table-cell table:formula="oooc:=[.I81]-[.I80]" office:value-type="float" office:value="85">
            <text:p>85</text:p>
          </table:table-cell>
          <table:table-cell table:formula="oooc:=[.J81]-[.J80]" office:value-type="float" office:value="26">
            <text:p>26</text:p>
          </table:table-cell>
          <table:table-cell table:formula="oooc:=[.K81]-[.K80]" office:value-type="float" office:value="62">
            <text:p>62</text:p>
          </table:table-cell>
          <table:table-cell table:number-columns-repeated="233"/>
        </table:table-row>
        <table:table-row table:style-name="ro3">
          <table:table-cell office:value-type="float" office:value="79">
            <text:p>79</text:p>
          </table:table-cell>
          <table:table-cell office:value-type="float" office:value="14743">
            <text:p>14743</text:p>
          </table:table-cell>
          <table:table-cell office:value-type="float" office:value="17836">
            <text:p>17836</text:p>
          </table:table-cell>
          <table:table-cell office:value-type="float" office:value="30021">
            <text:p>30021</text:p>
          </table:table-cell>
          <table:table-cell office:value-type="float" office:value="19914">
            <text:p>19914</text:p>
          </table:table-cell>
          <table:table-cell office:value-type="float" office:value="27985">
            <text:p>27985</text:p>
          </table:table-cell>
          <table:table-cell office:value-type="float" office:value="38402">
            <text:p>38402</text:p>
          </table:table-cell>
          <table:table-cell office:value-type="float" office:value="79">
            <text:p>79</text:p>
          </table:table-cell>
          <table:table-cell office:value-type="float" office:value="3312">
            <text:p>3312</text:p>
          </table:table-cell>
          <table:table-cell office:value-type="float" office:value="3007">
            <text:p>3007</text:p>
          </table:table-cell>
          <table:table-cell office:value-type="float" office:value="2694">
            <text:p>2694</text:p>
          </table:table-cell>
          <table:table-cell office:value-type="float" office:value="2615">
            <text:p>2615</text:p>
          </table:table-cell>
          <table:table-cell office:value-type="float" office:value="3778">
            <text:p>3778</text:p>
          </table:table-cell>
          <table:table-cell office:value-type="float" office:value="2826">
            <text:p>2826</text:p>
          </table:table-cell>
          <table:table-cell office:value-type="float" office:value="79">
            <text:p>79</text:p>
          </table:table-cell>
          <table:table-cell table:formula="oooc:=[.I82]-[.K82]" office:value-type="float" office:value="618">
            <text:p>618</text:p>
          </table:table-cell>
          <table:table-cell table:formula="oooc:=[.J82]-[.K82]" office:value-type="float" office:value="313">
            <text:p>313</text:p>
          </table:table-cell>
          <table:table-cell table:formula="oooc:=([.P82]/[.I82])*100" office:value-type="float" office:value="18.6594202898551">
            <text:p>18.66</text:p>
          </table:table-cell>
          <table:table-cell table:formula="oooc:=([.Q82]/[.J82])*100" office:value-type="float" office:value="10.4090455603592">
            <text:p>10.41</text:p>
          </table:table-cell>
          <table:table-cell office:value-type="float" office:value="79">
            <text:p>79</text:p>
          </table:table-cell>
          <table:table-cell table:formula="oooc:=[.I82]-[.I81]" office:value-type="float" office:value="42">
            <text:p>42</text:p>
          </table:table-cell>
          <table:table-cell table:formula="oooc:=[.J82]-[.J81]" office:value-type="float" office:value="39">
            <text:p>39</text:p>
          </table:table-cell>
          <table:table-cell table:formula="oooc:=[.K82]-[.K81]" office:value-type="float" office:value="12">
            <text:p>12</text:p>
          </table:table-cell>
          <table:table-cell table:number-columns-repeated="233"/>
        </table:table-row>
        <table:table-row table:style-name="ro3">
          <table:table-cell office:value-type="float" office:value="80">
            <text:p>80</text:p>
          </table:table-cell>
          <table:table-cell office:value-type="float" office:value="14915">
            <text:p>14915</text:p>
          </table:table-cell>
          <table:table-cell office:value-type="float" office:value="18025">
            <text:p>18025</text:p>
          </table:table-cell>
          <table:table-cell office:value-type="float" office:value="30378">
            <text:p>30378</text:p>
          </table:table-cell>
          <table:table-cell office:value-type="float" office:value="20142">
            <text:p>20142</text:p>
          </table:table-cell>
          <table:table-cell office:value-type="float" office:value="28319">
            <text:p>28319</text:p>
          </table:table-cell>
          <table:table-cell office:value-type="float" office:value="38865">
            <text:p>38865</text:p>
          </table:table-cell>
          <table:table-cell office:value-type="float" office:value="80">
            <text:p>80</text:p>
          </table:table-cell>
          <table:table-cell office:value-type="float" office:value="3347">
            <text:p>3347</text:p>
          </table:table-cell>
          <table:table-cell office:value-type="float" office:value="3022">
            <text:p>3022</text:p>
          </table:table-cell>
          <table:table-cell office:value-type="float" office:value="2739">
            <text:p>2739</text:p>
          </table:table-cell>
          <table:table-cell office:value-type="float" office:value="2653">
            <text:p>2653</text:p>
          </table:table-cell>
          <table:table-cell office:value-type="float" office:value="3840">
            <text:p>3840</text:p>
          </table:table-cell>
          <table:table-cell office:value-type="float" office:value="2853">
            <text:p>2853</text:p>
          </table:table-cell>
          <table:table-cell office:value-type="float" office:value="80">
            <text:p>80</text:p>
          </table:table-cell>
          <table:table-cell table:formula="oooc:=[.I83]-[.K83]" office:value-type="float" office:value="608">
            <text:p>608</text:p>
          </table:table-cell>
          <table:table-cell table:formula="oooc:=[.J83]-[.K83]" office:value-type="float" office:value="283">
            <text:p>283</text:p>
          </table:table-cell>
          <table:table-cell table:formula="oooc:=([.P83]/[.I83])*100" office:value-type="float" office:value="18.1655213624141">
            <text:p>18.17</text:p>
          </table:table-cell>
          <table:table-cell table:formula="oooc:=([.Q83]/[.J83])*100" office:value-type="float" office:value="9.36465916611516">
            <text:p>9.36</text:p>
          </table:table-cell>
          <table:table-cell office:value-type="float" office:value="80">
            <text:p>80</text:p>
          </table:table-cell>
          <table:table-cell table:formula="oooc:=[.I83]-[.I82]" office:value-type="float" office:value="35">
            <text:p>35</text:p>
          </table:table-cell>
          <table:table-cell table:formula="oooc:=[.J83]-[.J82]" office:value-type="float" office:value="15">
            <text:p>15</text:p>
          </table:table-cell>
          <table:table-cell table:formula="oooc:=[.K83]-[.K82]" office:value-type="float" office:value="45">
            <text:p>45</text:p>
          </table:table-cell>
          <table:table-cell table:number-columns-repeated="233"/>
        </table:table-row>
        <table:table-row table:style-name="ro3">
          <table:table-cell office:value-type="float" office:value="81">
            <text:p>81</text:p>
          </table:table-cell>
          <table:table-cell office:value-type="float" office:value="14996">
            <text:p>14996</text:p>
          </table:table-cell>
          <table:table-cell office:value-type="float" office:value="18214">
            <text:p>18214</text:p>
          </table:table-cell>
          <table:table-cell office:value-type="float" office:value="30718">
            <text:p>30718</text:p>
          </table:table-cell>
          <table:table-cell office:value-type="float" office:value="20353">
            <text:p>20353</text:p>
          </table:table-cell>
          <table:table-cell office:value-type="float" office:value="28618">
            <text:p>28618</text:p>
          </table:table-cell>
          <table:table-cell office:value-type="float" office:value="39311">
            <text:p>39311</text:p>
          </table:table-cell>
          <table:table-cell office:value-type="float" office:value="81">
            <text:p>81</text:p>
          </table:table-cell>
          <table:table-cell office:value-type="float" office:value="3359">
            <text:p>3359</text:p>
          </table:table-cell>
          <table:table-cell office:value-type="float" office:value="3055">
            <text:p>3055</text:p>
          </table:table-cell>
          <table:table-cell office:value-type="float" office:value="2752">
            <text:p>2752</text:p>
          </table:table-cell>
          <table:table-cell office:value-type="float" office:value="2663">
            <text:p>2663</text:p>
          </table:table-cell>
          <table:table-cell office:value-type="float" office:value="3880">
            <text:p>3880</text:p>
          </table:table-cell>
          <table:table-cell office:value-type="float" office:value="2877">
            <text:p>2877</text:p>
          </table:table-cell>
          <table:table-cell office:value-type="float" office:value="81">
            <text:p>81</text:p>
          </table:table-cell>
          <table:table-cell table:formula="oooc:=[.I84]-[.K84]" office:value-type="float" office:value="607">
            <text:p>607</text:p>
          </table:table-cell>
          <table:table-cell table:formula="oooc:=[.J84]-[.K84]" office:value-type="float" office:value="303">
            <text:p>303</text:p>
          </table:table-cell>
          <table:table-cell table:formula="oooc:=([.P84]/[.I84])*100" office:value-type="float" office:value="18.0708544209586">
            <text:p>18.07</text:p>
          </table:table-cell>
          <table:table-cell table:formula="oooc:=([.Q84]/[.J84])*100" office:value-type="float" office:value="9.91816693944353">
            <text:p>9.92</text:p>
          </table:table-cell>
          <table:table-cell office:value-type="float" office:value="81">
            <text:p>81</text:p>
          </table:table-cell>
          <table:table-cell table:formula="oooc:=[.I84]-[.I83]" office:value-type="float" office:value="12">
            <text:p>12</text:p>
          </table:table-cell>
          <table:table-cell table:formula="oooc:=[.J84]-[.J83]" office:value-type="float" office:value="33">
            <text:p>33</text:p>
          </table:table-cell>
          <table:table-cell table:formula="oooc:=[.K84]-[.K83]" office:value-type="float" office:value="13">
            <text:p>13</text:p>
          </table:table-cell>
          <table:table-cell table:number-columns-repeated="233"/>
        </table:table-row>
        <table:table-row table:style-name="ro3">
          <table:table-cell office:value-type="float" office:value="82">
            <text:p>82</text:p>
          </table:table-cell>
          <table:table-cell office:value-type="float" office:value="15430">
            <text:p>15430</text:p>
          </table:table-cell>
          <table:table-cell office:value-type="float" office:value="18488">
            <text:p>18488</text:p>
          </table:table-cell>
          <table:table-cell office:value-type="float" office:value="31192">
            <text:p>31192</text:p>
          </table:table-cell>
          <table:table-cell office:value-type="float" office:value="20698">
            <text:p>20698</text:p>
          </table:table-cell>
          <table:table-cell office:value-type="float" office:value="29048">
            <text:p>29048</text:p>
          </table:table-cell>
          <table:table-cell office:value-type="float" office:value="39891">
            <text:p>39891</text:p>
          </table:table-cell>
          <table:table-cell office:value-type="float" office:value="82">
            <text:p>82</text:p>
          </table:table-cell>
          <table:table-cell office:value-type="float" office:value="3416">
            <text:p>3416</text:p>
          </table:table-cell>
          <table:table-cell office:value-type="float" office:value="3083">
            <text:p>3083</text:p>
          </table:table-cell>
          <table:table-cell office:value-type="float" office:value="2760">
            <text:p>2760</text:p>
          </table:table-cell>
          <table:table-cell office:value-type="float" office:value="2678">
            <text:p>2678</text:p>
          </table:table-cell>
          <table:table-cell office:value-type="float" office:value="3927">
            <text:p>3927</text:p>
          </table:table-cell>
          <table:table-cell office:value-type="float" office:value="2883">
            <text:p>2883</text:p>
          </table:table-cell>
          <table:table-cell office:value-type="float" office:value="82">
            <text:p>82</text:p>
          </table:table-cell>
          <table:table-cell table:formula="oooc:=[.I85]-[.K85]" office:value-type="float" office:value="656">
            <text:p>656</text:p>
          </table:table-cell>
          <table:table-cell table:formula="oooc:=[.J85]-[.K85]" office:value-type="float" office:value="323">
            <text:p>323</text:p>
          </table:table-cell>
          <table:table-cell table:formula="oooc:=([.P85]/[.I85])*100" office:value-type="float" office:value="19.2037470725995">
            <text:p>19.2</text:p>
          </table:table-cell>
          <table:table-cell table:formula="oooc:=([.Q85]/[.J85])*100" office:value-type="float" office:value="10.4768083036004">
            <text:p>10.48</text:p>
          </table:table-cell>
          <table:table-cell office:value-type="float" office:value="82">
            <text:p>82</text:p>
          </table:table-cell>
          <table:table-cell table:formula="oooc:=[.I85]-[.I84]" office:value-type="float" office:value="57">
            <text:p>57</text:p>
          </table:table-cell>
          <table:table-cell table:formula="oooc:=[.J85]-[.J84]" office:value-type="float" office:value="28">
            <text:p>28</text:p>
          </table:table-cell>
          <table:table-cell table:formula="oooc:=[.K85]-[.K84]" office:value-type="float" office:value="8">
            <text:p>8</text:p>
          </table:table-cell>
          <table:table-cell table:number-columns-repeated="233"/>
        </table:table-row>
        <table:table-row table:style-name="ro3">
          <table:table-cell office:value-type="float" office:value="83">
            <text:p>83</text:p>
          </table:table-cell>
          <table:table-cell office:value-type="float" office:value="15532">
            <text:p>15532</text:p>
          </table:table-cell>
          <table:table-cell office:value-type="float" office:value="18709">
            <text:p>18709</text:p>
          </table:table-cell>
          <table:table-cell office:value-type="float" office:value="31531">
            <text:p>31531</text:p>
          </table:table-cell>
          <table:table-cell office:value-type="float" office:value="20908">
            <text:p>20908</text:p>
          </table:table-cell>
          <table:table-cell office:value-type="float" office:value="29368">
            <text:p>29368</text:p>
          </table:table-cell>
          <table:table-cell office:value-type="float" office:value="40336">
            <text:p>40336</text:p>
          </table:table-cell>
          <table:table-cell office:value-type="float" office:value="83">
            <text:p>83</text:p>
          </table:table-cell>
          <table:table-cell office:value-type="float" office:value="3469">
            <text:p>3469</text:p>
          </table:table-cell>
          <table:table-cell office:value-type="float" office:value="3104">
            <text:p>3104</text:p>
          </table:table-cell>
          <table:table-cell office:value-type="float" office:value="2840">
            <text:p>2840</text:p>
          </table:table-cell>
          <table:table-cell office:value-type="float" office:value="2755">
            <text:p>2755</text:p>
          </table:table-cell>
          <table:table-cell office:value-type="float" office:value="3992">
            <text:p>3992</text:p>
          </table:table-cell>
          <table:table-cell office:value-type="float" office:value="2955">
            <text:p>2955</text:p>
          </table:table-cell>
          <table:table-cell office:value-type="float" office:value="83">
            <text:p>83</text:p>
          </table:table-cell>
          <table:table-cell table:formula="oooc:=[.I86]-[.K86]" office:value-type="float" office:value="629">
            <text:p>629</text:p>
          </table:table-cell>
          <table:table-cell table:formula="oooc:=[.J86]-[.K86]" office:value-type="float" office:value="264">
            <text:p>264</text:p>
          </table:table-cell>
          <table:table-cell table:formula="oooc:=([.P86]/[.I86])*100" office:value-type="float" office:value="18.1320265206111">
            <text:p>18.13</text:p>
          </table:table-cell>
          <table:table-cell table:formula="oooc:=([.Q86]/[.J86])*100" office:value-type="float" office:value="8.50515463917526">
            <text:p>8.51</text:p>
          </table:table-cell>
          <table:table-cell office:value-type="float" office:value="83">
            <text:p>83</text:p>
          </table:table-cell>
          <table:table-cell table:formula="oooc:=[.I86]-[.I85]" office:value-type="float" office:value="53">
            <text:p>53</text:p>
          </table:table-cell>
          <table:table-cell table:formula="oooc:=[.J86]-[.J85]" office:value-type="float" office:value="21">
            <text:p>21</text:p>
          </table:table-cell>
          <table:table-cell table:formula="oooc:=[.K86]-[.K85]" office:value-type="float" office:value="80">
            <text:p>80</text:p>
          </table:table-cell>
          <table:table-cell table:number-columns-repeated="233"/>
        </table:table-row>
        <table:table-row table:style-name="ro3">
          <table:table-cell office:value-type="float" office:value="84">
            <text:p>84</text:p>
          </table:table-cell>
          <table:table-cell office:value-type="float" office:value="15661">
            <text:p>15661</text:p>
          </table:table-cell>
          <table:table-cell office:value-type="float" office:value="18874">
            <text:p>18874</text:p>
          </table:table-cell>
          <table:table-cell office:value-type="float" office:value="31884">
            <text:p>31884</text:p>
          </table:table-cell>
          <table:table-cell office:value-type="float" office:value="21132">
            <text:p>21132</text:p>
          </table:table-cell>
          <table:table-cell office:value-type="float" office:value="29663">
            <text:p>29663</text:p>
          </table:table-cell>
          <table:table-cell office:value-type="float" office:value="40795">
            <text:p>40795</text:p>
          </table:table-cell>
          <table:table-cell office:value-type="float" office:value="84">
            <text:p>84</text:p>
          </table:table-cell>
          <table:table-cell office:value-type="float" office:value="3475">
            <text:p>3475</text:p>
          </table:table-cell>
          <table:table-cell office:value-type="float" office:value="3150">
            <text:p>3150</text:p>
          </table:table-cell>
          <table:table-cell office:value-type="float" office:value="2847">
            <text:p>2847</text:p>
          </table:table-cell>
          <table:table-cell office:value-type="float" office:value="2750">
            <text:p>2750</text:p>
          </table:table-cell>
          <table:table-cell office:value-type="float" office:value="3997">
            <text:p>3997</text:p>
          </table:table-cell>
          <table:table-cell office:value-type="float" office:value="2976">
            <text:p>2976</text:p>
          </table:table-cell>
          <table:table-cell office:value-type="float" office:value="84">
            <text:p>84</text:p>
          </table:table-cell>
          <table:table-cell table:formula="oooc:=[.I87]-[.K87]" office:value-type="float" office:value="628">
            <text:p>628</text:p>
          </table:table-cell>
          <table:table-cell table:formula="oooc:=[.J87]-[.K87]" office:value-type="float" office:value="303">
            <text:p>303</text:p>
          </table:table-cell>
          <table:table-cell table:formula="oooc:=([.P87]/[.I87])*100" office:value-type="float" office:value="18.0719424460432">
            <text:p>18.07</text:p>
          </table:table-cell>
          <table:table-cell table:formula="oooc:=([.Q87]/[.J87])*100" office:value-type="float" office:value="9.61904761904762">
            <text:p>9.62</text:p>
          </table:table-cell>
          <table:table-cell office:value-type="float" office:value="84">
            <text:p>84</text:p>
          </table:table-cell>
          <table:table-cell table:formula="oooc:=[.I87]-[.I86]" office:value-type="float" office:value="6">
            <text:p>6</text:p>
          </table:table-cell>
          <table:table-cell table:formula="oooc:=[.J87]-[.J86]" office:value-type="float" office:value="46">
            <text:p>46</text:p>
          </table:table-cell>
          <table:table-cell table:formula="oooc:=[.K87]-[.K86]" office:value-type="float" office:value="7">
            <text:p>7</text:p>
          </table:table-cell>
          <table:table-cell table:number-columns-repeated="233"/>
        </table:table-row>
        <table:table-row table:style-name="ro3">
          <table:table-cell office:value-type="float" office:value="85">
            <text:p>85</text:p>
          </table:table-cell>
          <table:table-cell office:value-type="float" office:value="15874">
            <text:p>15874</text:p>
          </table:table-cell>
          <table:table-cell office:value-type="float" office:value="19130">
            <text:p>19130</text:p>
          </table:table-cell>
          <table:table-cell office:value-type="float" office:value="32312">
            <text:p>32312</text:p>
          </table:table-cell>
          <table:table-cell office:value-type="float" office:value="21431">
            <text:p>21431</text:p>
          </table:table-cell>
          <table:table-cell office:value-type="float" office:value="30088">
            <text:p>30088</text:p>
          </table:table-cell>
          <table:table-cell office:value-type="float" office:value="41329">
            <text:p>41329</text:p>
          </table:table-cell>
          <table:table-cell office:value-type="float" office:value="85">
            <text:p>85</text:p>
          </table:table-cell>
          <table:table-cell office:value-type="float" office:value="3521">
            <text:p>3521</text:p>
          </table:table-cell>
          <table:table-cell office:value-type="float" office:value="3174">
            <text:p>3174</text:p>
          </table:table-cell>
          <table:table-cell office:value-type="float" office:value="2842">
            <text:p>2842</text:p>
          </table:table-cell>
          <table:table-cell office:value-type="float" office:value="2760">
            <text:p>2760</text:p>
          </table:table-cell>
          <table:table-cell office:value-type="float" office:value="4055">
            <text:p>4055</text:p>
          </table:table-cell>
          <table:table-cell office:value-type="float" office:value="2965">
            <text:p>2965</text:p>
          </table:table-cell>
          <table:table-cell office:value-type="float" office:value="85">
            <text:p>85</text:p>
          </table:table-cell>
          <table:table-cell table:formula="oooc:=[.I88]-[.K88]" office:value-type="float" office:value="679">
            <text:p>679</text:p>
          </table:table-cell>
          <table:table-cell table:formula="oooc:=[.J88]-[.K88]" office:value-type="float" office:value="332">
            <text:p>332</text:p>
          </table:table-cell>
          <table:table-cell table:formula="oooc:=([.P88]/[.I88])*100" office:value-type="float" office:value="19.2842942345924">
            <text:p>19.28</text:p>
          </table:table-cell>
          <table:table-cell table:formula="oooc:=([.Q88]/[.J88])*100" office:value-type="float" office:value="10.4599873976055">
            <text:p>10.46</text:p>
          </table:table-cell>
          <table:table-cell office:value-type="float" office:value="85">
            <text:p>85</text:p>
          </table:table-cell>
          <table:table-cell table:formula="oooc:=[.I88]-[.I87]" office:value-type="float" office:value="46">
            <text:p>46</text:p>
          </table:table-cell>
          <table:table-cell table:formula="oooc:=[.J88]-[.J87]" office:value-type="float" office:value="24">
            <text:p>24</text:p>
          </table:table-cell>
          <table:table-cell table:formula="oooc:=[.K88]-[.K87]" office:value-type="float" office:value="-5">
            <text:p>-5</text:p>
          </table:table-cell>
          <table:table-cell table:number-columns-repeated="233"/>
        </table:table-row>
        <table:table-row table:style-name="ro3">
          <table:table-cell office:value-type="float" office:value="86">
            <text:p>86</text:p>
          </table:table-cell>
          <table:table-cell office:value-type="float" office:value="15972">
            <text:p>15972</text:p>
          </table:table-cell>
          <table:table-cell office:value-type="float" office:value="19294">
            <text:p>19294</text:p>
          </table:table-cell>
          <table:table-cell office:value-type="float" office:value="32618">
            <text:p>32618</text:p>
          </table:table-cell>
          <table:table-cell office:value-type="float" office:value="21608">
            <text:p>21608</text:p>
          </table:table-cell>
          <table:table-cell office:value-type="float" office:value="30373">
            <text:p>30373</text:p>
          </table:table-cell>
          <table:table-cell office:value-type="float" office:value="41741">
            <text:p>41741</text:p>
          </table:table-cell>
          <table:table-cell office:value-type="float" office:value="86">
            <text:p>86</text:p>
          </table:table-cell>
          <table:table-cell office:value-type="float" office:value="3552">
            <text:p>3552</text:p>
          </table:table-cell>
          <table:table-cell office:value-type="float" office:value="3162">
            <text:p>3162</text:p>
          </table:table-cell>
          <table:table-cell office:value-type="float" office:value="2893">
            <text:p>2893</text:p>
          </table:table-cell>
          <table:table-cell office:value-type="float" office:value="2786">
            <text:p>2786</text:p>
          </table:table-cell>
          <table:table-cell office:value-type="float" office:value="4091">
            <text:p>4091</text:p>
          </table:table-cell>
          <table:table-cell office:value-type="float" office:value="2992">
            <text:p>2992</text:p>
          </table:table-cell>
          <table:table-cell office:value-type="float" office:value="86">
            <text:p>86</text:p>
          </table:table-cell>
          <table:table-cell table:formula="oooc:=[.I89]-[.K89]" office:value-type="float" office:value="659">
            <text:p>659</text:p>
          </table:table-cell>
          <table:table-cell table:formula="oooc:=[.J89]-[.K89]" office:value-type="float" office:value="269">
            <text:p>269</text:p>
          </table:table-cell>
          <table:table-cell table:formula="oooc:=([.P89]/[.I89])*100" office:value-type="float" office:value="18.5529279279279">
            <text:p>18.55</text:p>
          </table:table-cell>
          <table:table-cell table:formula="oooc:=([.Q89]/[.J89])*100" office:value-type="float" office:value="8.50727387729285">
            <text:p>8.51</text:p>
          </table:table-cell>
          <table:table-cell office:value-type="float" office:value="86">
            <text:p>86</text:p>
          </table:table-cell>
          <table:table-cell table:formula="oooc:=[.I89]-[.I88]" office:value-type="float" office:value="31">
            <text:p>31</text:p>
          </table:table-cell>
          <table:table-cell table:formula="oooc:=[.J89]-[.J88]" office:value-type="float" office:value="-12">
            <text:p>-12</text:p>
          </table:table-cell>
          <table:table-cell table:formula="oooc:=[.K89]-[.K88]" office:value-type="float" office:value="51">
            <text:p>51</text:p>
          </table:table-cell>
          <table:table-cell table:number-columns-repeated="233"/>
        </table:table-row>
        <table:table-row table:style-name="ro3">
          <table:table-cell office:value-type="float" office:value="87">
            <text:p>87</text:p>
          </table:table-cell>
          <table:table-cell office:value-type="float" office:value="16107">
            <text:p>16107</text:p>
          </table:table-cell>
          <table:table-cell office:value-type="float" office:value="19562">
            <text:p>19562</text:p>
          </table:table-cell>
          <table:table-cell office:value-type="float" office:value="33035">
            <text:p>33035</text:p>
          </table:table-cell>
          <table:table-cell office:value-type="float" office:value="21896">
            <text:p>21896</text:p>
          </table:table-cell>
          <table:table-cell office:value-type="float" office:value="30771">
            <text:p>30771</text:p>
          </table:table-cell>
          <table:table-cell office:value-type="float" office:value="42264">
            <text:p>42264</text:p>
          </table:table-cell>
          <table:table-cell office:value-type="float" office:value="87">
            <text:p>87</text:p>
          </table:table-cell>
          <table:table-cell office:value-type="float" office:value="3592">
            <text:p>3592</text:p>
          </table:table-cell>
          <table:table-cell office:value-type="float" office:value="3249">
            <text:p>3249</text:p>
          </table:table-cell>
          <table:table-cell office:value-type="float" office:value="2922">
            <text:p>2922</text:p>
          </table:table-cell>
          <table:table-cell office:value-type="float" office:value="2831">
            <text:p>2831</text:p>
          </table:table-cell>
          <table:table-cell office:value-type="float" office:value="4127">
            <text:p>4127</text:p>
          </table:table-cell>
          <table:table-cell office:value-type="float" office:value="3028">
            <text:p>3028</text:p>
          </table:table-cell>
          <table:table-cell office:value-type="float" office:value="87">
            <text:p>87</text:p>
          </table:table-cell>
          <table:table-cell table:formula="oooc:=[.I90]-[.K90]" office:value-type="float" office:value="670">
            <text:p>670</text:p>
          </table:table-cell>
          <table:table-cell table:formula="oooc:=[.J90]-[.K90]" office:value-type="float" office:value="327">
            <text:p>327</text:p>
          </table:table-cell>
          <table:table-cell table:formula="oooc:=([.P90]/[.I90])*100" office:value-type="float" office:value="18.652561247216">
            <text:p>18.65</text:p>
          </table:table-cell>
          <table:table-cell table:formula="oooc:=([.Q90]/[.J90])*100" office:value-type="float" office:value="10.0646352723915">
            <text:p>10.06</text:p>
          </table:table-cell>
          <table:table-cell office:value-type="float" office:value="87">
            <text:p>87</text:p>
          </table:table-cell>
          <table:table-cell table:formula="oooc:=[.I90]-[.I89]" office:value-type="float" office:value="40">
            <text:p>40</text:p>
          </table:table-cell>
          <table:table-cell table:formula="oooc:=[.J90]-[.J89]" office:value-type="float" office:value="87">
            <text:p>87</text:p>
          </table:table-cell>
          <table:table-cell table:formula="oooc:=[.K90]-[.K89]" office:value-type="float" office:value="29">
            <text:p>29</text:p>
          </table:table-cell>
          <table:table-cell table:number-columns-repeated="233"/>
        </table:table-row>
        <table:table-row table:style-name="ro3">
          <table:table-cell office:value-type="float" office:value="88">
            <text:p>88</text:p>
          </table:table-cell>
          <table:table-cell office:value-type="float" office:value="16387">
            <text:p>16387</text:p>
          </table:table-cell>
          <table:table-cell office:value-type="float" office:value="19794">
            <text:p>19794</text:p>
          </table:table-cell>
          <table:table-cell office:value-type="float" office:value="33427">
            <text:p>33427</text:p>
          </table:table-cell>
          <table:table-cell office:value-type="float" office:value="22159">
            <text:p>22159</text:p>
          </table:table-cell>
          <table:table-cell office:value-type="float" office:value="31154">
            <text:p>31154</text:p>
          </table:table-cell>
          <table:table-cell office:value-type="float" office:value="42762">
            <text:p>42762</text:p>
          </table:table-cell>
          <table:table-cell office:value-type="float" office:value="88">
            <text:p>88</text:p>
          </table:table-cell>
          <table:table-cell office:value-type="float" office:value="3645">
            <text:p>3645</text:p>
          </table:table-cell>
          <table:table-cell office:value-type="float" office:value="3262">
            <text:p>3262</text:p>
          </table:table-cell>
          <table:table-cell office:value-type="float" office:value="2964">
            <text:p>2964</text:p>
          </table:table-cell>
          <table:table-cell office:value-type="float" office:value="2868">
            <text:p>2868</text:p>
          </table:table-cell>
          <table:table-cell office:value-type="float" office:value="4177">
            <text:p>4177</text:p>
          </table:table-cell>
          <table:table-cell office:value-type="float" office:value="3073">
            <text:p>3073</text:p>
          </table:table-cell>
          <table:table-cell office:value-type="float" office:value="88">
            <text:p>88</text:p>
          </table:table-cell>
          <table:table-cell table:formula="oooc:=[.I91]-[.K91]" office:value-type="float" office:value="681">
            <text:p>681</text:p>
          </table:table-cell>
          <table:table-cell table:formula="oooc:=[.J91]-[.K91]" office:value-type="float" office:value="298">
            <text:p>298</text:p>
          </table:table-cell>
          <table:table-cell table:formula="oooc:=([.P91]/[.I91])*100" office:value-type="float" office:value="18.6831275720165">
            <text:p>18.68</text:p>
          </table:table-cell>
          <table:table-cell table:formula="oooc:=([.Q91]/[.J91])*100" office:value-type="float" office:value="9.13549969343961">
            <text:p>9.14</text:p>
          </table:table-cell>
          <table:table-cell office:value-type="float" office:value="88">
            <text:p>88</text:p>
          </table:table-cell>
          <table:table-cell table:formula="oooc:=[.I91]-[.I90]" office:value-type="float" office:value="53">
            <text:p>53</text:p>
          </table:table-cell>
          <table:table-cell table:formula="oooc:=[.J91]-[.J90]" office:value-type="float" office:value="13">
            <text:p>13</text:p>
          </table:table-cell>
          <table:table-cell table:formula="oooc:=[.K91]-[.K90]" office:value-type="float" office:value="42">
            <text:p>42</text:p>
          </table:table-cell>
          <table:table-cell table:number-columns-repeated="233"/>
        </table:table-row>
        <table:table-row table:style-name="ro3">
          <table:table-cell office:value-type="float" office:value="89">
            <text:p>89</text:p>
          </table:table-cell>
          <table:table-cell office:value-type="float" office:value="16556">
            <text:p>16556</text:p>
          </table:table-cell>
          <table:table-cell office:value-type="float" office:value="20002">
            <text:p>20002</text:p>
          </table:table-cell>
          <table:table-cell office:value-type="float" office:value="33779">
            <text:p>33779</text:p>
          </table:table-cell>
          <table:table-cell office:value-type="float" office:value="22382">
            <text:p>22382</text:p>
          </table:table-cell>
          <table:table-cell office:value-type="float" office:value="31475">
            <text:p>31475</text:p>
          </table:table-cell>
          <table:table-cell office:value-type="float" office:value="43220">
            <text:p>43220</text:p>
          </table:table-cell>
          <table:table-cell office:value-type="float" office:value="89">
            <text:p>89</text:p>
          </table:table-cell>
          <table:table-cell office:value-type="float" office:value="3667">
            <text:p>3667</text:p>
          </table:table-cell>
          <table:table-cell office:value-type="float" office:value="3319">
            <text:p>3319</text:p>
          </table:table-cell>
          <table:table-cell office:value-type="float" office:value="2983">
            <text:p>2983</text:p>
          </table:table-cell>
          <table:table-cell office:value-type="float" office:value="2875">
            <text:p>2875</text:p>
          </table:table-cell>
          <table:table-cell office:value-type="float" office:value="4217">
            <text:p>4217</text:p>
          </table:table-cell>
          <table:table-cell office:value-type="float" office:value="3096">
            <text:p>3096</text:p>
          </table:table-cell>
          <table:table-cell office:value-type="float" office:value="89">
            <text:p>89</text:p>
          </table:table-cell>
          <table:table-cell table:formula="oooc:=[.I92]-[.K92]" office:value-type="float" office:value="684">
            <text:p>684</text:p>
          </table:table-cell>
          <table:table-cell table:formula="oooc:=[.J92]-[.K92]" office:value-type="float" office:value="336">
            <text:p>336</text:p>
          </table:table-cell>
          <table:table-cell table:formula="oooc:=([.P92]/[.I92])*100" office:value-type="float" office:value="18.6528497409326">
            <text:p>18.65</text:p>
          </table:table-cell>
          <table:table-cell table:formula="oooc:=([.Q92]/[.J92])*100" office:value-type="float" office:value="10.1235311840916">
            <text:p>10.12</text:p>
          </table:table-cell>
          <table:table-cell office:value-type="float" office:value="89">
            <text:p>89</text:p>
          </table:table-cell>
          <table:table-cell table:formula="oooc:=[.I92]-[.I91]" office:value-type="float" office:value="22">
            <text:p>22</text:p>
          </table:table-cell>
          <table:table-cell table:formula="oooc:=[.J92]-[.J91]" office:value-type="float" office:value="57">
            <text:p>57</text:p>
          </table:table-cell>
          <table:table-cell table:formula="oooc:=[.K92]-[.K91]" office:value-type="float" office:value="19">
            <text:p>19</text:p>
          </table:table-cell>
          <table:table-cell table:number-columns-repeated="233"/>
        </table:table-row>
        <table:table-row table:style-name="ro3">
          <table:table-cell office:value-type="float" office:value="90">
            <text:p>90</text:p>
          </table:table-cell>
          <table:table-cell office:value-type="float" office:value="16804">
            <text:p>16804</text:p>
          </table:table-cell>
          <table:table-cell office:value-type="float" office:value="20198">
            <text:p>20198</text:p>
          </table:table-cell>
          <table:table-cell office:value-type="float" office:value="34193">
            <text:p>34193</text:p>
          </table:table-cell>
          <table:table-cell office:value-type="float" office:value="22667">
            <text:p>22667</text:p>
          </table:table-cell>
          <table:table-cell office:value-type="float" office:value="31803">
            <text:p>31803</text:p>
          </table:table-cell>
          <table:table-cell office:value-type="float" office:value="43740">
            <text:p>43740</text:p>
          </table:table-cell>
          <table:table-cell office:value-type="float" office:value="90">
            <text:p>90</text:p>
          </table:table-cell>
          <table:table-cell office:value-type="float" office:value="3721">
            <text:p>3721</text:p>
          </table:table-cell>
          <table:table-cell office:value-type="float" office:value="3352">
            <text:p>3352</text:p>
          </table:table-cell>
          <table:table-cell office:value-type="float" office:value="2994">
            <text:p>2994</text:p>
          </table:table-cell>
          <table:table-cell office:value-type="float" office:value="2902">
            <text:p>2902</text:p>
          </table:table-cell>
          <table:table-cell office:value-type="float" office:value="4268">
            <text:p>4268</text:p>
          </table:table-cell>
          <table:table-cell office:value-type="float" office:value="3112">
            <text:p>3112</text:p>
          </table:table-cell>
          <table:table-cell office:value-type="float" office:value="90">
            <text:p>90</text:p>
          </table:table-cell>
          <table:table-cell table:formula="oooc:=[.I93]-[.K93]" office:value-type="float" office:value="727">
            <text:p>727</text:p>
          </table:table-cell>
          <table:table-cell table:formula="oooc:=[.J93]-[.K93]" office:value-type="float" office:value="358">
            <text:p>358</text:p>
          </table:table-cell>
          <table:table-cell table:formula="oooc:=([.P93]/[.I93])*100" office:value-type="float" office:value="19.537758667025">
            <text:p>19.54</text:p>
          </table:table-cell>
          <table:table-cell table:formula="oooc:=([.Q93]/[.J93])*100" office:value-type="float" office:value="10.6801909307876">
            <text:p>10.68</text:p>
          </table:table-cell>
          <table:table-cell office:value-type="float" office:value="90">
            <text:p>90</text:p>
          </table:table-cell>
          <table:table-cell table:formula="oooc:=[.I93]-[.I92]" office:value-type="float" office:value="54">
            <text:p>54</text:p>
          </table:table-cell>
          <table:table-cell table:formula="oooc:=[.J93]-[.J92]" office:value-type="float" office:value="33">
            <text:p>33</text:p>
          </table:table-cell>
          <table:table-cell table:formula="oooc:=[.K93]-[.K92]" office:value-type="float" office:value="11">
            <text:p>11</text:p>
          </table:table-cell>
          <table:table-cell table:number-columns-repeated="233"/>
        </table:table-row>
        <table:table-row table:style-name="ro3">
          <table:table-cell office:value-type="float" office:value="91">
            <text:p>91</text:p>
          </table:table-cell>
          <table:table-cell office:value-type="float" office:value="16917">
            <text:p>16917</text:p>
          </table:table-cell>
          <table:table-cell office:value-type="float" office:value="20478">
            <text:p>20478</text:p>
          </table:table-cell>
          <table:table-cell office:value-type="float" office:value="34553">
            <text:p>34553</text:p>
          </table:table-cell>
          <table:table-cell office:value-type="float" office:value="22898">
            <text:p>22898</text:p>
          </table:table-cell>
          <table:table-cell office:value-type="float" office:value="32196">
            <text:p>32196</text:p>
          </table:table-cell>
          <table:table-cell office:value-type="float" office:value="44206">
            <text:p>44206</text:p>
          </table:table-cell>
          <table:table-cell office:value-type="float" office:value="91">
            <text:p>91</text:p>
          </table:table-cell>
          <table:table-cell office:value-type="float" office:value="3756">
            <text:p>3756</text:p>
          </table:table-cell>
          <table:table-cell office:value-type="float" office:value="3360">
            <text:p>3360</text:p>
          </table:table-cell>
          <table:table-cell office:value-type="float" office:value="3056">
            <text:p>3056</text:p>
          </table:table-cell>
          <table:table-cell office:value-type="float" office:value="2955">
            <text:p>2955</text:p>
          </table:table-cell>
          <table:table-cell office:value-type="float" office:value="4319">
            <text:p>4319</text:p>
          </table:table-cell>
          <table:table-cell office:value-type="float" office:value="3156">
            <text:p>3156</text:p>
          </table:table-cell>
          <table:table-cell office:value-type="float" office:value="91">
            <text:p>91</text:p>
          </table:table-cell>
          <table:table-cell table:formula="oooc:=[.I94]-[.K94]" office:value-type="float" office:value="700">
            <text:p>700</text:p>
          </table:table-cell>
          <table:table-cell table:formula="oooc:=[.J94]-[.K94]" office:value-type="float" office:value="304">
            <text:p>304</text:p>
          </table:table-cell>
          <table:table-cell table:formula="oooc:=([.P94]/[.I94])*100" office:value-type="float" office:value="18.6368477103301">
            <text:p>18.64</text:p>
          </table:table-cell>
          <table:table-cell table:formula="oooc:=([.Q94]/[.J94])*100" office:value-type="float" office:value="9.04761904761905">
            <text:p>9.05</text:p>
          </table:table-cell>
          <table:table-cell office:value-type="float" office:value="91">
            <text:p>91</text:p>
          </table:table-cell>
          <table:table-cell table:formula="oooc:=[.I94]-[.I93]" office:value-type="float" office:value="35">
            <text:p>35</text:p>
          </table:table-cell>
          <table:table-cell table:formula="oooc:=[.J94]-[.J93]" office:value-type="float" office:value="8">
            <text:p>8</text:p>
          </table:table-cell>
          <table:table-cell table:formula="oooc:=[.K94]-[.K93]" office:value-type="float" office:value="62">
            <text:p>62</text:p>
          </table:table-cell>
          <table:table-cell table:number-columns-repeated="233"/>
        </table:table-row>
        <table:table-row table:style-name="ro3">
          <table:table-cell office:value-type="float" office:value="92">
            <text:p>92</text:p>
          </table:table-cell>
          <table:table-cell office:value-type="float" office:value="17245">
            <text:p>17245</text:p>
          </table:table-cell>
          <table:table-cell office:value-type="float" office:value="20728">
            <text:p>20728</text:p>
          </table:table-cell>
          <table:table-cell office:value-type="float" office:value="35012">
            <text:p>35012</text:p>
          </table:table-cell>
          <table:table-cell office:value-type="float" office:value="23228">
            <text:p>23228</text:p>
          </table:table-cell>
          <table:table-cell office:value-type="float" office:value="32577">
            <text:p>32577</text:p>
          </table:table-cell>
          <table:table-cell office:value-type="float" office:value="44771">
            <text:p>44771</text:p>
          </table:table-cell>
          <table:table-cell office:value-type="float" office:value="92">
            <text:p>92</text:p>
          </table:table-cell>
          <table:table-cell office:value-type="float" office:value="3774">
            <text:p>3774</text:p>
          </table:table-cell>
          <table:table-cell office:value-type="float" office:value="3397">
            <text:p>3397</text:p>
          </table:table-cell>
          <table:table-cell office:value-type="float" office:value="3063">
            <text:p>3063</text:p>
          </table:table-cell>
          <table:table-cell office:value-type="float" office:value="2956">
            <text:p>2956</text:p>
          </table:table-cell>
          <table:table-cell office:value-type="float" office:value="4352">
            <text:p>4352</text:p>
          </table:table-cell>
          <table:table-cell office:value-type="float" office:value="3181">
            <text:p>3181</text:p>
          </table:table-cell>
          <table:table-cell office:value-type="float" office:value="92">
            <text:p>92</text:p>
          </table:table-cell>
          <table:table-cell table:formula="oooc:=[.I95]-[.K95]" office:value-type="float" office:value="711">
            <text:p>711</text:p>
          </table:table-cell>
          <table:table-cell table:formula="oooc:=[.J95]-[.K95]" office:value-type="float" office:value="334">
            <text:p>334</text:p>
          </table:table-cell>
          <table:table-cell table:formula="oooc:=([.P95]/[.I95])*100" office:value-type="float" office:value="18.8394276629571">
            <text:p>18.84</text:p>
          </table:table-cell>
          <table:table-cell table:formula="oooc:=([.Q95]/[.J95])*100" office:value-type="float" office:value="9.8322048866647">
            <text:p>9.83</text:p>
          </table:table-cell>
          <table:table-cell office:value-type="float" office:value="92">
            <text:p>92</text:p>
          </table:table-cell>
          <table:table-cell table:formula="oooc:=[.I95]-[.I94]" office:value-type="float" office:value="18">
            <text:p>18</text:p>
          </table:table-cell>
          <table:table-cell table:formula="oooc:=[.J95]-[.J94]" office:value-type="float" office:value="37">
            <text:p>37</text:p>
          </table:table-cell>
          <table:table-cell table:formula="oooc:=[.K95]-[.K94]" office:value-type="float" office:value="7">
            <text:p>7</text:p>
          </table:table-cell>
          <table:table-cell table:number-columns-repeated="233"/>
        </table:table-row>
        <table:table-row table:style-name="ro3">
          <table:table-cell office:value-type="float" office:value="93">
            <text:p>93</text:p>
          </table:table-cell>
          <table:table-cell office:value-type="float" office:value="17250">
            <text:p>17250</text:p>
          </table:table-cell>
          <table:table-cell office:value-type="float" office:value="20853">
            <text:p>20853</text:p>
          </table:table-cell>
          <table:table-cell office:value-type="float" office:value="35283">
            <text:p>35283</text:p>
          </table:table-cell>
          <table:table-cell office:value-type="float" office:value="23370">
            <text:p>23370</text:p>
          </table:table-cell>
          <table:table-cell office:value-type="float" office:value="32849">
            <text:p>32849</text:p>
          </table:table-cell>
          <table:table-cell office:value-type="float" office:value="45148">
            <text:p>45148</text:p>
          </table:table-cell>
          <table:table-cell office:value-type="float" office:value="93">
            <text:p>93</text:p>
          </table:table-cell>
          <table:table-cell office:value-type="float" office:value="3805">
            <text:p>3805</text:p>
          </table:table-cell>
          <table:table-cell office:value-type="float" office:value="3439">
            <text:p>3439</text:p>
          </table:table-cell>
          <table:table-cell office:value-type="float" office:value="3104">
            <text:p>3104</text:p>
          </table:table-cell>
          <table:table-cell office:value-type="float" office:value="2996">
            <text:p>2996</text:p>
          </table:table-cell>
          <table:table-cell office:value-type="float" office:value="4398">
            <text:p>4398</text:p>
          </table:table-cell>
          <table:table-cell office:value-type="float" office:value="3214">
            <text:p>3214</text:p>
          </table:table-cell>
          <table:table-cell office:value-type="float" office:value="93">
            <text:p>93</text:p>
          </table:table-cell>
          <table:table-cell table:formula="oooc:=[.I96]-[.K96]" office:value-type="float" office:value="701">
            <text:p>701</text:p>
          </table:table-cell>
          <table:table-cell table:formula="oooc:=[.J96]-[.K96]" office:value-type="float" office:value="335">
            <text:p>335</text:p>
          </table:table-cell>
          <table:table-cell table:formula="oooc:=([.P96]/[.I96])*100" office:value-type="float" office:value="18.4231274638633">
            <text:p>18.42</text:p>
          </table:table-cell>
          <table:table-cell table:formula="oooc:=([.Q96]/[.J96])*100" office:value-type="float" office:value="9.7412038383251">
            <text:p>9.74</text:p>
          </table:table-cell>
          <table:table-cell office:value-type="float" office:value="93">
            <text:p>93</text:p>
          </table:table-cell>
          <table:table-cell table:formula="oooc:=[.I96]-[.I95]" office:value-type="float" office:value="31">
            <text:p>31</text:p>
          </table:table-cell>
          <table:table-cell table:formula="oooc:=[.J96]-[.J95]" office:value-type="float" office:value="42">
            <text:p>42</text:p>
          </table:table-cell>
          <table:table-cell table:formula="oooc:=[.K96]-[.K95]" office:value-type="float" office:value="41">
            <text:p>41</text:p>
          </table:table-cell>
          <table:table-cell table:number-columns-repeated="233"/>
        </table:table-row>
        <table:table-row table:style-name="ro3">
          <table:table-cell office:value-type="float" office:value="94">
            <text:p>94</text:p>
          </table:table-cell>
          <table:table-cell office:value-type="float" office:value="17498">
            <text:p>17498</text:p>
          </table:table-cell>
          <table:table-cell office:value-type="float" office:value="21093">
            <text:p>21093</text:p>
          </table:table-cell>
          <table:table-cell office:value-type="float" office:value="35661">
            <text:p>35661</text:p>
          </table:table-cell>
          <table:table-cell office:value-type="float" office:value="23619">
            <text:p>23619</text:p>
          </table:table-cell>
          <table:table-cell office:value-type="float" office:value="33202">
            <text:p>33202</text:p>
          </table:table-cell>
          <table:table-cell office:value-type="float" office:value="45632">
            <text:p>45632</text:p>
          </table:table-cell>
          <table:table-cell office:value-type="float" office:value="94">
            <text:p>94</text:p>
          </table:table-cell>
          <table:table-cell office:value-type="float" office:value="3876">
            <text:p>3876</text:p>
          </table:table-cell>
          <table:table-cell office:value-type="float" office:value="3480">
            <text:p>3480</text:p>
          </table:table-cell>
          <table:table-cell office:value-type="float" office:value="3138">
            <text:p>3138</text:p>
          </table:table-cell>
          <table:table-cell office:value-type="float" office:value="3035">
            <text:p>3035</text:p>
          </table:table-cell>
          <table:table-cell office:value-type="float" office:value="4450">
            <text:p>4450</text:p>
          </table:table-cell>
          <table:table-cell office:value-type="float" office:value="3264">
            <text:p>3264</text:p>
          </table:table-cell>
          <table:table-cell office:value-type="float" office:value="94">
            <text:p>94</text:p>
          </table:table-cell>
          <table:table-cell table:formula="oooc:=[.I97]-[.K97]" office:value-type="float" office:value="738">
            <text:p>738</text:p>
          </table:table-cell>
          <table:table-cell table:formula="oooc:=[.J97]-[.K97]" office:value-type="float" office:value="342">
            <text:p>342</text:p>
          </table:table-cell>
          <table:table-cell table:formula="oooc:=([.P97]/[.I97])*100" office:value-type="float" office:value="19.0402476780186">
            <text:p>19.04</text:p>
          </table:table-cell>
          <table:table-cell table:formula="oooc:=([.Q97]/[.J97])*100" office:value-type="float" office:value="9.82758620689655">
            <text:p>9.83</text:p>
          </table:table-cell>
          <table:table-cell office:value-type="float" office:value="94">
            <text:p>94</text:p>
          </table:table-cell>
          <table:table-cell table:formula="oooc:=[.I97]-[.I96]" office:value-type="float" office:value="71">
            <text:p>71</text:p>
          </table:table-cell>
          <table:table-cell table:formula="oooc:=[.J97]-[.J96]" office:value-type="float" office:value="41">
            <text:p>41</text:p>
          </table:table-cell>
          <table:table-cell table:formula="oooc:=[.K97]-[.K96]" office:value-type="float" office:value="34">
            <text:p>34</text:p>
          </table:table-cell>
          <table:table-cell table:number-columns-repeated="233"/>
        </table:table-row>
        <table:table-row table:style-name="ro3">
          <table:table-cell office:value-type="float" office:value="95">
            <text:p>95</text:p>
          </table:table-cell>
          <table:table-cell office:value-type="float" office:value="17755">
            <text:p>17755</text:p>
          </table:table-cell>
          <table:table-cell office:value-type="float" office:value="21333">
            <text:p>21333</text:p>
          </table:table-cell>
          <table:table-cell office:value-type="float" office:value="36112">
            <text:p>36112</text:p>
          </table:table-cell>
          <table:table-cell office:value-type="float" office:value="23941">
            <text:p>23941</text:p>
          </table:table-cell>
          <table:table-cell office:value-type="float" office:value="33603">
            <text:p>33603</text:p>
          </table:table-cell>
          <table:table-cell office:value-type="float" office:value="46189">
            <text:p>46189</text:p>
          </table:table-cell>
          <table:table-cell office:value-type="float" office:value="95">
            <text:p>95</text:p>
          </table:table-cell>
          <table:table-cell office:value-type="float" office:value="3898">
            <text:p>3898</text:p>
          </table:table-cell>
          <table:table-cell office:value-type="float" office:value="3480">
            <text:p>3480</text:p>
          </table:table-cell>
          <table:table-cell office:value-type="float" office:value="3160">
            <text:p>3160</text:p>
          </table:table-cell>
          <table:table-cell office:value-type="float" office:value="3052">
            <text:p>3052</text:p>
          </table:table-cell>
          <table:table-cell office:value-type="float" office:value="4491">
            <text:p>4491</text:p>
          </table:table-cell>
          <table:table-cell office:value-type="float" office:value="3268">
            <text:p>3268</text:p>
          </table:table-cell>
          <table:table-cell office:value-type="float" office:value="95">
            <text:p>95</text:p>
          </table:table-cell>
          <table:table-cell table:formula="oooc:=[.I98]-[.K98]" office:value-type="float" office:value="738">
            <text:p>738</text:p>
          </table:table-cell>
          <table:table-cell table:formula="oooc:=[.J98]-[.K98]" office:value-type="float" office:value="320">
            <text:p>320</text:p>
          </table:table-cell>
          <table:table-cell table:formula="oooc:=([.P98]/[.I98])*100" office:value-type="float" office:value="18.9327860441252">
            <text:p>18.93</text:p>
          </table:table-cell>
          <table:table-cell table:formula="oooc:=([.Q98]/[.J98])*100" office:value-type="float" office:value="9.19540229885057">
            <text:p>9.2</text:p>
          </table:table-cell>
          <table:table-cell office:value-type="float" office:value="95">
            <text:p>95</text:p>
          </table:table-cell>
          <table:table-cell table:formula="oooc:=[.I98]-[.I97]" office:value-type="float" office:value="22">
            <text:p>22</text:p>
          </table:table-cell>
          <table:table-cell table:formula="oooc:=[.J98]-[.J97]" office:value-type="float" office:value="0">
            <text:p>0</text:p>
          </table:table-cell>
          <table:table-cell table:formula="oooc:=[.K98]-[.K97]" office:value-type="float" office:value="22">
            <text:p>22</text:p>
          </table:table-cell>
          <table:table-cell table:number-columns-repeated="233"/>
        </table:table-row>
        <table:table-row table:style-name="ro3">
          <table:table-cell office:value-type="float" office:value="96">
            <text:p>96</text:p>
          </table:table-cell>
          <table:table-cell office:value-type="float" office:value="17985">
            <text:p>17985</text:p>
          </table:table-cell>
          <table:table-cell office:value-type="float" office:value="21559">
            <text:p>21559</text:p>
          </table:table-cell>
          <table:table-cell office:value-type="float" office:value="36436">
            <text:p>36436</text:p>
          </table:table-cell>
          <table:table-cell office:value-type="float" office:value="24136">
            <text:p>24136</text:p>
          </table:table-cell>
          <table:table-cell office:value-type="float" office:value="33928">
            <text:p>33928</text:p>
          </table:table-cell>
          <table:table-cell office:value-type="float" office:value="46619">
            <text:p>46619</text:p>
          </table:table-cell>
          <table:table-cell office:value-type="float" office:value="96">
            <text:p>96</text:p>
          </table:table-cell>
          <table:table-cell office:value-type="float" office:value="3937">
            <text:p>3937</text:p>
          </table:table-cell>
          <table:table-cell office:value-type="float" office:value="3531">
            <text:p>3531</text:p>
          </table:table-cell>
          <table:table-cell office:value-type="float" office:value="3175">
            <text:p>3175</text:p>
          </table:table-cell>
          <table:table-cell office:value-type="float" office:value="3074">
            <text:p>3074</text:p>
          </table:table-cell>
          <table:table-cell office:value-type="float" office:value="4527">
            <text:p>4527</text:p>
          </table:table-cell>
          <table:table-cell office:value-type="float" office:value="3295">
            <text:p>3295</text:p>
          </table:table-cell>
          <table:table-cell office:value-type="float" office:value="96">
            <text:p>96</text:p>
          </table:table-cell>
          <table:table-cell table:formula="oooc:=[.I99]-[.K99]" office:value-type="float" office:value="762">
            <text:p>762</text:p>
          </table:table-cell>
          <table:table-cell table:formula="oooc:=[.J99]-[.K99]" office:value-type="float" office:value="356">
            <text:p>356</text:p>
          </table:table-cell>
          <table:table-cell table:formula="oooc:=([.P99]/[.I99])*100" office:value-type="float" office:value="19.3548387096774">
            <text:p>19.35</text:p>
          </table:table-cell>
          <table:table-cell table:formula="oooc:=([.Q99]/[.J99])*100" office:value-type="float" office:value="10.0821297082979">
            <text:p>10.08</text:p>
          </table:table-cell>
          <table:table-cell office:value-type="float" office:value="96">
            <text:p>96</text:p>
          </table:table-cell>
          <table:table-cell table:formula="oooc:=[.I99]-[.I98]" office:value-type="float" office:value="39">
            <text:p>39</text:p>
          </table:table-cell>
          <table:table-cell table:formula="oooc:=[.J99]-[.J98]" office:value-type="float" office:value="51">
            <text:p>51</text:p>
          </table:table-cell>
          <table:table-cell table:formula="oooc:=[.K99]-[.K98]" office:value-type="float" office:value="15">
            <text:p>15</text:p>
          </table:table-cell>
          <table:table-cell table:number-columns-repeated="233"/>
        </table:table-row>
        <table:table-row table:style-name="ro3">
          <table:table-cell office:value-type="float" office:value="97">
            <text:p>97</text:p>
          </table:table-cell>
          <table:table-cell office:value-type="float" office:value="18086">
            <text:p>18086</text:p>
          </table:table-cell>
          <table:table-cell office:value-type="float" office:value="21758">
            <text:p>21758</text:p>
          </table:table-cell>
          <table:table-cell office:value-type="float" office:value="36805">
            <text:p>36805</text:p>
          </table:table-cell>
          <table:table-cell office:value-type="float" office:value="24376">
            <text:p>24376</text:p>
          </table:table-cell>
          <table:table-cell office:value-type="float" office:value="34253">
            <text:p>34253</text:p>
          </table:table-cell>
          <table:table-cell office:value-type="float" office:value="47094">
            <text:p>47094</text:p>
          </table:table-cell>
          <table:table-cell office:value-type="float" office:value="97">
            <text:p>97</text:p>
          </table:table-cell>
          <table:table-cell office:value-type="float" office:value="3971">
            <text:p>3971</text:p>
          </table:table-cell>
          <table:table-cell office:value-type="float" office:value="3551">
            <text:p>3551</text:p>
          </table:table-cell>
          <table:table-cell office:value-type="float" office:value="3206">
            <text:p>3206</text:p>
          </table:table-cell>
          <table:table-cell office:value-type="float" office:value="3100">
            <text:p>3100</text:p>
          </table:table-cell>
          <table:table-cell office:value-type="float" office:value="4587">
            <text:p>4587</text:p>
          </table:table-cell>
          <table:table-cell office:value-type="float" office:value="3306">
            <text:p>3306</text:p>
          </table:table-cell>
          <table:table-cell office:value-type="float" office:value="97">
            <text:p>97</text:p>
          </table:table-cell>
          <table:table-cell table:formula="oooc:=[.I100]-[.K100]" office:value-type="float" office:value="765">
            <text:p>765</text:p>
          </table:table-cell>
          <table:table-cell table:formula="oooc:=[.J100]-[.K100]" office:value-type="float" office:value="345">
            <text:p>345</text:p>
          </table:table-cell>
          <table:table-cell table:formula="oooc:=([.P100]/[.I100])*100" office:value-type="float" office:value="19.2646688491564">
            <text:p>19.26</text:p>
          </table:table-cell>
          <table:table-cell table:formula="oooc:=([.Q100]/[.J100])*100" office:value-type="float" office:value="9.7155730780062">
            <text:p>9.72</text:p>
          </table:table-cell>
          <table:table-cell office:value-type="float" office:value="97">
            <text:p>97</text:p>
          </table:table-cell>
          <table:table-cell table:formula="oooc:=[.I100]-[.I99]" office:value-type="float" office:value="34">
            <text:p>34</text:p>
          </table:table-cell>
          <table:table-cell table:formula="oooc:=[.J100]-[.J99]" office:value-type="float" office:value="20">
            <text:p>20</text:p>
          </table:table-cell>
          <table:table-cell table:formula="oooc:=[.K100]-[.K99]" office:value-type="float" office:value="31">
            <text:p>31</text:p>
          </table:table-cell>
          <table:table-cell table:number-columns-repeated="233"/>
        </table:table-row>
        <table:table-row table:style-name="ro3">
          <table:table-cell office:value-type="float" office:value="98">
            <text:p>98</text:p>
          </table:table-cell>
          <table:table-cell office:value-type="float" office:value="18231">
            <text:p>18231</text:p>
          </table:table-cell>
          <table:table-cell office:value-type="float" office:value="21991">
            <text:p>21991</text:p>
          </table:table-cell>
          <table:table-cell office:value-type="float" office:value="37206">
            <text:p>37206</text:p>
          </table:table-cell>
          <table:table-cell office:value-type="float" office:value="24648">
            <text:p>24648</text:p>
          </table:table-cell>
          <table:table-cell office:value-type="float" office:value="34648">
            <text:p>34648</text:p>
          </table:table-cell>
          <table:table-cell office:value-type="float" office:value="47601">
            <text:p>47601</text:p>
          </table:table-cell>
          <table:table-cell office:value-type="float" office:value="98">
            <text:p>98</text:p>
          </table:table-cell>
          <table:table-cell office:value-type="float" office:value="4009">
            <text:p>4009</text:p>
          </table:table-cell>
          <table:table-cell office:value-type="float" office:value="3597">
            <text:p>3597</text:p>
          </table:table-cell>
          <table:table-cell office:value-type="float" office:value="3206">
            <text:p>3206</text:p>
          </table:table-cell>
          <table:table-cell office:value-type="float" office:value="3104">
            <text:p>3104</text:p>
          </table:table-cell>
          <table:table-cell office:value-type="float" office:value="4595">
            <text:p>4595</text:p>
          </table:table-cell>
          <table:table-cell office:value-type="float" office:value="3322">
            <text:p>3322</text:p>
          </table:table-cell>
          <table:table-cell office:value-type="float" office:value="98">
            <text:p>98</text:p>
          </table:table-cell>
          <table:table-cell table:formula="oooc:=[.I101]-[.K101]" office:value-type="float" office:value="803">
            <text:p>803</text:p>
          </table:table-cell>
          <table:table-cell table:formula="oooc:=[.J101]-[.K101]" office:value-type="float" office:value="391">
            <text:p>391</text:p>
          </table:table-cell>
          <table:table-cell table:formula="oooc:=([.P101]/[.I101])*100" office:value-type="float" office:value="20.029932651534">
            <text:p>20.03</text:p>
          </table:table-cell>
          <table:table-cell table:formula="oooc:=([.Q101]/[.J101])*100" office:value-type="float" office:value="10.8701695857659">
            <text:p>10.87</text:p>
          </table:table-cell>
          <table:table-cell office:value-type="float" office:value="98">
            <text:p>98</text:p>
          </table:table-cell>
          <table:table-cell table:formula="oooc:=[.I101]-[.I100]" office:value-type="float" office:value="38">
            <text:p>38</text:p>
          </table:table-cell>
          <table:table-cell table:formula="oooc:=[.J101]-[.J100]" office:value-type="float" office:value="46">
            <text:p>46</text:p>
          </table:table-cell>
          <table:table-cell table:formula="oooc:=[.K101]-[.K100]" office:value-type="float" office:value="0">
            <text:p>0</text:p>
          </table:table-cell>
          <table:table-cell table:number-columns-repeated="233"/>
        </table:table-row>
        <table:table-row table:style-name="ro3">
          <table:table-cell office:value-type="float" office:value="99">
            <text:p>99</text:p>
          </table:table-cell>
          <table:table-cell office:value-type="float" office:value="18569">
            <text:p>18569</text:p>
          </table:table-cell>
          <table:table-cell office:value-type="float" office:value="22259">
            <text:p>22259</text:p>
          </table:table-cell>
          <table:table-cell office:value-type="float" office:value="37636">
            <text:p>37636</text:p>
          </table:table-cell>
          <table:table-cell office:value-type="float" office:value="24949">
            <text:p>24949</text:p>
          </table:table-cell>
          <table:table-cell office:value-type="float" office:value="35048">
            <text:p>35048</text:p>
          </table:table-cell>
          <table:table-cell office:value-type="float" office:value="48137">
            <text:p>48137</text:p>
          </table:table-cell>
          <table:table-cell office:value-type="float" office:value="99">
            <text:p>99</text:p>
          </table:table-cell>
          <table:table-cell office:value-type="float" office:value="4046">
            <text:p>4046</text:p>
          </table:table-cell>
          <table:table-cell office:value-type="float" office:value="3605">
            <text:p>3605</text:p>
          </table:table-cell>
          <table:table-cell office:value-type="float" office:value="3256">
            <text:p>3256</text:p>
          </table:table-cell>
          <table:table-cell office:value-type="float" office:value="3156">
            <text:p>3156</text:p>
          </table:table-cell>
          <table:table-cell office:value-type="float" office:value="4643">
            <text:p>4643</text:p>
          </table:table-cell>
          <table:table-cell office:value-type="float" office:value="3377">
            <text:p>3377</text:p>
          </table:table-cell>
          <table:table-cell office:value-type="float" office:value="99">
            <text:p>99</text:p>
          </table:table-cell>
          <table:table-cell table:formula="oooc:=[.I102]-[.K102]" office:value-type="float" office:value="790">
            <text:p>790</text:p>
          </table:table-cell>
          <table:table-cell table:formula="oooc:=[.J102]-[.K102]" office:value-type="float" office:value="349">
            <text:p>349</text:p>
          </table:table-cell>
          <table:table-cell table:formula="oooc:=([.P102]/[.I102])*100" office:value-type="float" office:value="19.5254572417202">
            <text:p>19.53</text:p>
          </table:table-cell>
          <table:table-cell table:formula="oooc:=([.Q102]/[.J102])*100" office:value-type="float" office:value="9.68099861303745">
            <text:p>9.68</text:p>
          </table:table-cell>
          <table:table-cell office:value-type="float" office:value="99">
            <text:p>99</text:p>
          </table:table-cell>
          <table:table-cell table:formula="oooc:=[.I102]-[.I101]" office:value-type="float" office:value="37">
            <text:p>37</text:p>
          </table:table-cell>
          <table:table-cell table:formula="oooc:=[.J102]-[.J101]" office:value-type="float" office:value="8">
            <text:p>8</text:p>
          </table:table-cell>
          <table:table-cell table:formula="oooc:=[.K102]-[.K101]" office:value-type="float" office:value="50">
            <text:p>50</text:p>
          </table:table-cell>
          <table:table-cell table:number-columns-repeated="233"/>
        </table:table-row>
        <table:table-row table:style-name="ro3">
          <table:table-cell office:value-type="float" office:value="100">
            <text:p>100</text:p>
          </table:table-cell>
          <table:table-cell office:value-type="float" office:value="18651">
            <text:p>18651</text:p>
          </table:table-cell>
          <table:table-cell office:value-type="float" office:value="22475">
            <text:p>22475</text:p>
          </table:table-cell>
          <table:table-cell office:value-type="float" office:value="37985">
            <text:p>37985</text:p>
          </table:table-cell>
          <table:table-cell office:value-type="float" office:value="25169">
            <text:p>25169</text:p>
          </table:table-cell>
          <table:table-cell office:value-type="float" office:value="35366">
            <text:p>35366</text:p>
          </table:table-cell>
          <table:table-cell office:value-type="float" office:value="48592">
            <text:p>48592</text:p>
          </table:table-cell>
          <table:table-cell office:value-type="float" office:value="100">
            <text:p>100</text:p>
          </table:table-cell>
          <table:table-cell office:value-type="float" office:value="4093">
            <text:p>4093</text:p>
          </table:table-cell>
          <table:table-cell office:value-type="float" office:value="3622">
            <text:p>3622</text:p>
          </table:table-cell>
          <table:table-cell office:value-type="float" office:value="3284">
            <text:p>3284</text:p>
          </table:table-cell>
          <table:table-cell office:value-type="float" office:value="3180">
            <text:p>3180</text:p>
          </table:table-cell>
          <table:table-cell office:value-type="float" office:value="4696">
            <text:p>4696</text:p>
          </table:table-cell>
          <table:table-cell office:value-type="float" office:value="3395">
            <text:p>3395</text:p>
          </table:table-cell>
          <table:table-cell office:value-type="float" office:value="100">
            <text:p>100</text:p>
          </table:table-cell>
          <table:table-cell table:formula="oooc:=[.I103]-[.K103]" office:value-type="float" office:value="809">
            <text:p>809</text:p>
          </table:table-cell>
          <table:table-cell table:formula="oooc:=[.J103]-[.K103]" office:value-type="float" office:value="338">
            <text:p>338</text:p>
          </table:table-cell>
          <table:table-cell table:formula="oooc:=([.P103]/[.I103])*100" office:value-type="float" office:value="19.7654532128023">
            <text:p>19.77</text:p>
          </table:table-cell>
          <table:table-cell table:formula="oooc:=([.Q103]/[.J103])*100" office:value-type="float" office:value="9.33186085035892">
            <text:p>9.33</text:p>
          </table:table-cell>
          <table:table-cell office:value-type="float" office:value="100">
            <text:p>100</text:p>
          </table:table-cell>
          <table:table-cell table:formula="oooc:=[.I103]-[.I102]" office:value-type="float" office:value="47">
            <text:p>47</text:p>
          </table:table-cell>
          <table:table-cell table:formula="oooc:=[.J103]-[.J102]" office:value-type="float" office:value="17">
            <text:p>17</text:p>
          </table:table-cell>
          <table:table-cell table:formula="oooc:=[.K103]-[.K102]" office:value-type="float" office:value="28">
            <text:p>28</text:p>
          </table:table-cell>
          <table:table-cell table:number-columns-repeated="233"/>
        </table:table-row>
        <table:table-row table:style-name="ro2">
          <table:table-cell table:style-name="ce4" office:value-type="string">
            <text:p>Obj#</text:p>
          </table:table-cell>
          <table:table-cell table:style-name="ce4" office:value-type="string">
            <text:p>CompactXml</text:p>
          </table:table-cell>
          <table:table-cell table:style-name="ce4" office:value-type="string">
            <text:p>Hessian</text:p>
          </table:table-cell>
          <table:table-cell table:style-name="ce4" office:value-type="string">
            <text:p>XStream</text:p>
          </table:table-cell>
          <table:table-cell table:style-name="ce4" office:value-type="string">
            <text:p>XStream+Aliases</text:p>
          </table:table-cell>
          <table:table-cell table:style-name="ce4" office:value-type="string">
            <text:p>XStream+id</text:p>
          </table:table-cell>
          <table:table-cell table:style-name="ce4" office:value-type="string">
            <text:p>XStream+pretty</text:p>
          </table:table-cell>
          <table:table-cell table:style-name="ce7" office:value-type="string">
            <text:p>Obj#</text:p>
          </table:table-cell>
          <table:table-cell table:style-name="ce10" office:value-type="string">
            <text:p>Zip(Compact Xml)</text:p>
          </table:table-cell>
          <table:table-cell table:style-name="ce10" office:value-type="string">
            <text:p>Zip(Hessian)</text:p>
          </table:table-cell>
          <table:table-cell table:style-name="ce10" office:value-type="string">
            <text:p>Zip(XStream)</text:p>
          </table:table-cell>
          <table:table-cell table:style-name="ce10" office:value-type="string">
            <text:p>Zip(XStream+Aliases)</text:p>
          </table:table-cell>
          <table:table-cell table:style-name="ce10" office:value-type="string">
            <text:p>Zip(XStream+id)</text:p>
          </table:table-cell>
          <table:table-cell table:style-name="ce10" office:value-type="string">
            <text:p>Zip(XStream+pretty)</text:p>
          </table:table-cell>
          <table:table-cell table:style-name="ce13" office:value-type="string">
            <text:p>Obj#</text:p>
          </table:table-cell>
          <table:table-cell table:style-name="ce16" office:value-type="string">
            <text:p>Compact XML <text:span text:style-name="T1">Δ</text:span></text:p>
          </table:table-cell>
          <table:table-cell table:style-name="ce16" office:value-type="string">
            <text:p>Hessian <text:span text:style-name="T1">Δ</text:span></text:p>
          </table:table-cell>
          <table:table-cell table:style-name="ce16" office:value-type="string">
            <text:p>Compact XML <text:span text:style-name="T1">%</text:span></text:p>
          </table:table-cell>
          <table:table-cell table:style-name="ce16" office:value-type="string">
            <text:p>Hessian <text:span text:style-name="T1">%</text:span></text:p>
          </table:table-cell>
          <table:table-cell table:style-name="ce18" office:value-type="string">
            <text:p>Obj#</text:p>
          </table:table-cell>
          <table:table-cell table:style-name="ce18" office:value-type="string">
            <text:p>Compact XML</text:p>
          </table:table-cell>
          <table:table-cell table:style-name="ce18" office:value-type="string">
            <text:p>Hessian</text:p>
          </table:table-cell>
          <table:table-cell table:style-name="ce18" office:value-type="string">
            <text:p>XStream</text:p>
          </table:table-cell>
          <table:table-cell table:style-name="ce23" table:number-columns-repeated="233"/>
        </table:table-row>
        <table:table-row table:style-name="ro3">
          <table:table-cell office:value-type="float" office:value="100">
            <text:p>100</text:p>
          </table:table-cell>
          <table:table-cell office:value-type="float" office:value="18728">
            <text:p>18728</text:p>
          </table:table-cell>
          <table:table-cell office:value-type="float" office:value="22461">
            <text:p>22461</text:p>
          </table:table-cell>
          <table:table-cell office:value-type="float" office:value="38006">
            <text:p>38006</text:p>
          </table:table-cell>
          <table:table-cell office:value-type="float" office:value="25190">
            <text:p>25190</text:p>
          </table:table-cell>
          <table:table-cell office:value-type="float" office:value="35397">
            <text:p>35397</text:p>
          </table:table-cell>
          <table:table-cell office:value-type="float" office:value="48613">
            <text:p>48613</text:p>
          </table:table-cell>
          <table:table-cell office:value-type="float" office:value="100">
            <text:p>100</text:p>
          </table:table-cell>
          <table:table-cell office:value-type="float" office:value="4098">
            <text:p>4098</text:p>
          </table:table-cell>
          <table:table-cell office:value-type="float" office:value="3649">
            <text:p>3649</text:p>
          </table:table-cell>
          <table:table-cell office:value-type="float" office:value="3306">
            <text:p>3306</text:p>
          </table:table-cell>
          <table:table-cell office:value-type="float" office:value="3191">
            <text:p>3191</text:p>
          </table:table-cell>
          <table:table-cell office:value-type="float" office:value="4705">
            <text:p>4705</text:p>
          </table:table-cell>
          <table:table-cell office:value-type="float" office:value="3409">
            <text:p>3409</text:p>
          </table:table-cell>
          <table:table-cell office:value-type="float" office:value="100">
            <text:p>100</text:p>
          </table:table-cell>
          <table:table-cell table:formula="oooc:=[.I105]-[.K105]" office:value-type="float" office:value="792">
            <text:p>792</text:p>
          </table:table-cell>
          <table:table-cell table:formula="oooc:=[.J105]-[.K105]" office:value-type="float" office:value="343">
            <text:p>343</text:p>
          </table:table-cell>
          <table:table-cell table:formula="oooc:=([.P105]/[.I105])*100" office:value-type="float" office:value="19.3265007320644">
            <text:p>19.33</text:p>
          </table:table-cell>
          <table:table-cell table:formula="oooc:=([.Q105]/[.J105])*100" office:value-type="float" office:value="9.39983557138942">
            <text:p>9.4</text:p>
          </table:table-cell>
          <table:table-cell office:value-type="float" office:value="100">
            <text:p>100</text:p>
          </table:table-cell>
          <table:table-cell table:formula="oooc:=([.I105]-[.I104])/100" office:value-type="float" office:value="40.98">
            <text:p>40.98</text:p>
          </table:table-cell>
          <table:table-cell table:formula="oooc:=([.J105]-[.J104])/100" office:value-type="float" office:value="36.49">
            <text:p>36.49</text:p>
          </table:table-cell>
          <table:table-cell table:formula="oooc:=([.K105]-[.K104])/100" office:value-type="float" office:value="33.06">
            <text:p>33.06</text:p>
          </table:table-cell>
          <table:table-cell table:number-columns-repeated="233"/>
        </table:table-row>
        <table:table-row table:style-name="ro3">
          <table:table-cell office:value-type="float" office:value="200">
            <text:p>200</text:p>
          </table:table-cell>
          <table:table-cell office:value-type="float" office:value="37573">
            <text:p>37573</text:p>
          </table:table-cell>
          <table:table-cell office:value-type="float" office:value="44749">
            <text:p>44749</text:p>
          </table:table-cell>
          <table:table-cell office:value-type="float" office:value="76302">
            <text:p>76302</text:p>
          </table:table-cell>
          <table:table-cell office:value-type="float" office:value="50586">
            <text:p>50586</text:p>
          </table:table-cell>
          <table:table-cell office:value-type="float" office:value="70962">
            <text:p>70962</text:p>
          </table:table-cell>
          <table:table-cell office:value-type="float" office:value="97509">
            <text:p>97509</text:p>
          </table:table-cell>
          <table:table-cell office:value-type="float" office:value="200">
            <text:p>200</text:p>
          </table:table-cell>
          <table:table-cell office:value-type="float" office:value="7822">
            <text:p>7822</text:p>
          </table:table-cell>
          <table:table-cell office:value-type="float" office:value="6720">
            <text:p>6720</text:p>
          </table:table-cell>
          <table:table-cell office:value-type="float" office:value="5988">
            <text:p>5988</text:p>
          </table:table-cell>
          <table:table-cell office:value-type="float" office:value="5876">
            <text:p>5876</text:p>
          </table:table-cell>
          <table:table-cell office:value-type="float" office:value="8837">
            <text:p>8837</text:p>
          </table:table-cell>
          <table:table-cell office:value-type="float" office:value="6194">
            <text:p>6194</text:p>
          </table:table-cell>
          <table:table-cell office:value-type="float" office:value="200">
            <text:p>200</text:p>
          </table:table-cell>
          <table:table-cell table:formula="oooc:=[.I106]-[.K106]" office:value-type="float" office:value="1834">
            <text:p>1834</text:p>
          </table:table-cell>
          <table:table-cell table:formula="oooc:=[.J106]-[.K106]" office:value-type="float" office:value="732">
            <text:p>732</text:p>
          </table:table-cell>
          <table:table-cell table:formula="oooc:=([.P106]/[.I106])*100" office:value-type="float" office:value="23.4466888263871">
            <text:p>23.45</text:p>
          </table:table-cell>
          <table:table-cell table:formula="oooc:=([.Q106]/[.J106])*100" office:value-type="float" office:value="10.8928571428571">
            <text:p>10.89</text:p>
          </table:table-cell>
          <table:table-cell office:value-type="float" office:value="200">
            <text:p>200</text:p>
          </table:table-cell>
          <table:table-cell table:formula="oooc:=([.I106]-[.I105])/100" office:value-type="float" office:value="37.24">
            <text:p>37.24</text:p>
          </table:table-cell>
          <table:table-cell table:formula="oooc:=([.J106]-[.J105])/100" office:value-type="float" office:value="30.71">
            <text:p>30.71</text:p>
          </table:table-cell>
          <table:table-cell table:formula="oooc:=([.K106]-[.K105])/100" office:value-type="float" office:value="26.82">
            <text:p>26.82</text:p>
          </table:table-cell>
          <table:table-cell table:number-columns-repeated="233"/>
        </table:table-row>
        <table:table-row table:style-name="ro3">
          <table:table-cell office:value-type="float" office:value="300">
            <text:p>300</text:p>
          </table:table-cell>
          <table:table-cell office:value-type="float" office:value="56380">
            <text:p>56380</text:p>
          </table:table-cell>
          <table:table-cell office:value-type="float" office:value="66847">
            <text:p>66847</text:p>
          </table:table-cell>
          <table:table-cell office:value-type="float" office:value="114229">
            <text:p>114229</text:p>
          </table:table-cell>
          <table:table-cell office:value-type="float" office:value="75613">
            <text:p>75613</text:p>
          </table:table-cell>
          <table:table-cell office:value-type="float" office:value="106256">
            <text:p>106256</text:p>
          </table:table-cell>
          <table:table-cell office:value-type="float" office:value="146036">
            <text:p>146036</text:p>
          </table:table-cell>
          <table:table-cell office:value-type="float" office:value="300">
            <text:p>300</text:p>
          </table:table-cell>
          <table:table-cell office:value-type="float" office:value="11473">
            <text:p>11473</text:p>
          </table:table-cell>
          <table:table-cell office:value-type="float" office:value="9754">
            <text:p>9754</text:p>
          </table:table-cell>
          <table:table-cell office:value-type="float" office:value="8681">
            <text:p>8681</text:p>
          </table:table-cell>
          <table:table-cell office:value-type="float" office:value="8476">
            <text:p>8476</text:p>
          </table:table-cell>
          <table:table-cell office:value-type="float" office:value="12970">
            <text:p>12970</text:p>
          </table:table-cell>
          <table:table-cell office:value-type="float" office:value="8996">
            <text:p>8996</text:p>
          </table:table-cell>
          <table:table-cell office:value-type="float" office:value="300">
            <text:p>300</text:p>
          </table:table-cell>
          <table:table-cell table:formula="oooc:=[.I107]-[.K107]" office:value-type="float" office:value="2792">
            <text:p>2792</text:p>
          </table:table-cell>
          <table:table-cell table:formula="oooc:=[.J107]-[.K107]" office:value-type="float" office:value="1073">
            <text:p>1073</text:p>
          </table:table-cell>
          <table:table-cell table:formula="oooc:=([.P107]/[.I107])*100" office:value-type="float" office:value="24.3353961474767">
            <text:p>24.34</text:p>
          </table:table-cell>
          <table:table-cell table:formula="oooc:=([.Q107]/[.J107])*100" office:value-type="float" office:value="11.0006151322534">
            <text:p>11</text:p>
          </table:table-cell>
          <table:table-cell office:value-type="float" office:value="300">
            <text:p>300</text:p>
          </table:table-cell>
          <table:table-cell table:formula="oooc:=([.I107]-[.I106])/100" office:value-type="float" office:value="36.51">
            <text:p>36.51</text:p>
          </table:table-cell>
          <table:table-cell table:formula="oooc:=([.J107]-[.J106])/100" office:value-type="float" office:value="30.34">
            <text:p>30.34</text:p>
          </table:table-cell>
          <table:table-cell table:formula="oooc:=([.K107]-[.K106])/100" office:value-type="float" office:value="26.93">
            <text:p>26.93</text:p>
          </table:table-cell>
          <table:table-cell table:number-columns-repeated="233"/>
        </table:table-row>
        <table:table-row table:style-name="ro3">
          <table:table-cell office:value-type="float" office:value="400">
            <text:p>400</text:p>
          </table:table-cell>
          <table:table-cell office:value-type="float" office:value="75293">
            <text:p>75293</text:p>
          </table:table-cell>
          <table:table-cell office:value-type="float" office:value="89110">
            <text:p>89110</text:p>
          </table:table-cell>
          <table:table-cell office:value-type="float" office:value="152405">
            <text:p>152405</text:p>
          </table:table-cell>
          <table:table-cell office:value-type="float" office:value="100889">
            <text:p>100889</text:p>
          </table:table-cell>
          <table:table-cell office:value-type="float" office:value="142097">
            <text:p>142097</text:p>
          </table:table-cell>
          <table:table-cell office:value-type="float" office:value="194812">
            <text:p>194812</text:p>
          </table:table-cell>
          <table:table-cell office:value-type="float" office:value="400">
            <text:p>400</text:p>
          </table:table-cell>
          <table:table-cell office:value-type="float" office:value="15163">
            <text:p>15163</text:p>
          </table:table-cell>
          <table:table-cell office:value-type="float" office:value="12816">
            <text:p>12816</text:p>
          </table:table-cell>
          <table:table-cell office:value-type="float" office:value="11367">
            <text:p>11367</text:p>
          </table:table-cell>
          <table:table-cell office:value-type="float" office:value="11138">
            <text:p>11138</text:p>
          </table:table-cell>
          <table:table-cell office:value-type="float" office:value="17110">
            <text:p>17110</text:p>
          </table:table-cell>
          <table:table-cell office:value-type="float" office:value="11787">
            <text:p>11787</text:p>
          </table:table-cell>
          <table:table-cell office:value-type="float" office:value="400">
            <text:p>400</text:p>
          </table:table-cell>
          <table:table-cell table:formula="oooc:=[.I108]-[.K108]" office:value-type="float" office:value="3796">
            <text:p>3796</text:p>
          </table:table-cell>
          <table:table-cell table:formula="oooc:=[.J108]-[.K108]" office:value-type="float" office:value="1449">
            <text:p>1449</text:p>
          </table:table-cell>
          <table:table-cell table:formula="oooc:=([.P108]/[.I108])*100" office:value-type="float" office:value="25.0346237551936">
            <text:p>25.03</text:p>
          </table:table-cell>
          <table:table-cell table:formula="oooc:=([.Q108]/[.J108])*100" office:value-type="float" office:value="11.3061797752809">
            <text:p>11.31</text:p>
          </table:table-cell>
          <table:table-cell office:value-type="float" office:value="400">
            <text:p>400</text:p>
          </table:table-cell>
          <table:table-cell table:formula="oooc:=([.I108]-[.I107])/100" office:value-type="float" office:value="36.9">
            <text:p>36.9</text:p>
          </table:table-cell>
          <table:table-cell table:formula="oooc:=([.J108]-[.J107])/100" office:value-type="float" office:value="30.62">
            <text:p>30.62</text:p>
          </table:table-cell>
          <table:table-cell table:formula="oooc:=([.K108]-[.K107])/100" office:value-type="float" office:value="26.86">
            <text:p>26.86</text:p>
          </table:table-cell>
          <table:table-cell table:number-columns-repeated="233"/>
        </table:table-row>
        <table:table-row table:style-name="ro3">
          <table:table-cell office:value-type="float" office:value="500">
            <text:p>500</text:p>
          </table:table-cell>
          <table:table-cell office:value-type="float" office:value="94200">
            <text:p>94200</text:p>
          </table:table-cell>
          <table:table-cell office:value-type="float" office:value="111229">
            <text:p>111229</text:p>
          </table:table-cell>
          <table:table-cell office:value-type="float" office:value="190510">
            <text:p>190510</text:p>
          </table:table-cell>
          <table:table-cell office:value-type="float" office:value="126094">
            <text:p>126094</text:p>
          </table:table-cell>
          <table:table-cell office:value-type="float" office:value="177958">
            <text:p>177958</text:p>
          </table:table-cell>
          <table:table-cell office:value-type="float" office:value="243517">
            <text:p>243517</text:p>
          </table:table-cell>
          <table:table-cell office:value-type="float" office:value="500">
            <text:p>500</text:p>
          </table:table-cell>
          <table:table-cell office:value-type="float" office:value="18865">
            <text:p>18865</text:p>
          </table:table-cell>
          <table:table-cell office:value-type="float" office:value="15823">
            <text:p>15823</text:p>
          </table:table-cell>
          <table:table-cell office:value-type="float" office:value="14122">
            <text:p>14122</text:p>
          </table:table-cell>
          <table:table-cell office:value-type="float" office:value="13763">
            <text:p>13763</text:p>
          </table:table-cell>
          <table:table-cell office:value-type="float" office:value="21236">
            <text:p>21236</text:p>
          </table:table-cell>
          <table:table-cell office:value-type="float" office:value="14574">
            <text:p>14574</text:p>
          </table:table-cell>
          <table:table-cell office:value-type="float" office:value="500">
            <text:p>500</text:p>
          </table:table-cell>
          <table:table-cell table:formula="oooc:=[.I109]-[.K109]" office:value-type="float" office:value="4743">
            <text:p>4743</text:p>
          </table:table-cell>
          <table:table-cell table:formula="oooc:=[.J109]-[.K109]" office:value-type="float" office:value="1701">
            <text:p>1701</text:p>
          </table:table-cell>
          <table:table-cell table:formula="oooc:=([.P109]/[.I109])*100" office:value-type="float" office:value="25.1417969785317">
            <text:p>25.14</text:p>
          </table:table-cell>
          <table:table-cell table:formula="oooc:=([.Q109]/[.J109])*100" office:value-type="float" office:value="10.7501737976364">
            <text:p>10.75</text:p>
          </table:table-cell>
          <table:table-cell office:value-type="float" office:value="500">
            <text:p>500</text:p>
          </table:table-cell>
          <table:table-cell table:formula="oooc:=([.I109]-[.I108])/100" office:value-type="float" office:value="37.02">
            <text:p>37.02</text:p>
          </table:table-cell>
          <table:table-cell table:formula="oooc:=([.J109]-[.J108])/100" office:value-type="float" office:value="30.07">
            <text:p>30.07</text:p>
          </table:table-cell>
          <table:table-cell table:formula="oooc:=([.K109]-[.K108])/100" office:value-type="float" office:value="27.55">
            <text:p>27.55</text:p>
          </table:table-cell>
          <table:table-cell table:number-columns-repeated="233"/>
        </table:table-row>
        <table:table-row table:style-name="ro3">
          <table:table-cell office:value-type="float" office:value="600">
            <text:p>600</text:p>
          </table:table-cell>
          <table:table-cell office:value-type="float" office:value="113559">
            <text:p>113559</text:p>
          </table:table-cell>
          <table:table-cell office:value-type="float" office:value="133552">
            <text:p>133552</text:p>
          </table:table-cell>
          <table:table-cell office:value-type="float" office:value="228734">
            <text:p>228734</text:p>
          </table:table-cell>
          <table:table-cell office:value-type="float" office:value="151418">
            <text:p>151418</text:p>
          </table:table-cell>
          <table:table-cell office:value-type="float" office:value="214094">
            <text:p>214094</text:p>
          </table:table-cell>
          <table:table-cell office:value-type="float" office:value="292341">
            <text:p>292341</text:p>
          </table:table-cell>
          <table:table-cell office:value-type="float" office:value="600">
            <text:p>600</text:p>
          </table:table-cell>
          <table:table-cell office:value-type="float" office:value="22496">
            <text:p>22496</text:p>
          </table:table-cell>
          <table:table-cell office:value-type="float" office:value="18856">
            <text:p>18856</text:p>
          </table:table-cell>
          <table:table-cell office:value-type="float" office:value="16783">
            <text:p>16783</text:p>
          </table:table-cell>
          <table:table-cell office:value-type="float" office:value="16416">
            <text:p>16416</text:p>
          </table:table-cell>
          <table:table-cell office:value-type="float" office:value="25347">
            <text:p>25347</text:p>
          </table:table-cell>
          <table:table-cell office:value-type="float" office:value="17368">
            <text:p>17368</text:p>
          </table:table-cell>
          <table:table-cell office:value-type="float" office:value="600">
            <text:p>600</text:p>
          </table:table-cell>
          <table:table-cell table:formula="oooc:=[.I110]-[.K110]" office:value-type="float" office:value="5713">
            <text:p>5713</text:p>
          </table:table-cell>
          <table:table-cell table:formula="oooc:=[.J110]-[.K110]" office:value-type="float" office:value="2073">
            <text:p>2073</text:p>
          </table:table-cell>
          <table:table-cell table:formula="oooc:=([.P110]/[.I110])*100" office:value-type="float" office:value="25.3956258890469">
            <text:p>25.4</text:p>
          </table:table-cell>
          <table:table-cell table:formula="oooc:=([.Q110]/[.J110])*100" office:value-type="float" office:value="10.9938481120068">
            <text:p>10.99</text:p>
          </table:table-cell>
          <table:table-cell office:value-type="float" office:value="600">
            <text:p>600</text:p>
          </table:table-cell>
          <table:table-cell table:formula="oooc:=([.I110]-[.I109])/100" office:value-type="float" office:value="36.31">
            <text:p>36.31</text:p>
          </table:table-cell>
          <table:table-cell table:formula="oooc:=([.J110]-[.J109])/100" office:value-type="float" office:value="30.33">
            <text:p>30.33</text:p>
          </table:table-cell>
          <table:table-cell table:formula="oooc:=([.K110]-[.K109])/100" office:value-type="float" office:value="26.61">
            <text:p>26.61</text:p>
          </table:table-cell>
          <table:table-cell table:number-columns-repeated="233"/>
        </table:table-row>
        <table:table-row table:style-name="ro3">
          <table:table-cell office:value-type="float" office:value="700">
            <text:p>700</text:p>
          </table:table-cell>
          <table:table-cell office:value-type="float" office:value="132653">
            <text:p>132653</text:p>
          </table:table-cell>
          <table:table-cell office:value-type="float" office:value="155759">
            <text:p>155759</text:p>
          </table:table-cell>
          <table:table-cell office:value-type="float" office:value="266800">
            <text:p>266800</text:p>
          </table:table-cell>
          <table:table-cell office:value-type="float" office:value="176584">
            <text:p>176584</text:p>
          </table:table-cell>
          <table:table-cell office:value-type="float" office:value="249944">
            <text:p>249944</text:p>
          </table:table-cell>
          <table:table-cell office:value-type="float" office:value="341007">
            <text:p>341007</text:p>
          </table:table-cell>
          <table:table-cell office:value-type="float" office:value="700">
            <text:p>700</text:p>
          </table:table-cell>
          <table:table-cell office:value-type="float" office:value="26146">
            <text:p>26146</text:p>
          </table:table-cell>
          <table:table-cell office:value-type="float" office:value="21846">
            <text:p>21846</text:p>
          </table:table-cell>
          <table:table-cell office:value-type="float" office:value="19392">
            <text:p>19392</text:p>
          </table:table-cell>
          <table:table-cell office:value-type="float" office:value="18999">
            <text:p>18999</text:p>
          </table:table-cell>
          <table:table-cell office:value-type="float" office:value="29452">
            <text:p>29452</text:p>
          </table:table-cell>
          <table:table-cell office:value-type="float" office:value="20063">
            <text:p>20063</text:p>
          </table:table-cell>
          <table:table-cell office:value-type="float" office:value="700">
            <text:p>700</text:p>
          </table:table-cell>
          <table:table-cell table:formula="oooc:=[.I111]-[.K111]" office:value-type="float" office:value="6754">
            <text:p>6754</text:p>
          </table:table-cell>
          <table:table-cell table:formula="oooc:=[.J111]-[.K111]" office:value-type="float" office:value="2454">
            <text:p>2454</text:p>
          </table:table-cell>
          <table:table-cell table:formula="oooc:=([.P111]/[.I111])*100" office:value-type="float" office:value="25.831867207221">
            <text:p>25.83</text:p>
          </table:table-cell>
          <table:table-cell table:formula="oooc:=([.Q111]/[.J111])*100" office:value-type="float" office:value="11.2331776984345">
            <text:p>11.23</text:p>
          </table:table-cell>
          <table:table-cell office:value-type="float" office:value="700">
            <text:p>700</text:p>
          </table:table-cell>
          <table:table-cell table:formula="oooc:=([.I111]-[.I110])/100" office:value-type="float" office:value="36.5">
            <text:p>36.5</text:p>
          </table:table-cell>
          <table:table-cell table:formula="oooc:=([.J111]-[.J110])/100" office:value-type="float" office:value="29.9">
            <text:p>29.9</text:p>
          </table:table-cell>
          <table:table-cell table:formula="oooc:=([.K111]-[.K110])/100" office:value-type="float" office:value="26.09">
            <text:p>26.09</text:p>
          </table:table-cell>
          <table:table-cell table:number-columns-repeated="233"/>
        </table:table-row>
        <table:table-row table:style-name="ro3">
          <table:table-cell office:value-type="float" office:value="800">
            <text:p>800</text:p>
          </table:table-cell>
          <table:table-cell office:value-type="float" office:value="151894">
            <text:p>151894</text:p>
          </table:table-cell>
          <table:table-cell office:value-type="float" office:value="177918">
            <text:p>177918</text:p>
          </table:table-cell>
          <table:table-cell office:value-type="float" office:value="304981">
            <text:p>304981</text:p>
          </table:table-cell>
          <table:table-cell office:value-type="float" office:value="201865">
            <text:p>201865</text:p>
          </table:table-cell>
          <table:table-cell office:value-type="float" office:value="285934">
            <text:p>285934</text:p>
          </table:table-cell>
          <table:table-cell office:value-type="float" office:value="389788">
            <text:p>389788</text:p>
          </table:table-cell>
          <table:table-cell office:value-type="float" office:value="800">
            <text:p>800</text:p>
          </table:table-cell>
          <table:table-cell office:value-type="float" office:value="29881">
            <text:p>29881</text:p>
          </table:table-cell>
          <table:table-cell office:value-type="float" office:value="24919">
            <text:p>24919</text:p>
          </table:table-cell>
          <table:table-cell office:value-type="float" office:value="22135">
            <text:p>22135</text:p>
          </table:table-cell>
          <table:table-cell office:value-type="float" office:value="21653">
            <text:p>21653</text:p>
          </table:table-cell>
          <table:table-cell office:value-type="float" office:value="33585">
            <text:p>33585</text:p>
          </table:table-cell>
          <table:table-cell office:value-type="float" office:value="22978">
            <text:p>22978</text:p>
          </table:table-cell>
          <table:table-cell office:value-type="float" office:value="800">
            <text:p>800</text:p>
          </table:table-cell>
          <table:table-cell table:formula="oooc:=[.I112]-[.K112]" office:value-type="float" office:value="7746">
            <text:p>7746</text:p>
          </table:table-cell>
          <table:table-cell table:formula="oooc:=[.J112]-[.K112]" office:value-type="float" office:value="2784">
            <text:p>2784</text:p>
          </table:table-cell>
          <table:table-cell table:formula="oooc:=([.P112]/[.I112])*100" office:value-type="float" office:value="25.922827214618">
            <text:p>25.92</text:p>
          </table:table-cell>
          <table:table-cell table:formula="oooc:=([.Q112]/[.J112])*100" office:value-type="float" office:value="11.1721979212649">
            <text:p>11.17</text:p>
          </table:table-cell>
          <table:table-cell office:value-type="float" office:value="800">
            <text:p>800</text:p>
          </table:table-cell>
          <table:table-cell table:formula="oooc:=([.I112]-[.I111])/100" office:value-type="float" office:value="37.35">
            <text:p>37.35</text:p>
          </table:table-cell>
          <table:table-cell table:formula="oooc:=([.J112]-[.J111])/100" office:value-type="float" office:value="30.73">
            <text:p>30.73</text:p>
          </table:table-cell>
          <table:table-cell table:formula="oooc:=([.K112]-[.K111])/100" office:value-type="float" office:value="27.43">
            <text:p>27.43</text:p>
          </table:table-cell>
          <table:table-cell table:number-columns-repeated="233"/>
        </table:table-row>
        <table:table-row table:style-name="ro3">
          <table:table-cell office:value-type="float" office:value="900">
            <text:p>900</text:p>
          </table:table-cell>
          <table:table-cell office:value-type="float" office:value="171261">
            <text:p>171261</text:p>
          </table:table-cell>
          <table:table-cell office:value-type="float" office:value="200189">
            <text:p>200189</text:p>
          </table:table-cell>
          <table:table-cell office:value-type="float" office:value="342995">
            <text:p>342995</text:p>
          </table:table-cell>
          <table:table-cell office:value-type="float" office:value="226979">
            <text:p>226979</text:p>
          </table:table-cell>
          <table:table-cell office:value-type="float" office:value="321863">
            <text:p>321863</text:p>
          </table:table-cell>
          <table:table-cell office:value-type="float" office:value="438402">
            <text:p>438402</text:p>
          </table:table-cell>
          <table:table-cell office:value-type="float" office:value="900">
            <text:p>900</text:p>
          </table:table-cell>
          <table:table-cell office:value-type="float" office:value="33474">
            <text:p>33474</text:p>
          </table:table-cell>
          <table:table-cell office:value-type="float" office:value="27988">
            <text:p>27988</text:p>
          </table:table-cell>
          <table:table-cell office:value-type="float" office:value="24788">
            <text:p>24788</text:p>
          </table:table-cell>
          <table:table-cell office:value-type="float" office:value="24253">
            <text:p>24253</text:p>
          </table:table-cell>
          <table:table-cell office:value-type="float" office:value="37518">
            <text:p>37518</text:p>
          </table:table-cell>
          <table:table-cell office:value-type="float" office:value="25725">
            <text:p>25725</text:p>
          </table:table-cell>
          <table:table-cell office:value-type="float" office:value="900">
            <text:p>900</text:p>
          </table:table-cell>
          <table:table-cell table:formula="oooc:=[.I113]-[.K113]" office:value-type="float" office:value="8686">
            <text:p>8686</text:p>
          </table:table-cell>
          <table:table-cell table:formula="oooc:=[.J113]-[.K113]" office:value-type="float" office:value="3200">
            <text:p>3200</text:p>
          </table:table-cell>
          <table:table-cell table:formula="oooc:=([.P113]/[.I113])*100" office:value-type="float" office:value="25.94849734122">
            <text:p>25.95</text:p>
          </table:table-cell>
          <table:table-cell table:formula="oooc:=([.Q113]/[.J113])*100" office:value-type="float" office:value="11.4334714877805">
            <text:p>11.43</text:p>
          </table:table-cell>
          <table:table-cell office:value-type="float" office:value="900">
            <text:p>900</text:p>
          </table:table-cell>
          <table:table-cell table:formula="oooc:=([.I113]-[.I112])/100" office:value-type="float" office:value="35.93">
            <text:p>35.93</text:p>
          </table:table-cell>
          <table:table-cell table:formula="oooc:=([.J113]-[.J112])/100" office:value-type="float" office:value="30.69">
            <text:p>30.69</text:p>
          </table:table-cell>
          <table:table-cell table:formula="oooc:=([.K113]-[.K112])/100" office:value-type="float" office:value="26.53">
            <text:p>26.53</text:p>
          </table:table-cell>
          <table:table-cell table:number-columns-repeated="233"/>
        </table:table-row>
        <table:table-row table:style-name="ro3">
          <table:table-cell office:value-type="float" office:value="1000">
            <text:p>1000</text:p>
          </table:table-cell>
          <table:table-cell office:value-type="float" office:value="190292">
            <text:p>190292</text:p>
          </table:table-cell>
          <table:table-cell office:value-type="float" office:value="222379">
            <text:p>222379</text:p>
          </table:table-cell>
          <table:table-cell office:value-type="float" office:value="381190">
            <text:p>381190</text:p>
          </table:table-cell>
          <table:table-cell office:value-type="float" office:value="252274">
            <text:p>252274</text:p>
          </table:table-cell>
          <table:table-cell office:value-type="float" office:value="357790">
            <text:p>357790</text:p>
          </table:table-cell>
          <table:table-cell office:value-type="float" office:value="487197">
            <text:p>487197</text:p>
          </table:table-cell>
          <table:table-cell office:value-type="float" office:value="1000">
            <text:p>1000</text:p>
          </table:table-cell>
          <table:table-cell office:value-type="float" office:value="37051">
            <text:p>37051</text:p>
          </table:table-cell>
          <table:table-cell office:value-type="float" office:value="31044">
            <text:p>31044</text:p>
          </table:table-cell>
          <table:table-cell office:value-type="float" office:value="27487">
            <text:p>27487</text:p>
          </table:table-cell>
          <table:table-cell office:value-type="float" office:value="26892">
            <text:p>26892</text:p>
          </table:table-cell>
          <table:table-cell office:value-type="float" office:value="41730">
            <text:p>41730</text:p>
          </table:table-cell>
          <table:table-cell office:value-type="float" office:value="28441">
            <text:p>28441</text:p>
          </table:table-cell>
          <table:table-cell office:value-type="float" office:value="1000">
            <text:p>1000</text:p>
          </table:table-cell>
          <table:table-cell table:formula="oooc:=[.I114]-[.K114]" office:value-type="float" office:value="9564">
            <text:p>9564</text:p>
          </table:table-cell>
          <table:table-cell table:formula="oooc:=[.J114]-[.K114]" office:value-type="float" office:value="3557">
            <text:p>3557</text:p>
          </table:table-cell>
          <table:table-cell table:formula="oooc:=([.P114]/[.I114])*100" office:value-type="float" office:value="25.8130684731856">
            <text:p>25.81</text:p>
          </table:table-cell>
          <table:table-cell table:formula="oooc:=([.Q114]/[.J114])*100" office:value-type="float" office:value="11.4579306790362">
            <text:p>11.46</text:p>
          </table:table-cell>
          <table:table-cell office:value-type="float" office:value="1000">
            <text:p>1000</text:p>
          </table:table-cell>
          <table:table-cell table:formula="oooc:=([.I114]-[.I113])/100" office:value-type="float" office:value="35.77">
            <text:p>35.77</text:p>
          </table:table-cell>
          <table:table-cell table:formula="oooc:=([.J114]-[.J113])/100" office:value-type="float" office:value="30.56">
            <text:p>30.56</text:p>
          </table:table-cell>
          <table:table-cell table:formula="oooc:=([.K114]-[.K113])/100" office:value-type="float" office:value="26.99">
            <text:p>26.99</text:p>
          </table:table-cell>
          <table:table-cell table:number-columns-repeated="233"/>
        </table:table-row>
        <table:table-row table:style-name="ro2">
          <table:table-cell table:style-name="ce4" office:value-type="string">
            <text:p>Obj#</text:p>
          </table:table-cell>
          <table:table-cell table:style-name="ce4" office:value-type="string">
            <text:p>CompactXml</text:p>
          </table:table-cell>
          <table:table-cell table:style-name="ce4" office:value-type="string">
            <text:p>Hessian</text:p>
          </table:table-cell>
          <table:table-cell table:style-name="ce4" office:value-type="string">
            <text:p>XStream</text:p>
          </table:table-cell>
          <table:table-cell table:style-name="ce4" office:value-type="string">
            <text:p>XStream+Aliases</text:p>
          </table:table-cell>
          <table:table-cell table:style-name="ce4" office:value-type="string">
            <text:p>XStream+id</text:p>
          </table:table-cell>
          <table:table-cell table:style-name="ce4" office:value-type="string">
            <text:p>XStream+pretty</text:p>
          </table:table-cell>
          <table:table-cell table:style-name="ce7" office:value-type="string">
            <text:p>Obj#</text:p>
          </table:table-cell>
          <table:table-cell table:style-name="ce10" office:value-type="string">
            <text:p>Zip(Compact Xml)</text:p>
          </table:table-cell>
          <table:table-cell table:style-name="ce10" office:value-type="string">
            <text:p>Zip(Hessian)</text:p>
          </table:table-cell>
          <table:table-cell table:style-name="ce10" office:value-type="string">
            <text:p>Zip(XStream)</text:p>
          </table:table-cell>
          <table:table-cell table:style-name="ce10" office:value-type="string">
            <text:p>Zip(XStream+Aliases)</text:p>
          </table:table-cell>
          <table:table-cell table:style-name="ce10" office:value-type="string">
            <text:p>Zip(XStream+id)</text:p>
          </table:table-cell>
          <table:table-cell table:style-name="ce10" office:value-type="string">
            <text:p>Zip(XStream+pretty)</text:p>
          </table:table-cell>
          <table:table-cell table:style-name="ce13" office:value-type="string">
            <text:p>Obj#</text:p>
          </table:table-cell>
          <table:table-cell table:style-name="ce16" office:value-type="string">
            <text:p>Compact XML <text:span text:style-name="T1">Δ</text:span></text:p>
          </table:table-cell>
          <table:table-cell table:style-name="ce16" office:value-type="string">
            <text:p>Hessian <text:span text:style-name="T1">Δ</text:span></text:p>
          </table:table-cell>
          <table:table-cell table:style-name="ce16" office:value-type="string">
            <text:p>Compact XML <text:span text:style-name="T1">%</text:span></text:p>
          </table:table-cell>
          <table:table-cell table:style-name="ce16" office:value-type="string">
            <text:p>Hessian <text:span text:style-name="T1">%</text:span></text:p>
          </table:table-cell>
          <table:table-cell table:style-name="ce18" office:value-type="string">
            <text:p>Obj#</text:p>
          </table:table-cell>
          <table:table-cell table:style-name="ce18" office:value-type="string">
            <text:p>Compact XML</text:p>
          </table:table-cell>
          <table:table-cell table:style-name="ce18" office:value-type="string">
            <text:p>Hessian</text:p>
          </table:table-cell>
          <table:table-cell table:style-name="ce18" office:value-type="string">
            <text:p>XStream</text:p>
          </table:table-cell>
          <table:table-cell table:style-name="ce23" table:number-columns-repeated="233"/>
        </table:table-row>
        <table:table-row table:style-name="ro3">
          <table:table-cell office:value-type="float" office:value="1000">
            <text:p>1000</text:p>
          </table:table-cell>
          <table:table-cell office:value-type="float" office:value="190296">
            <text:p>190296</text:p>
          </table:table-cell>
          <table:table-cell office:value-type="float" office:value="222399">
            <text:p>222399</text:p>
          </table:table-cell>
          <table:table-cell office:value-type="float" office:value="381215">
            <text:p>381215</text:p>
          </table:table-cell>
          <table:table-cell office:value-type="float" office:value="252299">
            <text:p>252299</text:p>
          </table:table-cell>
          <table:table-cell office:value-type="float" office:value="357902">
            <text:p>357902</text:p>
          </table:table-cell>
          <table:table-cell office:value-type="float" office:value="487222">
            <text:p>487222</text:p>
          </table:table-cell>
          <table:table-cell office:value-type="float" office:value="1000">
            <text:p>1000</text:p>
          </table:table-cell>
          <table:table-cell office:value-type="float" office:value="37128">
            <text:p>37128</text:p>
          </table:table-cell>
          <table:table-cell office:value-type="float" office:value="30978">
            <text:p>30978</text:p>
          </table:table-cell>
          <table:table-cell office:value-type="float" office:value="27509">
            <text:p>27509</text:p>
          </table:table-cell>
          <table:table-cell office:value-type="float" office:value="26920">
            <text:p>26920</text:p>
          </table:table-cell>
          <table:table-cell office:value-type="float" office:value="41783">
            <text:p>41783</text:p>
          </table:table-cell>
          <table:table-cell office:value-type="float" office:value="28488">
            <text:p>28488</text:p>
          </table:table-cell>
          <table:table-cell office:value-type="float" office:value="1000">
            <text:p>1000</text:p>
          </table:table-cell>
          <table:table-cell table:formula="oooc:=[.I116]-[.K116]" office:value-type="float" office:value="9619">
            <text:p>9619</text:p>
          </table:table-cell>
          <table:table-cell table:formula="oooc:=[.J116]-[.K116]" office:value-type="float" office:value="3469">
            <text:p>3469</text:p>
          </table:table-cell>
          <table:table-cell table:formula="oooc:=([.P116]/[.I116])*100" office:value-type="float" office:value="25.9076707606119">
            <text:p>25.91</text:p>
          </table:table-cell>
          <table:table-cell table:formula="oooc:=([.Q116]/[.J116])*100" office:value-type="float" office:value="11.1982697398154">
            <text:p>11.2</text:p>
          </table:table-cell>
          <table:table-cell office:value-type="float" office:value="1000">
            <text:p>1000</text:p>
          </table:table-cell>
          <table:table-cell table:formula="oooc:=([.I116]-[.I115])/1000" office:value-type="float" office:value="37.128">
            <text:p>37.13</text:p>
          </table:table-cell>
          <table:table-cell table:formula="oooc:=([.J116]-[.J115])/1000" office:value-type="float" office:value="30.978">
            <text:p>30.98</text:p>
          </table:table-cell>
          <table:table-cell table:formula="oooc:=([.K116]-[.K115])/1000" office:value-type="float" office:value="27.509">
            <text:p>27.51</text:p>
          </table:table-cell>
          <table:table-cell table:number-columns-repeated="233"/>
        </table:table-row>
        <table:table-row table:style-name="ro3">
          <table:table-cell office:value-type="float" office:value="2000">
            <text:p>2000</text:p>
          </table:table-cell>
          <table:table-cell office:value-type="float" office:value="383024">
            <text:p>383024</text:p>
          </table:table-cell>
          <table:table-cell office:value-type="float" office:value="444560">
            <text:p>444560</text:p>
          </table:table-cell>
          <table:table-cell office:value-type="float" office:value="763119">
            <text:p>763119</text:p>
          </table:table-cell>
          <table:table-cell office:value-type="float" office:value="505203">
            <text:p>505203</text:p>
          </table:table-cell>
          <table:table-cell office:value-type="float" office:value="718008">
            <text:p>718008</text:p>
          </table:table-cell>
          <table:table-cell office:value-type="float" office:value="975126">
            <text:p>975126</text:p>
          </table:table-cell>
          <table:table-cell office:value-type="float" office:value="2000">
            <text:p>2000</text:p>
          </table:table-cell>
          <table:table-cell office:value-type="float" office:value="73674">
            <text:p>73674</text:p>
          </table:table-cell>
          <table:table-cell office:value-type="float" office:value="61352">
            <text:p>61352</text:p>
          </table:table-cell>
          <table:table-cell office:value-type="float" office:value="54393">
            <text:p>54393</text:p>
          </table:table-cell>
          <table:table-cell office:value-type="float" office:value="53124">
            <text:p>53124</text:p>
          </table:table-cell>
          <table:table-cell office:value-type="float" office:value="82871">
            <text:p>82871</text:p>
          </table:table-cell>
          <table:table-cell office:value-type="float" office:value="56434">
            <text:p>56434</text:p>
          </table:table-cell>
          <table:table-cell office:value-type="float" office:value="2000">
            <text:p>2000</text:p>
          </table:table-cell>
          <table:table-cell table:formula="oooc:=[.I117]-[.K117]" office:value-type="float" office:value="19281">
            <text:p>19281</text:p>
          </table:table-cell>
          <table:table-cell table:formula="oooc:=[.J117]-[.K117]" office:value-type="float" office:value="6959">
            <text:p>6959</text:p>
          </table:table-cell>
          <table:table-cell table:formula="oooc:=([.P117]/[.I117])*100" office:value-type="float" office:value="26.1706979395716">
            <text:p>26.17</text:p>
          </table:table-cell>
          <table:table-cell table:formula="oooc:=([.Q117]/[.J117])*100" office:value-type="float" office:value="11.3427435128439">
            <text:p>11.34</text:p>
          </table:table-cell>
          <table:table-cell office:value-type="float" office:value="2000">
            <text:p>2000</text:p>
          </table:table-cell>
          <table:table-cell table:formula="oooc:=([.I117]-[.I116])/1000" office:value-type="float" office:value="36.546">
            <text:p>36.55</text:p>
          </table:table-cell>
          <table:table-cell table:formula="oooc:=([.J117]-[.J116])/1000" office:value-type="float" office:value="30.374">
            <text:p>30.37</text:p>
          </table:table-cell>
          <table:table-cell table:formula="oooc:=([.K117]-[.K116])/1000" office:value-type="float" office:value="26.884">
            <text:p>26.88</text:p>
          </table:table-cell>
          <table:table-cell table:number-columns-repeated="233"/>
        </table:table-row>
        <table:table-row table:style-name="ro3">
          <table:table-cell office:value-type="float" office:value="3000">
            <text:p>3000</text:p>
          </table:table-cell>
          <table:table-cell office:value-type="float" office:value="575834">
            <text:p>575834</text:p>
          </table:table-cell>
          <table:table-cell office:value-type="float" office:value="666768">
            <text:p>666768</text:p>
          </table:table-cell>
          <table:table-cell office:value-type="float" office:value="1144035">
            <text:p>1144035</text:p>
          </table:table-cell>
          <table:table-cell office:value-type="float" office:value="757119">
            <text:p>757119</text:p>
          </table:table-cell>
          <table:table-cell office:value-type="float" office:value="1077195">
            <text:p>1077195</text:p>
          </table:table-cell>
          <table:table-cell office:value-type="float" office:value="1462042">
            <text:p>1462042</text:p>
          </table:table-cell>
          <table:table-cell office:value-type="float" office:value="3000">
            <text:p>3000</text:p>
          </table:table-cell>
          <table:table-cell office:value-type="float" office:value="110128">
            <text:p>110128</text:p>
          </table:table-cell>
          <table:table-cell office:value-type="float" office:value="91642">
            <text:p>91642</text:p>
          </table:table-cell>
          <table:table-cell office:value-type="float" office:value="81001">
            <text:p>81001</text:p>
          </table:table-cell>
          <table:table-cell office:value-type="float" office:value="79222">
            <text:p>79222</text:p>
          </table:table-cell>
          <table:table-cell office:value-type="float" office:value="123845">
            <text:p>123845</text:p>
          </table:table-cell>
          <table:table-cell office:value-type="float" office:value="83898">
            <text:p>83898</text:p>
          </table:table-cell>
          <table:table-cell office:value-type="float" office:value="3000">
            <text:p>3000</text:p>
          </table:table-cell>
          <table:table-cell table:formula="oooc:=[.I118]-[.K118]" office:value-type="float" office:value="29127">
            <text:p>29127</text:p>
          </table:table-cell>
          <table:table-cell table:formula="oooc:=[.J118]-[.K118]" office:value-type="float" office:value="10641">
            <text:p>10641</text:p>
          </table:table-cell>
          <table:table-cell table:formula="oooc:=([.P118]/[.I118])*100" office:value-type="float" office:value="26.4483146883626">
            <text:p>26.45</text:p>
          </table:table-cell>
          <table:table-cell table:formula="oooc:=([.Q118]/[.J118])*100" office:value-type="float" office:value="11.6114881822745">
            <text:p>11.61</text:p>
          </table:table-cell>
          <table:table-cell office:value-type="float" office:value="3000">
            <text:p>3000</text:p>
          </table:table-cell>
          <table:table-cell table:formula="oooc:=([.I118]-[.I117])/1000" office:value-type="float" office:value="36.454">
            <text:p>36.45</text:p>
          </table:table-cell>
          <table:table-cell table:formula="oooc:=([.J118]-[.J117])/1000" office:value-type="float" office:value="30.29">
            <text:p>30.29</text:p>
          </table:table-cell>
          <table:table-cell table:formula="oooc:=([.K118]-[.K117])/1000" office:value-type="float" office:value="26.608">
            <text:p>26.61</text:p>
          </table:table-cell>
          <table:table-cell table:number-columns-repeated="233"/>
        </table:table-row>
        <table:table-row table:style-name="ro3">
          <table:table-cell office:value-type="float" office:value="4000">
            <text:p>4000</text:p>
          </table:table-cell>
          <table:table-cell office:value-type="float" office:value="767848">
            <text:p>767848</text:p>
          </table:table-cell>
          <table:table-cell office:value-type="float" office:value="888336">
            <text:p>888336</text:p>
          </table:table-cell>
          <table:table-cell office:value-type="float" office:value="1524816">
            <text:p>1524816</text:p>
          </table:table-cell>
          <table:table-cell office:value-type="float" office:value="1008900">
            <text:p>1008900</text:p>
          </table:table-cell>
          <table:table-cell office:value-type="float" office:value="1439579">
            <text:p>1439579</text:p>
          </table:table-cell>
          <table:table-cell office:value-type="float" office:value="1948823">
            <text:p>1948823</text:p>
          </table:table-cell>
          <table:table-cell office:value-type="float" office:value="4000">
            <text:p>4000</text:p>
          </table:table-cell>
          <table:table-cell office:value-type="float" office:value="146658">
            <text:p>146658</text:p>
          </table:table-cell>
          <table:table-cell office:value-type="float" office:value="121830">
            <text:p>121830</text:p>
          </table:table-cell>
          <table:table-cell office:value-type="float" office:value="107788">
            <text:p>107788</text:p>
          </table:table-cell>
          <table:table-cell office:value-type="float" office:value="105363">
            <text:p>105363</text:p>
          </table:table-cell>
          <table:table-cell office:value-type="float" office:value="165110">
            <text:p>165110</text:p>
          </table:table-cell>
          <table:table-cell office:value-type="float" office:value="111774">
            <text:p>111774</text:p>
          </table:table-cell>
          <table:table-cell office:value-type="float" office:value="4000">
            <text:p>4000</text:p>
          </table:table-cell>
          <table:table-cell table:formula="oooc:=[.I119]-[.K119]" office:value-type="float" office:value="38870">
            <text:p>38870</text:p>
          </table:table-cell>
          <table:table-cell table:formula="oooc:=[.J119]-[.K119]" office:value-type="float" office:value="14042">
            <text:p>14042</text:p>
          </table:table-cell>
          <table:table-cell table:formula="oooc:=([.P119]/[.I119])*100" office:value-type="float" office:value="26.5038388632056">
            <text:p>26.5</text:p>
          </table:table-cell>
          <table:table-cell table:formula="oooc:=([.Q119]/[.J119])*100" office:value-type="float" office:value="11.5258967413609">
            <text:p>11.53</text:p>
          </table:table-cell>
          <table:table-cell office:value-type="float" office:value="4000">
            <text:p>4000</text:p>
          </table:table-cell>
          <table:table-cell table:formula="oooc:=([.I119]-[.I118])/1000" office:value-type="float" office:value="36.53">
            <text:p>36.53</text:p>
          </table:table-cell>
          <table:table-cell table:formula="oooc:=([.J119]-[.J118])/1000" office:value-type="float" office:value="30.188">
            <text:p>30.19</text:p>
          </table:table-cell>
          <table:table-cell table:formula="oooc:=([.K119]-[.K118])/1000" office:value-type="float" office:value="26.787">
            <text:p>26.79</text:p>
          </table:table-cell>
          <table:table-cell table:number-columns-repeated="233"/>
        </table:table-row>
        <table:table-row table:style-name="ro3">
          <table:table-cell office:value-type="float" office:value="5000">
            <text:p>5000</text:p>
          </table:table-cell>
          <table:table-cell office:value-type="float" office:value="960344">
            <text:p>960344</text:p>
          </table:table-cell>
          <table:table-cell office:value-type="float" office:value="1110390">
            <text:p>1110390</text:p>
          </table:table-cell>
          <table:table-cell office:value-type="float" office:value="1906106">
            <text:p>1906106</text:p>
          </table:table-cell>
          <table:table-cell office:value-type="float" office:value="1261190">
            <text:p>1261190</text:p>
          </table:table-cell>
          <table:table-cell office:value-type="float" office:value="1804158">
            <text:p>1804158</text:p>
          </table:table-cell>
          <table:table-cell office:value-type="float" office:value="2436113">
            <text:p>2436113</text:p>
          </table:table-cell>
          <table:table-cell office:value-type="float" office:value="5000">
            <text:p>5000</text:p>
          </table:table-cell>
          <table:table-cell office:value-type="float" office:value="183231">
            <text:p>183231</text:p>
          </table:table-cell>
          <table:table-cell office:value-type="float" office:value="152193">
            <text:p>152193</text:p>
          </table:table-cell>
          <table:table-cell office:value-type="float" office:value="134654">
            <text:p>134654</text:p>
          </table:table-cell>
          <table:table-cell office:value-type="float" office:value="131550">
            <text:p>131550</text:p>
          </table:table-cell>
          <table:table-cell office:value-type="float" office:value="206137">
            <text:p>206137</text:p>
          </table:table-cell>
          <table:table-cell office:value-type="float" office:value="139497">
            <text:p>139497</text:p>
          </table:table-cell>
          <table:table-cell office:value-type="float" office:value="5000">
            <text:p>5000</text:p>
          </table:table-cell>
          <table:table-cell table:formula="oooc:=[.I120]-[.K120]" office:value-type="float" office:value="48577">
            <text:p>48577</text:p>
          </table:table-cell>
          <table:table-cell table:formula="oooc:=[.J120]-[.K120]" office:value-type="float" office:value="17539">
            <text:p>17539</text:p>
          </table:table-cell>
          <table:table-cell table:formula="oooc:=([.P120]/[.I120])*100" office:value-type="float" office:value="26.5113436045211">
            <text:p>26.51</text:p>
          </table:table-cell>
          <table:table-cell table:formula="oooc:=([.Q120]/[.J120])*100" office:value-type="float" office:value="11.5241831096043">
            <text:p>11.52</text:p>
          </table:table-cell>
          <table:table-cell office:value-type="float" office:value="5000">
            <text:p>5000</text:p>
          </table:table-cell>
          <table:table-cell table:formula="oooc:=([.I120]-[.I119])/1000" office:value-type="float" office:value="36.573">
            <text:p>36.57</text:p>
          </table:table-cell>
          <table:table-cell table:formula="oooc:=([.J120]-[.J119])/1000" office:value-type="float" office:value="30.363">
            <text:p>30.36</text:p>
          </table:table-cell>
          <table:table-cell table:formula="oooc:=([.K120]-[.K119])/1000" office:value-type="float" office:value="26.866">
            <text:p>26.87</text:p>
          </table:table-cell>
          <table:table-cell table:number-columns-repeated="233"/>
        </table:table-row>
        <table:table-row table:style-name="ro3">
          <table:table-cell office:value-type="float" office:value="6000">
            <text:p>6000</text:p>
          </table:table-cell>
          <table:table-cell office:value-type="float" office:value="1156995">
            <text:p>1156995</text:p>
          </table:table-cell>
          <table:table-cell office:value-type="float" office:value="1332605">
            <text:p>1332605</text:p>
          </table:table-cell>
          <table:table-cell office:value-type="float" office:value="2287543">
            <text:p>2287543</text:p>
          </table:table-cell>
          <table:table-cell office:value-type="float" office:value="1513627">
            <text:p>1513627</text:p>
          </table:table-cell>
          <table:table-cell office:value-type="float" office:value="2170350">
            <text:p>2170350</text:p>
          </table:table-cell>
          <table:table-cell office:value-type="float" office:value="2923550">
            <text:p>2923550</text:p>
          </table:table-cell>
          <table:table-cell office:value-type="float" office:value="6000">
            <text:p>6000</text:p>
          </table:table-cell>
          <table:table-cell office:value-type="float" office:value="219635">
            <text:p>219635</text:p>
          </table:table-cell>
          <table:table-cell office:value-type="float" office:value="182505">
            <text:p>182505</text:p>
          </table:table-cell>
          <table:table-cell office:value-type="float" office:value="161558">
            <text:p>161558</text:p>
          </table:table-cell>
          <table:table-cell office:value-type="float" office:value="157721">
            <text:p>157721</text:p>
          </table:table-cell>
          <table:table-cell office:value-type="float" office:value="247422">
            <text:p>247422</text:p>
          </table:table-cell>
          <table:table-cell office:value-type="float" office:value="167432">
            <text:p>167432</text:p>
          </table:table-cell>
          <table:table-cell office:value-type="float" office:value="6000">
            <text:p>6000</text:p>
          </table:table-cell>
          <table:table-cell table:formula="oooc:=[.I121]-[.K121]" office:value-type="float" office:value="58077">
            <text:p>58077</text:p>
          </table:table-cell>
          <table:table-cell table:formula="oooc:=[.J121]-[.K121]" office:value-type="float" office:value="20947">
            <text:p>20947</text:p>
          </table:table-cell>
          <table:table-cell table:formula="oooc:=([.P121]/[.I121])*100" office:value-type="float" office:value="26.4425068864252">
            <text:p>26.44</text:p>
          </table:table-cell>
          <table:table-cell table:formula="oooc:=([.Q121]/[.J121])*100" office:value-type="float" office:value="11.477493767294">
            <text:p>11.48</text:p>
          </table:table-cell>
          <table:table-cell office:value-type="float" office:value="6000">
            <text:p>6000</text:p>
          </table:table-cell>
          <table:table-cell table:formula="oooc:=([.I121]-[.I120])/1000" office:value-type="float" office:value="36.404">
            <text:p>36.4</text:p>
          </table:table-cell>
          <table:table-cell table:formula="oooc:=([.J121]-[.J120])/1000" office:value-type="float" office:value="30.312">
            <text:p>30.31</text:p>
          </table:table-cell>
          <table:table-cell table:formula="oooc:=([.K121]-[.K120])/1000" office:value-type="float" office:value="26.904">
            <text:p>26.9</text:p>
          </table:table-cell>
          <table:table-cell table:number-columns-repeated="233"/>
        </table:table-row>
        <table:table-row table:style-name="ro3">
          <table:table-cell office:value-type="float" office:value="7000">
            <text:p>7000</text:p>
          </table:table-cell>
          <table:table-cell office:value-type="float" office:value="1353296">
            <text:p>1353296</text:p>
          </table:table-cell>
          <table:table-cell office:value-type="float" office:value="1554607">
            <text:p>1554607</text:p>
          </table:table-cell>
          <table:table-cell office:value-type="float" office:value="2670695">
            <text:p>2670695</text:p>
          </table:table-cell>
          <table:table-cell office:value-type="float" office:value="1767779">
            <text:p>1767779</text:p>
          </table:table-cell>
          <table:table-cell office:value-type="float" office:value="2533339">
            <text:p>2533339</text:p>
          </table:table-cell>
          <table:table-cell office:value-type="float" office:value="3412702">
            <text:p>3412702</text:p>
          </table:table-cell>
          <table:table-cell office:value-type="float" office:value="7000">
            <text:p>7000</text:p>
          </table:table-cell>
          <table:table-cell office:value-type="float" office:value="256351">
            <text:p>256351</text:p>
          </table:table-cell>
          <table:table-cell office:value-type="float" office:value="212737">
            <text:p>212737</text:p>
          </table:table-cell>
          <table:table-cell office:value-type="float" office:value="187941">
            <text:p>187941</text:p>
          </table:table-cell>
          <table:table-cell office:value-type="float" office:value="183660">
            <text:p>183660</text:p>
          </table:table-cell>
          <table:table-cell office:value-type="float" office:value="288442">
            <text:p>288442</text:p>
          </table:table-cell>
          <table:table-cell office:value-type="float" office:value="194661">
            <text:p>194661</text:p>
          </table:table-cell>
          <table:table-cell office:value-type="float" office:value="7000">
            <text:p>7000</text:p>
          </table:table-cell>
          <table:table-cell table:formula="oooc:=[.I122]-[.K122]" office:value-type="float" office:value="68410">
            <text:p>68410</text:p>
          </table:table-cell>
          <table:table-cell table:formula="oooc:=[.J122]-[.K122]" office:value-type="float" office:value="24796">
            <text:p>24796</text:p>
          </table:table-cell>
          <table:table-cell table:formula="oooc:=([.P122]/[.I122])*100" office:value-type="float" office:value="26.6860671501184">
            <text:p>26.69</text:p>
          </table:table-cell>
          <table:table-cell table:formula="oooc:=([.Q122]/[.J122])*100" office:value-type="float" office:value="11.6557063416331">
            <text:p>11.66</text:p>
          </table:table-cell>
          <table:table-cell office:value-type="float" office:value="7000">
            <text:p>7000</text:p>
          </table:table-cell>
          <table:table-cell table:formula="oooc:=([.I122]-[.I121])/1000" office:value-type="float" office:value="36.716">
            <text:p>36.72</text:p>
          </table:table-cell>
          <table:table-cell table:formula="oooc:=([.J122]-[.J121])/1000" office:value-type="float" office:value="30.232">
            <text:p>30.23</text:p>
          </table:table-cell>
          <table:table-cell table:formula="oooc:=([.K122]-[.K121])/1000" office:value-type="float" office:value="26.383">
            <text:p>26.38</text:p>
          </table:table-cell>
          <table:table-cell table:number-columns-repeated="233"/>
        </table:table-row>
        <table:table-row table:style-name="ro3">
          <table:table-cell office:value-type="float" office:value="8000">
            <text:p>8000</text:p>
          </table:table-cell>
          <table:table-cell office:value-type="float" office:value="1549766">
            <text:p>1549766</text:p>
          </table:table-cell>
          <table:table-cell office:value-type="float" office:value="1776861">
            <text:p>1776861</text:p>
          </table:table-cell>
          <table:table-cell office:value-type="float" office:value="3049936">
            <text:p>3049936</text:p>
          </table:table-cell>
          <table:table-cell office:value-type="float" office:value="2018020">
            <text:p>2018020</text:p>
          </table:table-cell>
          <table:table-cell office:value-type="float" office:value="2897850">
            <text:p>2897850</text:p>
          </table:table-cell>
          <table:table-cell office:value-type="float" office:value="3897943">
            <text:p>3897943</text:p>
          </table:table-cell>
          <table:table-cell office:value-type="float" office:value="8000">
            <text:p>8000</text:p>
          </table:table-cell>
          <table:table-cell office:value-type="float" office:value="293010">
            <text:p>293010</text:p>
          </table:table-cell>
          <table:table-cell office:value-type="float" office:value="243151">
            <text:p>243151</text:p>
          </table:table-cell>
          <table:table-cell office:value-type="float" office:value="214921">
            <text:p>214921</text:p>
          </table:table-cell>
          <table:table-cell office:value-type="float" office:value="209914">
            <text:p>209914</text:p>
          </table:table-cell>
          <table:table-cell office:value-type="float" office:value="329841">
            <text:p>329841</text:p>
          </table:table-cell>
          <table:table-cell office:value-type="float" office:value="222784">
            <text:p>222784</text:p>
          </table:table-cell>
          <table:table-cell office:value-type="float" office:value="8000">
            <text:p>8000</text:p>
          </table:table-cell>
          <table:table-cell table:formula="oooc:=[.I123]-[.K123]" office:value-type="float" office:value="78089">
            <text:p>78089</text:p>
          </table:table-cell>
          <table:table-cell table:formula="oooc:=[.J123]-[.K123]" office:value-type="float" office:value="28230">
            <text:p>28230</text:p>
          </table:table-cell>
          <table:table-cell table:formula="oooc:=([.P123]/[.I123])*100" office:value-type="float" office:value="26.6506262584895">
            <text:p>26.65</text:p>
          </table:table-cell>
          <table:table-cell table:formula="oooc:=([.Q123]/[.J123])*100" office:value-type="float" office:value="11.6100694630086">
            <text:p>11.61</text:p>
          </table:table-cell>
          <table:table-cell office:value-type="float" office:value="8000">
            <text:p>8000</text:p>
          </table:table-cell>
          <table:table-cell table:formula="oooc:=([.I123]-[.I122])/1000" office:value-type="float" office:value="36.659">
            <text:p>36.66</text:p>
          </table:table-cell>
          <table:table-cell table:formula="oooc:=([.J123]-[.J122])/1000" office:value-type="float" office:value="30.414">
            <text:p>30.41</text:p>
          </table:table-cell>
          <table:table-cell table:formula="oooc:=([.K123]-[.K122])/1000" office:value-type="float" office:value="26.98">
            <text:p>26.98</text:p>
          </table:table-cell>
          <table:table-cell table:number-columns-repeated="233"/>
        </table:table-row>
        <table:table-row table:style-name="ro3">
          <table:table-cell office:value-type="float" office:value="9000">
            <text:p>9000</text:p>
          </table:table-cell>
          <table:table-cell office:value-type="float" office:value="1747041">
            <text:p>1747041</text:p>
          </table:table-cell>
          <table:table-cell office:value-type="float" office:value="1999159">
            <text:p>1999159</text:p>
          </table:table-cell>
          <table:table-cell office:value-type="float" office:value="3431818">
            <text:p>3431818</text:p>
          </table:table-cell>
          <table:table-cell office:value-type="float" office:value="2270902">
            <text:p>2270902</text:p>
          </table:table-cell>
          <table:table-cell office:value-type="float" office:value="3262892">
            <text:p>3262892</text:p>
          </table:table-cell>
          <table:table-cell office:value-type="float" office:value="4385825">
            <text:p>4385825</text:p>
          </table:table-cell>
          <table:table-cell office:value-type="float" office:value="9000">
            <text:p>9000</text:p>
          </table:table-cell>
          <table:table-cell office:value-type="float" office:value="329703">
            <text:p>329703</text:p>
          </table:table-cell>
          <table:table-cell office:value-type="float" office:value="273502">
            <text:p>273502</text:p>
          </table:table-cell>
          <table:table-cell office:value-type="float" office:value="241776">
            <text:p>241776</text:p>
          </table:table-cell>
          <table:table-cell office:value-type="float" office:value="236114">
            <text:p>236114</text:p>
          </table:table-cell>
          <table:table-cell office:value-type="float" office:value="371109">
            <text:p>371109</text:p>
          </table:table-cell>
          <table:table-cell office:value-type="float" office:value="250660">
            <text:p>250660</text:p>
          </table:table-cell>
          <table:table-cell office:value-type="float" office:value="9000">
            <text:p>9000</text:p>
          </table:table-cell>
          <table:table-cell table:formula="oooc:=[.I124]-[.K124]" office:value-type="float" office:value="87927">
            <text:p>87927</text:p>
          </table:table-cell>
          <table:table-cell table:formula="oooc:=[.J124]-[.K124]" office:value-type="float" office:value="31726">
            <text:p>31726</text:p>
          </table:table-cell>
          <table:table-cell table:formula="oooc:=([.P124]/[.I124])*100" office:value-type="float" office:value="26.6685471469777">
            <text:p>26.67</text:p>
          </table:table-cell>
          <table:table-cell table:formula="oooc:=([.Q124]/[.J124])*100" office:value-type="float" office:value="11.5999151742949">
            <text:p>11.6</text:p>
          </table:table-cell>
          <table:table-cell office:value-type="float" office:value="9000">
            <text:p>9000</text:p>
          </table:table-cell>
          <table:table-cell table:formula="oooc:=([.I124]-[.I123])/1000" office:value-type="float" office:value="36.693">
            <text:p>36.69</text:p>
          </table:table-cell>
          <table:table-cell table:formula="oooc:=([.J124]-[.J123])/1000" office:value-type="float" office:value="30.351">
            <text:p>30.35</text:p>
          </table:table-cell>
          <table:table-cell table:formula="oooc:=([.K124]-[.K123])/1000" office:value-type="float" office:value="26.855">
            <text:p>26.86</text:p>
          </table:table-cell>
          <table:table-cell table:number-columns-repeated="233"/>
        </table:table-row>
        <table:table-row table:style-name="ro3">
          <table:table-cell office:value-type="float" office:value="10000">
            <text:p>10000</text:p>
          </table:table-cell>
          <table:table-cell office:value-type="float" office:value="1942985">
            <text:p>1942985</text:p>
          </table:table-cell>
          <table:table-cell office:value-type="float" office:value="2221057">
            <text:p>2221057</text:p>
          </table:table-cell>
          <table:table-cell office:value-type="float" office:value="3812985">
            <text:p>3812985</text:p>
          </table:table-cell>
          <table:table-cell office:value-type="float" office:value="2523069">
            <text:p>2523069</text:p>
          </table:table-cell>
          <table:table-cell office:value-type="float" office:value="3627158">
            <text:p>3627158</text:p>
          </table:table-cell>
          <table:table-cell office:value-type="float" office:value="4872992">
            <text:p>4872992</text:p>
          </table:table-cell>
          <table:table-cell office:value-type="float" office:value="10000">
            <text:p>10000</text:p>
          </table:table-cell>
          <table:table-cell office:value-type="float" office:value="366386">
            <text:p>366386</text:p>
          </table:table-cell>
          <table:table-cell office:value-type="float" office:value="303678">
            <text:p>303678</text:p>
          </table:table-cell>
          <table:table-cell office:value-type="float" office:value="268627">
            <text:p>268627</text:p>
          </table:table-cell>
          <table:table-cell office:value-type="float" office:value="262141">
            <text:p>262141</text:p>
          </table:table-cell>
          <table:table-cell office:value-type="float" office:value="412305">
            <text:p>412305</text:p>
          </table:table-cell>
          <table:table-cell office:value-type="float" office:value="278316">
            <text:p>278316</text:p>
          </table:table-cell>
          <table:table-cell office:value-type="float" office:value="10000">
            <text:p>10000</text:p>
          </table:table-cell>
          <table:table-cell table:formula="oooc:=[.I125]-[.K125]" office:value-type="float" office:value="97759">
            <text:p>97759</text:p>
          </table:table-cell>
          <table:table-cell table:formula="oooc:=[.J125]-[.K125]" office:value-type="float" office:value="35051">
            <text:p>35051</text:p>
          </table:table-cell>
          <table:table-cell table:formula="oooc:=([.P125]/[.I125])*100" office:value-type="float" office:value="26.6819692892196">
            <text:p>26.68</text:p>
          </table:table-cell>
          <table:table-cell table:formula="oooc:=([.Q125]/[.J125])*100" office:value-type="float" office:value="11.5421597876698">
            <text:p>11.54</text:p>
          </table:table-cell>
          <table:table-cell office:value-type="float" office:value="10000">
            <text:p>10000</text:p>
          </table:table-cell>
          <table:table-cell table:formula="oooc:=([.I125]-[.I124])/1000" office:value-type="float" office:value="36.683">
            <text:p>36.68</text:p>
          </table:table-cell>
          <table:table-cell table:formula="oooc:=([.J125]-[.J124])/1000" office:value-type="float" office:value="30.176">
            <text:p>30.18</text:p>
          </table:table-cell>
          <table:table-cell table:formula="oooc:=([.K125]-[.K124])/1000" office:value-type="float" office:value="26.851">
            <text:p>26.85</text:p>
          </table:table-cell>
          <table:table-cell table:number-columns-repeated="233"/>
        </table:table-row>
        <table:table-row table:style-name="ro3" table:number-rows-repeated="65410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ompact  XPath" table:style-name="ta1" table:print="false">
        <table:table-column table:style-name="co17" table:number-columns-repeated="3" table:default-cell-style-name="Default"/>
        <table:table-column table:style-name="co18" table:default-cell-style-name="Default"/>
        <table:table-column table:style-name="co17" table:number-columns-repeated="7" table:default-cell-style-name="Default"/>
        <table:table-row table:style-name="ro3">
          <table:table-cell table:number-columns-repeated="11"/>
        </table:table-row>
        <table:table-row table:style-name="ro3">
          <table:table-cell office:value-type="string">
            <text:p>Obj#</text:p>
          </table:table-cell>
          <table:table-cell office:value-type="string">
            <text:p>Zip(CompactXmlId)</text:p>
          </table:table-cell>
          <table:table-cell office:value-type="string">
            <text:p>Zip(CompactXmlXPath)</text:p>
          </table:table-cell>
          <table:table-cell office:value-type="string">
            <text:p>Zip(XStream+Aliases)</text:p>
          </table:table-cell>
          <table:table-cell/>
          <table:table-cell table:style-name="ce24" office:value-type="string">
            <text:p>Delta </text:p>
          </table:table-cell>
          <table:table-cell table:style-name="ce24" office:value-type="string">
            <text:p>%X</text:p>
          </table:table-cell>
          <table:table-cell table:style-name="ce24" office:value-type="string">
            <text:p>%C</text:p>
          </table:table-cell>
          <table:table-cell/>
          <table:table-cell office:value-type="string">
            <text:p>Avg %</text:p>
          </table:table-cell>
          <table:table-cell table:formula="oooc:=AVERAGE([.J3:.J123])" office:value-type="float" office:value="4.6555546676953">
            <text:p>4.66</text:p>
          </table:table-cell>
        </table:table-row>
        <table:table-row table:style-name="ro3">
          <table:table-cell office:value-type="float" office:value="0">
            <text:p>0</text:p>
          </table:table-cell>
          <table:table-cell table:number-columns-repeated="2" office:value-type="float" office:value="143">
            <text:p>143</text:p>
          </table:table-cell>
          <table:table-cell office:value-type="float" office:value="150">
            <text:p>150</text:p>
          </table:table-cell>
          <table:table-cell/>
          <table:table-cell table:formula="oooc:=[.D3]-[.C3]" office:value-type="float" office:value="7">
            <text:p>7</text:p>
          </table:table-cell>
          <table:table-cell table:formula="oooc:=([.D3]-[.C3])/[.D3] * 100" office:value-type="float" office:value="4.66666666666667">
            <text:p>4.67</text:p>
          </table:table-cell>
          <table:table-cell table:formula="oooc:=([.D3]-[.C3])/[.C3] * 100" office:value-type="float" office:value="4.8951048951049">
            <text:p>4.9</text:p>
          </table:table-cell>
          <table:table-cell/>
          <table:table-cell table:formula="oooc:=AVERAGE([.G3:.H3])" office:value-type="float" office:value="4.78088578088578">
            <text:p>4.78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66">
            <text:p>266</text:p>
          </table:table-cell>
          <table:table-cell office:value-type="float" office:value="268">
            <text:p>268</text:p>
          </table:table-cell>
          <table:table-cell office:value-type="float" office:value="285">
            <text:p>285</text:p>
          </table:table-cell>
          <table:table-cell/>
          <table:table-cell table:formula="oooc:=[.D4]-[.C4]" office:value-type="float" office:value="17">
            <text:p>17</text:p>
          </table:table-cell>
          <table:table-cell table:formula="oooc:=([.D4]-[.C4])/[.D4] * 100" office:value-type="float" office:value="5.96491228070175">
            <text:p>5.96</text:p>
          </table:table-cell>
          <table:table-cell table:formula="oooc:=([.D4]-[.C4])/[.C4] * 100" office:value-type="float" office:value="6.34328358208955">
            <text:p>6.34</text:p>
          </table:table-cell>
          <table:table-cell/>
          <table:table-cell table:formula="oooc:=AVERAGE([.G4:.H4])" office:value-type="float" office:value="6.15409793139565">
            <text:p>6.15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326">
            <text:p>326</text:p>
          </table:table-cell>
          <table:table-cell office:value-type="float" office:value="318">
            <text:p>318</text:p>
          </table:table-cell>
          <table:table-cell office:value-type="float" office:value="341">
            <text:p>341</text:p>
          </table:table-cell>
          <table:table-cell/>
          <table:table-cell table:formula="oooc:=[.D5]-[.C5]" office:value-type="float" office:value="23">
            <text:p>23</text:p>
          </table:table-cell>
          <table:table-cell table:formula="oooc:=([.D5]-[.C5])/[.D5] * 100" office:value-type="float" office:value="6.74486803519062">
            <text:p>6.74</text:p>
          </table:table-cell>
          <table:table-cell table:formula="oooc:=([.D5]-[.C5])/[.C5] * 100" office:value-type="float" office:value="7.23270440251572">
            <text:p>7.23</text:p>
          </table:table-cell>
          <table:table-cell/>
          <table:table-cell table:formula="oooc:=AVERAGE([.G5:.H5])" office:value-type="float" office:value="6.98878621885317">
            <text:p>6.99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370">
            <text:p>370</text:p>
          </table:table-cell>
          <table:table-cell office:value-type="float" office:value="355">
            <text:p>355</text:p>
          </table:table-cell>
          <table:table-cell office:value-type="float" office:value="387">
            <text:p>387</text:p>
          </table:table-cell>
          <table:table-cell/>
          <table:table-cell table:formula="oooc:=[.D6]-[.C6]" office:value-type="float" office:value="32">
            <text:p>32</text:p>
          </table:table-cell>
          <table:table-cell table:formula="oooc:=([.D6]-[.C6])/[.D6] * 100" office:value-type="float" office:value="8.2687338501292">
            <text:p>8.27</text:p>
          </table:table-cell>
          <table:table-cell table:formula="oooc:=([.D6]-[.C6])/[.C6] * 100" office:value-type="float" office:value="9.01408450704225">
            <text:p>9.01</text:p>
          </table:table-cell>
          <table:table-cell/>
          <table:table-cell table:formula="oooc:=AVERAGE([.G6:.H6])" office:value-type="float" office:value="8.64140917858573">
            <text:p>8.64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425">
            <text:p>425</text:p>
          </table:table-cell>
          <table:table-cell office:value-type="float" office:value="403">
            <text:p>403</text:p>
          </table:table-cell>
          <table:table-cell office:value-type="float" office:value="437">
            <text:p>437</text:p>
          </table:table-cell>
          <table:table-cell/>
          <table:table-cell table:formula="oooc:=[.D7]-[.C7]" office:value-type="float" office:value="34">
            <text:p>34</text:p>
          </table:table-cell>
          <table:table-cell table:formula="oooc:=([.D7]-[.C7])/[.D7] * 100" office:value-type="float" office:value="7.78032036613272">
            <text:p>7.78</text:p>
          </table:table-cell>
          <table:table-cell table:formula="oooc:=([.D7]-[.C7])/[.C7] * 100" office:value-type="float" office:value="8.43672456575682">
            <text:p>8.44</text:p>
          </table:table-cell>
          <table:table-cell/>
          <table:table-cell table:formula="oooc:=AVERAGE([.G7:.H7])" office:value-type="float" office:value="8.10852246594477">
            <text:p>8.11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462">
            <text:p>462</text:p>
          </table:table-cell>
          <table:table-cell office:value-type="float" office:value="435">
            <text:p>435</text:p>
          </table:table-cell>
          <table:table-cell office:value-type="float" office:value="476">
            <text:p>476</text:p>
          </table:table-cell>
          <table:table-cell/>
          <table:table-cell table:formula="oooc:=[.D8]-[.C8]" office:value-type="float" office:value="41">
            <text:p>41</text:p>
          </table:table-cell>
          <table:table-cell table:formula="oooc:=([.D8]-[.C8])/[.D8] * 100" office:value-type="float" office:value="8.61344537815126">
            <text:p>8.61</text:p>
          </table:table-cell>
          <table:table-cell table:formula="oooc:=([.D8]-[.C8])/[.C8] * 100" office:value-type="float" office:value="9.42528735632184">
            <text:p>9.43</text:p>
          </table:table-cell>
          <table:table-cell/>
          <table:table-cell table:formula="oooc:=AVERAGE([.G8:.H8])" office:value-type="float" office:value="9.01936636723655">
            <text:p>9.02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513">
            <text:p>513</text:p>
          </table:table-cell>
          <table:table-cell office:value-type="float" office:value="474">
            <text:p>474</text:p>
          </table:table-cell>
          <table:table-cell office:value-type="float" office:value="522">
            <text:p>522</text:p>
          </table:table-cell>
          <table:table-cell/>
          <table:table-cell table:formula="oooc:=[.D9]-[.C9]" office:value-type="float" office:value="48">
            <text:p>48</text:p>
          </table:table-cell>
          <table:table-cell table:formula="oooc:=([.D9]-[.C9])/[.D9] * 100" office:value-type="float" office:value="9.19540229885057">
            <text:p>9.2</text:p>
          </table:table-cell>
          <table:table-cell table:formula="oooc:=([.D9]-[.C9])/[.C9] * 100" office:value-type="float" office:value="10.126582278481">
            <text:p>10.13</text:p>
          </table:table-cell>
          <table:table-cell/>
          <table:table-cell table:formula="oooc:=AVERAGE([.G9:.H9])" office:value-type="float" office:value="9.66099228866579">
            <text:p>9.66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565">
            <text:p>565</text:p>
          </table:table-cell>
          <table:table-cell office:value-type="float" office:value="517">
            <text:p>517</text:p>
          </table:table-cell>
          <table:table-cell office:value-type="float" office:value="564">
            <text:p>564</text:p>
          </table:table-cell>
          <table:table-cell/>
          <table:table-cell table:formula="oooc:=[.D10]-[.C10]" office:value-type="float" office:value="47">
            <text:p>47</text:p>
          </table:table-cell>
          <table:table-cell table:formula="oooc:=([.D10]-[.C10])/[.D10] * 100" office:value-type="float" office:value="8.33333333333333">
            <text:p>8.33</text:p>
          </table:table-cell>
          <table:table-cell table:formula="oooc:=([.D10]-[.C10])/[.C10] * 100" office:value-type="float" office:value="9.09090909090909">
            <text:p>9.09</text:p>
          </table:table-cell>
          <table:table-cell/>
          <table:table-cell table:formula="oooc:=AVERAGE([.G10:.H10])" office:value-type="float" office:value="8.71212121212121">
            <text:p>8.71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608">
            <text:p>608</text:p>
          </table:table-cell>
          <table:table-cell office:value-type="float" office:value="552">
            <text:p>552</text:p>
          </table:table-cell>
          <table:table-cell office:value-type="float" office:value="598">
            <text:p>598</text:p>
          </table:table-cell>
          <table:table-cell/>
          <table:table-cell table:formula="oooc:=[.D11]-[.C11]" office:value-type="float" office:value="46">
            <text:p>46</text:p>
          </table:table-cell>
          <table:table-cell table:formula="oooc:=([.D11]-[.C11])/[.D11] * 100" office:value-type="float" office:value="7.69230769230769">
            <text:p>7.69</text:p>
          </table:table-cell>
          <table:table-cell table:formula="oooc:=([.D11]-[.C11])/[.C11] * 100" office:value-type="float" office:value="8.33333333333333">
            <text:p>8.33</text:p>
          </table:table-cell>
          <table:table-cell/>
          <table:table-cell table:formula="oooc:=AVERAGE([.G11:.H11])" office:value-type="float" office:value="8.01282051282051">
            <text:p>8.01</text:p>
          </table:table-cell>
          <table:table-cell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641">
            <text:p>641</text:p>
          </table:table-cell>
          <table:table-cell office:value-type="float" office:value="582">
            <text:p>582</text:p>
          </table:table-cell>
          <table:table-cell office:value-type="float" office:value="631">
            <text:p>631</text:p>
          </table:table-cell>
          <table:table-cell/>
          <table:table-cell table:formula="oooc:=[.D12]-[.C12]" office:value-type="float" office:value="49">
            <text:p>49</text:p>
          </table:table-cell>
          <table:table-cell table:formula="oooc:=([.D12]-[.C12])/[.D12] * 100" office:value-type="float" office:value="7.76545166402536">
            <text:p>7.77</text:p>
          </table:table-cell>
          <table:table-cell table:formula="oooc:=([.D12]-[.C12])/[.C12] * 100" office:value-type="float" office:value="8.4192439862543">
            <text:p>8.42</text:p>
          </table:table-cell>
          <table:table-cell/>
          <table:table-cell table:formula="oooc:=AVERAGE([.G12:.H12])" office:value-type="float" office:value="8.09234782513983">
            <text:p>8.09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683">
            <text:p>683</text:p>
          </table:table-cell>
          <table:table-cell office:value-type="float" office:value="606">
            <text:p>606</text:p>
          </table:table-cell>
          <table:table-cell office:value-type="float" office:value="653">
            <text:p>653</text:p>
          </table:table-cell>
          <table:table-cell/>
          <table:table-cell table:formula="oooc:=[.D13]-[.C13]" office:value-type="float" office:value="47">
            <text:p>47</text:p>
          </table:table-cell>
          <table:table-cell table:formula="oooc:=([.D13]-[.C13])/[.D13] * 100" office:value-type="float" office:value="7.19754977029097">
            <text:p>7.2</text:p>
          </table:table-cell>
          <table:table-cell table:formula="oooc:=([.D13]-[.C13])/[.C13] * 100" office:value-type="float" office:value="7.75577557755776">
            <text:p>7.76</text:p>
          </table:table-cell>
          <table:table-cell/>
          <table:table-cell table:formula="oooc:=AVERAGE([.G13:.H13])" office:value-type="float" office:value="7.47666267392436">
            <text:p>7.48</text:p>
          </table:table-cell>
          <table:table-cell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718">
            <text:p>718</text:p>
          </table:table-cell>
          <table:table-cell office:value-type="float" office:value="635">
            <text:p>635</text:p>
          </table:table-cell>
          <table:table-cell office:value-type="float" office:value="682">
            <text:p>682</text:p>
          </table:table-cell>
          <table:table-cell/>
          <table:table-cell table:formula="oooc:=[.D14]-[.C14]" office:value-type="float" office:value="47">
            <text:p>47</text:p>
          </table:table-cell>
          <table:table-cell table:formula="oooc:=([.D14]-[.C14])/[.D14] * 100" office:value-type="float" office:value="6.89149560117302">
            <text:p>6.89</text:p>
          </table:table-cell>
          <table:table-cell table:formula="oooc:=([.D14]-[.C14])/[.C14] * 100" office:value-type="float" office:value="7.40157480314961">
            <text:p>7.4</text:p>
          </table:table-cell>
          <table:table-cell/>
          <table:table-cell table:formula="oooc:=AVERAGE([.G14:.H14])" office:value-type="float" office:value="7.14653520216131">
            <text:p>7.15</text:p>
          </table:table-cell>
          <table:table-cell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766">
            <text:p>766</text:p>
          </table:table-cell>
          <table:table-cell office:value-type="float" office:value="665">
            <text:p>665</text:p>
          </table:table-cell>
          <table:table-cell office:value-type="float" office:value="717">
            <text:p>717</text:p>
          </table:table-cell>
          <table:table-cell/>
          <table:table-cell table:formula="oooc:=[.D15]-[.C15]" office:value-type="float" office:value="52">
            <text:p>52</text:p>
          </table:table-cell>
          <table:table-cell table:formula="oooc:=([.D15]-[.C15])/[.D15] * 100" office:value-type="float" office:value="7.25244072524407">
            <text:p>7.25</text:p>
          </table:table-cell>
          <table:table-cell table:formula="oooc:=([.D15]-[.C15])/[.C15] * 100" office:value-type="float" office:value="7.81954887218045">
            <text:p>7.82</text:p>
          </table:table-cell>
          <table:table-cell/>
          <table:table-cell table:formula="oooc:=AVERAGE([.G15:.H15])" office:value-type="float" office:value="7.53599479871226">
            <text:p>7.54</text:p>
          </table:table-cell>
          <table:table-cell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800">
            <text:p>800</text:p>
          </table:table-cell>
          <table:table-cell office:value-type="float" office:value="699">
            <text:p>699</text:p>
          </table:table-cell>
          <table:table-cell office:value-type="float" office:value="761">
            <text:p>761</text:p>
          </table:table-cell>
          <table:table-cell/>
          <table:table-cell table:formula="oooc:=[.D16]-[.C16]" office:value-type="float" office:value="62">
            <text:p>62</text:p>
          </table:table-cell>
          <table:table-cell table:formula="oooc:=([.D16]-[.C16])/[.D16] * 100" office:value-type="float" office:value="8.14717477003942">
            <text:p>8.15</text:p>
          </table:table-cell>
          <table:table-cell table:formula="oooc:=([.D16]-[.C16])/[.C16] * 100" office:value-type="float" office:value="8.86981402002861">
            <text:p>8.87</text:p>
          </table:table-cell>
          <table:table-cell/>
          <table:table-cell table:formula="oooc:=AVERAGE([.G16:.H16])" office:value-type="float" office:value="8.50849439503402">
            <text:p>8.51</text:p>
          </table:table-cell>
          <table:table-cell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831">
            <text:p>831</text:p>
          </table:table-cell>
          <table:table-cell office:value-type="float" office:value="723">
            <text:p>723</text:p>
          </table:table-cell>
          <table:table-cell office:value-type="float" office:value="782">
            <text:p>782</text:p>
          </table:table-cell>
          <table:table-cell/>
          <table:table-cell table:formula="oooc:=[.D17]-[.C17]" office:value-type="float" office:value="59">
            <text:p>59</text:p>
          </table:table-cell>
          <table:table-cell table:formula="oooc:=([.D17]-[.C17])/[.D17] * 100" office:value-type="float" office:value="7.54475703324808">
            <text:p>7.54</text:p>
          </table:table-cell>
          <table:table-cell table:formula="oooc:=([.D17]-[.C17])/[.C17] * 100" office:value-type="float" office:value="8.16044260027662">
            <text:p>8.16</text:p>
          </table:table-cell>
          <table:table-cell/>
          <table:table-cell table:formula="oooc:=AVERAGE([.G17:.H17])" office:value-type="float" office:value="7.85259981676235">
            <text:p>7.85</text:p>
          </table:table-cell>
          <table:table-cell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872">
            <text:p>872</text:p>
          </table:table-cell>
          <table:table-cell office:value-type="float" office:value="762">
            <text:p>762</text:p>
          </table:table-cell>
          <table:table-cell office:value-type="float" office:value="816">
            <text:p>816</text:p>
          </table:table-cell>
          <table:table-cell/>
          <table:table-cell table:formula="oooc:=[.D18]-[.C18]" office:value-type="float" office:value="54">
            <text:p>54</text:p>
          </table:table-cell>
          <table:table-cell table:formula="oooc:=([.D18]-[.C18])/[.D18] * 100" office:value-type="float" office:value="6.61764705882353">
            <text:p>6.62</text:p>
          </table:table-cell>
          <table:table-cell table:formula="oooc:=([.D18]-[.C18])/[.C18] * 100" office:value-type="float" office:value="7.08661417322835">
            <text:p>7.09</text:p>
          </table:table-cell>
          <table:table-cell/>
          <table:table-cell table:formula="oooc:=AVERAGE([.G18:.H18])" office:value-type="float" office:value="6.85213061602594">
            <text:p>6.85</text:p>
          </table:table-cell>
          <table:table-cell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913">
            <text:p>913</text:p>
          </table:table-cell>
          <table:table-cell office:value-type="float" office:value="783">
            <text:p>783</text:p>
          </table:table-cell>
          <table:table-cell office:value-type="float" office:value="850">
            <text:p>850</text:p>
          </table:table-cell>
          <table:table-cell/>
          <table:table-cell table:formula="oooc:=[.D19]-[.C19]" office:value-type="float" office:value="67">
            <text:p>67</text:p>
          </table:table-cell>
          <table:table-cell table:formula="oooc:=([.D19]-[.C19])/[.D19] * 100" office:value-type="float" office:value="7.88235294117647">
            <text:p>7.88</text:p>
          </table:table-cell>
          <table:table-cell table:formula="oooc:=([.D19]-[.C19])/[.C19] * 100" office:value-type="float" office:value="8.55683269476373">
            <text:p>8.56</text:p>
          </table:table-cell>
          <table:table-cell/>
          <table:table-cell table:formula="oooc:=AVERAGE([.G19:.H19])" office:value-type="float" office:value="8.2195928179701">
            <text:p>8.22</text:p>
          </table:table-cell>
          <table:table-cell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945">
            <text:p>945</text:p>
          </table:table-cell>
          <table:table-cell office:value-type="float" office:value="808">
            <text:p>808</text:p>
          </table:table-cell>
          <table:table-cell office:value-type="float" office:value="864">
            <text:p>864</text:p>
          </table:table-cell>
          <table:table-cell/>
          <table:table-cell table:formula="oooc:=[.D20]-[.C20]" office:value-type="float" office:value="56">
            <text:p>56</text:p>
          </table:table-cell>
          <table:table-cell table:formula="oooc:=([.D20]-[.C20])/[.D20] * 100" office:value-type="float" office:value="6.48148148148148">
            <text:p>6.48</text:p>
          </table:table-cell>
          <table:table-cell table:formula="oooc:=([.D20]-[.C20])/[.C20] * 100" office:value-type="float" office:value="6.93069306930693">
            <text:p>6.93</text:p>
          </table:table-cell>
          <table:table-cell/>
          <table:table-cell table:formula="oooc:=AVERAGE([.G20:.H20])" office:value-type="float" office:value="6.70608727539421">
            <text:p>6.71</text:p>
          </table:table-cell>
          <table:table-cell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988">
            <text:p>988</text:p>
          </table:table-cell>
          <table:table-cell office:value-type="float" office:value="833">
            <text:p>833</text:p>
          </table:table-cell>
          <table:table-cell office:value-type="float" office:value="896">
            <text:p>896</text:p>
          </table:table-cell>
          <table:table-cell/>
          <table:table-cell table:formula="oooc:=[.D21]-[.C21]" office:value-type="float" office:value="63">
            <text:p>63</text:p>
          </table:table-cell>
          <table:table-cell table:formula="oooc:=([.D21]-[.C21])/[.D21] * 100" office:value-type="float" office:value="7.03125">
            <text:p>7.03</text:p>
          </table:table-cell>
          <table:table-cell table:formula="oooc:=([.D21]-[.C21])/[.C21] * 100" office:value-type="float" office:value="7.56302521008403">
            <text:p>7.56</text:p>
          </table:table-cell>
          <table:table-cell/>
          <table:table-cell table:formula="oooc:=AVERAGE([.G21:.H21])" office:value-type="float" office:value="7.29713760504202">
            <text:p>7.3</text:p>
          </table:table-cell>
          <table:table-cell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1026">
            <text:p>1026</text:p>
          </table:table-cell>
          <table:table-cell office:value-type="float" office:value="864">
            <text:p>864</text:p>
          </table:table-cell>
          <table:table-cell office:value-type="float" office:value="926">
            <text:p>926</text:p>
          </table:table-cell>
          <table:table-cell/>
          <table:table-cell table:formula="oooc:=[.D22]-[.C22]" office:value-type="float" office:value="62">
            <text:p>62</text:p>
          </table:table-cell>
          <table:table-cell table:formula="oooc:=([.D22]-[.C22])/[.D22] * 100" office:value-type="float" office:value="6.69546436285097">
            <text:p>6.7</text:p>
          </table:table-cell>
          <table:table-cell table:formula="oooc:=([.D22]-[.C22])/[.C22] * 100" office:value-type="float" office:value="7.17592592592593">
            <text:p>7.18</text:p>
          </table:table-cell>
          <table:table-cell/>
          <table:table-cell table:formula="oooc:=AVERAGE([.G22:.H22])" office:value-type="float" office:value="6.93569514438845">
            <text:p>6.94</text:p>
          </table:table-cell>
          <table:table-cell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1063">
            <text:p>1063</text:p>
          </table:table-cell>
          <table:table-cell office:value-type="float" office:value="902">
            <text:p>902</text:p>
          </table:table-cell>
          <table:table-cell office:value-type="float" office:value="966">
            <text:p>966</text:p>
          </table:table-cell>
          <table:table-cell/>
          <table:table-cell table:formula="oooc:=[.D23]-[.C23]" office:value-type="float" office:value="64">
            <text:p>64</text:p>
          </table:table-cell>
          <table:table-cell table:formula="oooc:=([.D23]-[.C23])/[.D23] * 100" office:value-type="float" office:value="6.62525879917184">
            <text:p>6.63</text:p>
          </table:table-cell>
          <table:table-cell table:formula="oooc:=([.D23]-[.C23])/[.C23] * 100" office:value-type="float" office:value="7.09534368070954">
            <text:p>7.1</text:p>
          </table:table-cell>
          <table:table-cell/>
          <table:table-cell table:formula="oooc:=AVERAGE([.G23:.H23])" office:value-type="float" office:value="6.86030123994069">
            <text:p>6.86</text:p>
          </table:table-cell>
          <table:table-cell/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1104">
            <text:p>1104</text:p>
          </table:table-cell>
          <table:table-cell office:value-type="float" office:value="927">
            <text:p>927</text:p>
          </table:table-cell>
          <table:table-cell office:value-type="float" office:value="990">
            <text:p>990</text:p>
          </table:table-cell>
          <table:table-cell/>
          <table:table-cell table:formula="oooc:=[.D24]-[.C24]" office:value-type="float" office:value="63">
            <text:p>63</text:p>
          </table:table-cell>
          <table:table-cell table:formula="oooc:=([.D24]-[.C24])/[.D24] * 100" office:value-type="float" office:value="6.36363636363636">
            <text:p>6.36</text:p>
          </table:table-cell>
          <table:table-cell table:formula="oooc:=([.D24]-[.C24])/[.C24] * 100" office:value-type="float" office:value="6.79611650485437">
            <text:p>6.8</text:p>
          </table:table-cell>
          <table:table-cell/>
          <table:table-cell table:formula="oooc:=AVERAGE([.G24:.H24])" office:value-type="float" office:value="6.57987643424537">
            <text:p>6.58</text:p>
          </table:table-cell>
          <table:table-cell/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1156">
            <text:p>1156</text:p>
          </table:table-cell>
          <table:table-cell office:value-type="float" office:value="963">
            <text:p>963</text:p>
          </table:table-cell>
          <table:table-cell office:value-type="float" office:value="1029">
            <text:p>1029</text:p>
          </table:table-cell>
          <table:table-cell/>
          <table:table-cell table:formula="oooc:=[.D25]-[.C25]" office:value-type="float" office:value="66">
            <text:p>66</text:p>
          </table:table-cell>
          <table:table-cell table:formula="oooc:=([.D25]-[.C25])/[.D25] * 100" office:value-type="float" office:value="6.41399416909621">
            <text:p>6.41</text:p>
          </table:table-cell>
          <table:table-cell table:formula="oooc:=([.D25]-[.C25])/[.C25] * 100" office:value-type="float" office:value="6.85358255451713">
            <text:p>6.85</text:p>
          </table:table-cell>
          <table:table-cell/>
          <table:table-cell table:formula="oooc:=AVERAGE([.G25:.H25])" office:value-type="float" office:value="6.63378836180667">
            <text:p>6.63</text:p>
          </table:table-cell>
          <table:table-cell/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1183">
            <text:p>1183</text:p>
          </table:table-cell>
          <table:table-cell office:value-type="float" office:value="989">
            <text:p>989</text:p>
          </table:table-cell>
          <table:table-cell office:value-type="float" office:value="1053">
            <text:p>1053</text:p>
          </table:table-cell>
          <table:table-cell/>
          <table:table-cell table:formula="oooc:=[.D26]-[.C26]" office:value-type="float" office:value="64">
            <text:p>64</text:p>
          </table:table-cell>
          <table:table-cell table:formula="oooc:=([.D26]-[.C26])/[.D26] * 100" office:value-type="float" office:value="6.07787274453941">
            <text:p>6.08</text:p>
          </table:table-cell>
          <table:table-cell table:formula="oooc:=([.D26]-[.C26])/[.C26] * 100" office:value-type="float" office:value="6.47118301314459">
            <text:p>6.47</text:p>
          </table:table-cell>
          <table:table-cell/>
          <table:table-cell table:formula="oooc:=AVERAGE([.G26:.H26])" office:value-type="float" office:value="6.274527878842">
            <text:p>6.27</text:p>
          </table:table-cell>
          <table:table-cell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1211">
            <text:p>1211</text:p>
          </table:table-cell>
          <table:table-cell office:value-type="float" office:value="1012">
            <text:p>1012</text:p>
          </table:table-cell>
          <table:table-cell office:value-type="float" office:value="1077">
            <text:p>1077</text:p>
          </table:table-cell>
          <table:table-cell/>
          <table:table-cell table:formula="oooc:=[.D27]-[.C27]" office:value-type="float" office:value="65">
            <text:p>65</text:p>
          </table:table-cell>
          <table:table-cell table:formula="oooc:=([.D27]-[.C27])/[.D27] * 100" office:value-type="float" office:value="6.03528319405757">
            <text:p>6.04</text:p>
          </table:table-cell>
          <table:table-cell table:formula="oooc:=([.D27]-[.C27])/[.C27] * 100" office:value-type="float" office:value="6.42292490118577">
            <text:p>6.42</text:p>
          </table:table-cell>
          <table:table-cell/>
          <table:table-cell table:formula="oooc:=AVERAGE([.G27:.H27])" office:value-type="float" office:value="6.22910404762167">
            <text:p>6.23</text:p>
          </table:table-cell>
          <table:table-cell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1257">
            <text:p>1257</text:p>
          </table:table-cell>
          <table:table-cell office:value-type="float" office:value="1030">
            <text:p>1030</text:p>
          </table:table-cell>
          <table:table-cell office:value-type="float" office:value="1100">
            <text:p>1100</text:p>
          </table:table-cell>
          <table:table-cell/>
          <table:table-cell table:formula="oooc:=[.D28]-[.C28]" office:value-type="float" office:value="70">
            <text:p>70</text:p>
          </table:table-cell>
          <table:table-cell table:formula="oooc:=([.D28]-[.C28])/[.D28] * 100" office:value-type="float" office:value="6.36363636363636">
            <text:p>6.36</text:p>
          </table:table-cell>
          <table:table-cell table:formula="oooc:=([.D28]-[.C28])/[.C28] * 100" office:value-type="float" office:value="6.79611650485437">
            <text:p>6.8</text:p>
          </table:table-cell>
          <table:table-cell/>
          <table:table-cell table:formula="oooc:=AVERAGE([.G28:.H28])" office:value-type="float" office:value="6.57987643424537">
            <text:p>6.58</text:p>
          </table:table-cell>
          <table:table-cell/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1288">
            <text:p>1288</text:p>
          </table:table-cell>
          <table:table-cell office:value-type="float" office:value="1068">
            <text:p>1068</text:p>
          </table:table-cell>
          <table:table-cell office:value-type="float" office:value="1134">
            <text:p>1134</text:p>
          </table:table-cell>
          <table:table-cell/>
          <table:table-cell table:formula="oooc:=[.D29]-[.C29]" office:value-type="float" office:value="66">
            <text:p>66</text:p>
          </table:table-cell>
          <table:table-cell table:formula="oooc:=([.D29]-[.C29])/[.D29] * 100" office:value-type="float" office:value="5.82010582010582">
            <text:p>5.82</text:p>
          </table:table-cell>
          <table:table-cell table:formula="oooc:=([.D29]-[.C29])/[.C29] * 100" office:value-type="float" office:value="6.17977528089888">
            <text:p>6.18</text:p>
          </table:table-cell>
          <table:table-cell/>
          <table:table-cell table:formula="oooc:=AVERAGE([.G29:.H29])" office:value-type="float" office:value="5.99994055050235">
            <text:p>6</text:p>
          </table:table-cell>
          <table:table-cell/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1327">
            <text:p>1327</text:p>
          </table:table-cell>
          <table:table-cell office:value-type="float" office:value="1101">
            <text:p>1101</text:p>
          </table:table-cell>
          <table:table-cell office:value-type="float" office:value="1169">
            <text:p>1169</text:p>
          </table:table-cell>
          <table:table-cell/>
          <table:table-cell table:formula="oooc:=[.D30]-[.C30]" office:value-type="float" office:value="68">
            <text:p>68</text:p>
          </table:table-cell>
          <table:table-cell table:formula="oooc:=([.D30]-[.C30])/[.D30] * 100" office:value-type="float" office:value="5.8169375534645">
            <text:p>5.82</text:p>
          </table:table-cell>
          <table:table-cell table:formula="oooc:=([.D30]-[.C30])/[.C30] * 100" office:value-type="float" office:value="6.17620345140781">
            <text:p>6.18</text:p>
          </table:table-cell>
          <table:table-cell/>
          <table:table-cell table:formula="oooc:=AVERAGE([.G30:.H30])" office:value-type="float" office:value="5.99657050243616">
            <text:p>6</text:p>
          </table:table-cell>
          <table:table-cell/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1365">
            <text:p>1365</text:p>
          </table:table-cell>
          <table:table-cell office:value-type="float" office:value="1136">
            <text:p>1136</text:p>
          </table:table-cell>
          <table:table-cell office:value-type="float" office:value="1202">
            <text:p>1202</text:p>
          </table:table-cell>
          <table:table-cell/>
          <table:table-cell table:formula="oooc:=[.D31]-[.C31]" office:value-type="float" office:value="66">
            <text:p>66</text:p>
          </table:table-cell>
          <table:table-cell table:formula="oooc:=([.D31]-[.C31])/[.D31] * 100" office:value-type="float" office:value="5.49084858569052">
            <text:p>5.49</text:p>
          </table:table-cell>
          <table:table-cell table:formula="oooc:=([.D31]-[.C31])/[.C31] * 100" office:value-type="float" office:value="5.80985915492958">
            <text:p>5.81</text:p>
          </table:table-cell>
          <table:table-cell/>
          <table:table-cell table:formula="oooc:=AVERAGE([.G31:.H31])" office:value-type="float" office:value="5.65035387031005">
            <text:p>5.65</text:p>
          </table:table-cell>
          <table:table-cell/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1397">
            <text:p>1397</text:p>
          </table:table-cell>
          <table:table-cell office:value-type="float" office:value="1155">
            <text:p>1155</text:p>
          </table:table-cell>
          <table:table-cell office:value-type="float" office:value="1228">
            <text:p>1228</text:p>
          </table:table-cell>
          <table:table-cell/>
          <table:table-cell table:formula="oooc:=[.D32]-[.C32]" office:value-type="float" office:value="73">
            <text:p>73</text:p>
          </table:table-cell>
          <table:table-cell table:formula="oooc:=([.D32]-[.C32])/[.D32] * 100" office:value-type="float" office:value="5.94462540716612">
            <text:p>5.94</text:p>
          </table:table-cell>
          <table:table-cell table:formula="oooc:=([.D32]-[.C32])/[.C32] * 100" office:value-type="float" office:value="6.32034632034632">
            <text:p>6.32</text:p>
          </table:table-cell>
          <table:table-cell/>
          <table:table-cell table:formula="oooc:=AVERAGE([.G32:.H32])" office:value-type="float" office:value="6.13248586375622">
            <text:p>6.13</text:p>
          </table:table-cell>
          <table:table-cell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1435">
            <text:p>1435</text:p>
          </table:table-cell>
          <table:table-cell office:value-type="float" office:value="1186">
            <text:p>1186</text:p>
          </table:table-cell>
          <table:table-cell office:value-type="float" office:value="1250">
            <text:p>1250</text:p>
          </table:table-cell>
          <table:table-cell/>
          <table:table-cell table:formula="oooc:=[.D33]-[.C33]" office:value-type="float" office:value="64">
            <text:p>64</text:p>
          </table:table-cell>
          <table:table-cell table:formula="oooc:=([.D33]-[.C33])/[.D33] * 100" office:value-type="float" office:value="5.12">
            <text:p>5.12</text:p>
          </table:table-cell>
          <table:table-cell table:formula="oooc:=([.D33]-[.C33])/[.C33] * 100" office:value-type="float" office:value="5.39629005059022">
            <text:p>5.4</text:p>
          </table:table-cell>
          <table:table-cell/>
          <table:table-cell table:formula="oooc:=AVERAGE([.G33:.H33])" office:value-type="float" office:value="5.25814502529511">
            <text:p>5.26</text:p>
          </table:table-cell>
          <table:table-cell/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1476">
            <text:p>1476</text:p>
          </table:table-cell>
          <table:table-cell office:value-type="float" office:value="1201">
            <text:p>1201</text:p>
          </table:table-cell>
          <table:table-cell office:value-type="float" office:value="1281">
            <text:p>1281</text:p>
          </table:table-cell>
          <table:table-cell/>
          <table:table-cell table:formula="oooc:=[.D34]-[.C34]" office:value-type="float" office:value="80">
            <text:p>80</text:p>
          </table:table-cell>
          <table:table-cell table:formula="oooc:=([.D34]-[.C34])/[.D34] * 100" office:value-type="float" office:value="6.24512099921936">
            <text:p>6.25</text:p>
          </table:table-cell>
          <table:table-cell table:formula="oooc:=([.D34]-[.C34])/[.C34] * 100" office:value-type="float" office:value="6.66111573688593">
            <text:p>6.66</text:p>
          </table:table-cell>
          <table:table-cell/>
          <table:table-cell table:formula="oooc:=AVERAGE([.G34:.H34])" office:value-type="float" office:value="6.45311836805264">
            <text:p>6.45</text:p>
          </table:table-cell>
          <table:table-cell/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1510">
            <text:p>1510</text:p>
          </table:table-cell>
          <table:table-cell office:value-type="float" office:value="1233">
            <text:p>1233</text:p>
          </table:table-cell>
          <table:table-cell office:value-type="float" office:value="1306">
            <text:p>1306</text:p>
          </table:table-cell>
          <table:table-cell/>
          <table:table-cell table:formula="oooc:=[.D35]-[.C35]" office:value-type="float" office:value="73">
            <text:p>73</text:p>
          </table:table-cell>
          <table:table-cell table:formula="oooc:=([.D35]-[.C35])/[.D35] * 100" office:value-type="float" office:value="5.5895865237366">
            <text:p>5.59</text:p>
          </table:table-cell>
          <table:table-cell table:formula="oooc:=([.D35]-[.C35])/[.C35] * 100" office:value-type="float" office:value="5.92051905920519">
            <text:p>5.92</text:p>
          </table:table-cell>
          <table:table-cell/>
          <table:table-cell table:formula="oooc:=AVERAGE([.G35:.H35])" office:value-type="float" office:value="5.7550527914709">
            <text:p>5.76</text:p>
          </table:table-cell>
          <table:table-cell/>
        </table:table-row>
        <table:table-row table:style-name="ro3">
          <table:table-cell office:value-type="float" office:value="33">
            <text:p>33</text:p>
          </table:table-cell>
          <table:table-cell office:value-type="float" office:value="1549">
            <text:p>1549</text:p>
          </table:table-cell>
          <table:table-cell office:value-type="float" office:value="1264">
            <text:p>1264</text:p>
          </table:table-cell>
          <table:table-cell office:value-type="float" office:value="1339">
            <text:p>1339</text:p>
          </table:table-cell>
          <table:table-cell/>
          <table:table-cell table:formula="oooc:=[.D36]-[.C36]" office:value-type="float" office:value="75">
            <text:p>75</text:p>
          </table:table-cell>
          <table:table-cell table:formula="oooc:=([.D36]-[.C36])/[.D36] * 100" office:value-type="float" office:value="5.60119492158327">
            <text:p>5.6</text:p>
          </table:table-cell>
          <table:table-cell table:formula="oooc:=([.D36]-[.C36])/[.C36] * 100" office:value-type="float" office:value="5.93354430379747">
            <text:p>5.93</text:p>
          </table:table-cell>
          <table:table-cell/>
          <table:table-cell table:formula="oooc:=AVERAGE([.G36:.H36])" office:value-type="float" office:value="5.76736961269037">
            <text:p>5.77</text:p>
          </table:table-cell>
          <table:table-cell/>
        </table:table-row>
        <table:table-row table:style-name="ro3">
          <table:table-cell office:value-type="float" office:value="34">
            <text:p>34</text:p>
          </table:table-cell>
          <table:table-cell office:value-type="float" office:value="1597">
            <text:p>1597</text:p>
          </table:table-cell>
          <table:table-cell office:value-type="float" office:value="1295">
            <text:p>1295</text:p>
          </table:table-cell>
          <table:table-cell office:value-type="float" office:value="1369">
            <text:p>1369</text:p>
          </table:table-cell>
          <table:table-cell/>
          <table:table-cell table:formula="oooc:=[.D37]-[.C37]" office:value-type="float" office:value="74">
            <text:p>74</text:p>
          </table:table-cell>
          <table:table-cell table:formula="oooc:=([.D37]-[.C37])/[.D37] * 100" office:value-type="float" office:value="5.40540540540541">
            <text:p>5.41</text:p>
          </table:table-cell>
          <table:table-cell table:formula="oooc:=([.D37]-[.C37])/[.C37] * 100" office:value-type="float" office:value="5.71428571428571">
            <text:p>5.71</text:p>
          </table:table-cell>
          <table:table-cell/>
          <table:table-cell table:formula="oooc:=AVERAGE([.G37:.H37])" office:value-type="float" office:value="5.55984555984556">
            <text:p>5.56</text:p>
          </table:table-cell>
          <table:table-cell/>
        </table:table-row>
        <table:table-row table:style-name="ro3">
          <table:table-cell office:value-type="float" office:value="35">
            <text:p>35</text:p>
          </table:table-cell>
          <table:table-cell office:value-type="float" office:value="1612">
            <text:p>1612</text:p>
          </table:table-cell>
          <table:table-cell office:value-type="float" office:value="1309">
            <text:p>1309</text:p>
          </table:table-cell>
          <table:table-cell office:value-type="float" office:value="1382">
            <text:p>1382</text:p>
          </table:table-cell>
          <table:table-cell/>
          <table:table-cell table:formula="oooc:=[.D38]-[.C38]" office:value-type="float" office:value="73">
            <text:p>73</text:p>
          </table:table-cell>
          <table:table-cell table:formula="oooc:=([.D38]-[.C38])/[.D38] * 100" office:value-type="float" office:value="5.2821997105644">
            <text:p>5.28</text:p>
          </table:table-cell>
          <table:table-cell table:formula="oooc:=([.D38]-[.C38])/[.C38] * 100" office:value-type="float" office:value="5.57677616501146">
            <text:p>5.58</text:p>
          </table:table-cell>
          <table:table-cell/>
          <table:table-cell table:formula="oooc:=AVERAGE([.G38:.H38])" office:value-type="float" office:value="5.42948793778793">
            <text:p>5.43</text:p>
          </table:table-cell>
          <table:table-cell/>
        </table:table-row>
        <table:table-row table:style-name="ro3">
          <table:table-cell office:value-type="float" office:value="36">
            <text:p>36</text:p>
          </table:table-cell>
          <table:table-cell office:value-type="float" office:value="1677">
            <text:p>1677</text:p>
          </table:table-cell>
          <table:table-cell office:value-type="float" office:value="1365">
            <text:p>1365</text:p>
          </table:table-cell>
          <table:table-cell office:value-type="float" office:value="1438">
            <text:p>1438</text:p>
          </table:table-cell>
          <table:table-cell/>
          <table:table-cell table:formula="oooc:=[.D39]-[.C39]" office:value-type="float" office:value="73">
            <text:p>73</text:p>
          </table:table-cell>
          <table:table-cell table:formula="oooc:=([.D39]-[.C39])/[.D39] * 100" office:value-type="float" office:value="5.07649513212796">
            <text:p>5.08</text:p>
          </table:table-cell>
          <table:table-cell table:formula="oooc:=([.D39]-[.C39])/[.C39] * 100" office:value-type="float" office:value="5.34798534798535">
            <text:p>5.35</text:p>
          </table:table-cell>
          <table:table-cell/>
          <table:table-cell table:formula="oooc:=AVERAGE([.G39:.H39])" office:value-type="float" office:value="5.21224024005665">
            <text:p>5.21</text:p>
          </table:table-cell>
          <table:table-cell/>
        </table:table-row>
        <table:table-row table:style-name="ro3">
          <table:table-cell office:value-type="float" office:value="37">
            <text:p>37</text:p>
          </table:table-cell>
          <table:table-cell office:value-type="float" office:value="1693">
            <text:p>1693</text:p>
          </table:table-cell>
          <table:table-cell office:value-type="float" office:value="1372">
            <text:p>1372</text:p>
          </table:table-cell>
          <table:table-cell office:value-type="float" office:value="1454">
            <text:p>1454</text:p>
          </table:table-cell>
          <table:table-cell/>
          <table:table-cell table:formula="oooc:=[.D40]-[.C40]" office:value-type="float" office:value="82">
            <text:p>82</text:p>
          </table:table-cell>
          <table:table-cell table:formula="oooc:=([.D40]-[.C40])/[.D40] * 100" office:value-type="float" office:value="5.63961485557084">
            <text:p>5.64</text:p>
          </table:table-cell>
          <table:table-cell table:formula="oooc:=([.D40]-[.C40])/[.C40] * 100" office:value-type="float" office:value="5.97667638483965">
            <text:p>5.98</text:p>
          </table:table-cell>
          <table:table-cell/>
          <table:table-cell table:formula="oooc:=AVERAGE([.G40:.H40])" office:value-type="float" office:value="5.80814562020525">
            <text:p>5.81</text:p>
          </table:table-cell>
          <table:table-cell/>
        </table:table-row>
        <table:table-row table:style-name="ro3">
          <table:table-cell office:value-type="float" office:value="38">
            <text:p>38</text:p>
          </table:table-cell>
          <table:table-cell office:value-type="float" office:value="1725">
            <text:p>1725</text:p>
          </table:table-cell>
          <table:table-cell office:value-type="float" office:value="1398">
            <text:p>1398</text:p>
          </table:table-cell>
          <table:table-cell office:value-type="float" office:value="1476">
            <text:p>1476</text:p>
          </table:table-cell>
          <table:table-cell/>
          <table:table-cell table:formula="oooc:=[.D41]-[.C41]" office:value-type="float" office:value="78">
            <text:p>78</text:p>
          </table:table-cell>
          <table:table-cell table:formula="oooc:=([.D41]-[.C41])/[.D41] * 100" office:value-type="float" office:value="5.28455284552846">
            <text:p>5.28</text:p>
          </table:table-cell>
          <table:table-cell table:formula="oooc:=([.D41]-[.C41])/[.C41] * 100" office:value-type="float" office:value="5.5793991416309">
            <text:p>5.58</text:p>
          </table:table-cell>
          <table:table-cell/>
          <table:table-cell table:formula="oooc:=AVERAGE([.G41:.H41])" office:value-type="float" office:value="5.43197599357968">
            <text:p>5.43</text:p>
          </table:table-cell>
          <table:table-cell/>
        </table:table-row>
        <table:table-row table:style-name="ro3">
          <table:table-cell office:value-type="float" office:value="39">
            <text:p>39</text:p>
          </table:table-cell>
          <table:table-cell office:value-type="float" office:value="1768">
            <text:p>1768</text:p>
          </table:table-cell>
          <table:table-cell office:value-type="float" office:value="1433">
            <text:p>1433</text:p>
          </table:table-cell>
          <table:table-cell office:value-type="float" office:value="1513">
            <text:p>1513</text:p>
          </table:table-cell>
          <table:table-cell/>
          <table:table-cell table:formula="oooc:=[.D42]-[.C42]" office:value-type="float" office:value="80">
            <text:p>80</text:p>
          </table:table-cell>
          <table:table-cell table:formula="oooc:=([.D42]-[.C42])/[.D42] * 100" office:value-type="float" office:value="5.28750826173166">
            <text:p>5.29</text:p>
          </table:table-cell>
          <table:table-cell table:formula="oooc:=([.D42]-[.C42])/[.C42] * 100" office:value-type="float" office:value="5.58269364968597">
            <text:p>5.58</text:p>
          </table:table-cell>
          <table:table-cell/>
          <table:table-cell table:formula="oooc:=AVERAGE([.G42:.H42])" office:value-type="float" office:value="5.43510095570882">
            <text:p>5.44</text:p>
          </table:table-cell>
          <table:table-cell/>
        </table:table-row>
        <table:table-row table:style-name="ro3">
          <table:table-cell office:value-type="float" office:value="40">
            <text:p>40</text:p>
          </table:table-cell>
          <table:table-cell office:value-type="float" office:value="1808">
            <text:p>1808</text:p>
          </table:table-cell>
          <table:table-cell office:value-type="float" office:value="1448">
            <text:p>1448</text:p>
          </table:table-cell>
          <table:table-cell office:value-type="float" office:value="1527">
            <text:p>1527</text:p>
          </table:table-cell>
          <table:table-cell/>
          <table:table-cell table:formula="oooc:=[.D43]-[.C43]" office:value-type="float" office:value="79">
            <text:p>79</text:p>
          </table:table-cell>
          <table:table-cell table:formula="oooc:=([.D43]-[.C43])/[.D43] * 100" office:value-type="float" office:value="5.17354289456451">
            <text:p>5.17</text:p>
          </table:table-cell>
          <table:table-cell table:formula="oooc:=([.D43]-[.C43])/[.C43] * 100" office:value-type="float" office:value="5.45580110497238">
            <text:p>5.46</text:p>
          </table:table-cell>
          <table:table-cell/>
          <table:table-cell table:formula="oooc:=AVERAGE([.G43:.H43])" office:value-type="float" office:value="5.31467199976844">
            <text:p>5.31</text:p>
          </table:table-cell>
          <table:table-cell/>
        </table:table-row>
        <table:table-row table:style-name="ro3">
          <table:table-cell office:value-type="float" office:value="41">
            <text:p>41</text:p>
          </table:table-cell>
          <table:table-cell office:value-type="float" office:value="1850">
            <text:p>1850</text:p>
          </table:table-cell>
          <table:table-cell office:value-type="float" office:value="1485">
            <text:p>1485</text:p>
          </table:table-cell>
          <table:table-cell office:value-type="float" office:value="1561">
            <text:p>1561</text:p>
          </table:table-cell>
          <table:table-cell/>
          <table:table-cell table:formula="oooc:=[.D44]-[.C44]" office:value-type="float" office:value="76">
            <text:p>76</text:p>
          </table:table-cell>
          <table:table-cell table:formula="oooc:=([.D44]-[.C44])/[.D44] * 100" office:value-type="float" office:value="4.86867392696989">
            <text:p>4.87</text:p>
          </table:table-cell>
          <table:table-cell table:formula="oooc:=([.D44]-[.C44])/[.C44] * 100" office:value-type="float" office:value="5.11784511784512">
            <text:p>5.12</text:p>
          </table:table-cell>
          <table:table-cell/>
          <table:table-cell table:formula="oooc:=AVERAGE([.G44:.H44])" office:value-type="float" office:value="4.9932595224075">
            <text:p>4.99</text:p>
          </table:table-cell>
          <table:table-cell/>
        </table:table-row>
        <table:table-row table:style-name="ro3">
          <table:table-cell office:value-type="float" office:value="42">
            <text:p>42</text:p>
          </table:table-cell>
          <table:table-cell office:value-type="float" office:value="1880">
            <text:p>1880</text:p>
          </table:table-cell>
          <table:table-cell office:value-type="float" office:value="1516">
            <text:p>1516</text:p>
          </table:table-cell>
          <table:table-cell office:value-type="float" office:value="1589">
            <text:p>1589</text:p>
          </table:table-cell>
          <table:table-cell/>
          <table:table-cell table:formula="oooc:=[.D45]-[.C45]" office:value-type="float" office:value="73">
            <text:p>73</text:p>
          </table:table-cell>
          <table:table-cell table:formula="oooc:=([.D45]-[.C45])/[.D45] * 100" office:value-type="float" office:value="4.59408432976715">
            <text:p>4.59</text:p>
          </table:table-cell>
          <table:table-cell table:formula="oooc:=([.D45]-[.C45])/[.C45] * 100" office:value-type="float" office:value="4.81530343007916">
            <text:p>4.82</text:p>
          </table:table-cell>
          <table:table-cell/>
          <table:table-cell table:formula="oooc:=AVERAGE([.G45:.H45])" office:value-type="float" office:value="4.70469387992315">
            <text:p>4.7</text:p>
          </table:table-cell>
          <table:table-cell/>
        </table:table-row>
        <table:table-row table:style-name="ro3">
          <table:table-cell office:value-type="float" office:value="43">
            <text:p>43</text:p>
          </table:table-cell>
          <table:table-cell office:value-type="float" office:value="1927">
            <text:p>1927</text:p>
          </table:table-cell>
          <table:table-cell office:value-type="float" office:value="1544">
            <text:p>1544</text:p>
          </table:table-cell>
          <table:table-cell office:value-type="float" office:value="1624">
            <text:p>1624</text:p>
          </table:table-cell>
          <table:table-cell/>
          <table:table-cell table:formula="oooc:=[.D46]-[.C46]" office:value-type="float" office:value="80">
            <text:p>80</text:p>
          </table:table-cell>
          <table:table-cell table:formula="oooc:=([.D46]-[.C46])/[.D46] * 100" office:value-type="float" office:value="4.92610837438424">
            <text:p>4.93</text:p>
          </table:table-cell>
          <table:table-cell table:formula="oooc:=([.D46]-[.C46])/[.C46] * 100" office:value-type="float" office:value="5.18134715025907">
            <text:p>5.18</text:p>
          </table:table-cell>
          <table:table-cell/>
          <table:table-cell table:formula="oooc:=AVERAGE([.G46:.H46])" office:value-type="float" office:value="5.05372776232165">
            <text:p>5.05</text:p>
          </table:table-cell>
          <table:table-cell/>
        </table:table-row>
        <table:table-row table:style-name="ro3">
          <table:table-cell office:value-type="float" office:value="44">
            <text:p>44</text:p>
          </table:table-cell>
          <table:table-cell office:value-type="float" office:value="1965">
            <text:p>1965</text:p>
          </table:table-cell>
          <table:table-cell office:value-type="float" office:value="1570">
            <text:p>1570</text:p>
          </table:table-cell>
          <table:table-cell office:value-type="float" office:value="1639">
            <text:p>1639</text:p>
          </table:table-cell>
          <table:table-cell/>
          <table:table-cell table:formula="oooc:=[.D47]-[.C47]" office:value-type="float" office:value="69">
            <text:p>69</text:p>
          </table:table-cell>
          <table:table-cell table:formula="oooc:=([.D47]-[.C47])/[.D47] * 100" office:value-type="float" office:value="4.20988407565589">
            <text:p>4.21</text:p>
          </table:table-cell>
          <table:table-cell table:formula="oooc:=([.D47]-[.C47])/[.C47] * 100" office:value-type="float" office:value="4.39490445859873">
            <text:p>4.39</text:p>
          </table:table-cell>
          <table:table-cell/>
          <table:table-cell table:formula="oooc:=AVERAGE([.G47:.H47])" office:value-type="float" office:value="4.30239426712731">
            <text:p>4.3</text:p>
          </table:table-cell>
          <table:table-cell/>
        </table:table-row>
        <table:table-row table:style-name="ro3">
          <table:table-cell office:value-type="float" office:value="45">
            <text:p>45</text:p>
          </table:table-cell>
          <table:table-cell office:value-type="float" office:value="1993">
            <text:p>1993</text:p>
          </table:table-cell>
          <table:table-cell office:value-type="float" office:value="1582">
            <text:p>1582</text:p>
          </table:table-cell>
          <table:table-cell office:value-type="float" office:value="1659">
            <text:p>1659</text:p>
          </table:table-cell>
          <table:table-cell/>
          <table:table-cell table:formula="oooc:=[.D48]-[.C48]" office:value-type="float" office:value="77">
            <text:p>77</text:p>
          </table:table-cell>
          <table:table-cell table:formula="oooc:=([.D48]-[.C48])/[.D48] * 100" office:value-type="float" office:value="4.64135021097046">
            <text:p>4.64</text:p>
          </table:table-cell>
          <table:table-cell table:formula="oooc:=([.D48]-[.C48])/[.C48] * 100" office:value-type="float" office:value="4.86725663716814">
            <text:p>4.87</text:p>
          </table:table-cell>
          <table:table-cell/>
          <table:table-cell table:formula="oooc:=AVERAGE([.G48:.H48])" office:value-type="float" office:value="4.7543034240693">
            <text:p>4.75</text:p>
          </table:table-cell>
          <table:table-cell/>
        </table:table-row>
        <table:table-row table:style-name="ro3">
          <table:table-cell office:value-type="float" office:value="46">
            <text:p>46</text:p>
          </table:table-cell>
          <table:table-cell office:value-type="float" office:value="2028">
            <text:p>2028</text:p>
          </table:table-cell>
          <table:table-cell office:value-type="float" office:value="1624">
            <text:p>1624</text:p>
          </table:table-cell>
          <table:table-cell office:value-type="float" office:value="1704">
            <text:p>1704</text:p>
          </table:table-cell>
          <table:table-cell/>
          <table:table-cell table:formula="oooc:=[.D49]-[.C49]" office:value-type="float" office:value="80">
            <text:p>80</text:p>
          </table:table-cell>
          <table:table-cell table:formula="oooc:=([.D49]-[.C49])/[.D49] * 100" office:value-type="float" office:value="4.69483568075117">
            <text:p>4.69</text:p>
          </table:table-cell>
          <table:table-cell table:formula="oooc:=([.D49]-[.C49])/[.C49] * 100" office:value-type="float" office:value="4.92610837438424">
            <text:p>4.93</text:p>
          </table:table-cell>
          <table:table-cell/>
          <table:table-cell table:formula="oooc:=AVERAGE([.G49:.H49])" office:value-type="float" office:value="4.81047202756771">
            <text:p>4.81</text:p>
          </table:table-cell>
          <table:table-cell/>
        </table:table-row>
        <table:table-row table:style-name="ro3">
          <table:table-cell office:value-type="float" office:value="47">
            <text:p>47</text:p>
          </table:table-cell>
          <table:table-cell office:value-type="float" office:value="2075">
            <text:p>2075</text:p>
          </table:table-cell>
          <table:table-cell office:value-type="float" office:value="1654">
            <text:p>1654</text:p>
          </table:table-cell>
          <table:table-cell office:value-type="float" office:value="1734">
            <text:p>1734</text:p>
          </table:table-cell>
          <table:table-cell/>
          <table:table-cell table:formula="oooc:=[.D50]-[.C50]" office:value-type="float" office:value="80">
            <text:p>80</text:p>
          </table:table-cell>
          <table:table-cell table:formula="oooc:=([.D50]-[.C50])/[.D50] * 100" office:value-type="float" office:value="4.61361014994233">
            <text:p>4.61</text:p>
          </table:table-cell>
          <table:table-cell table:formula="oooc:=([.D50]-[.C50])/[.C50] * 100" office:value-type="float" office:value="4.83675937122128">
            <text:p>4.84</text:p>
          </table:table-cell>
          <table:table-cell/>
          <table:table-cell table:formula="oooc:=AVERAGE([.G50:.H50])" office:value-type="float" office:value="4.72518476058181">
            <text:p>4.73</text:p>
          </table:table-cell>
          <table:table-cell/>
        </table:table-row>
        <table:table-row table:style-name="ro3">
          <table:table-cell office:value-type="float" office:value="48">
            <text:p>48</text:p>
          </table:table-cell>
          <table:table-cell office:value-type="float" office:value="2088">
            <text:p>2088</text:p>
          </table:table-cell>
          <table:table-cell office:value-type="float" office:value="1672">
            <text:p>1672</text:p>
          </table:table-cell>
          <table:table-cell office:value-type="float" office:value="1757">
            <text:p>1757</text:p>
          </table:table-cell>
          <table:table-cell/>
          <table:table-cell table:formula="oooc:=[.D51]-[.C51]" office:value-type="float" office:value="85">
            <text:p>85</text:p>
          </table:table-cell>
          <table:table-cell table:formula="oooc:=([.D51]-[.C51])/[.D51] * 100" office:value-type="float" office:value="4.83779169038133">
            <text:p>4.84</text:p>
          </table:table-cell>
          <table:table-cell table:formula="oooc:=([.D51]-[.C51])/[.C51] * 100" office:value-type="float" office:value="5.08373205741627">
            <text:p>5.08</text:p>
          </table:table-cell>
          <table:table-cell/>
          <table:table-cell table:formula="oooc:=AVERAGE([.G51:.H51])" office:value-type="float" office:value="4.9607618738988">
            <text:p>4.96</text:p>
          </table:table-cell>
          <table:table-cell/>
        </table:table-row>
        <table:table-row table:style-name="ro3">
          <table:table-cell office:value-type="float" office:value="49">
            <text:p>49</text:p>
          </table:table-cell>
          <table:table-cell office:value-type="float" office:value="2142">
            <text:p>2142</text:p>
          </table:table-cell>
          <table:table-cell office:value-type="float" office:value="1711">
            <text:p>1711</text:p>
          </table:table-cell>
          <table:table-cell office:value-type="float" office:value="1784">
            <text:p>1784</text:p>
          </table:table-cell>
          <table:table-cell/>
          <table:table-cell table:formula="oooc:=[.D52]-[.C52]" office:value-type="float" office:value="73">
            <text:p>73</text:p>
          </table:table-cell>
          <table:table-cell table:formula="oooc:=([.D52]-[.C52])/[.D52] * 100" office:value-type="float" office:value="4.09192825112108">
            <text:p>4.09</text:p>
          </table:table-cell>
          <table:table-cell table:formula="oooc:=([.D52]-[.C52])/[.C52] * 100" office:value-type="float" office:value="4.26651081239042">
            <text:p>4.27</text:p>
          </table:table-cell>
          <table:table-cell/>
          <table:table-cell table:formula="oooc:=AVERAGE([.G52:.H52])" office:value-type="float" office:value="4.17921953175575">
            <text:p>4.18</text:p>
          </table:table-cell>
          <table:table-cell/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2169">
            <text:p>2169</text:p>
          </table:table-cell>
          <table:table-cell office:value-type="float" office:value="1713">
            <text:p>1713</text:p>
          </table:table-cell>
          <table:table-cell office:value-type="float" office:value="1790">
            <text:p>1790</text:p>
          </table:table-cell>
          <table:table-cell/>
          <table:table-cell table:formula="oooc:=[.D53]-[.C53]" office:value-type="float" office:value="77">
            <text:p>77</text:p>
          </table:table-cell>
          <table:table-cell table:formula="oooc:=([.D53]-[.C53])/[.D53] * 100" office:value-type="float" office:value="4.30167597765363">
            <text:p>4.3</text:p>
          </table:table-cell>
          <table:table-cell table:formula="oooc:=([.D53]-[.C53])/[.C53] * 100" office:value-type="float" office:value="4.49503794512551">
            <text:p>4.5</text:p>
          </table:table-cell>
          <table:table-cell/>
          <table:table-cell table:formula="oooc:=AVERAGE([.G53:.H53])" office:value-type="float" office:value="4.39835696138957">
            <text:p>4.4</text:p>
          </table:table-cell>
          <table:table-cell/>
        </table:table-row>
        <table:table-row table:style-name="ro3">
          <table:table-cell office:value-type="float" office:value="51">
            <text:p>51</text:p>
          </table:table-cell>
          <table:table-cell office:value-type="float" office:value="2217">
            <text:p>2217</text:p>
          </table:table-cell>
          <table:table-cell office:value-type="float" office:value="1764">
            <text:p>1764</text:p>
          </table:table-cell>
          <table:table-cell office:value-type="float" office:value="1851">
            <text:p>1851</text:p>
          </table:table-cell>
          <table:table-cell/>
          <table:table-cell table:formula="oooc:=[.D54]-[.C54]" office:value-type="float" office:value="87">
            <text:p>87</text:p>
          </table:table-cell>
          <table:table-cell table:formula="oooc:=([.D54]-[.C54])/[.D54] * 100" office:value-type="float" office:value="4.7001620745543">
            <text:p>4.7</text:p>
          </table:table-cell>
          <table:table-cell table:formula="oooc:=([.D54]-[.C54])/[.C54] * 100" office:value-type="float" office:value="4.93197278911565">
            <text:p>4.93</text:p>
          </table:table-cell>
          <table:table-cell/>
          <table:table-cell table:formula="oooc:=AVERAGE([.G54:.H54])" office:value-type="float" office:value="4.81606743183497">
            <text:p>4.82</text:p>
          </table:table-cell>
          <table:table-cell/>
        </table:table-row>
        <table:table-row table:style-name="ro3">
          <table:table-cell office:value-type="float" office:value="52">
            <text:p>52</text:p>
          </table:table-cell>
          <table:table-cell office:value-type="float" office:value="2254">
            <text:p>2254</text:p>
          </table:table-cell>
          <table:table-cell office:value-type="float" office:value="1787">
            <text:p>1787</text:p>
          </table:table-cell>
          <table:table-cell office:value-type="float" office:value="1874">
            <text:p>1874</text:p>
          </table:table-cell>
          <table:table-cell/>
          <table:table-cell table:formula="oooc:=[.D55]-[.C55]" office:value-type="float" office:value="87">
            <text:p>87</text:p>
          </table:table-cell>
          <table:table-cell table:formula="oooc:=([.D55]-[.C55])/[.D55] * 100" office:value-type="float" office:value="4.64247598719317">
            <text:p>4.64</text:p>
          </table:table-cell>
          <table:table-cell table:formula="oooc:=([.D55]-[.C55])/[.C55] * 100" office:value-type="float" office:value="4.86849468382764">
            <text:p>4.87</text:p>
          </table:table-cell>
          <table:table-cell/>
          <table:table-cell table:formula="oooc:=AVERAGE([.G55:.H55])" office:value-type="float" office:value="4.75548533551041">
            <text:p>4.76</text:p>
          </table:table-cell>
          <table:table-cell/>
        </table:table-row>
        <table:table-row table:style-name="ro3">
          <table:table-cell office:value-type="float" office:value="53">
            <text:p>53</text:p>
          </table:table-cell>
          <table:table-cell office:value-type="float" office:value="2305">
            <text:p>2305</text:p>
          </table:table-cell>
          <table:table-cell office:value-type="float" office:value="1813">
            <text:p>1813</text:p>
          </table:table-cell>
          <table:table-cell office:value-type="float" office:value="1902">
            <text:p>1902</text:p>
          </table:table-cell>
          <table:table-cell/>
          <table:table-cell table:formula="oooc:=[.D56]-[.C56]" office:value-type="float" office:value="89">
            <text:p>89</text:p>
          </table:table-cell>
          <table:table-cell table:formula="oooc:=([.D56]-[.C56])/[.D56] * 100" office:value-type="float" office:value="4.67928496319664">
            <text:p>4.68</text:p>
          </table:table-cell>
          <table:table-cell table:formula="oooc:=([.D56]-[.C56])/[.C56] * 100" office:value-type="float" office:value="4.90899062327634">
            <text:p>4.91</text:p>
          </table:table-cell>
          <table:table-cell/>
          <table:table-cell table:formula="oooc:=AVERAGE([.G56:.H56])" office:value-type="float" office:value="4.79413779323649">
            <text:p>4.79</text:p>
          </table:table-cell>
          <table:table-cell/>
        </table:table-row>
        <table:table-row table:style-name="ro3">
          <table:table-cell office:value-type="float" office:value="54">
            <text:p>54</text:p>
          </table:table-cell>
          <table:table-cell office:value-type="float" office:value="2315">
            <text:p>2315</text:p>
          </table:table-cell>
          <table:table-cell office:value-type="float" office:value="1834">
            <text:p>1834</text:p>
          </table:table-cell>
          <table:table-cell office:value-type="float" office:value="1916">
            <text:p>1916</text:p>
          </table:table-cell>
          <table:table-cell/>
          <table:table-cell table:formula="oooc:=[.D57]-[.C57]" office:value-type="float" office:value="82">
            <text:p>82</text:p>
          </table:table-cell>
          <table:table-cell table:formula="oooc:=([.D57]-[.C57])/[.D57] * 100" office:value-type="float" office:value="4.27974947807933">
            <text:p>4.28</text:p>
          </table:table-cell>
          <table:table-cell table:formula="oooc:=([.D57]-[.C57])/[.C57] * 100" office:value-type="float" office:value="4.4711014176663">
            <text:p>4.47</text:p>
          </table:table-cell>
          <table:table-cell/>
          <table:table-cell table:formula="oooc:=AVERAGE([.G57:.H57])" office:value-type="float" office:value="4.37542544787282">
            <text:p>4.38</text:p>
          </table:table-cell>
          <table:table-cell/>
        </table:table-row>
        <table:table-row table:style-name="ro3">
          <table:table-cell office:value-type="float" office:value="55">
            <text:p>55</text:p>
          </table:table-cell>
          <table:table-cell office:value-type="float" office:value="2383">
            <text:p>2383</text:p>
          </table:table-cell>
          <table:table-cell office:value-type="float" office:value="1875">
            <text:p>1875</text:p>
          </table:table-cell>
          <table:table-cell office:value-type="float" office:value="1955">
            <text:p>1955</text:p>
          </table:table-cell>
          <table:table-cell/>
          <table:table-cell table:formula="oooc:=[.D58]-[.C58]" office:value-type="float" office:value="80">
            <text:p>80</text:p>
          </table:table-cell>
          <table:table-cell table:formula="oooc:=([.D58]-[.C58])/[.D58] * 100" office:value-type="float" office:value="4.0920716112532">
            <text:p>4.09</text:p>
          </table:table-cell>
          <table:table-cell table:formula="oooc:=([.D58]-[.C58])/[.C58] * 100" office:value-type="float" office:value="4.26666666666667">
            <text:p>4.27</text:p>
          </table:table-cell>
          <table:table-cell/>
          <table:table-cell table:formula="oooc:=AVERAGE([.G58:.H58])" office:value-type="float" office:value="4.17936913895993">
            <text:p>4.18</text:p>
          </table:table-cell>
          <table:table-cell/>
        </table:table-row>
        <table:table-row table:style-name="ro3">
          <table:table-cell office:value-type="float" office:value="56">
            <text:p>56</text:p>
          </table:table-cell>
          <table:table-cell office:value-type="float" office:value="2407">
            <text:p>2407</text:p>
          </table:table-cell>
          <table:table-cell office:value-type="float" office:value="1892">
            <text:p>1892</text:p>
          </table:table-cell>
          <table:table-cell office:value-type="float" office:value="1984">
            <text:p>1984</text:p>
          </table:table-cell>
          <table:table-cell/>
          <table:table-cell table:formula="oooc:=[.D59]-[.C59]" office:value-type="float" office:value="92">
            <text:p>92</text:p>
          </table:table-cell>
          <table:table-cell table:formula="oooc:=([.D59]-[.C59])/[.D59] * 100" office:value-type="float" office:value="4.63709677419355">
            <text:p>4.64</text:p>
          </table:table-cell>
          <table:table-cell table:formula="oooc:=([.D59]-[.C59])/[.C59] * 100" office:value-type="float" office:value="4.86257928118393">
            <text:p>4.86</text:p>
          </table:table-cell>
          <table:table-cell/>
          <table:table-cell table:formula="oooc:=AVERAGE([.G59:.H59])" office:value-type="float" office:value="4.74983802768874">
            <text:p>4.75</text:p>
          </table:table-cell>
          <table:table-cell/>
        </table:table-row>
        <table:table-row table:style-name="ro3">
          <table:table-cell office:value-type="float" office:value="57">
            <text:p>57</text:p>
          </table:table-cell>
          <table:table-cell office:value-type="float" office:value="2450">
            <text:p>2450</text:p>
          </table:table-cell>
          <table:table-cell office:value-type="float" office:value="1928">
            <text:p>1928</text:p>
          </table:table-cell>
          <table:table-cell office:value-type="float" office:value="2017">
            <text:p>2017</text:p>
          </table:table-cell>
          <table:table-cell/>
          <table:table-cell table:formula="oooc:=[.D60]-[.C60]" office:value-type="float" office:value="89">
            <text:p>89</text:p>
          </table:table-cell>
          <table:table-cell table:formula="oooc:=([.D60]-[.C60])/[.D60] * 100" office:value-type="float" office:value="4.41249380267724">
            <text:p>4.41</text:p>
          </table:table-cell>
          <table:table-cell table:formula="oooc:=([.D60]-[.C60])/[.C60] * 100" office:value-type="float" office:value="4.61618257261411">
            <text:p>4.62</text:p>
          </table:table-cell>
          <table:table-cell/>
          <table:table-cell table:formula="oooc:=AVERAGE([.G60:.H60])" office:value-type="float" office:value="4.51433818764568">
            <text:p>4.51</text:p>
          </table:table-cell>
          <table:table-cell/>
        </table:table-row>
        <table:table-row table:style-name="ro3">
          <table:table-cell office:value-type="float" office:value="58">
            <text:p>58</text:p>
          </table:table-cell>
          <table:table-cell office:value-type="float" office:value="2478">
            <text:p>2478</text:p>
          </table:table-cell>
          <table:table-cell office:value-type="float" office:value="1943">
            <text:p>1943</text:p>
          </table:table-cell>
          <table:table-cell office:value-type="float" office:value="2027">
            <text:p>2027</text:p>
          </table:table-cell>
          <table:table-cell/>
          <table:table-cell table:formula="oooc:=[.D61]-[.C61]" office:value-type="float" office:value="84">
            <text:p>84</text:p>
          </table:table-cell>
          <table:table-cell table:formula="oooc:=([.D61]-[.C61])/[.D61] * 100" office:value-type="float" office:value="4.14405525407005">
            <text:p>4.14</text:p>
          </table:table-cell>
          <table:table-cell table:formula="oooc:=([.D61]-[.C61])/[.C61] * 100" office:value-type="float" office:value="4.32321152856408">
            <text:p>4.32</text:p>
          </table:table-cell>
          <table:table-cell/>
          <table:table-cell table:formula="oooc:=AVERAGE([.G61:.H61])" office:value-type="float" office:value="4.23363339131707">
            <text:p>4.23</text:p>
          </table:table-cell>
          <table:table-cell/>
        </table:table-row>
        <table:table-row table:style-name="ro3">
          <table:table-cell office:value-type="float" office:value="59">
            <text:p>59</text:p>
          </table:table-cell>
          <table:table-cell office:value-type="float" office:value="2526">
            <text:p>2526</text:p>
          </table:table-cell>
          <table:table-cell office:value-type="float" office:value="1975">
            <text:p>1975</text:p>
          </table:table-cell>
          <table:table-cell office:value-type="float" office:value="2066">
            <text:p>2066</text:p>
          </table:table-cell>
          <table:table-cell/>
          <table:table-cell table:formula="oooc:=[.D62]-[.C62]" office:value-type="float" office:value="91">
            <text:p>91</text:p>
          </table:table-cell>
          <table:table-cell table:formula="oooc:=([.D62]-[.C62])/[.D62] * 100" office:value-type="float" office:value="4.40464666021297">
            <text:p>4.4</text:p>
          </table:table-cell>
          <table:table-cell table:formula="oooc:=([.D62]-[.C62])/[.C62] * 100" office:value-type="float" office:value="4.60759493670886">
            <text:p>4.61</text:p>
          </table:table-cell>
          <table:table-cell/>
          <table:table-cell table:formula="oooc:=AVERAGE([.G62:.H62])" office:value-type="float" office:value="4.50612079846092">
            <text:p>4.51</text:p>
          </table:table-cell>
          <table:table-cell/>
        </table:table-row>
        <table:table-row table:style-name="ro3">
          <table:table-cell office:value-type="float" office:value="60">
            <text:p>60</text:p>
          </table:table-cell>
          <table:table-cell office:value-type="float" office:value="2569">
            <text:p>2569</text:p>
          </table:table-cell>
          <table:table-cell office:value-type="float" office:value="2003">
            <text:p>2003</text:p>
          </table:table-cell>
          <table:table-cell office:value-type="float" office:value="2092">
            <text:p>2092</text:p>
          </table:table-cell>
          <table:table-cell/>
          <table:table-cell table:formula="oooc:=[.D63]-[.C63]" office:value-type="float" office:value="89">
            <text:p>89</text:p>
          </table:table-cell>
          <table:table-cell table:formula="oooc:=([.D63]-[.C63])/[.D63] * 100" office:value-type="float" office:value="4.25430210325048">
            <text:p>4.25</text:p>
          </table:table-cell>
          <table:table-cell table:formula="oooc:=([.D63]-[.C63])/[.C63] * 100" office:value-type="float" office:value="4.44333499750374">
            <text:p>4.44</text:p>
          </table:table-cell>
          <table:table-cell/>
          <table:table-cell table:formula="oooc:=AVERAGE([.G63:.H63])" office:value-type="float" office:value="4.34881855037711">
            <text:p>4.35</text:p>
          </table:table-cell>
          <table:table-cell/>
        </table:table-row>
        <table:table-row table:style-name="ro3">
          <table:table-cell office:value-type="float" office:value="61">
            <text:p>61</text:p>
          </table:table-cell>
          <table:table-cell office:value-type="float" office:value="2586">
            <text:p>2586</text:p>
          </table:table-cell>
          <table:table-cell office:value-type="float" office:value="2025">
            <text:p>2025</text:p>
          </table:table-cell>
          <table:table-cell office:value-type="float" office:value="2099">
            <text:p>2099</text:p>
          </table:table-cell>
          <table:table-cell/>
          <table:table-cell table:formula="oooc:=[.D64]-[.C64]" office:value-type="float" office:value="74">
            <text:p>74</text:p>
          </table:table-cell>
          <table:table-cell table:formula="oooc:=([.D64]-[.C64])/[.D64] * 100" office:value-type="float" office:value="3.52548832777513">
            <text:p>3.53</text:p>
          </table:table-cell>
          <table:table-cell table:formula="oooc:=([.D64]-[.C64])/[.C64] * 100" office:value-type="float" office:value="3.65432098765432">
            <text:p>3.65</text:p>
          </table:table-cell>
          <table:table-cell/>
          <table:table-cell table:formula="oooc:=AVERAGE([.G64:.H64])" office:value-type="float" office:value="3.58990465771473">
            <text:p>3.59</text:p>
          </table:table-cell>
          <table:table-cell/>
        </table:table-row>
        <table:table-row table:style-name="ro3">
          <table:table-cell office:value-type="float" office:value="62">
            <text:p>62</text:p>
          </table:table-cell>
          <table:table-cell office:value-type="float" office:value="2633">
            <text:p>2633</text:p>
          </table:table-cell>
          <table:table-cell office:value-type="float" office:value="2060">
            <text:p>2060</text:p>
          </table:table-cell>
          <table:table-cell office:value-type="float" office:value="2149">
            <text:p>2149</text:p>
          </table:table-cell>
          <table:table-cell/>
          <table:table-cell table:formula="oooc:=[.D65]-[.C65]" office:value-type="float" office:value="89">
            <text:p>89</text:p>
          </table:table-cell>
          <table:table-cell table:formula="oooc:=([.D65]-[.C65])/[.D65] * 100" office:value-type="float" office:value="4.14146114471847">
            <text:p>4.14</text:p>
          </table:table-cell>
          <table:table-cell table:formula="oooc:=([.D65]-[.C65])/[.C65] * 100" office:value-type="float" office:value="4.32038834951456">
            <text:p>4.32</text:p>
          </table:table-cell>
          <table:table-cell/>
          <table:table-cell table:formula="oooc:=AVERAGE([.G65:.H65])" office:value-type="float" office:value="4.23092474711652">
            <text:p>4.23</text:p>
          </table:table-cell>
          <table:table-cell/>
        </table:table-row>
        <table:table-row table:style-name="ro3">
          <table:table-cell office:value-type="float" office:value="63">
            <text:p>63</text:p>
          </table:table-cell>
          <table:table-cell office:value-type="float" office:value="2685">
            <text:p>2685</text:p>
          </table:table-cell>
          <table:table-cell office:value-type="float" office:value="2101">
            <text:p>2101</text:p>
          </table:table-cell>
          <table:table-cell office:value-type="float" office:value="2180">
            <text:p>2180</text:p>
          </table:table-cell>
          <table:table-cell/>
          <table:table-cell table:formula="oooc:=[.D66]-[.C66]" office:value-type="float" office:value="79">
            <text:p>79</text:p>
          </table:table-cell>
          <table:table-cell table:formula="oooc:=([.D66]-[.C66])/[.D66] * 100" office:value-type="float" office:value="3.62385321100917">
            <text:p>3.62</text:p>
          </table:table-cell>
          <table:table-cell table:formula="oooc:=([.D66]-[.C66])/[.C66] * 100" office:value-type="float" office:value="3.76011423131842">
            <text:p>3.76</text:p>
          </table:table-cell>
          <table:table-cell/>
          <table:table-cell table:formula="oooc:=AVERAGE([.G66:.H66])" office:value-type="float" office:value="3.6919837211638">
            <text:p>3.69</text:p>
          </table:table-cell>
          <table:table-cell/>
        </table:table-row>
        <table:table-row table:style-name="ro3">
          <table:table-cell office:value-type="float" office:value="64">
            <text:p>64</text:p>
          </table:table-cell>
          <table:table-cell office:value-type="float" office:value="2710">
            <text:p>2710</text:p>
          </table:table-cell>
          <table:table-cell office:value-type="float" office:value="2102">
            <text:p>2102</text:p>
          </table:table-cell>
          <table:table-cell office:value-type="float" office:value="2186">
            <text:p>2186</text:p>
          </table:table-cell>
          <table:table-cell/>
          <table:table-cell table:formula="oooc:=[.D67]-[.C67]" office:value-type="float" office:value="84">
            <text:p>84</text:p>
          </table:table-cell>
          <table:table-cell table:formula="oooc:=([.D67]-[.C67])/[.D67] * 100" office:value-type="float" office:value="3.84263494967978">
            <text:p>3.84</text:p>
          </table:table-cell>
          <table:table-cell table:formula="oooc:=([.D67]-[.C67])/[.C67] * 100" office:value-type="float" office:value="3.99619410085633">
            <text:p>4</text:p>
          </table:table-cell>
          <table:table-cell/>
          <table:table-cell table:formula="oooc:=AVERAGE([.G67:.H67])" office:value-type="float" office:value="3.91941452526805">
            <text:p>3.92</text:p>
          </table:table-cell>
          <table:table-cell/>
        </table:table-row>
        <table:table-row table:style-name="ro3">
          <table:table-cell office:value-type="float" office:value="65">
            <text:p>65</text:p>
          </table:table-cell>
          <table:table-cell office:value-type="float" office:value="2737">
            <text:p>2737</text:p>
          </table:table-cell>
          <table:table-cell office:value-type="float" office:value="2132">
            <text:p>2132</text:p>
          </table:table-cell>
          <table:table-cell office:value-type="float" office:value="2203">
            <text:p>2203</text:p>
          </table:table-cell>
          <table:table-cell/>
          <table:table-cell table:formula="oooc:=[.D68]-[.C68]" office:value-type="float" office:value="71">
            <text:p>71</text:p>
          </table:table-cell>
          <table:table-cell table:formula="oooc:=([.D68]-[.C68])/[.D68] * 100" office:value-type="float" office:value="3.22287789378121">
            <text:p>3.22</text:p>
          </table:table-cell>
          <table:table-cell table:formula="oooc:=([.D68]-[.C68])/[.C68] * 100" office:value-type="float" office:value="3.33020637898687">
            <text:p>3.33</text:p>
          </table:table-cell>
          <table:table-cell/>
          <table:table-cell table:formula="oooc:=AVERAGE([.G68:.H68])" office:value-type="float" office:value="3.27654213638404">
            <text:p>3.28</text:p>
          </table:table-cell>
          <table:table-cell/>
        </table:table-row>
        <table:table-row table:style-name="ro3">
          <table:table-cell office:value-type="float" office:value="66">
            <text:p>66</text:p>
          </table:table-cell>
          <table:table-cell office:value-type="float" office:value="2810">
            <text:p>2810</text:p>
          </table:table-cell>
          <table:table-cell office:value-type="float" office:value="2185">
            <text:p>2185</text:p>
          </table:table-cell>
          <table:table-cell office:value-type="float" office:value="2283">
            <text:p>2283</text:p>
          </table:table-cell>
          <table:table-cell/>
          <table:table-cell table:formula="oooc:=[.D69]-[.C69]" office:value-type="float" office:value="98">
            <text:p>98</text:p>
          </table:table-cell>
          <table:table-cell table:formula="oooc:=([.D69]-[.C69])/[.D69] * 100" office:value-type="float" office:value="4.29259745948314">
            <text:p>4.29</text:p>
          </table:table-cell>
          <table:table-cell table:formula="oooc:=([.D69]-[.C69])/[.C69] * 100" office:value-type="float" office:value="4.48512585812357">
            <text:p>4.49</text:p>
          </table:table-cell>
          <table:table-cell/>
          <table:table-cell table:formula="oooc:=AVERAGE([.G69:.H69])" office:value-type="float" office:value="4.38886165880335">
            <text:p>4.39</text:p>
          </table:table-cell>
          <table:table-cell/>
        </table:table-row>
        <table:table-row table:style-name="ro3">
          <table:table-cell office:value-type="float" office:value="67">
            <text:p>67</text:p>
          </table:table-cell>
          <table:table-cell office:value-type="float" office:value="2849">
            <text:p>2849</text:p>
          </table:table-cell>
          <table:table-cell office:value-type="float" office:value="2227">
            <text:p>2227</text:p>
          </table:table-cell>
          <table:table-cell office:value-type="float" office:value="2322">
            <text:p>2322</text:p>
          </table:table-cell>
          <table:table-cell/>
          <table:table-cell table:formula="oooc:=[.D70]-[.C70]" office:value-type="float" office:value="95">
            <text:p>95</text:p>
          </table:table-cell>
          <table:table-cell table:formula="oooc:=([.D70]-[.C70])/[.D70] * 100" office:value-type="float" office:value="4.09130060292851">
            <text:p>4.09</text:p>
          </table:table-cell>
          <table:table-cell table:formula="oooc:=([.D70]-[.C70])/[.C70] * 100" office:value-type="float" office:value="4.2658284687921">
            <text:p>4.27</text:p>
          </table:table-cell>
          <table:table-cell/>
          <table:table-cell table:formula="oooc:=AVERAGE([.G70:.H70])" office:value-type="float" office:value="4.1785645358603">
            <text:p>4.18</text:p>
          </table:table-cell>
          <table:table-cell/>
        </table:table-row>
        <table:table-row table:style-name="ro3">
          <table:table-cell office:value-type="float" office:value="68">
            <text:p>68</text:p>
          </table:table-cell>
          <table:table-cell office:value-type="float" office:value="2868">
            <text:p>2868</text:p>
          </table:table-cell>
          <table:table-cell office:value-type="float" office:value="2239">
            <text:p>2239</text:p>
          </table:table-cell>
          <table:table-cell office:value-type="float" office:value="2334">
            <text:p>2334</text:p>
          </table:table-cell>
          <table:table-cell/>
          <table:table-cell table:formula="oooc:=[.D71]-[.C71]" office:value-type="float" office:value="95">
            <text:p>95</text:p>
          </table:table-cell>
          <table:table-cell table:formula="oooc:=([.D71]-[.C71])/[.D71] * 100" office:value-type="float" office:value="4.07026563838903">
            <text:p>4.07</text:p>
          </table:table-cell>
          <table:table-cell table:formula="oooc:=([.D71]-[.C71])/[.C71] * 100" office:value-type="float" office:value="4.24296560964716">
            <text:p>4.24</text:p>
          </table:table-cell>
          <table:table-cell/>
          <table:table-cell table:formula="oooc:=AVERAGE([.G71:.H71])" office:value-type="float" office:value="4.1566156240181">
            <text:p>4.16</text:p>
          </table:table-cell>
          <table:table-cell/>
        </table:table-row>
        <table:table-row table:style-name="ro3">
          <table:table-cell office:value-type="float" office:value="69">
            <text:p>69</text:p>
          </table:table-cell>
          <table:table-cell office:value-type="float" office:value="2907">
            <text:p>2907</text:p>
          </table:table-cell>
          <table:table-cell office:value-type="float" office:value="2253">
            <text:p>2253</text:p>
          </table:table-cell>
          <table:table-cell office:value-type="float" office:value="2346">
            <text:p>2346</text:p>
          </table:table-cell>
          <table:table-cell/>
          <table:table-cell table:formula="oooc:=[.D72]-[.C72]" office:value-type="float" office:value="93">
            <text:p>93</text:p>
          </table:table-cell>
          <table:table-cell table:formula="oooc:=([.D72]-[.C72])/[.D72] * 100" office:value-type="float" office:value="3.96419437340153">
            <text:p>3.96</text:p>
          </table:table-cell>
          <table:table-cell table:formula="oooc:=([.D72]-[.C72])/[.C72] * 100" office:value-type="float" office:value="4.12782956058589">
            <text:p>4.13</text:p>
          </table:table-cell>
          <table:table-cell/>
          <table:table-cell table:formula="oooc:=AVERAGE([.G72:.H72])" office:value-type="float" office:value="4.04601196699371">
            <text:p>4.05</text:p>
          </table:table-cell>
          <table:table-cell/>
        </table:table-row>
        <table:table-row table:style-name="ro3">
          <table:table-cell office:value-type="float" office:value="70">
            <text:p>70</text:p>
          </table:table-cell>
          <table:table-cell office:value-type="float" office:value="2949">
            <text:p>2949</text:p>
          </table:table-cell>
          <table:table-cell office:value-type="float" office:value="2285">
            <text:p>2285</text:p>
          </table:table-cell>
          <table:table-cell office:value-type="float" office:value="2377">
            <text:p>2377</text:p>
          </table:table-cell>
          <table:table-cell/>
          <table:table-cell table:formula="oooc:=[.D73]-[.C73]" office:value-type="float" office:value="92">
            <text:p>92</text:p>
          </table:table-cell>
          <table:table-cell table:formula="oooc:=([.D73]-[.C73])/[.D73] * 100" office:value-type="float" office:value="3.87042490534287">
            <text:p>3.87</text:p>
          </table:table-cell>
          <table:table-cell table:formula="oooc:=([.D73]-[.C73])/[.C73] * 100" office:value-type="float" office:value="4.02625820568928">
            <text:p>4.03</text:p>
          </table:table-cell>
          <table:table-cell/>
          <table:table-cell table:formula="oooc:=AVERAGE([.G73:.H73])" office:value-type="float" office:value="3.94834155551607">
            <text:p>3.95</text:p>
          </table:table-cell>
          <table:table-cell/>
        </table:table-row>
        <table:table-row table:style-name="ro3">
          <table:table-cell office:value-type="float" office:value="71">
            <text:p>71</text:p>
          </table:table-cell>
          <table:table-cell office:value-type="float" office:value="2960">
            <text:p>2960</text:p>
          </table:table-cell>
          <table:table-cell office:value-type="float" office:value="2278">
            <text:p>2278</text:p>
          </table:table-cell>
          <table:table-cell office:value-type="float" office:value="2366">
            <text:p>2366</text:p>
          </table:table-cell>
          <table:table-cell/>
          <table:table-cell table:formula="oooc:=[.D74]-[.C74]" office:value-type="float" office:value="88">
            <text:p>88</text:p>
          </table:table-cell>
          <table:table-cell table:formula="oooc:=([.D74]-[.C74])/[.D74] * 100" office:value-type="float" office:value="3.71935756551141">
            <text:p>3.72</text:p>
          </table:table-cell>
          <table:table-cell table:formula="oooc:=([.D74]-[.C74])/[.C74] * 100" office:value-type="float" office:value="3.8630377524144">
            <text:p>3.86</text:p>
          </table:table-cell>
          <table:table-cell/>
          <table:table-cell table:formula="oooc:=AVERAGE([.G74:.H74])" office:value-type="float" office:value="3.7911976589629">
            <text:p>3.79</text:p>
          </table:table-cell>
          <table:table-cell/>
        </table:table-row>
        <table:table-row table:style-name="ro3">
          <table:table-cell office:value-type="float" office:value="72">
            <text:p>72</text:p>
          </table:table-cell>
          <table:table-cell office:value-type="float" office:value="3005">
            <text:p>3005</text:p>
          </table:table-cell>
          <table:table-cell office:value-type="float" office:value="2328">
            <text:p>2328</text:p>
          </table:table-cell>
          <table:table-cell office:value-type="float" office:value="2401">
            <text:p>2401</text:p>
          </table:table-cell>
          <table:table-cell/>
          <table:table-cell table:formula="oooc:=[.D75]-[.C75]" office:value-type="float" office:value="73">
            <text:p>73</text:p>
          </table:table-cell>
          <table:table-cell table:formula="oooc:=([.D75]-[.C75])/[.D75] * 100" office:value-type="float" office:value="3.04039983340275">
            <text:p>3.04</text:p>
          </table:table-cell>
          <table:table-cell table:formula="oooc:=([.D75]-[.C75])/[.C75] * 100" office:value-type="float" office:value="3.13573883161512">
            <text:p>3.14</text:p>
          </table:table-cell>
          <table:table-cell/>
          <table:table-cell table:formula="oooc:=AVERAGE([.G75:.H75])" office:value-type="float" office:value="3.08806933250893">
            <text:p>3.09</text:p>
          </table:table-cell>
          <table:table-cell/>
        </table:table-row>
        <table:table-row table:style-name="ro3">
          <table:table-cell office:value-type="float" office:value="73">
            <text:p>73</text:p>
          </table:table-cell>
          <table:table-cell office:value-type="float" office:value="3041">
            <text:p>3041</text:p>
          </table:table-cell>
          <table:table-cell office:value-type="float" office:value="2352">
            <text:p>2352</text:p>
          </table:table-cell>
          <table:table-cell office:value-type="float" office:value="2459">
            <text:p>2459</text:p>
          </table:table-cell>
          <table:table-cell/>
          <table:table-cell table:formula="oooc:=[.D76]-[.C76]" office:value-type="float" office:value="107">
            <text:p>107</text:p>
          </table:table-cell>
          <table:table-cell table:formula="oooc:=([.D76]-[.C76])/[.D76] * 100" office:value-type="float" office:value="4.35136234241562">
            <text:p>4.35</text:p>
          </table:table-cell>
          <table:table-cell table:formula="oooc:=([.D76]-[.C76])/[.C76] * 100" office:value-type="float" office:value="4.54931972789116">
            <text:p>4.55</text:p>
          </table:table-cell>
          <table:table-cell/>
          <table:table-cell table:formula="oooc:=AVERAGE([.G76:.H76])" office:value-type="float" office:value="4.45034103515339">
            <text:p>4.45</text:p>
          </table:table-cell>
          <table:table-cell/>
        </table:table-row>
        <table:table-row table:style-name="ro3">
          <table:table-cell office:value-type="float" office:value="74">
            <text:p>74</text:p>
          </table:table-cell>
          <table:table-cell office:value-type="float" office:value="3080">
            <text:p>3080</text:p>
          </table:table-cell>
          <table:table-cell office:value-type="float" office:value="2367">
            <text:p>2367</text:p>
          </table:table-cell>
          <table:table-cell office:value-type="float" office:value="2461">
            <text:p>2461</text:p>
          </table:table-cell>
          <table:table-cell/>
          <table:table-cell table:formula="oooc:=[.D77]-[.C77]" office:value-type="float" office:value="94">
            <text:p>94</text:p>
          </table:table-cell>
          <table:table-cell table:formula="oooc:=([.D77]-[.C77])/[.D77] * 100" office:value-type="float" office:value="3.81958553433564">
            <text:p>3.82</text:p>
          </table:table-cell>
          <table:table-cell table:formula="oooc:=([.D77]-[.C77])/[.C77] * 100" office:value-type="float" office:value="3.97127165188002">
            <text:p>3.97</text:p>
          </table:table-cell>
          <table:table-cell/>
          <table:table-cell table:formula="oooc:=AVERAGE([.G77:.H77])" office:value-type="float" office:value="3.89542859310783">
            <text:p>3.9</text:p>
          </table:table-cell>
          <table:table-cell/>
        </table:table-row>
        <table:table-row table:style-name="ro3">
          <table:table-cell office:value-type="float" office:value="75">
            <text:p>75</text:p>
          </table:table-cell>
          <table:table-cell office:value-type="float" office:value="3109">
            <text:p>3109</text:p>
          </table:table-cell>
          <table:table-cell office:value-type="float" office:value="2395">
            <text:p>2395</text:p>
          </table:table-cell>
          <table:table-cell office:value-type="float" office:value="2484">
            <text:p>2484</text:p>
          </table:table-cell>
          <table:table-cell/>
          <table:table-cell table:formula="oooc:=[.D78]-[.C78]" office:value-type="float" office:value="89">
            <text:p>89</text:p>
          </table:table-cell>
          <table:table-cell table:formula="oooc:=([.D78]-[.C78])/[.D78] * 100" office:value-type="float" office:value="3.5829307568438">
            <text:p>3.58</text:p>
          </table:table-cell>
          <table:table-cell table:formula="oooc:=([.D78]-[.C78])/[.C78] * 100" office:value-type="float" office:value="3.7160751565762">
            <text:p>3.72</text:p>
          </table:table-cell>
          <table:table-cell/>
          <table:table-cell table:formula="oooc:=AVERAGE([.G78:.H78])" office:value-type="float" office:value="3.64950295671">
            <text:p>3.65</text:p>
          </table:table-cell>
          <table:table-cell/>
        </table:table-row>
        <table:table-row table:style-name="ro3">
          <table:table-cell office:value-type="float" office:value="76">
            <text:p>76</text:p>
          </table:table-cell>
          <table:table-cell office:value-type="float" office:value="3170">
            <text:p>3170</text:p>
          </table:table-cell>
          <table:table-cell office:value-type="float" office:value="2444">
            <text:p>2444</text:p>
          </table:table-cell>
          <table:table-cell office:value-type="float" office:value="2538">
            <text:p>2538</text:p>
          </table:table-cell>
          <table:table-cell/>
          <table:table-cell table:formula="oooc:=[.D79]-[.C79]" office:value-type="float" office:value="94">
            <text:p>94</text:p>
          </table:table-cell>
          <table:table-cell table:formula="oooc:=([.D79]-[.C79])/[.D79] * 100" office:value-type="float" office:value="3.7037037037037">
            <text:p>3.7</text:p>
          </table:table-cell>
          <table:table-cell table:formula="oooc:=([.D79]-[.C79])/[.C79] * 100" office:value-type="float" office:value="3.84615384615385">
            <text:p>3.85</text:p>
          </table:table-cell>
          <table:table-cell/>
          <table:table-cell table:formula="oooc:=AVERAGE([.G79:.H79])" office:value-type="float" office:value="3.77492877492877">
            <text:p>3.77</text:p>
          </table:table-cell>
          <table:table-cell/>
        </table:table-row>
        <table:table-row table:style-name="ro3">
          <table:table-cell office:value-type="float" office:value="77">
            <text:p>77</text:p>
          </table:table-cell>
          <table:table-cell office:value-type="float" office:value="3201">
            <text:p>3201</text:p>
          </table:table-cell>
          <table:table-cell office:value-type="float" office:value="2474">
            <text:p>2474</text:p>
          </table:table-cell>
          <table:table-cell office:value-type="float" office:value="2553">
            <text:p>2553</text:p>
          </table:table-cell>
          <table:table-cell/>
          <table:table-cell table:formula="oooc:=[.D80]-[.C80]" office:value-type="float" office:value="79">
            <text:p>79</text:p>
          </table:table-cell>
          <table:table-cell table:formula="oooc:=([.D80]-[.C80])/[.D80] * 100" office:value-type="float" office:value="3.09439874657266">
            <text:p>3.09</text:p>
          </table:table-cell>
          <table:table-cell table:formula="oooc:=([.D80]-[.C80])/[.C80] * 100" office:value-type="float" office:value="3.19320937752627">
            <text:p>3.19</text:p>
          </table:table-cell>
          <table:table-cell/>
          <table:table-cell table:formula="oooc:=AVERAGE([.G80:.H80])" office:value-type="float" office:value="3.14380406204947">
            <text:p>3.14</text:p>
          </table:table-cell>
          <table:table-cell/>
        </table:table-row>
        <table:table-row table:style-name="ro3">
          <table:table-cell office:value-type="float" office:value="78">
            <text:p>78</text:p>
          </table:table-cell>
          <table:table-cell office:value-type="float" office:value="3230">
            <text:p>3230</text:p>
          </table:table-cell>
          <table:table-cell office:value-type="float" office:value="2485">
            <text:p>2485</text:p>
          </table:table-cell>
          <table:table-cell office:value-type="float" office:value="2581">
            <text:p>2581</text:p>
          </table:table-cell>
          <table:table-cell/>
          <table:table-cell table:formula="oooc:=[.D81]-[.C81]" office:value-type="float" office:value="96">
            <text:p>96</text:p>
          </table:table-cell>
          <table:table-cell table:formula="oooc:=([.D81]-[.C81])/[.D81] * 100" office:value-type="float" office:value="3.71948857032158">
            <text:p>3.72</text:p>
          </table:table-cell>
          <table:table-cell table:formula="oooc:=([.D81]-[.C81])/[.C81] * 100" office:value-type="float" office:value="3.86317907444668">
            <text:p>3.86</text:p>
          </table:table-cell>
          <table:table-cell/>
          <table:table-cell table:formula="oooc:=AVERAGE([.G81:.H81])" office:value-type="float" office:value="3.79133382238413">
            <text:p>3.79</text:p>
          </table:table-cell>
          <table:table-cell/>
        </table:table-row>
        <table:table-row table:style-name="ro3">
          <table:table-cell office:value-type="float" office:value="79">
            <text:p>79</text:p>
          </table:table-cell>
          <table:table-cell office:value-type="float" office:value="3280">
            <text:p>3280</text:p>
          </table:table-cell>
          <table:table-cell office:value-type="float" office:value="2531">
            <text:p>2531</text:p>
          </table:table-cell>
          <table:table-cell office:value-type="float" office:value="2618">
            <text:p>2618</text:p>
          </table:table-cell>
          <table:table-cell/>
          <table:table-cell table:formula="oooc:=[.D82]-[.C82]" office:value-type="float" office:value="87">
            <text:p>87</text:p>
          </table:table-cell>
          <table:table-cell table:formula="oooc:=([.D82]-[.C82])/[.D82] * 100" office:value-type="float" office:value="3.3231474407945">
            <text:p>3.32</text:p>
          </table:table-cell>
          <table:table-cell table:formula="oooc:=([.D82]-[.C82])/[.C82] * 100" office:value-type="float" office:value="3.43737653101541">
            <text:p>3.44</text:p>
          </table:table-cell>
          <table:table-cell/>
          <table:table-cell table:formula="oooc:=AVERAGE([.G82:.H82])" office:value-type="float" office:value="3.38026198590495">
            <text:p>3.38</text:p>
          </table:table-cell>
          <table:table-cell/>
        </table:table-row>
        <table:table-row table:style-name="ro3">
          <table:table-cell office:value-type="float" office:value="80">
            <text:p>80</text:p>
          </table:table-cell>
          <table:table-cell office:value-type="float" office:value="3332">
            <text:p>3332</text:p>
          </table:table-cell>
          <table:table-cell office:value-type="float" office:value="2557">
            <text:p>2557</text:p>
          </table:table-cell>
          <table:table-cell office:value-type="float" office:value="2655">
            <text:p>2655</text:p>
          </table:table-cell>
          <table:table-cell/>
          <table:table-cell table:formula="oooc:=[.D83]-[.C83]" office:value-type="float" office:value="98">
            <text:p>98</text:p>
          </table:table-cell>
          <table:table-cell table:formula="oooc:=([.D83]-[.C83])/[.D83] * 100" office:value-type="float" office:value="3.69114877589454">
            <text:p>3.69</text:p>
          </table:table-cell>
          <table:table-cell table:formula="oooc:=([.D83]-[.C83])/[.C83] * 100" office:value-type="float" office:value="3.83261634728197">
            <text:p>3.83</text:p>
          </table:table-cell>
          <table:table-cell/>
          <table:table-cell table:formula="oooc:=AVERAGE([.G83:.H83])" office:value-type="float" office:value="3.76188256158825">
            <text:p>3.76</text:p>
          </table:table-cell>
          <table:table-cell/>
        </table:table-row>
        <table:table-row table:style-name="ro3">
          <table:table-cell office:value-type="float" office:value="81">
            <text:p>81</text:p>
          </table:table-cell>
          <table:table-cell office:value-type="float" office:value="3319">
            <text:p>3319</text:p>
          </table:table-cell>
          <table:table-cell office:value-type="float" office:value="2554">
            <text:p>2554</text:p>
          </table:table-cell>
          <table:table-cell office:value-type="float" office:value="2644">
            <text:p>2644</text:p>
          </table:table-cell>
          <table:table-cell/>
          <table:table-cell table:formula="oooc:=[.D84]-[.C84]" office:value-type="float" office:value="90">
            <text:p>90</text:p>
          </table:table-cell>
          <table:table-cell table:formula="oooc:=([.D84]-[.C84])/[.D84] * 100" office:value-type="float" office:value="3.40393343419062">
            <text:p>3.4</text:p>
          </table:table-cell>
          <table:table-cell table:formula="oooc:=([.D84]-[.C84])/[.C84] * 100" office:value-type="float" office:value="3.52388410336727">
            <text:p>3.52</text:p>
          </table:table-cell>
          <table:table-cell/>
          <table:table-cell table:formula="oooc:=AVERAGE([.G84:.H84])" office:value-type="float" office:value="3.46390876877894">
            <text:p>3.46</text:p>
          </table:table-cell>
          <table:table-cell/>
        </table:table-row>
        <table:table-row table:style-name="ro3">
          <table:table-cell office:value-type="float" office:value="82">
            <text:p>82</text:p>
          </table:table-cell>
          <table:table-cell office:value-type="float" office:value="3396">
            <text:p>3396</text:p>
          </table:table-cell>
          <table:table-cell office:value-type="float" office:value="2614">
            <text:p>2614</text:p>
          </table:table-cell>
          <table:table-cell office:value-type="float" office:value="2701">
            <text:p>2701</text:p>
          </table:table-cell>
          <table:table-cell/>
          <table:table-cell table:formula="oooc:=[.D85]-[.C85]" office:value-type="float" office:value="87">
            <text:p>87</text:p>
          </table:table-cell>
          <table:table-cell table:formula="oooc:=([.D85]-[.C85])/[.D85] * 100" office:value-type="float" office:value="3.22102924842651">
            <text:p>3.22</text:p>
          </table:table-cell>
          <table:table-cell table:formula="oooc:=([.D85]-[.C85])/[.C85] * 100" office:value-type="float" office:value="3.32823259372609">
            <text:p>3.33</text:p>
          </table:table-cell>
          <table:table-cell/>
          <table:table-cell table:formula="oooc:=AVERAGE([.G85:.H85])" office:value-type="float" office:value="3.2746309210763">
            <text:p>3.27</text:p>
          </table:table-cell>
          <table:table-cell/>
        </table:table-row>
        <table:table-row table:style-name="ro3">
          <table:table-cell office:value-type="float" office:value="83">
            <text:p>83</text:p>
          </table:table-cell>
          <table:table-cell office:value-type="float" office:value="3423">
            <text:p>3423</text:p>
          </table:table-cell>
          <table:table-cell office:value-type="float" office:value="2623">
            <text:p>2623</text:p>
          </table:table-cell>
          <table:table-cell office:value-type="float" office:value="2727">
            <text:p>2727</text:p>
          </table:table-cell>
          <table:table-cell/>
          <table:table-cell table:formula="oooc:=[.D86]-[.C86]" office:value-type="float" office:value="104">
            <text:p>104</text:p>
          </table:table-cell>
          <table:table-cell table:formula="oooc:=([.D86]-[.C86])/[.D86] * 100" office:value-type="float" office:value="3.81371470480381">
            <text:p>3.81</text:p>
          </table:table-cell>
          <table:table-cell table:formula="oooc:=([.D86]-[.C86])/[.C86] * 100" office:value-type="float" office:value="3.96492565764392">
            <text:p>3.96</text:p>
          </table:table-cell>
          <table:table-cell/>
          <table:table-cell table:formula="oooc:=AVERAGE([.G86:.H86])" office:value-type="float" office:value="3.88932018122387">
            <text:p>3.89</text:p>
          </table:table-cell>
          <table:table-cell/>
        </table:table-row>
        <table:table-row table:style-name="ro3">
          <table:table-cell office:value-type="float" office:value="84">
            <text:p>84</text:p>
          </table:table-cell>
          <table:table-cell office:value-type="float" office:value="3456">
            <text:p>3456</text:p>
          </table:table-cell>
          <table:table-cell office:value-type="float" office:value="2650">
            <text:p>2650</text:p>
          </table:table-cell>
          <table:table-cell office:value-type="float" office:value="2745">
            <text:p>2745</text:p>
          </table:table-cell>
          <table:table-cell/>
          <table:table-cell table:formula="oooc:=[.D87]-[.C87]" office:value-type="float" office:value="95">
            <text:p>95</text:p>
          </table:table-cell>
          <table:table-cell table:formula="oooc:=([.D87]-[.C87])/[.D87] * 100" office:value-type="float" office:value="3.4608378870674">
            <text:p>3.46</text:p>
          </table:table-cell>
          <table:table-cell table:formula="oooc:=([.D87]-[.C87])/[.C87] * 100" office:value-type="float" office:value="3.58490566037736">
            <text:p>3.58</text:p>
          </table:table-cell>
          <table:table-cell/>
          <table:table-cell table:formula="oooc:=AVERAGE([.G87:.H87])" office:value-type="float" office:value="3.52287177372238">
            <text:p>3.52</text:p>
          </table:table-cell>
          <table:table-cell/>
        </table:table-row>
        <table:table-row table:style-name="ro3">
          <table:table-cell office:value-type="float" office:value="85">
            <text:p>85</text:p>
          </table:table-cell>
          <table:table-cell office:value-type="float" office:value="3501">
            <text:p>3501</text:p>
          </table:table-cell>
          <table:table-cell office:value-type="float" office:value="2676">
            <text:p>2676</text:p>
          </table:table-cell>
          <table:table-cell office:value-type="float" office:value="2776">
            <text:p>2776</text:p>
          </table:table-cell>
          <table:table-cell/>
          <table:table-cell table:formula="oooc:=[.D88]-[.C88]" office:value-type="float" office:value="100">
            <text:p>100</text:p>
          </table:table-cell>
          <table:table-cell table:formula="oooc:=([.D88]-[.C88])/[.D88] * 100" office:value-type="float" office:value="3.60230547550432">
            <text:p>3.6</text:p>
          </table:table-cell>
          <table:table-cell table:formula="oooc:=([.D88]-[.C88])/[.C88] * 100" office:value-type="float" office:value="3.73692077727952">
            <text:p>3.74</text:p>
          </table:table-cell>
          <table:table-cell/>
          <table:table-cell table:formula="oooc:=AVERAGE([.G88:.H88])" office:value-type="float" office:value="3.66961312639192">
            <text:p>3.67</text:p>
          </table:table-cell>
          <table:table-cell/>
        </table:table-row>
        <table:table-row table:style-name="ro3">
          <table:table-cell office:value-type="float" office:value="86">
            <text:p>86</text:p>
          </table:table-cell>
          <table:table-cell office:value-type="float" office:value="3541">
            <text:p>3541</text:p>
          </table:table-cell>
          <table:table-cell office:value-type="float" office:value="2710">
            <text:p>2710</text:p>
          </table:table-cell>
          <table:table-cell office:value-type="float" office:value="2803">
            <text:p>2803</text:p>
          </table:table-cell>
          <table:table-cell/>
          <table:table-cell table:formula="oooc:=[.D89]-[.C89]" office:value-type="float" office:value="93">
            <text:p>93</text:p>
          </table:table-cell>
          <table:table-cell table:formula="oooc:=([.D89]-[.C89])/[.D89] * 100" office:value-type="float" office:value="3.31787370674278">
            <text:p>3.32</text:p>
          </table:table-cell>
          <table:table-cell table:formula="oooc:=([.D89]-[.C89])/[.C89] * 100" office:value-type="float" office:value="3.43173431734317">
            <text:p>3.43</text:p>
          </table:table-cell>
          <table:table-cell/>
          <table:table-cell table:formula="oooc:=AVERAGE([.G89:.H89])" office:value-type="float" office:value="3.37480401204297">
            <text:p>3.37</text:p>
          </table:table-cell>
          <table:table-cell/>
        </table:table-row>
        <table:table-row table:style-name="ro3">
          <table:table-cell office:value-type="float" office:value="87">
            <text:p>87</text:p>
          </table:table-cell>
          <table:table-cell office:value-type="float" office:value="3590">
            <text:p>3590</text:p>
          </table:table-cell>
          <table:table-cell office:value-type="float" office:value="2741">
            <text:p>2741</text:p>
          </table:table-cell>
          <table:table-cell office:value-type="float" office:value="2835">
            <text:p>2835</text:p>
          </table:table-cell>
          <table:table-cell/>
          <table:table-cell table:formula="oooc:=[.D90]-[.C90]" office:value-type="float" office:value="94">
            <text:p>94</text:p>
          </table:table-cell>
          <table:table-cell table:formula="oooc:=([.D90]-[.C90])/[.D90] * 100" office:value-type="float" office:value="3.31569664902998">
            <text:p>3.32</text:p>
          </table:table-cell>
          <table:table-cell table:formula="oooc:=([.D90]-[.C90])/[.C90] * 100" office:value-type="float" office:value="3.42940532652317">
            <text:p>3.43</text:p>
          </table:table-cell>
          <table:table-cell/>
          <table:table-cell table:formula="oooc:=AVERAGE([.G90:.H90])" office:value-type="float" office:value="3.37255098777657">
            <text:p>3.37</text:p>
          </table:table-cell>
          <table:table-cell/>
        </table:table-row>
        <table:table-row table:style-name="ro3">
          <table:table-cell office:value-type="float" office:value="88">
            <text:p>88</text:p>
          </table:table-cell>
          <table:table-cell office:value-type="float" office:value="3626">
            <text:p>3626</text:p>
          </table:table-cell>
          <table:table-cell office:value-type="float" office:value="2765">
            <text:p>2765</text:p>
          </table:table-cell>
          <table:table-cell office:value-type="float" office:value="2872">
            <text:p>2872</text:p>
          </table:table-cell>
          <table:table-cell/>
          <table:table-cell table:formula="oooc:=[.D91]-[.C91]" office:value-type="float" office:value="107">
            <text:p>107</text:p>
          </table:table-cell>
          <table:table-cell table:formula="oooc:=([.D91]-[.C91])/[.D91] * 100" office:value-type="float" office:value="3.72562674094708">
            <text:p>3.73</text:p>
          </table:table-cell>
          <table:table-cell table:formula="oooc:=([.D91]-[.C91])/[.C91] * 100" office:value-type="float" office:value="3.86980108499096">
            <text:p>3.87</text:p>
          </table:table-cell>
          <table:table-cell/>
          <table:table-cell table:formula="oooc:=AVERAGE([.G91:.H91])" office:value-type="float" office:value="3.79771391296902">
            <text:p>3.8</text:p>
          </table:table-cell>
          <table:table-cell/>
        </table:table-row>
        <table:table-row table:style-name="ro3">
          <table:table-cell office:value-type="float" office:value="89">
            <text:p>89</text:p>
          </table:table-cell>
          <table:table-cell office:value-type="float" office:value="3622">
            <text:p>3622</text:p>
          </table:table-cell>
          <table:table-cell office:value-type="float" office:value="2757">
            <text:p>2757</text:p>
          </table:table-cell>
          <table:table-cell office:value-type="float" office:value="2850">
            <text:p>2850</text:p>
          </table:table-cell>
          <table:table-cell/>
          <table:table-cell table:formula="oooc:=[.D92]-[.C92]" office:value-type="float" office:value="93">
            <text:p>93</text:p>
          </table:table-cell>
          <table:table-cell table:formula="oooc:=([.D92]-[.C92])/[.D92] * 100" office:value-type="float" office:value="3.26315789473684">
            <text:p>3.26</text:p>
          </table:table-cell>
          <table:table-cell table:formula="oooc:=([.D92]-[.C92])/[.C92] * 100" office:value-type="float" office:value="3.37323177366703">
            <text:p>3.37</text:p>
          </table:table-cell>
          <table:table-cell/>
          <table:table-cell table:formula="oooc:=AVERAGE([.G92:.H92])" office:value-type="float" office:value="3.31819483420194">
            <text:p>3.32</text:p>
          </table:table-cell>
          <table:table-cell/>
        </table:table-row>
        <table:table-row table:style-name="ro3">
          <table:table-cell office:value-type="float" office:value="90">
            <text:p>90</text:p>
          </table:table-cell>
          <table:table-cell office:value-type="float" office:value="3658">
            <text:p>3658</text:p>
          </table:table-cell>
          <table:table-cell office:value-type="float" office:value="2782">
            <text:p>2782</text:p>
          </table:table-cell>
          <table:table-cell office:value-type="float" office:value="2889">
            <text:p>2889</text:p>
          </table:table-cell>
          <table:table-cell/>
          <table:table-cell table:formula="oooc:=[.D93]-[.C93]" office:value-type="float" office:value="107">
            <text:p>107</text:p>
          </table:table-cell>
          <table:table-cell table:formula="oooc:=([.D93]-[.C93])/[.D93] * 100" office:value-type="float" office:value="3.7037037037037">
            <text:p>3.7</text:p>
          </table:table-cell>
          <table:table-cell table:formula="oooc:=([.D93]-[.C93])/[.C93] * 100" office:value-type="float" office:value="3.84615384615385">
            <text:p>3.85</text:p>
          </table:table-cell>
          <table:table-cell/>
          <table:table-cell table:formula="oooc:=AVERAGE([.G93:.H93])" office:value-type="float" office:value="3.77492877492877">
            <text:p>3.77</text:p>
          </table:table-cell>
          <table:table-cell/>
        </table:table-row>
        <table:table-row table:style-name="ro3">
          <table:table-cell office:value-type="float" office:value="91">
            <text:p>91</text:p>
          </table:table-cell>
          <table:table-cell office:value-type="float" office:value="3710">
            <text:p>3710</text:p>
          </table:table-cell>
          <table:table-cell office:value-type="float" office:value="2822">
            <text:p>2822</text:p>
          </table:table-cell>
          <table:table-cell office:value-type="float" office:value="2921">
            <text:p>2921</text:p>
          </table:table-cell>
          <table:table-cell/>
          <table:table-cell table:formula="oooc:=[.D94]-[.C94]" office:value-type="float" office:value="99">
            <text:p>99</text:p>
          </table:table-cell>
          <table:table-cell table:formula="oooc:=([.D94]-[.C94])/[.D94] * 100" office:value-type="float" office:value="3.38925025676138">
            <text:p>3.39</text:p>
          </table:table-cell>
          <table:table-cell table:formula="oooc:=([.D94]-[.C94])/[.C94] * 100" office:value-type="float" office:value="3.50815024805103">
            <text:p>3.51</text:p>
          </table:table-cell>
          <table:table-cell/>
          <table:table-cell table:formula="oooc:=AVERAGE([.G94:.H94])" office:value-type="float" office:value="3.44870025240621">
            <text:p>3.45</text:p>
          </table:table-cell>
          <table:table-cell/>
        </table:table-row>
        <table:table-row table:style-name="ro3">
          <table:table-cell office:value-type="float" office:value="92">
            <text:p>92</text:p>
          </table:table-cell>
          <table:table-cell office:value-type="float" office:value="3764">
            <text:p>3764</text:p>
          </table:table-cell>
          <table:table-cell office:value-type="float" office:value="2885">
            <text:p>2885</text:p>
          </table:table-cell>
          <table:table-cell office:value-type="float" office:value="2972">
            <text:p>2972</text:p>
          </table:table-cell>
          <table:table-cell/>
          <table:table-cell table:formula="oooc:=[.D95]-[.C95]" office:value-type="float" office:value="87">
            <text:p>87</text:p>
          </table:table-cell>
          <table:table-cell table:formula="oooc:=([.D95]-[.C95])/[.D95] * 100" office:value-type="float" office:value="2.92732166890983">
            <text:p>2.93</text:p>
          </table:table-cell>
          <table:table-cell table:formula="oooc:=([.D95]-[.C95])/[.C95] * 100" office:value-type="float" office:value="3.0155979202773">
            <text:p>3.02</text:p>
          </table:table-cell>
          <table:table-cell/>
          <table:table-cell table:formula="oooc:=AVERAGE([.G95:.H95])" office:value-type="float" office:value="2.97145979459356">
            <text:p>2.97</text:p>
          </table:table-cell>
          <table:table-cell/>
        </table:table-row>
        <table:table-row table:style-name="ro3">
          <table:table-cell office:value-type="float" office:value="93">
            <text:p>93</text:p>
          </table:table-cell>
          <table:table-cell office:value-type="float" office:value="3781">
            <text:p>3781</text:p>
          </table:table-cell>
          <table:table-cell office:value-type="float" office:value="2877">
            <text:p>2877</text:p>
          </table:table-cell>
          <table:table-cell office:value-type="float" office:value="2977">
            <text:p>2977</text:p>
          </table:table-cell>
          <table:table-cell/>
          <table:table-cell table:formula="oooc:=[.D96]-[.C96]" office:value-type="float" office:value="100">
            <text:p>100</text:p>
          </table:table-cell>
          <table:table-cell table:formula="oooc:=([.D96]-[.C96])/[.D96] * 100" office:value-type="float" office:value="3.35908632851864">
            <text:p>3.36</text:p>
          </table:table-cell>
          <table:table-cell table:formula="oooc:=([.D96]-[.C96])/[.C96] * 100" office:value-type="float" office:value="3.47584289190129">
            <text:p>3.48</text:p>
          </table:table-cell>
          <table:table-cell/>
          <table:table-cell table:formula="oooc:=AVERAGE([.G96:.H96])" office:value-type="float" office:value="3.41746461020996">
            <text:p>3.42</text:p>
          </table:table-cell>
          <table:table-cell/>
        </table:table-row>
        <table:table-row table:style-name="ro3">
          <table:table-cell office:value-type="float" office:value="94">
            <text:p>94</text:p>
          </table:table-cell>
          <table:table-cell office:value-type="float" office:value="3849">
            <text:p>3849</text:p>
          </table:table-cell>
          <table:table-cell office:value-type="float" office:value="2951">
            <text:p>2951</text:p>
          </table:table-cell>
          <table:table-cell office:value-type="float" office:value="3050">
            <text:p>3050</text:p>
          </table:table-cell>
          <table:table-cell/>
          <table:table-cell table:formula="oooc:=[.D97]-[.C97]" office:value-type="float" office:value="99">
            <text:p>99</text:p>
          </table:table-cell>
          <table:table-cell table:formula="oooc:=([.D97]-[.C97])/[.D97] * 100" office:value-type="float" office:value="3.24590163934426">
            <text:p>3.25</text:p>
          </table:table-cell>
          <table:table-cell table:formula="oooc:=([.D97]-[.C97])/[.C97] * 100" office:value-type="float" office:value="3.35479498475093">
            <text:p>3.35</text:p>
          </table:table-cell>
          <table:table-cell/>
          <table:table-cell table:formula="oooc:=AVERAGE([.G97:.H97])" office:value-type="float" office:value="3.3003483120476">
            <text:p>3.3</text:p>
          </table:table-cell>
          <table:table-cell/>
        </table:table-row>
        <table:table-row table:style-name="ro3">
          <table:table-cell office:value-type="float" office:value="95">
            <text:p>95</text:p>
          </table:table-cell>
          <table:table-cell office:value-type="float" office:value="3875">
            <text:p>3875</text:p>
          </table:table-cell>
          <table:table-cell office:value-type="float" office:value="2956">
            <text:p>2956</text:p>
          </table:table-cell>
          <table:table-cell office:value-type="float" office:value="3052">
            <text:p>3052</text:p>
          </table:table-cell>
          <table:table-cell/>
          <table:table-cell table:formula="oooc:=[.D98]-[.C98]" office:value-type="float" office:value="96">
            <text:p>96</text:p>
          </table:table-cell>
          <table:table-cell table:formula="oooc:=([.D98]-[.C98])/[.D98] * 100" office:value-type="float" office:value="3.14547837483617">
            <text:p>3.15</text:p>
          </table:table-cell>
          <table:table-cell table:formula="oooc:=([.D98]-[.C98])/[.C98] * 100" office:value-type="float" office:value="3.24763193504736">
            <text:p>3.25</text:p>
          </table:table-cell>
          <table:table-cell/>
          <table:table-cell table:formula="oooc:=AVERAGE([.G98:.H98])" office:value-type="float" office:value="3.19655515494177">
            <text:p>3.2</text:p>
          </table:table-cell>
          <table:table-cell/>
        </table:table-row>
        <table:table-row table:style-name="ro3">
          <table:table-cell office:value-type="float" office:value="96">
            <text:p>96</text:p>
          </table:table-cell>
          <table:table-cell office:value-type="float" office:value="3911">
            <text:p>3911</text:p>
          </table:table-cell>
          <table:table-cell office:value-type="float" office:value="2966">
            <text:p>2966</text:p>
          </table:table-cell>
          <table:table-cell office:value-type="float" office:value="3054">
            <text:p>3054</text:p>
          </table:table-cell>
          <table:table-cell/>
          <table:table-cell table:formula="oooc:=[.D99]-[.C99]" office:value-type="float" office:value="88">
            <text:p>88</text:p>
          </table:table-cell>
          <table:table-cell table:formula="oooc:=([.D99]-[.C99])/[.D99] * 100" office:value-type="float" office:value="2.88146692861821">
            <text:p>2.88</text:p>
          </table:table-cell>
          <table:table-cell table:formula="oooc:=([.D99]-[.C99])/[.C99] * 100" office:value-type="float" office:value="2.96695886716116">
            <text:p>2.97</text:p>
          </table:table-cell>
          <table:table-cell/>
          <table:table-cell table:formula="oooc:=AVERAGE([.G99:.H99])" office:value-type="float" office:value="2.92421289788968">
            <text:p>2.92</text:p>
          </table:table-cell>
          <table:table-cell/>
        </table:table-row>
        <table:table-row table:style-name="ro3">
          <table:table-cell office:value-type="float" office:value="97">
            <text:p>97</text:p>
          </table:table-cell>
          <table:table-cell office:value-type="float" office:value="3952">
            <text:p>3952</text:p>
          </table:table-cell>
          <table:table-cell office:value-type="float" office:value="2998">
            <text:p>2998</text:p>
          </table:table-cell>
          <table:table-cell office:value-type="float" office:value="3108">
            <text:p>3108</text:p>
          </table:table-cell>
          <table:table-cell/>
          <table:table-cell table:formula="oooc:=[.D100]-[.C100]" office:value-type="float" office:value="110">
            <text:p>110</text:p>
          </table:table-cell>
          <table:table-cell table:formula="oooc:=([.D100]-[.C100])/[.D100] * 100" office:value-type="float" office:value="3.53925353925354">
            <text:p>3.54</text:p>
          </table:table-cell>
          <table:table-cell table:formula="oooc:=([.D100]-[.C100])/[.C100] * 100" office:value-type="float" office:value="3.66911274182789">
            <text:p>3.67</text:p>
          </table:table-cell>
          <table:table-cell/>
          <table:table-cell table:formula="oooc:=AVERAGE([.G100:.H100])" office:value-type="float" office:value="3.60418314054071">
            <text:p>3.6</text:p>
          </table:table-cell>
          <table:table-cell/>
        </table:table-row>
        <table:table-row table:style-name="ro3">
          <table:table-cell office:value-type="float" office:value="98">
            <text:p>98</text:p>
          </table:table-cell>
          <table:table-cell office:value-type="float" office:value="3956">
            <text:p>3956</text:p>
          </table:table-cell>
          <table:table-cell office:value-type="float" office:value="3023">
            <text:p>3023</text:p>
          </table:table-cell>
          <table:table-cell office:value-type="float" office:value="3132">
            <text:p>3132</text:p>
          </table:table-cell>
          <table:table-cell/>
          <table:table-cell table:formula="oooc:=[.D101]-[.C101]" office:value-type="float" office:value="109">
            <text:p>109</text:p>
          </table:table-cell>
          <table:table-cell table:formula="oooc:=([.D101]-[.C101])/[.D101] * 100" office:value-type="float" office:value="3.48020434227331">
            <text:p>3.48</text:p>
          </table:table-cell>
          <table:table-cell table:formula="oooc:=([.D101]-[.C101])/[.C101] * 100" office:value-type="float" office:value="3.60568971220642">
            <text:p>3.61</text:p>
          </table:table-cell>
          <table:table-cell/>
          <table:table-cell table:formula="oooc:=AVERAGE([.G101:.H101])" office:value-type="float" office:value="3.54294702723986">
            <text:p>3.54</text:p>
          </table:table-cell>
          <table:table-cell/>
        </table:table-row>
        <table:table-row table:style-name="ro3">
          <table:table-cell office:value-type="float" office:value="99">
            <text:p>99</text:p>
          </table:table-cell>
          <table:table-cell office:value-type="float" office:value="3994">
            <text:p>3994</text:p>
          </table:table-cell>
          <table:table-cell office:value-type="float" office:value="3030">
            <text:p>3030</text:p>
          </table:table-cell>
          <table:table-cell office:value-type="float" office:value="3132">
            <text:p>3132</text:p>
          </table:table-cell>
          <table:table-cell/>
          <table:table-cell table:formula="oooc:=[.D102]-[.C102]" office:value-type="float" office:value="102">
            <text:p>102</text:p>
          </table:table-cell>
          <table:table-cell table:formula="oooc:=([.D102]-[.C102])/[.D102] * 100" office:value-type="float" office:value="3.25670498084291">
            <text:p>3.26</text:p>
          </table:table-cell>
          <table:table-cell table:formula="oooc:=([.D102]-[.C102])/[.C102] * 100" office:value-type="float" office:value="3.36633663366337">
            <text:p>3.37</text:p>
          </table:table-cell>
          <table:table-cell/>
          <table:table-cell table:formula="oooc:=AVERAGE([.G102:.H102])" office:value-type="float" office:value="3.31152080725314">
            <text:p>3.31</text:p>
          </table:table-cell>
          <table:table-cell/>
        </table:table-row>
        <table:table-row table:style-name="ro3">
          <table:table-cell office:value-type="float" office:value="100">
            <text:p>100</text:p>
          </table:table-cell>
          <table:table-cell office:value-type="float" office:value="4054">
            <text:p>4054</text:p>
          </table:table-cell>
          <table:table-cell office:value-type="float" office:value="3076">
            <text:p>3076</text:p>
          </table:table-cell>
          <table:table-cell office:value-type="float" office:value="3172">
            <text:p>3172</text:p>
          </table:table-cell>
          <table:table-cell/>
          <table:table-cell table:formula="oooc:=[.D103]-[.C103]" office:value-type="float" office:value="96">
            <text:p>96</text:p>
          </table:table-cell>
          <table:table-cell table:formula="oooc:=([.D103]-[.C103])/[.D103] * 100" office:value-type="float" office:value="3.02648171500631">
            <text:p>3.03</text:p>
          </table:table-cell>
          <table:table-cell table:formula="oooc:=([.D103]-[.C103])/[.C103] * 100" office:value-type="float" office:value="3.12093628088427">
            <text:p>3.12</text:p>
          </table:table-cell>
          <table:table-cell/>
          <table:table-cell table:formula="oooc:=AVERAGE([.G103:.H103])" office:value-type="float" office:value="3.07370899794529">
            <text:p>3.07</text:p>
          </table:table-cell>
          <table:table-cell/>
        </table:table-row>
        <table:table-row table:style-name="ro3">
          <table:table-cell office:value-type="float" office:value="100">
            <text:p>100</text:p>
          </table:table-cell>
          <table:table-cell office:value-type="float" office:value="4056">
            <text:p>4056</text:p>
          </table:table-cell>
          <table:table-cell office:value-type="float" office:value="3085">
            <text:p>3085</text:p>
          </table:table-cell>
          <table:table-cell office:value-type="float" office:value="3190">
            <text:p>3190</text:p>
          </table:table-cell>
          <table:table-cell/>
          <table:table-cell table:formula="oooc:=[.D104]-[.C104]" office:value-type="float" office:value="105">
            <text:p>105</text:p>
          </table:table-cell>
          <table:table-cell table:formula="oooc:=([.D104]-[.C104])/[.D104] * 100" office:value-type="float" office:value="3.29153605015674">
            <text:p>3.29</text:p>
          </table:table-cell>
          <table:table-cell table:formula="oooc:=([.D104]-[.C104])/[.C104] * 100" office:value-type="float" office:value="3.40356564019449">
            <text:p>3.4</text:p>
          </table:table-cell>
          <table:table-cell/>
          <table:table-cell table:formula="oooc:=AVERAGE([.G104:.H104])" office:value-type="float" office:value="3.34755084517561">
            <text:p>3.35</text:p>
          </table:table-cell>
          <table:table-cell/>
        </table:table-row>
        <table:table-row table:style-name="ro3">
          <table:table-cell office:value-type="float" office:value="200">
            <text:p>200</text:p>
          </table:table-cell>
          <table:table-cell office:value-type="float" office:value="7748">
            <text:p>7748</text:p>
          </table:table-cell>
          <table:table-cell office:value-type="float" office:value="5735">
            <text:p>5735</text:p>
          </table:table-cell>
          <table:table-cell office:value-type="float" office:value="5883">
            <text:p>5883</text:p>
          </table:table-cell>
          <table:table-cell/>
          <table:table-cell table:formula="oooc:=[.D105]-[.C105]" office:value-type="float" office:value="148">
            <text:p>148</text:p>
          </table:table-cell>
          <table:table-cell table:formula="oooc:=([.D105]-[.C105])/[.D105] * 100" office:value-type="float" office:value="2.51572327044025">
            <text:p>2.52</text:p>
          </table:table-cell>
          <table:table-cell table:formula="oooc:=([.D105]-[.C105])/[.C105] * 100" office:value-type="float" office:value="2.58064516129032">
            <text:p>2.58</text:p>
          </table:table-cell>
          <table:table-cell/>
          <table:table-cell table:formula="oooc:=AVERAGE([.G105:.H105])" office:value-type="float" office:value="2.54818421586529">
            <text:p>2.55</text:p>
          </table:table-cell>
          <table:table-cell/>
        </table:table-row>
        <table:table-row table:style-name="ro3">
          <table:table-cell office:value-type="float" office:value="300">
            <text:p>300</text:p>
          </table:table-cell>
          <table:table-cell office:value-type="float" office:value="11385">
            <text:p>11385</text:p>
          </table:table-cell>
          <table:table-cell office:value-type="float" office:value="8310">
            <text:p>8310</text:p>
          </table:table-cell>
          <table:table-cell office:value-type="float" office:value="8523">
            <text:p>8523</text:p>
          </table:table-cell>
          <table:table-cell/>
          <table:table-cell table:formula="oooc:=[.D106]-[.C106]" office:value-type="float" office:value="213">
            <text:p>213</text:p>
          </table:table-cell>
          <table:table-cell table:formula="oooc:=([.D106]-[.C106])/[.D106] * 100" office:value-type="float" office:value="2.4991200281591">
            <text:p>2.5</text:p>
          </table:table-cell>
          <table:table-cell table:formula="oooc:=([.D106]-[.C106])/[.C106] * 100" office:value-type="float" office:value="2.56317689530686">
            <text:p>2.56</text:p>
          </table:table-cell>
          <table:table-cell/>
          <table:table-cell table:formula="oooc:=AVERAGE([.G106:.H106])" office:value-type="float" office:value="2.53114846173298">
            <text:p>2.53</text:p>
          </table:table-cell>
          <table:table-cell/>
        </table:table-row>
        <table:table-row table:style-name="ro3">
          <table:table-cell office:value-type="float" office:value="400">
            <text:p>400</text:p>
          </table:table-cell>
          <table:table-cell office:value-type="float" office:value="14992">
            <text:p>14992</text:p>
          </table:table-cell>
          <table:table-cell office:value-type="float" office:value="10874">
            <text:p>10874</text:p>
          </table:table-cell>
          <table:table-cell office:value-type="float" office:value="11128">
            <text:p>11128</text:p>
          </table:table-cell>
          <table:table-cell/>
          <table:table-cell table:formula="oooc:=[.D107]-[.C107]" office:value-type="float" office:value="254">
            <text:p>254</text:p>
          </table:table-cell>
          <table:table-cell table:formula="oooc:=([.D107]-[.C107])/[.D107] * 100" office:value-type="float" office:value="2.28253055355859">
            <text:p>2.28</text:p>
          </table:table-cell>
          <table:table-cell table:formula="oooc:=([.D107]-[.C107])/[.C107] * 100" office:value-type="float" office:value="2.33584697443443">
            <text:p>2.34</text:p>
          </table:table-cell>
          <table:table-cell/>
          <table:table-cell table:formula="oooc:=AVERAGE([.G107:.H107])" office:value-type="float" office:value="2.30918876399651">
            <text:p>2.31</text:p>
          </table:table-cell>
          <table:table-cell/>
        </table:table-row>
        <table:table-row table:style-name="ro3">
          <table:table-cell office:value-type="float" office:value="500">
            <text:p>500</text:p>
          </table:table-cell>
          <table:table-cell office:value-type="float" office:value="18673">
            <text:p>18673</text:p>
          </table:table-cell>
          <table:table-cell office:value-type="float" office:value="13450">
            <text:p>13450</text:p>
          </table:table-cell>
          <table:table-cell office:value-type="float" office:value="13759">
            <text:p>13759</text:p>
          </table:table-cell>
          <table:table-cell/>
          <table:table-cell table:formula="oooc:=[.D108]-[.C108]" office:value-type="float" office:value="309">
            <text:p>309</text:p>
          </table:table-cell>
          <table:table-cell table:formula="oooc:=([.D108]-[.C108])/[.D108] * 100" office:value-type="float" office:value="2.24580274729268">
            <text:p>2.25</text:p>
          </table:table-cell>
          <table:table-cell table:formula="oooc:=([.D108]-[.C108])/[.C108] * 100" office:value-type="float" office:value="2.29739776951673">
            <text:p>2.3</text:p>
          </table:table-cell>
          <table:table-cell/>
          <table:table-cell table:formula="oooc:=AVERAGE([.G108:.H108])" office:value-type="float" office:value="2.2716002584047">
            <text:p>2.27</text:p>
          </table:table-cell>
          <table:table-cell/>
        </table:table-row>
        <table:table-row table:style-name="ro3">
          <table:table-cell office:value-type="float" office:value="600">
            <text:p>600</text:p>
          </table:table-cell>
          <table:table-cell office:value-type="float" office:value="22278">
            <text:p>22278</text:p>
          </table:table-cell>
          <table:table-cell office:value-type="float" office:value="15986">
            <text:p>15986</text:p>
          </table:table-cell>
          <table:table-cell office:value-type="float" office:value="16332">
            <text:p>16332</text:p>
          </table:table-cell>
          <table:table-cell/>
          <table:table-cell table:formula="oooc:=[.D109]-[.C109]" office:value-type="float" office:value="346">
            <text:p>346</text:p>
          </table:table-cell>
          <table:table-cell table:formula="oooc:=([.D109]-[.C109])/[.D109] * 100" office:value-type="float" office:value="2.11854028900318">
            <text:p>2.12</text:p>
          </table:table-cell>
          <table:table-cell table:formula="oooc:=([.D109]-[.C109])/[.C109] * 100" office:value-type="float" office:value="2.16439384461404">
            <text:p>2.16</text:p>
          </table:table-cell>
          <table:table-cell/>
          <table:table-cell table:formula="oooc:=AVERAGE([.G109:.H109])" office:value-type="float" office:value="2.14146706680861">
            <text:p>2.14</text:p>
          </table:table-cell>
          <table:table-cell/>
        </table:table-row>
        <table:table-row table:style-name="ro3">
          <table:table-cell office:value-type="float" office:value="700">
            <text:p>700</text:p>
          </table:table-cell>
          <table:table-cell office:value-type="float" office:value="25943">
            <text:p>25943</text:p>
          </table:table-cell>
          <table:table-cell office:value-type="float" office:value="18634">
            <text:p>18634</text:p>
          </table:table-cell>
          <table:table-cell office:value-type="float" office:value="19075">
            <text:p>19075</text:p>
          </table:table-cell>
          <table:table-cell/>
          <table:table-cell table:formula="oooc:=[.D110]-[.C110]" office:value-type="float" office:value="441">
            <text:p>441</text:p>
          </table:table-cell>
          <table:table-cell table:formula="oooc:=([.D110]-[.C110])/[.D110] * 100" office:value-type="float" office:value="2.31192660550459">
            <text:p>2.31</text:p>
          </table:table-cell>
          <table:table-cell table:formula="oooc:=([.D110]-[.C110])/[.C110] * 100" office:value-type="float" office:value="2.36664162283997">
            <text:p>2.37</text:p>
          </table:table-cell>
          <table:table-cell/>
          <table:table-cell table:formula="oooc:=AVERAGE([.G110:.H110])" office:value-type="float" office:value="2.33928411417228">
            <text:p>2.34</text:p>
          </table:table-cell>
          <table:table-cell/>
        </table:table-row>
        <table:table-row table:style-name="ro3">
          <table:table-cell office:value-type="float" office:value="800">
            <text:p>800</text:p>
          </table:table-cell>
          <table:table-cell office:value-type="float" office:value="29516">
            <text:p>29516</text:p>
          </table:table-cell>
          <table:table-cell office:value-type="float" office:value="21074">
            <text:p>21074</text:p>
          </table:table-cell>
          <table:table-cell office:value-type="float" office:value="21583">
            <text:p>21583</text:p>
          </table:table-cell>
          <table:table-cell/>
          <table:table-cell table:formula="oooc:=[.D111]-[.C111]" office:value-type="float" office:value="509">
            <text:p>509</text:p>
          </table:table-cell>
          <table:table-cell table:formula="oooc:=([.D111]-[.C111])/[.D111] * 100" office:value-type="float" office:value="2.35833758050317">
            <text:p>2.36</text:p>
          </table:table-cell>
          <table:table-cell table:formula="oooc:=([.D111]-[.C111])/[.C111] * 100" office:value-type="float" office:value="2.41529847205087">
            <text:p>2.42</text:p>
          </table:table-cell>
          <table:table-cell/>
          <table:table-cell table:formula="oooc:=AVERAGE([.G111:.H111])" office:value-type="float" office:value="2.38681802627702">
            <text:p>2.39</text:p>
          </table:table-cell>
          <table:table-cell/>
        </table:table-row>
        <table:table-row table:style-name="ro3">
          <table:table-cell office:value-type="float" office:value="900">
            <text:p>900</text:p>
          </table:table-cell>
          <table:table-cell office:value-type="float" office:value="33149">
            <text:p>33149</text:p>
          </table:table-cell>
          <table:table-cell office:value-type="float" office:value="23615">
            <text:p>23615</text:p>
          </table:table-cell>
          <table:table-cell office:value-type="float" office:value="24209">
            <text:p>24209</text:p>
          </table:table-cell>
          <table:table-cell/>
          <table:table-cell table:formula="oooc:=[.D112]-[.C112]" office:value-type="float" office:value="594">
            <text:p>594</text:p>
          </table:table-cell>
          <table:table-cell table:formula="oooc:=([.D112]-[.C112])/[.D112] * 100" office:value-type="float" office:value="2.45363294642488">
            <text:p>2.45</text:p>
          </table:table-cell>
          <table:table-cell table:formula="oooc:=([.D112]-[.C112])/[.C112] * 100" office:value-type="float" office:value="2.51535041287317">
            <text:p>2.52</text:p>
          </table:table-cell>
          <table:table-cell/>
          <table:table-cell table:formula="oooc:=AVERAGE([.G112:.H112])" office:value-type="float" office:value="2.48449167964903">
            <text:p>2.48</text:p>
          </table:table-cell>
          <table:table-cell/>
        </table:table-row>
        <table:table-row table:style-name="ro3">
          <table:table-cell office:value-type="float" office:value="1000">
            <text:p>1000</text:p>
          </table:table-cell>
          <table:table-cell office:value-type="float" office:value="36766">
            <text:p>36766</text:p>
          </table:table-cell>
          <table:table-cell office:value-type="float" office:value="26232">
            <text:p>26232</text:p>
          </table:table-cell>
          <table:table-cell office:value-type="float" office:value="26881">
            <text:p>26881</text:p>
          </table:table-cell>
          <table:table-cell/>
          <table:table-cell table:formula="oooc:=[.D113]-[.C113]" office:value-type="float" office:value="649">
            <text:p>649</text:p>
          </table:table-cell>
          <table:table-cell table:formula="oooc:=([.D113]-[.C113])/[.D113] * 100" office:value-type="float" office:value="2.41434470443808">
            <text:p>2.41</text:p>
          </table:table-cell>
          <table:table-cell table:formula="oooc:=([.D113]-[.C113])/[.C113] * 100" office:value-type="float" office:value="2.47407746264105">
            <text:p>2.47</text:p>
          </table:table-cell>
          <table:table-cell/>
          <table:table-cell table:formula="oooc:=AVERAGE([.G113:.H113])" office:value-type="float" office:value="2.44421108353956">
            <text:p>2.44</text:p>
          </table:table-cell>
          <table:table-cell/>
        </table:table-row>
        <table:table-row table:style-name="ro3">
          <table:table-cell office:value-type="float" office:value="1000">
            <text:p>1000</text:p>
          </table:table-cell>
          <table:table-cell office:value-type="float" office:value="36709">
            <text:p>36709</text:p>
          </table:table-cell>
          <table:table-cell office:value-type="float" office:value="26153">
            <text:p>26153</text:p>
          </table:table-cell>
          <table:table-cell office:value-type="float" office:value="26820">
            <text:p>26820</text:p>
          </table:table-cell>
          <table:table-cell/>
          <table:table-cell table:formula="oooc:=[.D114]-[.C114]" office:value-type="float" office:value="667">
            <text:p>667</text:p>
          </table:table-cell>
          <table:table-cell table:formula="oooc:=([.D114]-[.C114])/[.D114] * 100" office:value-type="float" office:value="2.48695003728561">
            <text:p>2.49</text:p>
          </table:table-cell>
          <table:table-cell table:formula="oooc:=([.D114]-[.C114])/[.C114] * 100" office:value-type="float" office:value="2.55037662983214">
            <text:p>2.55</text:p>
          </table:table-cell>
          <table:table-cell/>
          <table:table-cell table:formula="oooc:=AVERAGE([.G114:.H114])" office:value-type="float" office:value="2.51866333355887">
            <text:p>2.52</text:p>
          </table:table-cell>
          <table:table-cell/>
        </table:table-row>
        <table:table-row table:style-name="ro3">
          <table:table-cell office:value-type="float" office:value="2000">
            <text:p>2000</text:p>
          </table:table-cell>
          <table:table-cell office:value-type="float" office:value="73008">
            <text:p>73008</text:p>
          </table:table-cell>
          <table:table-cell office:value-type="float" office:value="51757">
            <text:p>51757</text:p>
          </table:table-cell>
          <table:table-cell office:value-type="float" office:value="52987">
            <text:p>52987</text:p>
          </table:table-cell>
          <table:table-cell/>
          <table:table-cell table:formula="oooc:=[.D115]-[.C115]" office:value-type="float" office:value="1230">
            <text:p>1230</text:p>
          </table:table-cell>
          <table:table-cell table:formula="oooc:=([.D115]-[.C115])/[.D115] * 100" office:value-type="float" office:value="2.32132409836375">
            <text:p>2.32</text:p>
          </table:table-cell>
          <table:table-cell table:formula="oooc:=([.D115]-[.C115])/[.C115] * 100" office:value-type="float" office:value="2.37649013659988">
            <text:p>2.38</text:p>
          </table:table-cell>
          <table:table-cell/>
          <table:table-cell table:formula="oooc:=AVERAGE([.G115:.H115])" office:value-type="float" office:value="2.34890711748181">
            <text:p>2.35</text:p>
          </table:table-cell>
          <table:table-cell/>
        </table:table-row>
        <table:table-row table:style-name="ro3">
          <table:table-cell office:value-type="float" office:value="3000">
            <text:p>3000</text:p>
          </table:table-cell>
          <table:table-cell office:value-type="float" office:value="109027">
            <text:p>109027</text:p>
          </table:table-cell>
          <table:table-cell office:value-type="float" office:value="77054">
            <text:p>77054</text:p>
          </table:table-cell>
          <table:table-cell office:value-type="float" office:value="79120">
            <text:p>79120</text:p>
          </table:table-cell>
          <table:table-cell/>
          <table:table-cell table:formula="oooc:=[.D116]-[.C116]" office:value-type="float" office:value="2066">
            <text:p>2066</text:p>
          </table:table-cell>
          <table:table-cell table:formula="oooc:=([.D116]-[.C116])/[.D116] * 100" office:value-type="float" office:value="2.61122345803842">
            <text:p>2.61</text:p>
          </table:table-cell>
          <table:table-cell table:formula="oooc:=([.D116]-[.C116])/[.C116] * 100" office:value-type="float" office:value="2.68123653541672">
            <text:p>2.68</text:p>
          </table:table-cell>
          <table:table-cell/>
          <table:table-cell table:formula="oooc:=AVERAGE([.G116:.H116])" office:value-type="float" office:value="2.64622999672757">
            <text:p>2.65</text:p>
          </table:table-cell>
          <table:table-cell/>
        </table:table-row>
        <table:table-row table:style-name="ro3">
          <table:table-cell office:value-type="float" office:value="4000">
            <text:p>4000</text:p>
          </table:table-cell>
          <table:table-cell office:value-type="float" office:value="145130">
            <text:p>145130</text:p>
          </table:table-cell>
          <table:table-cell office:value-type="float" office:value="102624">
            <text:p>102624</text:p>
          </table:table-cell>
          <table:table-cell office:value-type="float" office:value="105238">
            <text:p>105238</text:p>
          </table:table-cell>
          <table:table-cell/>
          <table:table-cell table:formula="oooc:=[.D117]-[.C117]" office:value-type="float" office:value="2614">
            <text:p>2614</text:p>
          </table:table-cell>
          <table:table-cell table:formula="oooc:=([.D117]-[.C117])/[.D117] * 100" office:value-type="float" office:value="2.48389365058249">
            <text:p>2.48</text:p>
          </table:table-cell>
          <table:table-cell table:formula="oooc:=([.D117]-[.C117])/[.C117] * 100" office:value-type="float" office:value="2.54716245712504">
            <text:p>2.55</text:p>
          </table:table-cell>
          <table:table-cell/>
          <table:table-cell table:formula="oooc:=AVERAGE([.G117:.H117])" office:value-type="float" office:value="2.51552805385376">
            <text:p>2.52</text:p>
          </table:table-cell>
          <table:table-cell/>
        </table:table-row>
        <table:table-row table:style-name="ro3">
          <table:table-cell office:value-type="float" office:value="5000">
            <text:p>5000</text:p>
          </table:table-cell>
          <table:table-cell office:value-type="float" office:value="181561">
            <text:p>181561</text:p>
          </table:table-cell>
          <table:table-cell office:value-type="float" office:value="128414">
            <text:p>128414</text:p>
          </table:table-cell>
          <table:table-cell office:value-type="float" office:value="131567">
            <text:p>131567</text:p>
          </table:table-cell>
          <table:table-cell/>
          <table:table-cell table:formula="oooc:=[.D118]-[.C118]" office:value-type="float" office:value="3153">
            <text:p>3153</text:p>
          </table:table-cell>
          <table:table-cell table:formula="oooc:=([.D118]-[.C118])/[.D118] * 100" office:value-type="float" office:value="2.39649760198226">
            <text:p>2.4</text:p>
          </table:table-cell>
          <table:table-cell table:formula="oooc:=([.D118]-[.C118])/[.C118] * 100" office:value-type="float" office:value="2.45533976046225">
            <text:p>2.46</text:p>
          </table:table-cell>
          <table:table-cell/>
          <table:table-cell table:formula="oooc:=AVERAGE([.G118:.H118])" office:value-type="float" office:value="2.42591868122226">
            <text:p>2.43</text:p>
          </table:table-cell>
          <table:table-cell/>
        </table:table-row>
        <table:table-row table:style-name="ro3">
          <table:table-cell office:value-type="float" office:value="6000">
            <text:p>6000</text:p>
          </table:table-cell>
          <table:table-cell office:value-type="float" office:value="217715">
            <text:p>217715</text:p>
          </table:table-cell>
          <table:table-cell office:value-type="float" office:value="153649">
            <text:p>153649</text:p>
          </table:table-cell>
          <table:table-cell office:value-type="float" office:value="157543">
            <text:p>157543</text:p>
          </table:table-cell>
          <table:table-cell/>
          <table:table-cell table:formula="oooc:=[.D119]-[.C119]" office:value-type="float" office:value="3894">
            <text:p>3894</text:p>
          </table:table-cell>
          <table:table-cell table:formula="oooc:=([.D119]-[.C119])/[.D119] * 100" office:value-type="float" office:value="2.47170613737202">
            <text:p>2.47</text:p>
          </table:table-cell>
          <table:table-cell table:formula="oooc:=([.D119]-[.C119])/[.C119] * 100" office:value-type="float" office:value="2.53434776666298">
            <text:p>2.53</text:p>
          </table:table-cell>
          <table:table-cell/>
          <table:table-cell table:formula="oooc:=AVERAGE([.G119:.H119])" office:value-type="float" office:value="2.5030269520175">
            <text:p>2.5</text:p>
          </table:table-cell>
          <table:table-cell/>
        </table:table-row>
        <table:table-row table:style-name="ro3">
          <table:table-cell office:value-type="float" office:value="7000">
            <text:p>7000</text:p>
          </table:table-cell>
          <table:table-cell office:value-type="float" office:value="254152">
            <text:p>254152</text:p>
          </table:table-cell>
          <table:table-cell office:value-type="float" office:value="179281">
            <text:p>179281</text:p>
          </table:table-cell>
          <table:table-cell office:value-type="float" office:value="183856">
            <text:p>183856</text:p>
          </table:table-cell>
          <table:table-cell/>
          <table:table-cell table:formula="oooc:=[.D120]-[.C120]" office:value-type="float" office:value="4575">
            <text:p>4575</text:p>
          </table:table-cell>
          <table:table-cell table:formula="oooc:=([.D120]-[.C120])/[.D120] * 100" office:value-type="float" office:value="2.48836045600905">
            <text:p>2.49</text:p>
          </table:table-cell>
          <table:table-cell table:formula="oooc:=([.D120]-[.C120])/[.C120] * 100" office:value-type="float" office:value="2.5518599293846">
            <text:p>2.55</text:p>
          </table:table-cell>
          <table:table-cell/>
          <table:table-cell table:formula="oooc:=AVERAGE([.G120:.H120])" office:value-type="float" office:value="2.52011019269682">
            <text:p>2.52</text:p>
          </table:table-cell>
          <table:table-cell/>
        </table:table-row>
        <table:table-row table:style-name="ro3">
          <table:table-cell office:value-type="float" office:value="8000">
            <text:p>8000</text:p>
          </table:table-cell>
          <table:table-cell office:value-type="float" office:value="290028">
            <text:p>290028</text:p>
          </table:table-cell>
          <table:table-cell office:value-type="float" office:value="204669">
            <text:p>204669</text:p>
          </table:table-cell>
          <table:table-cell office:value-type="float" office:value="209977">
            <text:p>209977</text:p>
          </table:table-cell>
          <table:table-cell/>
          <table:table-cell table:formula="oooc:=[.D121]-[.C121]" office:value-type="float" office:value="5308">
            <text:p>5308</text:p>
          </table:table-cell>
          <table:table-cell table:formula="oooc:=([.D121]-[.C121])/[.D121] * 100" office:value-type="float" office:value="2.52789591240945">
            <text:p>2.53</text:p>
          </table:table-cell>
          <table:table-cell table:formula="oooc:=([.D121]-[.C121])/[.C121] * 100" office:value-type="float" office:value="2.59345577493416">
            <text:p>2.59</text:p>
          </table:table-cell>
          <table:table-cell/>
          <table:table-cell table:formula="oooc:=AVERAGE([.G121:.H121])" office:value-type="float" office:value="2.56067584367181">
            <text:p>2.56</text:p>
          </table:table-cell>
          <table:table-cell/>
        </table:table-row>
        <table:table-row table:style-name="ro3">
          <table:table-cell office:value-type="float" office:value="9000">
            <text:p>9000</text:p>
          </table:table-cell>
          <table:table-cell office:value-type="float" office:value="326547">
            <text:p>326547</text:p>
          </table:table-cell>
          <table:table-cell office:value-type="float" office:value="230292">
            <text:p>230292</text:p>
          </table:table-cell>
          <table:table-cell office:value-type="float" office:value="236019">
            <text:p>236019</text:p>
          </table:table-cell>
          <table:table-cell/>
          <table:table-cell table:formula="oooc:=[.D122]-[.C122]" office:value-type="float" office:value="5727">
            <text:p>5727</text:p>
          </table:table-cell>
          <table:table-cell table:formula="oooc:=([.D122]-[.C122])/[.D122] * 100" office:value-type="float" office:value="2.42649956147598">
            <text:p>2.43</text:p>
          </table:table-cell>
          <table:table-cell table:formula="oooc:=([.D122]-[.C122])/[.C122] * 100" office:value-type="float" office:value="2.48684279089156">
            <text:p>2.49</text:p>
          </table:table-cell>
          <table:table-cell/>
          <table:table-cell table:formula="oooc:=AVERAGE([.G122:.H122])" office:value-type="float" office:value="2.45667117618377">
            <text:p>2.46</text:p>
          </table:table-cell>
          <table:table-cell/>
        </table:table-row>
        <table:table-row table:style-name="ro3">
          <table:table-cell office:value-type="float" office:value="10000">
            <text:p>10000</text:p>
          </table:table-cell>
          <table:table-cell office:value-type="float" office:value="362881">
            <text:p>362881</text:p>
          </table:table-cell>
          <table:table-cell office:value-type="float" office:value="255953">
            <text:p>255953</text:p>
          </table:table-cell>
          <table:table-cell office:value-type="float" office:value="262167">
            <text:p>262167</text:p>
          </table:table-cell>
          <table:table-cell/>
          <table:table-cell table:formula="oooc:=[.D123]-[.C123]" office:value-type="float" office:value="6214">
            <text:p>6214</text:p>
          </table:table-cell>
          <table:table-cell table:formula="oooc:=([.D123]-[.C123])/[.D123] * 100" office:value-type="float" office:value="2.37024492022261">
            <text:p>2.37</text:p>
          </table:table-cell>
          <table:table-cell table:formula="oooc:=([.D123]-[.C123])/[.C123] * 100" office:value-type="float" office:value="2.42778947697429">
            <text:p>2.43</text:p>
          </table:table-cell>
          <table:table-cell/>
          <table:table-cell table:formula="oooc:=AVERAGE([.G123:.H123])" office:value-type="float" office:value="2.39901719859845">
            <text:p>2.4</text:p>
          </table:table-cell>
          <table:table-cell/>
        </table:table-row>
      </table:table>
      <table:table table:name="Raw Size" table:style-name="ta1" table:print="false">
        <table:table-column table:style-name="co17" table:number-columns-repeated="11" table:default-cell-style-name="Default"/>
        <table:table-column table:style-name="co17" table:default-cell-style-name="ce25"/>
        <table:table-row table:style-name="ro3">
          <table:table-cell>
            <draw:frame table:end-cell-address="'Raw Size'.L38" table:end-x="0.8661in" table:end-y="0.1669in" draw:z-index="0" svg:width="10.6343in" svg:height="6.7453in" svg:x="0.0106in" svg:y="0in">
              <draw:object draw:notify-on-update-of-ranges="Data.A2:Data.G10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1"/>
        </table:table-row>
        <table:table-row table:style-name="ro3" table:number-rows-repeated="36">
          <table:table-cell table:number-columns-repeated="12"/>
        </table:table-row>
        <table:table-row table:style-name="ro3">
          <table:table-cell>
            <draw:frame table:end-cell-address="'Raw Size'.L76" table:end-x="0.8831in" table:end-y="0.1673in" draw:z-index="1" svg:width="10.6567in" svg:height="6.7567in" svg:x="0.0051in" svg:y="0.1665in">
              <draw:object draw:notify-on-update-of-ranges="Data.A2:Data.F1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1"/>
        </table:table-row>
        <table:table-row table:style-name="ro3" table:number-rows-repeated="37">
          <table:table-cell table:number-columns-repeated="12"/>
        </table:table-row>
        <table:table-row table:style-name="ro3">
          <table:table-cell>
            <draw:frame table:end-cell-address="'Raw Size'.G107" table:end-x="0.0126in" table:end-y="0.0012in" draw:z-index="2" svg:width="5.3461in" svg:height="5.3413in" svg:x="0in" svg:y="0.1717in">
              <draw:object draw:notify-on-update-of-ranges="Data.A104:Data.G11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5"/>
          <table:table-cell>
            <draw:frame table:end-cell-address="'Raw Size'.L106" table:end-x="0.8831in" table:end-y="0.1083in" draw:z-index="3" svg:width="5.3276in" svg:height="5.2791in" svg:x="0.0004in" svg:y="0.163in">
              <draw:object draw:notify-on-update-of-ranges="Data.A115:Data.G12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5"/>
        </table:table-row>
        <table:table-row table:style-name="ro3" table:number-rows-repeated="65459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Zipped  Size" table:style-name="ta1" table:print="false">
        <table:table-column table:style-name="co17" table:number-columns-repeated="7" table:default-cell-style-name="Default"/>
        <table:table-row table:style-name="ro3">
          <table:table-cell>
            <draw:frame table:end-cell-address="'Zipped  Size'.L38" table:end-x="0.8898in" table:end-y="0.1669in" draw:z-index="0" svg:width="10.6685in" svg:height="6.7453in" svg:x="0in" svg:y="0in">
              <draw:object draw:notify-on-update-of-ranges="Data.H2:Data.N103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6"/>
        </table:table-row>
        <table:table-row table:style-name="ro3" table:number-rows-repeated="36">
          <table:table-cell table:number-columns-repeated="7"/>
        </table:table-row>
        <table:table-row table:style-name="ro3">
          <table:table-cell>
            <draw:frame table:end-cell-address="'Zipped  Size'.L76" table:end-x="0.8898in" table:end-y="0.1559in" draw:z-index="1" svg:width="10.6685in" svg:height="6.7453in" svg:x="0in" svg:y="0.1665in">
              <draw:object draw:notify-on-update-of-ranges="Data.H2:Data.N33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6"/>
        </table:table-row>
        <table:table-row table:style-name="ro3" table:number-rows-repeated="37">
          <table:table-cell table:number-columns-repeated="7"/>
        </table:table-row>
        <table:table-row table:style-name="ro3">
          <table:table-cell>
            <draw:frame table:end-cell-address="'Zipped  Size'.F115" table:end-x="0.878in" table:end-y="0.0016in" draw:z-index="2" svg:width="5.3224in" svg:height="6.7685in" svg:x="0in" svg:y="0.1673in">
              <draw:object draw:notify-on-update-of-ranges="Data.H104:Data.N114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6"/>
        </table:table-row>
        <table:table-row table:style-name="ro3">
          <table:table-cell table:number-columns-repeated="6"/>
          <table:table-cell>
            <draw:frame table:end-cell-address="'Zipped  Size'.L115" table:end-x="0.8783in" table:end-y="0.013in" draw:z-index="3" svg:width="5.3224in" svg:height="6.7685in" svg:x="0.0008in" svg:y="0.0008in">
              <draw:object draw:notify-on-update-of-ranges="Data.H115:Data.N125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</table:table-row>
      </table:table>
      <table:table table:name="XStream Gains" table:style-name="ta1" table:print="false">
        <table:table-column table:style-name="co17" table:number-columns-repeated="7" table:default-cell-style-name="Default"/>
        <table:table-row table:style-name="ro3">
          <table:table-cell>
            <draw:frame table:end-cell-address="'XStream Gains'.G37" table:end-x="0.8665in" table:end-y="0.1075in" draw:z-index="0" svg:width="6.1768in" svg:height="6.5079in" svg:x="0.0232in" svg:y="0in">
              <draw:object draw:notify-on-update-of-ranges="Data.O2:Data.Q103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5"/>
          <table:table-cell>
            <draw:frame table:end-cell-address="'XStream Gains'.N37" table:end-x="0.8425in" table:end-y="0.1669in" draw:z-index="1" svg:width="6.2114in" svg:height="6.5673in" svg:x="0.8539in" svg:y="0in">
              <draw:object draw:notify-on-update-of-ranges="Data.O2:Data.O103 Data.R2:Data.S103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</table:table-row>
        <table:table-row table:style-name="ro3" table:number-rows-repeated="36">
          <table:table-cell table:number-columns-repeated="7"/>
        </table:table-row>
        <table:table-row table:style-name="ro3">
          <table:table-cell>
            <draw:frame table:end-cell-address="'XStream Gains'.G74" table:end-x="0.8437in" table:end-y="0.1083in" draw:z-index="2" svg:width="6.1768in" svg:height="6.5079in" svg:x="0.0004in" svg:y="0.0008in">
              <draw:object draw:notify-on-update-of-ranges="Data.O2:Data.Q33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5"/>
          <table:table-cell>
            <draw:frame table:end-cell-address="'XStream Gains'.N74" table:end-x="0.8197in" table:end-y="0.1677in" draw:z-index="3" svg:width="6.2114in" svg:height="6.5673in" svg:x="0.8311in" svg:y="0.0008in">
              <draw:object draw:notify-on-update-of-ranges="Data.O2:Data.O33 Data.R2:Data.S33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</table:table-row>
        <table:table-row table:style-name="ro3" table:number-rows-repeated="35">
          <table:table-cell table:number-columns-repeated="7"/>
        </table:table-row>
        <table:table-row table:style-name="ro3">
          <table:table-cell>
            <draw:frame table:end-cell-address="'XStream Gains'.G108" table:end-x="0.8665in" table:end-y="0.1559in" draw:z-index="4" svg:width="6.2in" svg:height="6.0343in" svg:x="0in" svg:y="0.1665in">
              <draw:object draw:notify-on-update-of-ranges="Data.O104:Data.Q114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6"/>
        </table:table-row>
        <table:table-row table:style-name="ro3">
          <table:table-cell table:number-columns-repeated="6"/>
          <table:table-cell>
            <draw:frame table:end-cell-address="'XStream Gains'.N108" table:end-x="0.8197in" table:end-y="0.1677in" draw:z-index="5" svg:width="6.172in" svg:height="6.0339in" svg:x="0.8705in" svg:y="0.0008in">
              <draw:object draw:notify-on-update-of-ranges="Data.O104:Data.O114 Data.R104:Data.S114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</table:table-row>
        <table:table-row table:style-name="ro3" table:number-rows-repeated="34">
          <table:table-cell table:number-columns-repeated="7"/>
        </table:table-row>
        <table:table-row table:style-name="ro3">
          <table:table-cell>
            <draw:frame table:end-cell-address="'XStream Gains'.G143" table:end-x="0.8665in" table:end-y="0.1689in" draw:z-index="6" svg:width="6.2in" svg:height="6.0343in" svg:x="0in" svg:y="0.0016in">
              <draw:object draw:notify-on-update-of-ranges="Data.O115:Data.Q125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number-columns-repeated="5"/>
          <table:table-cell>
            <draw:frame table:end-cell-address="'XStream Gains'.N144" table:end-x="0.8197in" table:end-y="0.0028in" draw:z-index="7" svg:width="6.172in" svg:height="6.0339in" svg:x="0.8705in" svg:y="0.0138in">
              <draw:object draw:notify-on-update-of-ranges="Data.O115:Data.O125 Data.R115:Data.S125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</table:table-row>
      </table:table>
      <table:table table:name="Incremental Size" table:style-name="ta1" table:print="false">
        <table:table-column table:style-name="co17" table:number-columns-repeated="7" table:default-cell-style-name="Default"/>
        <table:table-row table:style-name="ro3">
          <table:table-cell>
            <draw:frame table:end-cell-address="'Incremental Size'.M18" table:end-x="0.878in" table:end-y="0.1669in" draw:z-index="0" svg:width="11.5453in" svg:height="3.1886in" svg:x="0.0004in" svg:y="0.0004in">
              <draw:object draw:notify-on-update-of-ranges="Data.T2:Data.W103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number-columns-repeated="6"/>
        </table:table-row>
        <table:table-row table:style-name="ro3" table:number-rows-repeated="16">
          <table:table-cell table:number-columns-repeated="7"/>
        </table:table-row>
        <table:table-row table:style-name="ro3">
          <table:table-cell>
            <draw:frame table:end-cell-address="'Incremental Size'.G36" table:end-x="0.2579in" table:end-y="0.1433in" draw:z-index="1" svg:width="5.5795in" svg:height="3.2126in" svg:x="0.0118in" svg:y="0.1307in">
              <draw:object draw:notify-on-update-of-ranges="Data.T104:Data.W114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5"/>
          <table:table-cell>
            <draw:frame table:end-cell-address="'Incremental Size'.M36" table:end-x="0.8894in" table:end-y="0.1311in" draw:z-index="2" svg:width="5.9657in" svg:height="3.2008in" svg:x="0.2575in" svg:y="0.1303in">
              <draw:object draw:notify-on-update-of-ranges="Data.T115:Data.W125"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10-02">10/02/2005</text:date>, <text:time>22:34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2$Win32 OpenOffice.org_project/680m122$Build-8941</meta:generator>
    <meta:initial-creator>Dimitar Dimitrov</meta:initial-creator>
    <meta:creation-date>2005-09-25T22:05:57</meta:creation-date>
    <dc:creator>Dimitar Dimitrov</dc:creator>
    <dc:date>2005-10-02T22:34:20</dc:date>
    <dc:language>en-US</dc:language>
    <meta:editing-cycles>9</meta:editing-cycles>
    <meta:editing-duration>PT2H46M11S</meta:editing-duration>
    <meta:user-defined meta:name="Info 1"/>
    <meta:user-defined meta:name="Info 2"/>
    <meta:user-defined meta:name="Info 3"/>
    <meta:user-defined meta:name="Info 4"/>
    <meta:document-statistic meta:table-count="6" meta:cell-count="4078" meta:object-count="1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 draw:fill-image-width="0cm" draw:fill-image-height="0cm"/>
    </style:style>
    <style:style style:name="ch2" style:family="chart">
      <style:graphic-properties draw:fill="solid" draw:fill-color="#d9d9d9"/>
      <style:text-properties fo:font-family="Tahoma" style:font-style-name="Regular" style:font-family-generic="swiss" style:font-pitch="variable" fo:font-size="10pt" style:font-family-asian="'MS Gothic'" style:font-pitch-asian="variable" style:font-size-asian="6pt" style:font-family-complex="Tahoma" style:font-pitch-complex="variable" style:font-size-complex="6pt"/>
    </style:style>
    <style:style style:name="ch3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MS Gothic'" style:font-pitch-asian="variable" style:font-size-asian="7pt" style:font-family-complex="Tahoma" style:font-pitch-complex="variable" style:font-size-complex="7pt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MS Gothic'" style:font-pitch-asian="variable" style:font-size-asian="7pt" style:font-family-complex="Tahoma" style:font-pitch-complex="variable" style:font-size-complex="7pt"/>
    </style:style>
    <style:style style:name="ch6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width="0.051cm" svg:stroke-color="#0000ff" draw:marker-start-width="0.076cm" draw:marker-end-width="0.076cm" draw:fill-color="#9999ff"/>
      <style:text-properties fo:font-family="Arial" style:font-family-generic="swiss" style:font-pitch="variable" fo:font-size="6pt" style:font-family-asian="'MS Gothic'" style:font-pitch-asian="variable" style:font-size-asian="6pt" style:font-family-complex="Tahoma" style:font-pitch-complex="variable" style:font-size-complex="6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51cm" svg:stroke-color="#008000" draw:marker-start-width="0.076cm" draw:marker-end-width="0.076cm" draw:fill-color="#993366"/>
      <style:text-properties fo:font-family="Arial" style:font-family-generic="swiss" style:font-pitch="variable" fo:font-size="6pt" style:font-family-asian="'MS Gothic'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51cm" svg:stroke-color="#ff0000" draw:marker-start-width="0.076cm" draw:marker-end-width="0.076cm" draw:fill-color="#ffffcc"/>
      <style:text-properties fo:font-family="Arial" style:font-family-generic="swiss" style:font-pitch="variable" fo:font-size="6pt" style:font-family-asian="'MS Gothic'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draw:stroke-dash="Fine_20_Dashed" svg:stroke-width="0.051cm" svg:stroke-color="#660066" draw:marker-start-width="0.076cm" draw:marker-end-width="0.076cm" draw:fill-color="#ccffff"/>
      <style:text-properties fo:font-family="Arial" style:font-family-generic="swiss" style:font-pitch="variable" fo:font-size="6pt" style:font-family-asian="'MS Gothic'" style:font-pitch-asian="variable" style:font-size-asian="6pt" style:font-family-complex="Tahoma" style:font-pitch-complex="variable" style:font-size-complex="6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draw:stroke-dash="Ultrafine_20_Dashed" svg:stroke-width="0.051cm" svg:stroke-color="#9999ff" draw:marker-start-width="0.076cm" draw:marker-end-width="0.076cm" draw:fill-color="#660066"/>
      <style:text-properties fo:font-family="Arial" style:font-family-generic="swiss" style:font-pitch="variable" fo:font-size="6pt" style:font-family-asian="'MS Gothic'" style:font-pitch-asian="variable" style:font-size-asian="6pt" style:font-family-complex="Tahoma" style:font-pitch-complex="variable" style:font-size-complex="6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draw:stroke-dash="Ultrafine_20_Dashed" svg:stroke-width="0.051cm" svg:stroke-color="#996633" draw:marker-start-width="0.076cm" draw:marker-end-width="0.076cm" draw:fill-color="#ff8080"/>
      <style:text-properties fo:font-family="Arial" style:font-family-generic="swiss" style:font-pitch="variable" fo:font-size="6pt" style:font-family-asian="'MS Gothic'" style:font-pitch-asian="variable" style:font-size-asian="6pt" style:font-family-complex="Tahoma" style:font-pitch-complex="variable" style:font-size-complex="6pt"/>
    </style:style>
    <style:style style:name="ch12" style:family="chart">
      <style:graphic-properties draw:stroke="none" draw:fill="none" draw:fill-color="#d9d9d9" draw:fill-image-width="0cm" draw:fill-image-height="0cm"/>
    </style:style>
    <style:style style:name="ch13" style:family="chart">
      <style:graphic-properties draw:stroke="none" draw:fill-color="#999999"/>
    </style:style>
  </office:automatic-styles>
  <office:body>
    <office:chart>
      <chart:chart svg:width="27.012cm" svg:height="17.134cm" chart:class="chart:line" chart:style-name="ch1">
        <chart:legend chart:legend-position="bottom" svg:x="4cm" svg:y="16.134cm" chart:style-name="ch2"/>
        <chart:plot-area chart:style-name="ch3" table:cell-range-address="Data.$A$2:.$G$103" chart:data-source-has-labels="both" chart:table-number-list="0" svg:x="0.54cm" svg:y="0.465cm" svg:width="25.932cm" svg:height="14.986cm">
          <chart:axis chart:dimension="x" chart:name="primary-x" chart:style-name="ch4">
            <chart:categories table:cell-range-address="local-table.A2:.A102"/>
          </chart:axis>
          <chart:axis chart:dimension="y" chart:name="primary-y" chart:style-name="ch5"/>
          <chart:series chart:style-name="ch6">
            <chart:data-point chart:repeated="101"/>
          </chart:series>
          <chart:series chart:style-name="ch7">
            <chart:data-point chart:repeated="101"/>
          </chart:series>
          <chart:series chart:style-name="ch8">
            <chart:data-point chart:repeated="101"/>
          </chart:series>
          <chart:series chart:style-name="ch9">
            <chart:data-point chart:repeated="101"/>
          </chart:series>
          <chart:series chart:style-name="ch10">
            <chart:data-point chart:repeated="101"/>
          </chart:series>
          <chart:series chart:style-name="ch11">
            <chart:data-point chart:repeated="1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act Xml</text:p>
              </table:table-cell>
              <table:table-cell office:value-type="string">
                <text:p>Hessian</text:p>
              </table:table-cell>
              <table:table-cell office:value-type="string">
                <text:p>XStream</text:p>
              </table:table-cell>
              <table:table-cell office:value-type="string">
                <text:p>XStream+Aliases</text:p>
              </table:table-cell>
              <table:table-cell office:value-type="string">
                <text:p>XStream+id</text:p>
              </table:table-cell>
              <table:table-cell office:value-type="string">
                <text:p>XStream+pretty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31">
                <text:p>31</text:p>
              </table:table-cell>
              <table:table-cell office:value-type="float" office:value="7">
                <text:p>7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45">
                <text:p>4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11">
                <text:p>211</text:p>
              </table:table-cell>
              <table:table-cell office:value-type="float" office:value="289">
                <text:p>289</text:p>
              </table:table-cell>
              <table:table-cell office:value-type="float" office:value="381">
                <text:p>381</text:p>
              </table:table-cell>
              <table:table-cell office:value-type="float" office:value="273">
                <text:p>273</text:p>
              </table:table-cell>
              <table:table-cell office:value-type="float" office:value="404">
                <text:p>40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6">
                <text:p>386</text:p>
              </table:table-cell>
              <table:table-cell office:value-type="float" office:value="566">
                <text:p>566</text:p>
              </table:table-cell>
              <table:table-cell office:value-type="float" office:value="713">
                <text:p>713</text:p>
              </table:table-cell>
              <table:table-cell office:value-type="float" office:value="497">
                <text:p>497</text:p>
              </table:table-cell>
              <table:table-cell office:value-type="float" office:value="752">
                <text:p>752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7">
                <text:p>567</text:p>
              </table:table-cell>
              <table:table-cell office:value-type="float" office:value="792">
                <text:p>792</text:p>
              </table:table-cell>
              <table:table-cell office:value-type="float" office:value="1097">
                <text:p>1097</text:p>
              </table:table-cell>
              <table:table-cell office:value-type="float" office:value="752">
                <text:p>752</text:p>
              </table:table-cell>
              <table:table-cell office:value-type="float" office:value="1105">
                <text:p>1105</text:p>
              </table:table-cell>
              <table:table-cell office:value-type="float" office:value="1422">
                <text:p>14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66">
                <text:p>766</text:p>
              </table:table-cell>
              <table:table-cell office:value-type="float" office:value="1087">
                <text:p>1087</text:p>
              </table:table-cell>
              <table:table-cell office:value-type="float" office:value="1442">
                <text:p>1442</text:p>
              </table:table-cell>
              <table:table-cell office:value-type="float" office:value="989">
                <text:p>989</text:p>
              </table:table-cell>
              <table:table-cell office:value-type="float" office:value="1473">
                <text:p>1473</text:p>
              </table:table-cell>
              <table:table-cell office:value-type="float" office:value="1873">
                <text:p>18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36">
                <text:p>936</text:p>
              </table:table-cell>
              <table:table-cell office:value-type="float" office:value="1294">
                <text:p>1294</text:p>
              </table:table-cell>
              <table:table-cell office:value-type="float" office:value="1812">
                <text:p>1812</text:p>
              </table:table-cell>
              <table:table-cell office:value-type="float" office:value="1230">
                <text:p>1230</text:p>
              </table:table-cell>
              <table:table-cell office:value-type="float" office:value="1810">
                <text:p>1810</text:p>
              </table:table-cell>
              <table:table-cell office:value-type="float" office:value="2349">
                <text:p>23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98">
                <text:p>1098</text:p>
              </table:table-cell>
              <table:table-cell office:value-type="float" office:value="1569">
                <text:p>1569</text:p>
              </table:table-cell>
              <table:table-cell office:value-type="float" office:value="2147">
                <text:p>2147</text:p>
              </table:table-cell>
              <table:table-cell office:value-type="float" office:value="1457">
                <text:p>1457</text:p>
              </table:table-cell>
              <table:table-cell office:value-type="float" office:value="2166">
                <text:p>2166</text:p>
              </table:table-cell>
              <table:table-cell office:value-type="float" office:value="2790">
                <text:p>27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78">
                <text:p>1278</text:p>
              </table:table-cell>
              <table:table-cell office:value-type="float" office:value="1741">
                <text:p>1741</text:p>
              </table:table-cell>
              <table:table-cell office:value-type="float" office:value="2566">
                <text:p>2566</text:p>
              </table:table-cell>
              <table:table-cell office:value-type="float" office:value="1726">
                <text:p>1726</text:p>
              </table:table-cell>
              <table:table-cell office:value-type="float" office:value="2506">
                <text:p>2506</text:p>
              </table:table-cell>
              <table:table-cell office:value-type="float" office:value="3315">
                <text:p>33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95">
                <text:p>1495</text:p>
              </table:table-cell>
              <table:table-cell office:value-type="float" office:value="2024">
                <text:p>2024</text:p>
              </table:table-cell>
              <table:table-cell office:value-type="float" office:value="2919">
                <text:p>2919</text:p>
              </table:table-cell>
              <table:table-cell office:value-type="float" office:value="1971">
                <text:p>1971</text:p>
              </table:table-cell>
              <table:table-cell office:value-type="float" office:value="2877">
                <text:p>2877</text:p>
              </table:table-cell>
              <table:table-cell office:value-type="float" office:value="3774">
                <text:p>37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81">
                <text:p>1681</text:p>
              </table:table-cell>
              <table:table-cell office:value-type="float" office:value="2264">
                <text:p>2264</text:p>
              </table:table-cell>
              <table:table-cell office:value-type="float" office:value="3314">
                <text:p>3314</text:p>
              </table:table-cell>
              <table:table-cell office:value-type="float" office:value="2237">
                <text:p>2237</text:p>
              </table:table-cell>
              <table:table-cell office:value-type="float" office:value="3236">
                <text:p>3236</text:p>
              </table:table-cell>
              <table:table-cell office:value-type="float" office:value="4275">
                <text:p>42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42">
                <text:p>1842</text:p>
              </table:table-cell>
              <table:table-cell office:value-type="float" office:value="2405">
                <text:p>2405</text:p>
              </table:table-cell>
              <table:table-cell office:value-type="float" office:value="3717">
                <text:p>3717</text:p>
              </table:table-cell>
              <table:table-cell office:value-type="float" office:value="2490">
                <text:p>2490</text:p>
              </table:table-cell>
              <table:table-cell office:value-type="float" office:value="3555">
                <text:p>3555</text:p>
              </table:table-cell>
              <table:table-cell office:value-type="float" office:value="4784">
                <text:p>47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32">
                <text:p>2032</text:p>
              </table:table-cell>
              <table:table-cell office:value-type="float" office:value="2681">
                <text:p>2681</text:p>
              </table:table-cell>
              <table:table-cell office:value-type="float" office:value="4058">
                <text:p>4058</text:p>
              </table:table-cell>
              <table:table-cell office:value-type="float" office:value="2723">
                <text:p>2723</text:p>
              </table:table-cell>
              <table:table-cell office:value-type="float" office:value="3916">
                <text:p>3916</text:p>
              </table:table-cell>
              <table:table-cell office:value-type="float" office:value="5231">
                <text:p>52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52">
                <text:p>2252</text:p>
              </table:table-cell>
              <table:table-cell office:value-type="float" office:value="2924">
                <text:p>2924</text:p>
              </table:table-cell>
              <table:table-cell office:value-type="float" office:value="4449">
                <text:p>4449</text:p>
              </table:table-cell>
              <table:table-cell office:value-type="float" office:value="2985">
                <text:p>2985</text:p>
              </table:table-cell>
              <table:table-cell office:value-type="float" office:value="4282">
                <text:p>4282</text:p>
              </table:table-cell>
              <table:table-cell office:value-type="float" office:value="5728">
                <text:p>57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25">
                <text:p>2425</text:p>
              </table:table-cell>
              <table:table-cell office:value-type="float" office:value="3150">
                <text:p>3150</text:p>
              </table:table-cell>
              <table:table-cell office:value-type="float" office:value="4835">
                <text:p>4835</text:p>
              </table:table-cell>
              <table:table-cell office:value-type="float" office:value="3242">
                <text:p>3242</text:p>
              </table:table-cell>
              <table:table-cell office:value-type="float" office:value="4633">
                <text:p>4633</text:p>
              </table:table-cell>
              <table:table-cell office:value-type="float" office:value="6220">
                <text:p>62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76">
                <text:p>2576</text:p>
              </table:table-cell>
              <table:table-cell office:value-type="float" office:value="3286">
                <text:p>3286</text:p>
              </table:table-cell>
              <table:table-cell office:value-type="float" office:value="5229">
                <text:p>5229</text:p>
              </table:table-cell>
              <table:table-cell office:value-type="float" office:value="3486">
                <text:p>3486</text:p>
              </table:table-cell>
              <table:table-cell office:value-type="float" office:value="4947">
                <text:p>4947</text:p>
              </table:table-cell>
              <table:table-cell office:value-type="float" office:value="6720">
                <text:p>67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70">
                <text:p>2770</text:p>
              </table:table-cell>
              <table:table-cell office:value-type="float" office:value="3586">
                <text:p>3586</text:p>
              </table:table-cell>
              <table:table-cell office:value-type="float" office:value="5595">
                <text:p>5595</text:p>
              </table:table-cell>
              <table:table-cell office:value-type="float" office:value="3744">
                <text:p>3744</text:p>
              </table:table-cell>
              <table:table-cell office:value-type="float" office:value="5329">
                <text:p>5329</text:p>
              </table:table-cell>
              <table:table-cell office:value-type="float" office:value="7192">
                <text:p>71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84">
                <text:p>2984</text:p>
              </table:table-cell>
              <table:table-cell office:value-type="float" office:value="3816">
                <text:p>3816</text:p>
              </table:table-cell>
              <table:table-cell office:value-type="float" office:value="5987">
                <text:p>5987</text:p>
              </table:table-cell>
              <table:table-cell office:value-type="float" office:value="4007">
                <text:p>4007</text:p>
              </table:table-cell>
              <table:table-cell office:value-type="float" office:value="5689">
                <text:p>5689</text:p>
              </table:table-cell>
              <table:table-cell office:value-type="float" office:value="7690">
                <text:p>769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77">
                <text:p>3177</text:p>
              </table:table-cell>
              <table:table-cell office:value-type="float" office:value="4019">
                <text:p>4019</text:p>
              </table:table-cell>
              <table:table-cell office:value-type="float" office:value="6348">
                <text:p>6348</text:p>
              </table:table-cell>
              <table:table-cell office:value-type="float" office:value="4239">
                <text:p>4239</text:p>
              </table:table-cell>
              <table:table-cell office:value-type="float" office:value="6018">
                <text:p>6018</text:p>
              </table:table-cell>
              <table:table-cell office:value-type="float" office:value="8157">
                <text:p>81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53">
                <text:p>3353</text:p>
              </table:table-cell>
              <table:table-cell office:value-type="float" office:value="4241">
                <text:p>4241</text:p>
              </table:table-cell>
              <table:table-cell office:value-type="float" office:value="6735">
                <text:p>6735</text:p>
              </table:table-cell>
              <table:table-cell office:value-type="float" office:value="4497">
                <text:p>4497</text:p>
              </table:table-cell>
              <table:table-cell office:value-type="float" office:value="6367">
                <text:p>6367</text:p>
              </table:table-cell>
              <table:table-cell office:value-type="float" office:value="8650">
                <text:p>86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63">
                <text:p>3563</text:p>
              </table:table-cell>
              <table:table-cell office:value-type="float" office:value="4495">
                <text:p>4495</text:p>
              </table:table-cell>
              <table:table-cell office:value-type="float" office:value="7138">
                <text:p>7138</text:p>
              </table:table-cell>
              <table:table-cell office:value-type="float" office:value="4771">
                <text:p>4771</text:p>
              </table:table-cell>
              <table:table-cell office:value-type="float" office:value="6745">
                <text:p>6745</text:p>
              </table:table-cell>
              <table:table-cell office:value-type="float" office:value="9159">
                <text:p>91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724">
                <text:p>3724</text:p>
              </table:table-cell>
              <table:table-cell office:value-type="float" office:value="4697">
                <text:p>4697</text:p>
              </table:table-cell>
              <table:table-cell office:value-type="float" office:value="7494">
                <text:p>7494</text:p>
              </table:table-cell>
              <table:table-cell office:value-type="float" office:value="4998">
                <text:p>4998</text:p>
              </table:table-cell>
              <table:table-cell office:value-type="float" office:value="7074">
                <text:p>7074</text:p>
              </table:table-cell>
              <table:table-cell office:value-type="float" office:value="9621">
                <text:p>96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97">
                <text:p>3897</text:p>
              </table:table-cell>
              <table:table-cell office:value-type="float" office:value="4918">
                <text:p>4918</text:p>
              </table:table-cell>
              <table:table-cell office:value-type="float" office:value="7872">
                <text:p>7872</text:p>
              </table:table-cell>
              <table:table-cell office:value-type="float" office:value="5247">
                <text:p>5247</text:p>
              </table:table-cell>
              <table:table-cell office:value-type="float" office:value="7416">
                <text:p>7416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73">
                <text:p>4073</text:p>
              </table:table-cell>
              <table:table-cell office:value-type="float" office:value="5135">
                <text:p>5135</text:p>
              </table:table-cell>
              <table:table-cell office:value-type="float" office:value="8258">
                <text:p>8258</text:p>
              </table:table-cell>
              <table:table-cell office:value-type="float" office:value="5504">
                <text:p>5504</text:p>
              </table:table-cell>
              <table:table-cell office:value-type="float" office:value="7768">
                <text:p>7768</text:p>
              </table:table-cell>
              <table:table-cell office:value-type="float" office:value="10597">
                <text:p>105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276">
                <text:p>4276</text:p>
              </table:table-cell>
              <table:table-cell office:value-type="float" office:value="5378">
                <text:p>5378</text:p>
              </table:table-cell>
              <table:table-cell office:value-type="float" office:value="8658">
                <text:p>8658</text:p>
              </table:table-cell>
              <table:table-cell office:value-type="float" office:value="5775">
                <text:p>5775</text:p>
              </table:table-cell>
              <table:table-cell office:value-type="float" office:value="8140">
                <text:p>8140</text:p>
              </table:table-cell>
              <table:table-cell office:value-type="float" office:value="11103">
                <text:p>111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09">
                <text:p>4409</text:p>
              </table:table-cell>
              <table:table-cell office:value-type="float" office:value="5555">
                <text:p>5555</text:p>
              </table:table-cell>
              <table:table-cell office:value-type="float" office:value="8988">
                <text:p>8988</text:p>
              </table:table-cell>
              <table:table-cell office:value-type="float" office:value="5976">
                <text:p>5976</text:p>
              </table:table-cell>
              <table:table-cell office:value-type="float" office:value="8442">
                <text:p>8442</text:p>
              </table:table-cell>
              <table:table-cell office:value-type="float" office:value="11539">
                <text:p>115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605">
                <text:p>4605</text:p>
              </table:table-cell>
              <table:table-cell office:value-type="float" office:value="5791">
                <text:p>5791</text:p>
              </table:table-cell>
              <table:table-cell office:value-type="float" office:value="9379">
                <text:p>9379</text:p>
              </table:table-cell>
              <table:table-cell office:value-type="float" office:value="6238">
                <text:p>6238</text:p>
              </table:table-cell>
              <table:table-cell office:value-type="float" office:value="8798">
                <text:p>8798</text:p>
              </table:table-cell>
              <table:table-cell office:value-type="float" office:value="12036">
                <text:p>120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06">
                <text:p>4806</text:p>
              </table:table-cell>
              <table:table-cell office:value-type="float" office:value="6026">
                <text:p>6026</text:p>
              </table:table-cell>
              <table:table-cell office:value-type="float" office:value="9765">
                <text:p>9765</text:p>
              </table:table-cell>
              <table:table-cell office:value-type="float" office:value="6495">
                <text:p>6495</text:p>
              </table:table-cell>
              <table:table-cell office:value-type="float" office:value="9158">
                <text:p>9158</text:p>
              </table:table-cell>
              <table:table-cell office:value-type="float" office:value="12528">
                <text:p>125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16">
                <text:p>5016</text:p>
              </table:table-cell>
              <table:table-cell office:value-type="float" office:value="6245">
                <text:p>6245</text:p>
              </table:table-cell>
              <table:table-cell office:value-type="float" office:value="10164">
                <text:p>10164</text:p>
              </table:table-cell>
              <table:table-cell office:value-type="float" office:value="6765">
                <text:p>6765</text:p>
              </table:table-cell>
              <table:table-cell office:value-type="float" office:value="9518">
                <text:p>9518</text:p>
              </table:table-cell>
              <table:table-cell office:value-type="float" office:value="13033">
                <text:p>130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154">
                <text:p>5154</text:p>
              </table:table-cell>
              <table:table-cell office:value-type="float" office:value="6455">
                <text:p>6455</text:p>
              </table:table-cell>
              <table:table-cell office:value-type="float" office:value="10532">
                <text:p>10532</text:p>
              </table:table-cell>
              <table:table-cell office:value-type="float" office:value="7004">
                <text:p>7004</text:p>
              </table:table-cell>
              <table:table-cell office:value-type="float" office:value="9853">
                <text:p>9853</text:p>
              </table:table-cell>
              <table:table-cell office:value-type="float" office:value="13507">
                <text:p>135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54">
                <text:p>5354</text:p>
              </table:table-cell>
              <table:table-cell office:value-type="float" office:value="6684">
                <text:p>6684</text:p>
              </table:table-cell>
              <table:table-cell office:value-type="float" office:value="10927">
                <text:p>10927</text:p>
              </table:table-cell>
              <table:table-cell office:value-type="float" office:value="7270">
                <text:p>7270</text:p>
              </table:table-cell>
              <table:table-cell office:value-type="float" office:value="10210">
                <text:p>10210</text:p>
              </table:table-cell>
              <table:table-cell office:value-type="float" office:value="14008">
                <text:p>140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571">
                <text:p>5571</text:p>
              </table:table-cell>
              <table:table-cell office:value-type="float" office:value="6908">
                <text:p>6908</text:p>
              </table:table-cell>
              <table:table-cell office:value-type="float" office:value="11292">
                <text:p>11292</text:p>
              </table:table-cell>
              <table:table-cell office:value-type="float" office:value="7506">
                <text:p>7506</text:p>
              </table:table-cell>
              <table:table-cell office:value-type="float" office:value="10560">
                <text:p>10560</text:p>
              </table:table-cell>
              <table:table-cell office:value-type="float" office:value="14479">
                <text:p>144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734">
                <text:p>5734</text:p>
              </table:table-cell>
              <table:table-cell office:value-type="float" office:value="7169">
                <text:p>7169</text:p>
              </table:table-cell>
              <table:table-cell office:value-type="float" office:value="11724">
                <text:p>11724</text:p>
              </table:table-cell>
              <table:table-cell office:value-type="float" office:value="7809">
                <text:p>7809</text:p>
              </table:table-cell>
              <table:table-cell office:value-type="float" office:value="10959">
                <text:p>10959</text:p>
              </table:table-cell>
              <table:table-cell office:value-type="float" office:value="15017">
                <text:p>150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921">
                <text:p>5921</text:p>
              </table:table-cell>
              <table:table-cell office:value-type="float" office:value="7338">
                <text:p>7338</text:p>
              </table:table-cell>
              <table:table-cell office:value-type="float" office:value="12054">
                <text:p>12054</text:p>
              </table:table-cell>
              <table:table-cell office:value-type="float" office:value="8010">
                <text:p>8010</text:p>
              </table:table-cell>
              <table:table-cell office:value-type="float" office:value="11259">
                <text:p>11259</text:p>
              </table:table-cell>
              <table:table-cell office:value-type="float" office:value="15453">
                <text:p>154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108">
                <text:p>6108</text:p>
              </table:table-cell>
              <table:table-cell office:value-type="float" office:value="7574">
                <text:p>7574</text:p>
              </table:table-cell>
              <table:table-cell office:value-type="float" office:value="12457">
                <text:p>12457</text:p>
              </table:table-cell>
              <table:table-cell office:value-type="float" office:value="8284">
                <text:p>8284</text:p>
              </table:table-cell>
              <table:table-cell office:value-type="float" office:value="11626">
                <text:p>11626</text:p>
              </table:table-cell>
              <table:table-cell office:value-type="float" office:value="15962">
                <text:p>159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263">
                <text:p>6263</text:p>
              </table:table-cell>
              <table:table-cell office:value-type="float" office:value="7779">
                <text:p>7779</text:p>
              </table:table-cell>
              <table:table-cell office:value-type="float" office:value="12817">
                <text:p>12817</text:p>
              </table:table-cell>
              <table:table-cell office:value-type="float" office:value="8515">
                <text:p>8515</text:p>
              </table:table-cell>
              <table:table-cell office:value-type="float" office:value="11957">
                <text:p>11957</text:p>
              </table:table-cell>
              <table:table-cell office:value-type="float" office:value="16428">
                <text:p>164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469">
                <text:p>6469</text:p>
              </table:table-cell>
              <table:table-cell office:value-type="float" office:value="7983">
                <text:p>7983</text:p>
              </table:table-cell>
              <table:table-cell office:value-type="float" office:value="13182">
                <text:p>13182</text:p>
              </table:table-cell>
              <table:table-cell office:value-type="float" office:value="8751">
                <text:p>8751</text:p>
              </table:table-cell>
              <table:table-cell office:value-type="float" office:value="12304">
                <text:p>12304</text:p>
              </table:table-cell>
              <table:table-cell office:value-type="float" office:value="16899">
                <text:p>168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663">
                <text:p>6663</text:p>
              </table:table-cell>
              <table:table-cell office:value-type="float" office:value="8270">
                <text:p>8270</text:p>
              </table:table-cell>
              <table:table-cell office:value-type="float" office:value="13620">
                <text:p>13620</text:p>
              </table:table-cell>
              <table:table-cell office:value-type="float" office:value="9060">
                <text:p>9060</text:p>
              </table:table-cell>
              <table:table-cell office:value-type="float" office:value="12708">
                <text:p>12708</text:p>
              </table:table-cell>
              <table:table-cell office:value-type="float" office:value="17443">
                <text:p>174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795">
                <text:p>6795</text:p>
              </table:table-cell>
              <table:table-cell office:value-type="float" office:value="8476">
                <text:p>8476</text:p>
              </table:table-cell>
              <table:table-cell office:value-type="float" office:value="13970">
                <text:p>13970</text:p>
              </table:table-cell>
              <table:table-cell office:value-type="float" office:value="9281">
                <text:p>9281</text:p>
              </table:table-cell>
              <table:table-cell office:value-type="float" office:value="13042">
                <text:p>13042</text:p>
              </table:table-cell>
              <table:table-cell office:value-type="float" office:value="17899">
                <text:p>178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056">
                <text:p>7056</text:p>
              </table:table-cell>
              <table:table-cell office:value-type="float" office:value="8683">
                <text:p>8683</text:p>
              </table:table-cell>
              <table:table-cell office:value-type="float" office:value="14349">
                <text:p>14349</text:p>
              </table:table-cell>
              <table:table-cell office:value-type="float" office:value="9531">
                <text:p>9531</text:p>
              </table:table-cell>
              <table:table-cell office:value-type="float" office:value="13389">
                <text:p>13389</text:p>
              </table:table-cell>
              <table:table-cell office:value-type="float" office:value="18384">
                <text:p>183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203">
                <text:p>7203</text:p>
              </table:table-cell>
              <table:table-cell office:value-type="float" office:value="8892">
                <text:p>8892</text:p>
              </table:table-cell>
              <table:table-cell office:value-type="float" office:value="14743">
                <text:p>14743</text:p>
              </table:table-cell>
              <table:table-cell office:value-type="float" office:value="9796">
                <text:p>9796</text:p>
              </table:table-cell>
              <table:table-cell office:value-type="float" office:value="13750">
                <text:p>13750</text:p>
              </table:table-cell>
              <table:table-cell office:value-type="float" office:value="18884">
                <text:p>188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412">
                <text:p>7412</text:p>
              </table:table-cell>
              <table:table-cell office:value-type="float" office:value="9158">
                <text:p>9158</text:p>
              </table:table-cell>
              <table:table-cell office:value-type="float" office:value="15138">
                <text:p>15138</text:p>
              </table:table-cell>
              <table:table-cell office:value-type="float" office:value="10062">
                <text:p>10062</text:p>
              </table:table-cell>
              <table:table-cell office:value-type="float" office:value="14113">
                <text:p>14113</text:p>
              </table:table-cell>
              <table:table-cell office:value-type="float" office:value="19385">
                <text:p>193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611">
                <text:p>7611</text:p>
              </table:table-cell>
              <table:table-cell office:value-type="float" office:value="9374">
                <text:p>9374</text:p>
              </table:table-cell>
              <table:table-cell office:value-type="float" office:value="15529">
                <text:p>15529</text:p>
              </table:table-cell>
              <table:table-cell office:value-type="float" office:value="10324">
                <text:p>10324</text:p>
              </table:table-cell>
              <table:table-cell office:value-type="float" office:value="14483">
                <text:p>14483</text:p>
              </table:table-cell>
              <table:table-cell office:value-type="float" office:value="19882">
                <text:p>198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731">
                <text:p>7731</text:p>
              </table:table-cell>
              <table:table-cell office:value-type="float" office:value="9541">
                <text:p>9541</text:p>
              </table:table-cell>
              <table:table-cell office:value-type="float" office:value="15848">
                <text:p>15848</text:p>
              </table:table-cell>
              <table:table-cell office:value-type="float" office:value="10514">
                <text:p>10514</text:p>
              </table:table-cell>
              <table:table-cell office:value-type="float" office:value="14787">
                <text:p>14787</text:p>
              </table:table-cell>
              <table:table-cell office:value-type="float" office:value="20307">
                <text:p>203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951">
                <text:p>7951</text:p>
              </table:table-cell>
              <table:table-cell office:value-type="float" office:value="9778">
                <text:p>9778</text:p>
              </table:table-cell>
              <table:table-cell office:value-type="float" office:value="16240">
                <text:p>16240</text:p>
              </table:table-cell>
              <table:table-cell office:value-type="float" office:value="10777">
                <text:p>10777</text:p>
              </table:table-cell>
              <table:table-cell office:value-type="float" office:value="15156">
                <text:p>15156</text:p>
              </table:table-cell>
              <table:table-cell office:value-type="float" office:value="20805">
                <text:p>208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126">
                <text:p>8126</text:p>
              </table:table-cell>
              <table:table-cell office:value-type="float" office:value="9989">
                <text:p>9989</text:p>
              </table:table-cell>
              <table:table-cell office:value-type="float" office:value="16599">
                <text:p>16599</text:p>
              </table:table-cell>
              <table:table-cell office:value-type="float" office:value="11007">
                <text:p>11007</text:p>
              </table:table-cell>
              <table:table-cell office:value-type="float" office:value="15482">
                <text:p>15482</text:p>
              </table:table-cell>
              <table:table-cell office:value-type="float" office:value="21270">
                <text:p>2127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401">
                <text:p>8401</text:p>
              </table:table-cell>
              <table:table-cell office:value-type="float" office:value="10293">
                <text:p>10293</text:p>
              </table:table-cell>
              <table:table-cell office:value-type="float" office:value="17080">
                <text:p>17080</text:p>
              </table:table-cell>
              <table:table-cell office:value-type="float" office:value="11359">
                <text:p>11359</text:p>
              </table:table-cell>
              <table:table-cell office:value-type="float" office:value="15935">
                <text:p>15935</text:p>
              </table:table-cell>
              <table:table-cell office:value-type="float" office:value="21857">
                <text:p>218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511">
                <text:p>8511</text:p>
              </table:table-cell>
              <table:table-cell office:value-type="float" office:value="10492">
                <text:p>10492</text:p>
              </table:table-cell>
              <table:table-cell office:value-type="float" office:value="17438">
                <text:p>17438</text:p>
              </table:table-cell>
              <table:table-cell office:value-type="float" office:value="11588">
                <text:p>11588</text:p>
              </table:table-cell>
              <table:table-cell office:value-type="float" office:value="16260">
                <text:p>16260</text:p>
              </table:table-cell>
              <table:table-cell office:value-type="float" office:value="22321">
                <text:p>223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716">
                <text:p>8716</text:p>
              </table:table-cell>
              <table:table-cell office:value-type="float" office:value="10705">
                <text:p>10705</text:p>
              </table:table-cell>
              <table:table-cell office:value-type="float" office:value="17799">
                <text:p>17799</text:p>
              </table:table-cell>
              <table:table-cell office:value-type="float" office:value="11820">
                <text:p>11820</text:p>
              </table:table-cell>
              <table:table-cell office:value-type="float" office:value="16601">
                <text:p>16601</text:p>
              </table:table-cell>
              <table:table-cell office:value-type="float" office:value="22788">
                <text:p>227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887">
                <text:p>8887</text:p>
              </table:table-cell>
              <table:table-cell office:value-type="float" office:value="10909">
                <text:p>10909</text:p>
              </table:table-cell>
              <table:table-cell office:value-type="float" office:value="18166">
                <text:p>18166</text:p>
              </table:table-cell>
              <table:table-cell office:value-type="float" office:value="12058">
                <text:p>12058</text:p>
              </table:table-cell>
              <table:table-cell office:value-type="float" office:value="16934">
                <text:p>16934</text:p>
              </table:table-cell>
              <table:table-cell office:value-type="float" office:value="23261">
                <text:p>232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038">
                <text:p>9038</text:p>
              </table:table-cell>
              <table:table-cell office:value-type="float" office:value="11097">
                <text:p>11097</text:p>
              </table:table-cell>
              <table:table-cell office:value-type="float" office:value="18508">
                <text:p>18508</text:p>
              </table:table-cell>
              <table:table-cell office:value-type="float" office:value="12271">
                <text:p>12271</text:p>
              </table:table-cell>
              <table:table-cell office:value-type="float" office:value="17250">
                <text:p>17250</text:p>
              </table:table-cell>
              <table:table-cell office:value-type="float" office:value="23709">
                <text:p>237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231">
                <text:p>9231</text:p>
              </table:table-cell>
              <table:table-cell office:value-type="float" office:value="11357">
                <text:p>11357</text:p>
              </table:table-cell>
              <table:table-cell office:value-type="float" office:value="18935">
                <text:p>18935</text:p>
              </table:table-cell>
              <table:table-cell office:value-type="float" office:value="12569">
                <text:p>12569</text:p>
              </table:table-cell>
              <table:table-cell office:value-type="float" office:value="17646">
                <text:p>17646</text:p>
              </table:table-cell>
              <table:table-cell office:value-type="float" office:value="24242">
                <text:p>242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365">
                <text:p>9365</text:p>
              </table:table-cell>
              <table:table-cell office:value-type="float" office:value="11580">
                <text:p>11580</text:p>
              </table:table-cell>
              <table:table-cell office:value-type="float" office:value="19309">
                <text:p>19309</text:p>
              </table:table-cell>
              <table:table-cell office:value-type="float" office:value="12814">
                <text:p>12814</text:p>
              </table:table-cell>
              <table:table-cell office:value-type="float" office:value="18010">
                <text:p>18010</text:p>
              </table:table-cell>
              <table:table-cell office:value-type="float" office:value="24722">
                <text:p>247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608">
                <text:p>9608</text:p>
              </table:table-cell>
              <table:table-cell office:value-type="float" office:value="11789">
                <text:p>11789</text:p>
              </table:table-cell>
              <table:table-cell office:value-type="float" office:value="19687">
                <text:p>19687</text:p>
              </table:table-cell>
              <table:table-cell office:value-type="float" office:value="13063">
                <text:p>13063</text:p>
              </table:table-cell>
              <table:table-cell office:value-type="float" office:value="18351">
                <text:p>18351</text:p>
              </table:table-cell>
              <table:table-cell office:value-type="float" office:value="25206">
                <text:p>252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773">
                <text:p>9773</text:p>
              </table:table-cell>
              <table:table-cell office:value-type="float" office:value="12014">
                <text:p>12014</text:p>
              </table:table-cell>
              <table:table-cell office:value-type="float" office:value="20051">
                <text:p>20051</text:p>
              </table:table-cell>
              <table:table-cell office:value-type="float" office:value="13298">
                <text:p>13298</text:p>
              </table:table-cell>
              <table:table-cell office:value-type="float" office:value="18696">
                <text:p>18696</text:p>
              </table:table-cell>
              <table:table-cell office:value-type="float" office:value="25676">
                <text:p>256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895">
                <text:p>9895</text:p>
              </table:table-cell>
              <table:table-cell office:value-type="float" office:value="12185">
                <text:p>12185</text:p>
              </table:table-cell>
              <table:table-cell office:value-type="float" office:value="20401">
                <text:p>20401</text:p>
              </table:table-cell>
              <table:table-cell office:value-type="float" office:value="13519">
                <text:p>13519</text:p>
              </table:table-cell>
              <table:table-cell office:value-type="float" office:value="19019">
                <text:p>19019</text:p>
              </table:table-cell>
              <table:table-cell office:value-type="float" office:value="26132">
                <text:p>261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176">
                <text:p>10176</text:p>
              </table:table-cell>
              <table:table-cell office:value-type="float" office:value="12470">
                <text:p>12470</text:p>
              </table:table-cell>
              <table:table-cell office:value-type="float" office:value="20855">
                <text:p>20855</text:p>
              </table:table-cell>
              <table:table-cell office:value-type="float" office:value="13844">
                <text:p>13844</text:p>
              </table:table-cell>
              <table:table-cell office:value-type="float" office:value="19430">
                <text:p>19430</text:p>
              </table:table-cell>
              <table:table-cell office:value-type="float" office:value="26692">
                <text:p>266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429">
                <text:p>10429</text:p>
              </table:table-cell>
              <table:table-cell office:value-type="float" office:value="12707">
                <text:p>12707</text:p>
              </table:table-cell>
              <table:table-cell office:value-type="float" office:value="21240">
                <text:p>21240</text:p>
              </table:table-cell>
              <table:table-cell office:value-type="float" office:value="14100">
                <text:p>14100</text:p>
              </table:table-cell>
              <table:table-cell office:value-type="float" office:value="19805">
                <text:p>19805</text:p>
              </table:table-cell>
              <table:table-cell office:value-type="float" office:value="27183">
                <text:p>271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547">
                <text:p>10547</text:p>
              </table:table-cell>
              <table:table-cell office:value-type="float" office:value="12881">
                <text:p>12881</text:p>
              </table:table-cell>
              <table:table-cell office:value-type="float" office:value="21574">
                <text:p>21574</text:p>
              </table:table-cell>
              <table:table-cell office:value-type="float" office:value="14305">
                <text:p>14305</text:p>
              </table:table-cell>
              <table:table-cell office:value-type="float" office:value="20112">
                <text:p>20112</text:p>
              </table:table-cell>
              <table:table-cell office:value-type="float" office:value="27623">
                <text:p>276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766">
                <text:p>10766</text:p>
              </table:table-cell>
              <table:table-cell office:value-type="float" office:value="13098">
                <text:p>13098</text:p>
              </table:table-cell>
              <table:table-cell office:value-type="float" office:value="21979">
                <text:p>21979</text:p>
              </table:table-cell>
              <table:table-cell office:value-type="float" office:value="14581">
                <text:p>14581</text:p>
              </table:table-cell>
              <table:table-cell office:value-type="float" office:value="20464">
                <text:p>20464</text:p>
              </table:table-cell>
              <table:table-cell office:value-type="float" office:value="28134">
                <text:p>281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955">
                <text:p>10955</text:p>
              </table:table-cell>
              <table:table-cell office:value-type="float" office:value="13386">
                <text:p>13386</text:p>
              </table:table-cell>
              <table:table-cell office:value-type="float" office:value="22394">
                <text:p>22394</text:p>
              </table:table-cell>
              <table:table-cell office:value-type="float" office:value="14867">
                <text:p>14867</text:p>
              </table:table-cell>
              <table:table-cell office:value-type="float" office:value="20875">
                <text:p>20875</text:p>
              </table:table-cell>
              <table:table-cell office:value-type="float" office:value="28655">
                <text:p>286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117">
                <text:p>11117</text:p>
              </table:table-cell>
              <table:table-cell office:value-type="float" office:value="13532">
                <text:p>13532</text:p>
              </table:table-cell>
              <table:table-cell office:value-type="float" office:value="22716">
                <text:p>22716</text:p>
              </table:table-cell>
              <table:table-cell office:value-type="float" office:value="15060">
                <text:p>15060</text:p>
              </table:table-cell>
              <table:table-cell office:value-type="float" office:value="21158">
                <text:p>21158</text:p>
              </table:table-cell>
              <table:table-cell office:value-type="float" office:value="29083">
                <text:p>290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363">
                <text:p>11363</text:p>
              </table:table-cell>
              <table:table-cell office:value-type="float" office:value="13790">
                <text:p>13790</text:p>
              </table:table-cell>
              <table:table-cell office:value-type="float" office:value="23109">
                <text:p>23109</text:p>
              </table:table-cell>
              <table:table-cell office:value-type="float" office:value="15324">
                <text:p>15324</text:p>
              </table:table-cell>
              <table:table-cell office:value-type="float" office:value="21540">
                <text:p>21540</text:p>
              </table:table-cell>
              <table:table-cell office:value-type="float" office:value="29582">
                <text:p>295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541">
                <text:p>11541</text:p>
              </table:table-cell>
              <table:table-cell office:value-type="float" office:value="14064">
                <text:p>14064</text:p>
              </table:table-cell>
              <table:table-cell office:value-type="float" office:value="23524">
                <text:p>23524</text:p>
              </table:table-cell>
              <table:table-cell office:value-type="float" office:value="15610">
                <text:p>15610</text:p>
              </table:table-cell>
              <table:table-cell office:value-type="float" office:value="21937">
                <text:p>21937</text:p>
              </table:table-cell>
              <table:table-cell office:value-type="float" office:value="30103">
                <text:p>301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669">
                <text:p>11669</text:p>
              </table:table-cell>
              <table:table-cell office:value-type="float" office:value="14223">
                <text:p>14223</text:p>
              </table:table-cell>
              <table:table-cell office:value-type="float" office:value="23872">
                <text:p>23872</text:p>
              </table:table-cell>
              <table:table-cell office:value-type="float" office:value="15829">
                <text:p>15829</text:p>
              </table:table-cell>
              <table:table-cell office:value-type="float" office:value="22246">
                <text:p>22246</text:p>
              </table:table-cell>
              <table:table-cell office:value-type="float" office:value="30557">
                <text:p>305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887">
                <text:p>11887</text:p>
              </table:table-cell>
              <table:table-cell office:value-type="float" office:value="14451">
                <text:p>14451</text:p>
              </table:table-cell>
              <table:table-cell office:value-type="float" office:value="24280">
                <text:p>24280</text:p>
              </table:table-cell>
              <table:table-cell office:value-type="float" office:value="16108">
                <text:p>16108</text:p>
              </table:table-cell>
              <table:table-cell office:value-type="float" office:value="22612">
                <text:p>22612</text:p>
              </table:table-cell>
              <table:table-cell office:value-type="float" office:value="31071">
                <text:p>310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047">
                <text:p>12047</text:p>
              </table:table-cell>
              <table:table-cell office:value-type="float" office:value="14669">
                <text:p>14669</text:p>
              </table:table-cell>
              <table:table-cell office:value-type="float" office:value="24618">
                <text:p>24618</text:p>
              </table:table-cell>
              <table:table-cell office:value-type="float" office:value="16317">
                <text:p>16317</text:p>
              </table:table-cell>
              <table:table-cell office:value-type="float" office:value="22933">
                <text:p>22933</text:p>
              </table:table-cell>
              <table:table-cell office:value-type="float" office:value="31515">
                <text:p>315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250">
                <text:p>12250</text:p>
              </table:table-cell>
              <table:table-cell office:value-type="float" office:value="14888">
                <text:p>14888</text:p>
              </table:table-cell>
              <table:table-cell office:value-type="float" office:value="25041">
                <text:p>25041</text:p>
              </table:table-cell>
              <table:table-cell office:value-type="float" office:value="16611">
                <text:p>16611</text:p>
              </table:table-cell>
              <table:table-cell office:value-type="float" office:value="23318">
                <text:p>23318</text:p>
              </table:table-cell>
              <table:table-cell office:value-type="float" office:value="32044">
                <text:p>320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485">
                <text:p>12485</text:p>
              </table:table-cell>
              <table:table-cell office:value-type="float" office:value="15154">
                <text:p>15154</text:p>
              </table:table-cell>
              <table:table-cell office:value-type="float" office:value="25475">
                <text:p>25475</text:p>
              </table:table-cell>
              <table:table-cell office:value-type="float" office:value="16916">
                <text:p>16916</text:p>
              </table:table-cell>
              <table:table-cell office:value-type="float" office:value="23724">
                <text:p>23724</text:p>
              </table:table-cell>
              <table:table-cell office:value-type="float" office:value="32584">
                <text:p>325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646">
                <text:p>12646</text:p>
              </table:table-cell>
              <table:table-cell office:value-type="float" office:value="15365">
                <text:p>15365</text:p>
              </table:table-cell>
              <table:table-cell office:value-type="float" office:value="25805">
                <text:p>25805</text:p>
              </table:table-cell>
              <table:table-cell office:value-type="float" office:value="17117">
                <text:p>17117</text:p>
              </table:table-cell>
              <table:table-cell office:value-type="float" office:value="24046">
                <text:p>24046</text:p>
              </table:table-cell>
              <table:table-cell office:value-type="float" office:value="33020">
                <text:p>3302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757">
                <text:p>12757</text:p>
              </table:table-cell>
              <table:table-cell office:value-type="float" office:value="15521">
                <text:p>15521</text:p>
              </table:table-cell>
              <table:table-cell office:value-type="float" office:value="26145">
                <text:p>26145</text:p>
              </table:table-cell>
              <table:table-cell office:value-type="float" office:value="17328">
                <text:p>17328</text:p>
              </table:table-cell>
              <table:table-cell office:value-type="float" office:value="24338">
                <text:p>24338</text:p>
              </table:table-cell>
              <table:table-cell office:value-type="float" office:value="33466">
                <text:p>334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973">
                <text:p>12973</text:p>
              </table:table-cell>
              <table:table-cell office:value-type="float" office:value="15764">
                <text:p>15764</text:p>
              </table:table-cell>
              <table:table-cell office:value-type="float" office:value="26545">
                <text:p>26545</text:p>
              </table:table-cell>
              <table:table-cell office:value-type="float" office:value="17599">
                <text:p>17599</text:p>
              </table:table-cell>
              <table:table-cell office:value-type="float" office:value="24734">
                <text:p>24734</text:p>
              </table:table-cell>
              <table:table-cell office:value-type="float" office:value="33972">
                <text:p>339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247">
                <text:p>13247</text:p>
              </table:table-cell>
              <table:table-cell office:value-type="float" office:value="16043">
                <text:p>16043</text:p>
              </table:table-cell>
              <table:table-cell office:value-type="float" office:value="26983">
                <text:p>26983</text:p>
              </table:table-cell>
              <table:table-cell office:value-type="float" office:value="17908">
                <text:p>17908</text:p>
              </table:table-cell>
              <table:table-cell office:value-type="float" office:value="25122">
                <text:p>25122</text:p>
              </table:table-cell>
              <table:table-cell office:value-type="float" office:value="34516">
                <text:p>345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407">
                <text:p>13407</text:p>
              </table:table-cell>
              <table:table-cell office:value-type="float" office:value="16262">
                <text:p>16262</text:p>
              </table:table-cell>
              <table:table-cell office:value-type="float" office:value="27359">
                <text:p>27359</text:p>
              </table:table-cell>
              <table:table-cell office:value-type="float" office:value="18155">
                <text:p>18155</text:p>
              </table:table-cell>
              <table:table-cell office:value-type="float" office:value="25478">
                <text:p>25478</text:p>
              </table:table-cell>
              <table:table-cell office:value-type="float" office:value="34998">
                <text:p>349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513">
                <text:p>13513</text:p>
              </table:table-cell>
              <table:table-cell office:value-type="float" office:value="16444">
                <text:p>16444</text:p>
              </table:table-cell>
              <table:table-cell office:value-type="float" office:value="27669">
                <text:p>27669</text:p>
              </table:table-cell>
              <table:table-cell office:value-type="float" office:value="18336">
                <text:p>18336</text:p>
              </table:table-cell>
              <table:table-cell office:value-type="float" office:value="25789">
                <text:p>25789</text:p>
              </table:table-cell>
              <table:table-cell office:value-type="float" office:value="35414">
                <text:p>354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806">
                <text:p>13806</text:p>
              </table:table-cell>
              <table:table-cell office:value-type="float" office:value="16694">
                <text:p>16694</text:p>
              </table:table-cell>
              <table:table-cell office:value-type="float" office:value="28123">
                <text:p>28123</text:p>
              </table:table-cell>
              <table:table-cell office:value-type="float" office:value="18661">
                <text:p>18661</text:p>
              </table:table-cell>
              <table:table-cell office:value-type="float" office:value="26184">
                <text:p>26184</text:p>
              </table:table-cell>
              <table:table-cell office:value-type="float" office:value="35974">
                <text:p>359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969">
                <text:p>13969</text:p>
              </table:table-cell>
              <table:table-cell office:value-type="float" office:value="16908">
                <text:p>16908</text:p>
              </table:table-cell>
              <table:table-cell office:value-type="float" office:value="28489">
                <text:p>28489</text:p>
              </table:table-cell>
              <table:table-cell office:value-type="float" office:value="18898">
                <text:p>18898</text:p>
              </table:table-cell>
              <table:table-cell office:value-type="float" office:value="26509">
                <text:p>26509</text:p>
              </table:table-cell>
              <table:table-cell office:value-type="float" office:value="36446">
                <text:p>364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158">
                <text:p>14158</text:p>
              </table:table-cell>
              <table:table-cell office:value-type="float" office:value="17140">
                <text:p>17140</text:p>
              </table:table-cell>
              <table:table-cell office:value-type="float" office:value="28873">
                <text:p>28873</text:p>
              </table:table-cell>
              <table:table-cell office:value-type="float" office:value="19153">
                <text:p>19153</text:p>
              </table:table-cell>
              <table:table-cell office:value-type="float" office:value="26887">
                <text:p>26887</text:p>
              </table:table-cell>
              <table:table-cell office:value-type="float" office:value="36936">
                <text:p>369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311">
                <text:p>14311</text:p>
              </table:table-cell>
              <table:table-cell office:value-type="float" office:value="17311">
                <text:p>17311</text:p>
              </table:table-cell>
              <table:table-cell office:value-type="float" office:value="29193">
                <text:p>29193</text:p>
              </table:table-cell>
              <table:table-cell office:value-type="float" office:value="19344">
                <text:p>19344</text:p>
              </table:table-cell>
              <table:table-cell office:value-type="float" office:value="27169">
                <text:p>27169</text:p>
              </table:table-cell>
              <table:table-cell office:value-type="float" office:value="37362">
                <text:p>373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587">
                <text:p>14587</text:p>
              </table:table-cell>
              <table:table-cell office:value-type="float" office:value="17602">
                <text:p>17602</text:p>
              </table:table-cell>
              <table:table-cell office:value-type="float" office:value="29634">
                <text:p>29634</text:p>
              </table:table-cell>
              <table:table-cell office:value-type="float" office:value="19656">
                <text:p>19656</text:p>
              </table:table-cell>
              <table:table-cell office:value-type="float" office:value="27610">
                <text:p>27610</text:p>
              </table:table-cell>
              <table:table-cell office:value-type="float" office:value="37909">
                <text:p>379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743">
                <text:p>14743</text:p>
              </table:table-cell>
              <table:table-cell office:value-type="float" office:value="17836">
                <text:p>17836</text:p>
              </table:table-cell>
              <table:table-cell office:value-type="float" office:value="30021">
                <text:p>30021</text:p>
              </table:table-cell>
              <table:table-cell office:value-type="float" office:value="19914">
                <text:p>19914</text:p>
              </table:table-cell>
              <table:table-cell office:value-type="float" office:value="27985">
                <text:p>27985</text:p>
              </table:table-cell>
              <table:table-cell office:value-type="float" office:value="38402">
                <text:p>384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915">
                <text:p>14915</text:p>
              </table:table-cell>
              <table:table-cell office:value-type="float" office:value="18025">
                <text:p>18025</text:p>
              </table:table-cell>
              <table:table-cell office:value-type="float" office:value="30378">
                <text:p>30378</text:p>
              </table:table-cell>
              <table:table-cell office:value-type="float" office:value="20142">
                <text:p>20142</text:p>
              </table:table-cell>
              <table:table-cell office:value-type="float" office:value="28319">
                <text:p>28319</text:p>
              </table:table-cell>
              <table:table-cell office:value-type="float" office:value="38865">
                <text:p>388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996">
                <text:p>14996</text:p>
              </table:table-cell>
              <table:table-cell office:value-type="float" office:value="18214">
                <text:p>18214</text:p>
              </table:table-cell>
              <table:table-cell office:value-type="float" office:value="30718">
                <text:p>30718</text:p>
              </table:table-cell>
              <table:table-cell office:value-type="float" office:value="20353">
                <text:p>20353</text:p>
              </table:table-cell>
              <table:table-cell office:value-type="float" office:value="28618">
                <text:p>28618</text:p>
              </table:table-cell>
              <table:table-cell office:value-type="float" office:value="39311">
                <text:p>393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430">
                <text:p>15430</text:p>
              </table:table-cell>
              <table:table-cell office:value-type="float" office:value="18488">
                <text:p>18488</text:p>
              </table:table-cell>
              <table:table-cell office:value-type="float" office:value="31192">
                <text:p>31192</text:p>
              </table:table-cell>
              <table:table-cell office:value-type="float" office:value="20698">
                <text:p>20698</text:p>
              </table:table-cell>
              <table:table-cell office:value-type="float" office:value="29048">
                <text:p>29048</text:p>
              </table:table-cell>
              <table:table-cell office:value-type="float" office:value="39891">
                <text:p>3989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532">
                <text:p>15532</text:p>
              </table:table-cell>
              <table:table-cell office:value-type="float" office:value="18709">
                <text:p>18709</text:p>
              </table:table-cell>
              <table:table-cell office:value-type="float" office:value="31531">
                <text:p>31531</text:p>
              </table:table-cell>
              <table:table-cell office:value-type="float" office:value="20908">
                <text:p>20908</text:p>
              </table:table-cell>
              <table:table-cell office:value-type="float" office:value="29368">
                <text:p>29368</text:p>
              </table:table-cell>
              <table:table-cell office:value-type="float" office:value="40336">
                <text:p>403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661">
                <text:p>15661</text:p>
              </table:table-cell>
              <table:table-cell office:value-type="float" office:value="18874">
                <text:p>18874</text:p>
              </table:table-cell>
              <table:table-cell office:value-type="float" office:value="31884">
                <text:p>31884</text:p>
              </table:table-cell>
              <table:table-cell office:value-type="float" office:value="21132">
                <text:p>21132</text:p>
              </table:table-cell>
              <table:table-cell office:value-type="float" office:value="29663">
                <text:p>29663</text:p>
              </table:table-cell>
              <table:table-cell office:value-type="float" office:value="40795">
                <text:p>407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874">
                <text:p>15874</text:p>
              </table:table-cell>
              <table:table-cell office:value-type="float" office:value="19130">
                <text:p>19130</text:p>
              </table:table-cell>
              <table:table-cell office:value-type="float" office:value="32312">
                <text:p>32312</text:p>
              </table:table-cell>
              <table:table-cell office:value-type="float" office:value="21431">
                <text:p>21431</text:p>
              </table:table-cell>
              <table:table-cell office:value-type="float" office:value="30088">
                <text:p>30088</text:p>
              </table:table-cell>
              <table:table-cell office:value-type="float" office:value="41329">
                <text:p>413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972">
                <text:p>15972</text:p>
              </table:table-cell>
              <table:table-cell office:value-type="float" office:value="19294">
                <text:p>19294</text:p>
              </table:table-cell>
              <table:table-cell office:value-type="float" office:value="32618">
                <text:p>32618</text:p>
              </table:table-cell>
              <table:table-cell office:value-type="float" office:value="21608">
                <text:p>21608</text:p>
              </table:table-cell>
              <table:table-cell office:value-type="float" office:value="30373">
                <text:p>30373</text:p>
              </table:table-cell>
              <table:table-cell office:value-type="float" office:value="41741">
                <text:p>4174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107">
                <text:p>16107</text:p>
              </table:table-cell>
              <table:table-cell office:value-type="float" office:value="19562">
                <text:p>19562</text:p>
              </table:table-cell>
              <table:table-cell office:value-type="float" office:value="33035">
                <text:p>33035</text:p>
              </table:table-cell>
              <table:table-cell office:value-type="float" office:value="21896">
                <text:p>21896</text:p>
              </table:table-cell>
              <table:table-cell office:value-type="float" office:value="30771">
                <text:p>30771</text:p>
              </table:table-cell>
              <table:table-cell office:value-type="float" office:value="42264">
                <text:p>422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387">
                <text:p>16387</text:p>
              </table:table-cell>
              <table:table-cell office:value-type="float" office:value="19794">
                <text:p>19794</text:p>
              </table:table-cell>
              <table:table-cell office:value-type="float" office:value="33427">
                <text:p>33427</text:p>
              </table:table-cell>
              <table:table-cell office:value-type="float" office:value="22159">
                <text:p>22159</text:p>
              </table:table-cell>
              <table:table-cell office:value-type="float" office:value="31154">
                <text:p>31154</text:p>
              </table:table-cell>
              <table:table-cell office:value-type="float" office:value="42762">
                <text:p>427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556">
                <text:p>16556</text:p>
              </table:table-cell>
              <table:table-cell office:value-type="float" office:value="20002">
                <text:p>20002</text:p>
              </table:table-cell>
              <table:table-cell office:value-type="float" office:value="33779">
                <text:p>33779</text:p>
              </table:table-cell>
              <table:table-cell office:value-type="float" office:value="22382">
                <text:p>22382</text:p>
              </table:table-cell>
              <table:table-cell office:value-type="float" office:value="31475">
                <text:p>31475</text:p>
              </table:table-cell>
              <table:table-cell office:value-type="float" office:value="43220">
                <text:p>4322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804">
                <text:p>16804</text:p>
              </table:table-cell>
              <table:table-cell office:value-type="float" office:value="20198">
                <text:p>20198</text:p>
              </table:table-cell>
              <table:table-cell office:value-type="float" office:value="34193">
                <text:p>34193</text:p>
              </table:table-cell>
              <table:table-cell office:value-type="float" office:value="22667">
                <text:p>22667</text:p>
              </table:table-cell>
              <table:table-cell office:value-type="float" office:value="31803">
                <text:p>31803</text:p>
              </table:table-cell>
              <table:table-cell office:value-type="float" office:value="43740">
                <text:p>4374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6917">
                <text:p>16917</text:p>
              </table:table-cell>
              <table:table-cell office:value-type="float" office:value="20478">
                <text:p>20478</text:p>
              </table:table-cell>
              <table:table-cell office:value-type="float" office:value="34553">
                <text:p>34553</text:p>
              </table:table-cell>
              <table:table-cell office:value-type="float" office:value="22898">
                <text:p>22898</text:p>
              </table:table-cell>
              <table:table-cell office:value-type="float" office:value="32196">
                <text:p>32196</text:p>
              </table:table-cell>
              <table:table-cell office:value-type="float" office:value="44206">
                <text:p>442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245">
                <text:p>17245</text:p>
              </table:table-cell>
              <table:table-cell office:value-type="float" office:value="20728">
                <text:p>20728</text:p>
              </table:table-cell>
              <table:table-cell office:value-type="float" office:value="35012">
                <text:p>35012</text:p>
              </table:table-cell>
              <table:table-cell office:value-type="float" office:value="23228">
                <text:p>23228</text:p>
              </table:table-cell>
              <table:table-cell office:value-type="float" office:value="32577">
                <text:p>32577</text:p>
              </table:table-cell>
              <table:table-cell office:value-type="float" office:value="44771">
                <text:p>447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7250">
                <text:p>17250</text:p>
              </table:table-cell>
              <table:table-cell office:value-type="float" office:value="20853">
                <text:p>20853</text:p>
              </table:table-cell>
              <table:table-cell office:value-type="float" office:value="35283">
                <text:p>35283</text:p>
              </table:table-cell>
              <table:table-cell office:value-type="float" office:value="23370">
                <text:p>23370</text:p>
              </table:table-cell>
              <table:table-cell office:value-type="float" office:value="32849">
                <text:p>32849</text:p>
              </table:table-cell>
              <table:table-cell office:value-type="float" office:value="45148">
                <text:p>451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7498">
                <text:p>17498</text:p>
              </table:table-cell>
              <table:table-cell office:value-type="float" office:value="21093">
                <text:p>21093</text:p>
              </table:table-cell>
              <table:table-cell office:value-type="float" office:value="35661">
                <text:p>35661</text:p>
              </table:table-cell>
              <table:table-cell office:value-type="float" office:value="23619">
                <text:p>23619</text:p>
              </table:table-cell>
              <table:table-cell office:value-type="float" office:value="33202">
                <text:p>33202</text:p>
              </table:table-cell>
              <table:table-cell office:value-type="float" office:value="45632">
                <text:p>456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7755">
                <text:p>17755</text:p>
              </table:table-cell>
              <table:table-cell office:value-type="float" office:value="21333">
                <text:p>21333</text:p>
              </table:table-cell>
              <table:table-cell office:value-type="float" office:value="36112">
                <text:p>36112</text:p>
              </table:table-cell>
              <table:table-cell office:value-type="float" office:value="23941">
                <text:p>23941</text:p>
              </table:table-cell>
              <table:table-cell office:value-type="float" office:value="33603">
                <text:p>33603</text:p>
              </table:table-cell>
              <table:table-cell office:value-type="float" office:value="46189">
                <text:p>461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7985">
                <text:p>17985</text:p>
              </table:table-cell>
              <table:table-cell office:value-type="float" office:value="21559">
                <text:p>21559</text:p>
              </table:table-cell>
              <table:table-cell office:value-type="float" office:value="36436">
                <text:p>36436</text:p>
              </table:table-cell>
              <table:table-cell office:value-type="float" office:value="24136">
                <text:p>24136</text:p>
              </table:table-cell>
              <table:table-cell office:value-type="float" office:value="33928">
                <text:p>33928</text:p>
              </table:table-cell>
              <table:table-cell office:value-type="float" office:value="46619">
                <text:p>466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086">
                <text:p>18086</text:p>
              </table:table-cell>
              <table:table-cell office:value-type="float" office:value="21758">
                <text:p>21758</text:p>
              </table:table-cell>
              <table:table-cell office:value-type="float" office:value="36805">
                <text:p>36805</text:p>
              </table:table-cell>
              <table:table-cell office:value-type="float" office:value="24376">
                <text:p>24376</text:p>
              </table:table-cell>
              <table:table-cell office:value-type="float" office:value="34253">
                <text:p>34253</text:p>
              </table:table-cell>
              <table:table-cell office:value-type="float" office:value="47094">
                <text:p>470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231">
                <text:p>18231</text:p>
              </table:table-cell>
              <table:table-cell office:value-type="float" office:value="21991">
                <text:p>21991</text:p>
              </table:table-cell>
              <table:table-cell office:value-type="float" office:value="37206">
                <text:p>37206</text:p>
              </table:table-cell>
              <table:table-cell office:value-type="float" office:value="24648">
                <text:p>24648</text:p>
              </table:table-cell>
              <table:table-cell office:value-type="float" office:value="34648">
                <text:p>34648</text:p>
              </table:table-cell>
              <table:table-cell office:value-type="float" office:value="47601">
                <text:p>476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8569">
                <text:p>18569</text:p>
              </table:table-cell>
              <table:table-cell office:value-type="float" office:value="22259">
                <text:p>22259</text:p>
              </table:table-cell>
              <table:table-cell office:value-type="float" office:value="37636">
                <text:p>37636</text:p>
              </table:table-cell>
              <table:table-cell office:value-type="float" office:value="24949">
                <text:p>24949</text:p>
              </table:table-cell>
              <table:table-cell office:value-type="float" office:value="35048">
                <text:p>35048</text:p>
              </table:table-cell>
              <table:table-cell office:value-type="float" office:value="48137">
                <text:p>481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8651">
                <text:p>18651</text:p>
              </table:table-cell>
              <table:table-cell office:value-type="float" office:value="22475">
                <text:p>22475</text:p>
              </table:table-cell>
              <table:table-cell office:value-type="float" office:value="37985">
                <text:p>37985</text:p>
              </table:table-cell>
              <table:table-cell office:value-type="float" office:value="25169">
                <text:p>25169</text:p>
              </table:table-cell>
              <table:table-cell office:value-type="float" office:value="35366">
                <text:p>35366</text:p>
              </table:table-cell>
              <table:table-cell office:value-type="float" office:value="48592">
                <text:p>48592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0pt" fo:font-weight="bold" style:font-family-asian="'MS Gothic'" style:font-pitch-asian="variable" style:font-size-asian="31pt" style:font-family-complex="Tahoma" style:font-pitch-complex="variable" style:font-size-complex="31pt"/>
    </style:style>
    <style:style style:name="ch3" style:family="chart">
      <style:graphic-properties draw:fill="solid" draw:fill-color="#d9d9d9"/>
      <style:text-properties fo:font-family="Tahoma" style:font-style-name="Regular" style:font-family-generic="swiss" style:font-pitch="variable" fo:font-size="10pt" style:font-family-asian="'MS Gothic'" style:font-pitch-asian="variable" style:font-size-asian="14.3000001907349pt" style:font-family-complex="Tahoma" style:font-pitch-complex="variable" style:font-size-complex="14.3000001907349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.5pt" style:font-family-asian="'MS Gothic'" style:font-pitch-asian="variable" style:font-size-asian="18.3999996185303pt" style:font-family-complex="Tahoma" style:font-pitch-complex="variable" style:font-size-complex="18.3999996185303pt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.5pt" style:font-family-asian="'MS Gothic'" style:font-pitch-asian="variable" style:font-size-asian="18.3999996185303pt" style:font-family-complex="Tahoma" style:font-pitch-complex="variable" style:font-size-complex="18.3999996185303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width="0.051cm" svg:stroke-color="#0000ff" draw:marker-start-width="0.279cm" draw:marker-end-width="0.279cm" draw:fill-color="#9999ff"/>
      <style:text-properties fo:font-family="Arial" style:font-family-generic="swiss" style:font-pitch="variable" fo:font-size="15.8000001907349pt" style:font-family-asian="'MS Gothic'" style:font-pitch-asian="variable" style:font-size-asian="15.8000001907349pt" style:font-family-complex="Tahoma" style:font-pitch-complex="variable" style:font-size-complex="15.8000001907349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51cm" svg:stroke-color="#008000" draw:marker-start-width="0.279cm" draw:marker-end-width="0.279cm" draw:fill-color="#993366"/>
      <style:text-properties fo:font-family="Arial" style:font-family-generic="swiss" style:font-pitch="variable" fo:font-size="15.8000001907349pt" style:font-family-asian="'MS Gothic'" style:font-pitch-asian="variable" style:font-size-asian="15.8000001907349pt" style:font-family-complex="Tahoma" style:font-pitch-complex="variable" style:font-size-complex="15.8000001907349pt"/>
    </style:style>
    <style:style style:name="ch9" style:family="chart">
      <style:graphic-properties draw:stroke="none" draw:fill="none" draw:fill-color="#d9d9d9" draw:fill-image-width="0cm" draw:fill-image-height="0cm"/>
    </style:style>
    <style:style style:name="ch10" style:family="chart">
      <style:graphic-properties draw:stroke="none" draw:fill-color="#999999"/>
    </style:style>
  </office:automatic-styles>
  <office:body>
    <office:chart>
      <chart:chart svg:width="15.778cm" svg:height="16.682cm" chart:class="chart:line" chart:style-name="ch1">
        <chart:title svg:x="7.57cm" svg:y="0.332cm" chart:style-name="ch2">
          <text:p>%</text:p>
        </chart:title>
        <chart:legend chart:legend-position="bottom" svg:x="4.978cm" svg:y="16.009cm" chart:style-name="ch3"/>
        <chart:plot-area chart:style-name="ch4" table:cell-range-address="Data.$O$2:.$O$103 Data.$R$2:.$S$103" chart:data-source-has-labels="both" chart:table-number-list="0 0" svg:x="0.022cm" svg:y="0.16cm" svg:width="15.639cm" svg:height="15.785cm">
          <chart:axis chart:dimension="x" chart:name="primary-x" chart:style-name="ch5">
            <chart:categories table:cell-range-address="local-table.A2:.A102"/>
          </chart:axis>
          <chart:axis chart:dimension="y" chart:name="primary-y" chart:style-name="ch6"/>
          <chart:series chart:style-name="ch7">
            <chart:data-point chart:repeated="101"/>
          </chart:series>
          <chart:series chart:style-name="ch8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act XML %</text:p>
              </table:table-cell>
              <table:table-cell office:value-type="string">
                <text:p>Hessian %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-4.8951048951049">
                <text:p>-4.8951048951049</text:p>
              </table:table-cell>
              <table:table-cell office:value-type="float" office:value="-16.2790697674419">
                <text:p>-16.2790697674419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-16.9741697416974">
                <text:p>-16.9741697416974</text:p>
              </table:table-cell>
              <table:table-cell office:value-type="float" office:value="-7.45762711864407">
                <text:p>-7.4576271186440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4.2857142857143">
                <text:p>-14.2857142857143</text:p>
              </table:table-cell>
              <table:table-cell office:value-type="float" office:value="-6.21468926553672">
                <text:p>-6.214689265536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3.3689839572193">
                <text:p>-13.3689839572193</text:p>
              </table:table-cell>
              <table:table-cell office:value-type="float" office:value="-4.43349753694581">
                <text:p>-4.433497536945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0.3529411764706">
                <text:p>-10.3529411764706</text:p>
              </table:table-cell>
              <table:table-cell office:value-type="float" office:value="-1.29589632829374">
                <text:p>-1.295896328293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0">
                <text:p>-10</text:p>
              </table:table-cell>
              <table:table-cell office:value-type="float" office:value="0.564971751412429">
                <text:p>0.5649717514124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.82442748091603">
                <text:p>-7.82442748091603</text:p>
              </table:table-cell>
              <table:table-cell office:value-type="float" office:value="1.73913043478261">
                <text:p>1.739130434782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5.00894454382827">
                <text:p>-5.00894454382827</text:p>
              </table:table-cell>
              <table:table-cell office:value-type="float" office:value="0.844594594594595">
                <text:p>0.8445945945945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40456769983687">
                <text:p>-4.40456769983687</text:p>
              </table:table-cell>
              <table:table-cell office:value-type="float" office:value="4.047976011994">
                <text:p>4.0479760119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32766615146832">
                <text:p>-4.32766615146832</text:p>
              </table:table-cell>
              <table:table-cell office:value-type="float" office:value="1.88953488372093">
                <text:p>1.889534883720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.38095238095238">
                <text:p>-2.38095238095238</text:p>
              </table:table-cell>
              <table:table-cell office:value-type="float" office:value="4.97237569060774">
                <text:p>4.972375690607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22448979591837">
                <text:p>-1.22448979591837</text:p>
              </table:table-cell>
              <table:table-cell office:value-type="float" office:value="6.06060606060606">
                <text:p>6.060606060606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390625">
                <text:p>-0.390625</text:p>
              </table:table-cell>
              <table:table-cell office:value-type="float" office:value="5.74572127139364">
                <text:p>5.745721271393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2699386503067">
                <text:p>1.22699386503067</text:p>
              </table:table-cell>
              <table:table-cell office:value-type="float" office:value="4.50771055753262">
                <text:p>4.507710557532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5454545454545">
                <text:p>1.45454545454545</text:p>
              </table:table-cell>
              <table:table-cell office:value-type="float" office:value="5.68445475638051">
                <text:p>5.684454756380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83446712018141">
                <text:p>2.83446712018141</text:p>
              </table:table-cell>
              <table:table-cell office:value-type="float" office:value="6.64488017429194">
                <text:p>6.644880174291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40437158469945">
                <text:p>2.40437158469945</text:p>
              </table:table-cell>
              <table:table-cell office:value-type="float" office:value="6.88216892596455">
                <text:p>6.882168925964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18410041841004">
                <text:p>4.18410041841004</text:p>
              </table:table-cell>
              <table:table-cell office:value-type="float" office:value="5.85817060637205">
                <text:p>5.858170606372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56802383316783">
                <text:p>4.56802383316783</text:p>
              </table:table-cell>
              <table:table-cell office:value-type="float" office:value="6.15234375">
                <text:p>6.152343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20248328557784">
                <text:p>4.20248328557784</text:p>
              </table:table-cell>
              <table:table-cell office:value-type="float" office:value="5.64440263405456">
                <text:p>5.644402634054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56663560111836">
                <text:p>4.56663560111836</text:p>
              </table:table-cell>
              <table:table-cell office:value-type="float" office:value="6.14115490375802">
                <text:p>6.14115490375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30630630630631">
                <text:p>6.30630630630631</text:p>
              </table:table-cell>
              <table:table-cell office:value-type="float" office:value="6.6427289048474">
                <text:p>6.64272890484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31497418244406">
                <text:p>7.31497418244406</text:p>
              </table:table-cell>
              <table:table-cell office:value-type="float" office:value="8.41836734693877">
                <text:p>8.418367346938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26057529610829">
                <text:p>6.26057529610829</text:p>
              </table:table-cell>
              <table:table-cell office:value-type="float" office:value="7.51252086811352">
                <text:p>7.512520868113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68601798855274">
                <text:p>7.68601798855274</text:p>
              </table:table-cell>
              <table:table-cell office:value-type="float" office:value="8.36038961038961">
                <text:p>8.360389610389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80876494023904">
                <text:p>7.80876494023904</text:p>
              </table:table-cell>
              <table:table-cell office:value-type="float" office:value="7.80876494023904">
                <text:p>7.808764940239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.09090909090909">
                <text:p>9.09090909090909</text:p>
              </table:table-cell>
              <table:table-cell office:value-type="float" office:value="8.46153846153846">
                <text:p>8.461538461538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40148698884758">
                <text:p>8.40148698884758</text:p>
              </table:table-cell>
              <table:table-cell office:value-type="float" office:value="8.67309117865085">
                <text:p>8.673091178650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33908045977011">
                <text:p>9.33908045977011</text:p>
              </table:table-cell>
              <table:table-cell office:value-type="float" office:value="7.74853801169591">
                <text:p>7.748538011695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.59375">
                <text:p>8.59375</text:p>
              </table:table-cell>
              <table:table-cell office:value-type="float" office:value="8.52878464818763">
                <text:p>8.528784648187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89010989010989">
                <text:p>9.89010989010989</text:p>
              </table:table-cell>
              <table:table-cell office:value-type="float" office:value="8.63509749303621">
                <text:p>8.635097493036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95323981295925">
                <text:p>9.95323981295925</text:p>
              </table:table-cell>
              <table:table-cell office:value-type="float" office:value="7.79753761969904">
                <text:p>7.797537619699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6327462491846">
                <text:p>10.6327462491846</text:p>
              </table:table-cell>
              <table:table-cell office:value-type="float" office:value="9.33156849768365">
                <text:p>9.331568497683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.2547770700637">
                <text:p>10.2547770700637</text:p>
              </table:table-cell>
              <table:table-cell office:value-type="float" office:value="8.44704353476283">
                <text:p>8.447043534762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7647058823529">
                <text:p>11.7647058823529</text:p>
              </table:table-cell>
              <table:table-cell office:value-type="float" office:value="9.09090909090909">
                <text:p>9.090909090909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0906862745098">
                <text:p>11.0906862745098</text:p>
              </table:table-cell>
              <table:table-cell office:value-type="float" office:value="8.7994971715902">
                <text:p>8.79949717159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.3825983313468">
                <text:p>11.3825983313468</text:p>
              </table:table-cell>
              <table:table-cell office:value-type="float" office:value="8.99632802937576">
                <text:p>8.996328029375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.0458284371328">
                <text:p>11.0458284371328</text:p>
              </table:table-cell>
              <table:table-cell office:value-type="float" office:value="8.01944106925881">
                <text:p>8.019441069258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7002288329519">
                <text:p>12.7002288329519</text:p>
              </table:table-cell>
              <table:table-cell office:value-type="float" office:value="9.11256700416915">
                <text:p>9.112567004169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.5348189415042">
                <text:p>12.5348189415042</text:p>
              </table:table-cell>
              <table:table-cell office:value-type="float" office:value="8.24079485680888">
                <text:p>8.240794856808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.8036403750689">
                <text:p>11.8036403750689</text:p>
              </table:table-cell>
              <table:table-cell office:value-type="float" office:value="8.10344827586207">
                <text:p>8.103448275862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.7009646302251">
                <text:p>12.7009646302251</text:p>
              </table:table-cell>
              <table:table-cell office:value-type="float" office:value="8.99441340782123">
                <text:p>8.994413407821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.7358490566038">
                <text:p>12.7358490566038</text:p>
              </table:table-cell>
              <table:table-cell office:value-type="float" office:value="8.61690450054885">
                <text:p>8.616904500548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.477366255144">
                <text:p>13.477366255144</text:p>
              </table:table-cell>
              <table:table-cell office:value-type="float" office:value="9.1792656587473">
                <text:p>9.17926565874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.6340598073999">
                <text:p>13.6340598073999</text:p>
              </table:table-cell>
              <table:table-cell office:value-type="float" office:value="8.68167202572347">
                <text:p>8.681672025723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.9891250617894">
                <text:p>13.9891250617894</text:p>
              </table:table-cell>
              <table:table-cell office:value-type="float" office:value="8.51735015772871">
                <text:p>8.517350157728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.6806231742941">
                <text:p>13.6806231742941</text:p>
              </table:table-cell>
              <table:table-cell office:value-type="float" office:value="9.49464012251149">
                <text:p>9.494640122511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.2917466410749">
                <text:p>13.2917466410749</text:p>
              </table:table-cell>
              <table:table-cell office:value-type="float" office:value="8.13421453990849">
                <text:p>8.134214539908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.2117647058824">
                <text:p>14.2117647058824</text:p>
              </table:table-cell>
              <table:table-cell office:value-type="float" office:value="9.52853598014888">
                <text:p>9.528535980148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.682745825603">
                <text:p>13.682745825603</text:p>
              </table:table-cell>
              <table:table-cell office:value-type="float" office:value="8.72976949485042">
                <text:p>8.729769494850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.7931034482759">
                <text:p>13.7931034482759</text:p>
              </table:table-cell>
              <table:table-cell office:value-type="float" office:value="8.56592877767084">
                <text:p>8.565928777670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.7078651685393">
                <text:p>13.7078651685393</text:p>
              </table:table-cell>
              <table:table-cell office:value-type="float" office:value="9.47666195190948">
                <text:p>9.476661951909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.9891067538126">
                <text:p>14.9891067538126</text:p>
              </table:table-cell>
              <table:table-cell office:value-type="float" office:value="8.83177570093458">
                <text:p>8.831775700934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.6330872774642">
                <text:p>14.6330872774642</text:p>
              </table:table-cell>
              <table:table-cell office:value-type="float" office:value="9.65073529411765">
                <text:p>9.650735294117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.3518123667377">
                <text:p>15.3518123667377</text:p>
              </table:table-cell>
              <table:table-cell office:value-type="float" office:value="10.1809954751131">
                <text:p>10.18099547511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.9579831932773">
                <text:p>14.9579831932773</text:p>
              </table:table-cell>
              <table:table-cell office:value-type="float" office:value="8.78774222622803">
                <text:p>8.787742226228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.482546201232">
                <text:p>15.482546201232</text:p>
              </table:table-cell>
              <table:table-cell office:value-type="float" office:value="8.93805309734513">
                <text:p>8.938053097345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.4158215010142">
                <text:p>15.4158215010142</text:p>
              </table:table-cell>
              <table:table-cell office:value-type="float" office:value="8.39191564147627">
                <text:p>8.391915641476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.5394524959742">
                <text:p>15.5394524959742</text:p>
              </table:table-cell>
              <table:table-cell office:value-type="float" office:value="10.0728675525075">
                <text:p>10.07286755250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.8359375">
                <text:p>16.8359375</text:p>
              </table:table-cell>
              <table:table-cell office:value-type="float" office:value="10.1308569016463">
                <text:p>10.13085690164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.0749122122513">
                <text:p>16.0749122122513</text:p>
              </table:table-cell>
              <table:table-cell office:value-type="float" office:value="10.3002502085071">
                <text:p>10.30025020850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.1112804878049">
                <text:p>17.1112804878049</text:p>
              </table:table-cell>
              <table:table-cell office:value-type="float" office:value="10.3831891223733">
                <text:p>10.38318912237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.7485822306238">
                <text:p>16.7485822306238</text:p>
              </table:table-cell>
              <table:table-cell office:value-type="float" office:value="10.1957585644372">
                <text:p>10.19575856443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.4001487541837">
                <text:p>16.4001487541837</text:p>
              </table:table-cell>
              <table:table-cell office:value-type="float" office:value="9.39137444578799">
                <text:p>9.391374445787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.861741038771">
                <text:p>16.861741038771</text:p>
              </table:table-cell>
              <table:table-cell office:value-type="float" office:value="9.8015873015873">
                <text:p>9.80158730158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.3161711385062">
                <text:p>16.3161711385062</text:p>
              </table:table-cell>
              <table:table-cell office:value-type="float" office:value="9.45468811298549">
                <text:p>9.454688112985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.0341394025605">
                <text:p>17.0341394025605</text:p>
              </table:table-cell>
              <table:table-cell office:value-type="float" office:value="9.15109034267913">
                <text:p>9.151090342679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.9950738916256">
                <text:p>16.9950738916256</text:p>
              </table:table-cell>
              <table:table-cell office:value-type="float" office:value="9.54754601226994">
                <text:p>9.547546012269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.4713442167419">
                <text:p>17.4713442167419</text:p>
              </table:table-cell>
              <table:table-cell office:value-type="float" office:value="10.3734439834025">
                <text:p>10.37344398340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.0394826412526">
                <text:p>18.0394826412526</text:p>
              </table:table-cell>
              <table:table-cell office:value-type="float" office:value="10.4832713754647">
                <text:p>10.48327137546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.4383237580264">
                <text:p>17.4383237580264</text:p>
              </table:table-cell>
              <table:table-cell office:value-type="float" office:value="9.88565105127259">
                <text:p>9.885651051272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.8679182031512">
                <text:p>17.8679182031512</text:p>
              </table:table-cell>
              <table:table-cell office:value-type="float" office:value="11.4244396240058">
                <text:p>11.42443962400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.5363276089828">
                <text:p>17.5363276089828</text:p>
              </table:table-cell>
              <table:table-cell office:value-type="float" office:value="10.308908045977">
                <text:p>10.3089080459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.2638436482085">
                <text:p>17.2638436482085</text:p>
              </table:table-cell>
              <table:table-cell office:value-type="float" office:value="9.44741532976827">
                <text:p>9.447415329768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.2253431216087">
                <text:p>18.2253431216087</text:p>
              </table:table-cell>
              <table:table-cell office:value-type="float" office:value="9.24548352816153">
                <text:p>9.245483528161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">
                <text:p>18</text:p>
              </table:table-cell>
              <table:table-cell office:value-type="float" office:value="10.1877607788595">
                <text:p>10.18776077885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.859649122807">
                <text:p>18.859649122807</text:p>
              </table:table-cell>
              <table:table-cell office:value-type="float" office:value="11.1796982167353">
                <text:p>11.17969821673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.7394034536892">
                <text:p>17.7394034536892</text:p>
              </table:table-cell>
              <table:table-cell office:value-type="float" office:value="10.9449354180829">
                <text:p>10.944935418082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.9816513761468">
                <text:p>17.9816513761468</text:p>
              </table:table-cell>
              <table:table-cell office:value-type="float" office:value="9.63611859838275">
                <text:p>9.636118598382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.6594202898551">
                <text:p>18.6594202898551</text:p>
              </table:table-cell>
              <table:table-cell office:value-type="float" office:value="10.4090455603592">
                <text:p>10.40904556035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.1655213624141">
                <text:p>18.1655213624141</text:p>
              </table:table-cell>
              <table:table-cell office:value-type="float" office:value="9.36465916611516">
                <text:p>9.364659166115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.0708544209586">
                <text:p>18.0708544209586</text:p>
              </table:table-cell>
              <table:table-cell office:value-type="float" office:value="9.91816693944353">
                <text:p>9.918166939443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.2037470725995">
                <text:p>19.2037470725995</text:p>
              </table:table-cell>
              <table:table-cell office:value-type="float" office:value="10.4768083036004">
                <text:p>10.47680830360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.1320265206111">
                <text:p>18.1320265206111</text:p>
              </table:table-cell>
              <table:table-cell office:value-type="float" office:value="8.50515463917526">
                <text:p>8.505154639175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.0719424460432">
                <text:p>18.0719424460432</text:p>
              </table:table-cell>
              <table:table-cell office:value-type="float" office:value="9.61904761904762">
                <text:p>9.619047619047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.2842942345924">
                <text:p>19.2842942345924</text:p>
              </table:table-cell>
              <table:table-cell office:value-type="float" office:value="10.4599873976055">
                <text:p>10.45998739760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.5529279279279">
                <text:p>18.5529279279279</text:p>
              </table:table-cell>
              <table:table-cell office:value-type="float" office:value="8.50727387729285">
                <text:p>8.507273877292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.652561247216">
                <text:p>18.652561247216</text:p>
              </table:table-cell>
              <table:table-cell office:value-type="float" office:value="10.0646352723915">
                <text:p>10.06463527239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.6831275720165">
                <text:p>18.6831275720165</text:p>
              </table:table-cell>
              <table:table-cell office:value-type="float" office:value="9.13549969343961">
                <text:p>9.135499693439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.6528497409326">
                <text:p>18.6528497409326</text:p>
              </table:table-cell>
              <table:table-cell office:value-type="float" office:value="10.1235311840916">
                <text:p>10.12353118409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.537758667025">
                <text:p>19.537758667025</text:p>
              </table:table-cell>
              <table:table-cell office:value-type="float" office:value="10.6801909307876">
                <text:p>10.68019093078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.6368477103301">
                <text:p>18.6368477103301</text:p>
              </table:table-cell>
              <table:table-cell office:value-type="float" office:value="9.04761904761905">
                <text:p>9.047619047619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.8394276629571">
                <text:p>18.8394276629571</text:p>
              </table:table-cell>
              <table:table-cell office:value-type="float" office:value="9.8322048866647">
                <text:p>9.832204886664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.4231274638633">
                <text:p>18.4231274638633</text:p>
              </table:table-cell>
              <table:table-cell office:value-type="float" office:value="9.7412038383251">
                <text:p>9.741203838325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.0402476780186">
                <text:p>19.0402476780186</text:p>
              </table:table-cell>
              <table:table-cell office:value-type="float" office:value="9.82758620689655">
                <text:p>9.827586206896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.9327860441252">
                <text:p>18.9327860441252</text:p>
              </table:table-cell>
              <table:table-cell office:value-type="float" office:value="9.19540229885057">
                <text:p>9.195402298850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.3548387096774">
                <text:p>19.3548387096774</text:p>
              </table:table-cell>
              <table:table-cell office:value-type="float" office:value="10.0821297082979">
                <text:p>10.08212970829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.2646688491564">
                <text:p>19.2646688491564</text:p>
              </table:table-cell>
              <table:table-cell office:value-type="float" office:value="9.7155730780062">
                <text:p>9.715573078006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.029932651534">
                <text:p>20.029932651534</text:p>
              </table:table-cell>
              <table:table-cell office:value-type="float" office:value="10.8701695857659">
                <text:p>10.870169585765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.5254572417202">
                <text:p>19.5254572417202</text:p>
              </table:table-cell>
              <table:table-cell office:value-type="float" office:value="9.68099861303745">
                <text:p>9.680998613037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.7654532128023">
                <text:p>19.7654532128023</text:p>
              </table:table-cell>
              <table:table-cell office:value-type="float" office:value="9.33186085035892">
                <text:p>9.33186085035892</text:p>
              </table:table-cell>
            </table:table-row>
          </table:table-rows>
        </table:table>
      </chart:chart>
    </office:char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8pt" fo:font-weight="bold" style:font-family-asian="'MS Gothic'" style:font-pitch-asian="variable" style:font-size-asian="30.6000003814697pt" style:font-family-complex="Tahoma" style:font-pitch-complex="variable" style:font-size-complex="30.6000003814697pt"/>
    </style:style>
    <style:style style:name="ch3" style:family="chart">
      <style:graphic-properties draw:fill="solid" draw:fill-color="#d9d9d9"/>
      <style:text-properties fo:font-family="Tahoma" style:font-style-name="Regular" style:font-family-generic="swiss" style:font-pitch="variable" fo:font-size="10.1000003814697pt" style:font-family-asian="'MS Gothic'" style:font-pitch-asian="variable" style:font-size-asian="14.1000003814697pt" style:font-family-complex="Tahoma" style:font-pitch-complex="variable" style:font-size-complex="14.1000003814697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.90000009536743pt" style:font-family-asian="'MS Gothic'" style:font-pitch-asian="variable" style:font-size-asian="18.3999996185303pt" style:font-family-complex="Tahoma" style:font-pitch-complex="variable" style:font-size-complex="18.3999996185303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.90000009536743pt" style:font-family-asian="'MS Gothic'" style:font-pitch-asian="variable" style:font-size-asian="18.3999996185303pt" style:font-family-complex="Tahoma" style:font-pitch-complex="variable" style:font-size-complex="18.3999996185303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width="0.051cm" svg:stroke-color="#0000ff" draw:marker-start-width="0.279cm" draw:marker-end-width="0.279cm" draw:fill-color="#9999ff"/>
      <style:text-properties fo:font-family="Arial" style:font-family-generic="swiss" style:font-pitch="variable" fo:font-size="15.6999998092651pt" style:font-family-asian="'MS Gothic'" style:font-pitch-asian="variable" style:font-size-asian="15.6999998092651pt" style:font-family-complex="Tahoma" style:font-pitch-complex="variable" style:font-size-complex="15.6999998092651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51cm" svg:stroke-color="#008000" draw:marker-start-width="0.279cm" draw:marker-end-width="0.279cm" draw:fill-color="#993366"/>
      <style:text-properties fo:font-family="Arial" style:font-family-generic="swiss" style:font-pitch="variable" fo:font-size="15.6999998092651pt" style:font-family-asian="'MS Gothic'" style:font-pitch-asian="variable" style:font-size-asian="15.6999998092651pt" style:font-family-complex="Tahoma" style:font-pitch-complex="variable" style:font-size-complex="15.6999998092651pt"/>
    </style:style>
    <style:style style:name="ch9" style:family="chart">
      <style:graphic-properties draw:stroke="none" draw:fill="none" draw:fill-color="#d9d9d9" draw:fill-image-width="0cm" draw:fill-image-height="0cm"/>
    </style:style>
    <style:style style:name="ch10" style:family="chart">
      <style:graphic-properties draw:stroke="none" draw:fill-color="#999999"/>
    </style:style>
  </office:automatic-styles>
  <office:body>
    <office:chart>
      <chart:chart svg:width="15.69cm" svg:height="16.531cm" chart:class="chart:line" chart:style-name="ch1">
        <chart:title svg:x="6.874cm" svg:y="0.33cm" chart:style-name="ch2">
          <text:p>Bytes </text:p>
        </chart:title>
        <chart:legend chart:legend-position="bottom" svg:x="5.144cm" svg:y="15.848cm" chart:style-name="ch3"/>
        <chart:plot-area chart:style-name="ch4" table:cell-range-address="Data.$O$2:.$Q$33" chart:data-source-has-labels="both" chart:table-number-list="0" svg:x="0.021cm" svg:y="0.173cm" svg:width="15.442cm" svg:height="15.677cm">
          <chart:axis chart:dimension="x" chart:name="primary-x" chart:style-name="ch5">
            <chart:categories table:cell-range-address="local-table.A2:.A32"/>
          </chart:axis>
          <chart:axis chart:dimension="y" chart:name="primary-y" chart:style-name="ch6"/>
          <chart:series chart:style-name="ch7">
            <chart:data-point chart:repeated="31"/>
          </chart:series>
          <chart:series chart:style-name="ch8">
            <chart:data-point chart:repeated="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act XML Δ</text:p>
              </table:table-cell>
              <table:table-cell office:value-type="string">
                <text:p>Hessian Δ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-7">
                <text:p>-7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-46">
                <text:p>-46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7">
                <text:p>-47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50">
                <text:p>-50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4">
                <text:p>-4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8">
                <text:p>-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1">
                <text:p>-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8">
                <text:p>-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7">
                <text:p>-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8">
                <text:p>-2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6">
                <text:p>-1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">
                <text:p>-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">
                <text:p>-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">
                <text:p>4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">
                <text:p>4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">
                <text:p>7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5">
                <text:p>8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4">
                <text:p>7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4">
                <text:p>9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9">
                <text:p>11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3">
                <text:p>11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0">
                <text:p>13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1">
                <text:p>12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4">
                <text:p>144</text:p>
              </table:table-cell>
              <table:table-cell office:value-type="float" office:value="124">
                <text:p>124</text:p>
              </table:table-cell>
            </table:table-row>
          </table:table-rows>
        </table:table>
      </chart:chart>
    </office:char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0pt" fo:font-weight="bold" style:font-family-asian="'MS Gothic'" style:font-pitch-asian="variable" style:font-size-asian="31pt" style:font-family-complex="Tahoma" style:font-pitch-complex="variable" style:font-size-complex="31pt"/>
    </style:style>
    <style:style style:name="ch3" style:family="chart">
      <style:graphic-properties draw:fill="solid" draw:fill-color="#d9d9d9"/>
      <style:text-properties fo:font-family="Tahoma" style:font-style-name="Regular" style:font-family-generic="swiss" style:font-pitch="variable" fo:font-size="10pt" style:font-family-asian="'MS Gothic'" style:font-pitch-asian="variable" style:font-size-asian="14.3000001907349pt" style:font-family-complex="Tahoma" style:font-pitch-complex="variable" style:font-size-complex="14.3000001907349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.5pt" style:font-family-asian="'MS Gothic'" style:font-pitch-asian="variable" style:font-size-asian="18.3999996185303pt" style:font-family-complex="Tahoma" style:font-pitch-complex="variable" style:font-size-complex="18.3999996185303pt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.5pt" style:font-family-asian="'MS Gothic'" style:font-pitch-asian="variable" style:font-size-asian="18.3999996185303pt" style:font-family-complex="Tahoma" style:font-pitch-complex="variable" style:font-size-complex="18.3999996185303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width="0.051cm" svg:stroke-color="#0000ff" draw:marker-start-width="0.279cm" draw:marker-end-width="0.279cm" draw:fill-color="#9999ff"/>
      <style:text-properties fo:font-family="Arial" style:font-family-generic="swiss" style:font-pitch="variable" fo:font-size="15.8000001907349pt" style:font-family-asian="'MS Gothic'" style:font-pitch-asian="variable" style:font-size-asian="15.8000001907349pt" style:font-family-complex="Tahoma" style:font-pitch-complex="variable" style:font-size-complex="15.8000001907349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51cm" svg:stroke-color="#008000" draw:marker-start-width="0.356cm" draw:marker-end-width="0.356cm" draw:fill-color="#993366"/>
      <style:text-properties fo:font-family="Arial" style:font-family-generic="swiss" style:font-pitch="variable" fo:font-size="15.8000001907349pt" style:font-family-asian="'MS Gothic'" style:font-pitch-asian="variable" style:font-size-asian="15.8000001907349pt" style:font-family-complex="Tahoma" style:font-pitch-complex="variable" style:font-size-complex="15.8000001907349pt"/>
    </style:style>
    <style:style style:name="ch9" style:family="chart">
      <style:graphic-properties draw:stroke="none" draw:fill="none" draw:fill-color="#d9d9d9" draw:fill-image-width="0cm" draw:fill-image-height="0cm"/>
    </style:style>
    <style:style style:name="ch10" style:family="chart">
      <style:graphic-properties draw:stroke="none" draw:fill-color="#999999"/>
    </style:style>
  </office:automatic-styles>
  <office:body>
    <office:chart>
      <chart:chart svg:width="15.778cm" svg:height="16.682cm" chart:class="chart:line" chart:style-name="ch1">
        <chart:title svg:x="7.57cm" svg:y="0.332cm" chart:style-name="ch2">
          <text:p>%</text:p>
        </chart:title>
        <chart:legend chart:legend-position="bottom" svg:x="4.978cm" svg:y="16.009cm" chart:style-name="ch3"/>
        <chart:plot-area chart:style-name="ch4" table:cell-range-address="Data.$O$2:.$O$33 Data.$R$2:.$S$33" chart:data-source-has-labels="both" chart:table-number-list="0 0" svg:x="0.022cm" svg:y="0.16cm" svg:width="15.639cm" svg:height="15.785cm">
          <chart:axis chart:dimension="x" chart:name="primary-x" chart:style-name="ch5">
            <chart:categories table:cell-range-address="local-table.A2:.A32"/>
          </chart:axis>
          <chart:axis chart:dimension="y" chart:name="primary-y" chart:style-name="ch6"/>
          <chart:series chart:style-name="ch7">
            <chart:data-point chart:repeated="31"/>
          </chart:series>
          <chart:series chart:style-name="ch8">
            <chart:data-point chart:repeated="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act XML %</text:p>
              </table:table-cell>
              <table:table-cell office:value-type="string">
                <text:p>Hessian %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-4.8951048951049">
                <text:p>-4.8951048951049</text:p>
              </table:table-cell>
              <table:table-cell office:value-type="float" office:value="-16.2790697674419">
                <text:p>-16.2790697674419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-16.9741697416974">
                <text:p>-16.9741697416974</text:p>
              </table:table-cell>
              <table:table-cell office:value-type="float" office:value="-7.45762711864407">
                <text:p>-7.4576271186440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4.2857142857143">
                <text:p>-14.2857142857143</text:p>
              </table:table-cell>
              <table:table-cell office:value-type="float" office:value="-6.21468926553672">
                <text:p>-6.214689265536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3.3689839572193">
                <text:p>-13.3689839572193</text:p>
              </table:table-cell>
              <table:table-cell office:value-type="float" office:value="-4.43349753694581">
                <text:p>-4.433497536945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0.3529411764706">
                <text:p>-10.3529411764706</text:p>
              </table:table-cell>
              <table:table-cell office:value-type="float" office:value="-1.29589632829374">
                <text:p>-1.295896328293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0">
                <text:p>-10</text:p>
              </table:table-cell>
              <table:table-cell office:value-type="float" office:value="0.564971751412429">
                <text:p>0.5649717514124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.82442748091603">
                <text:p>-7.82442748091603</text:p>
              </table:table-cell>
              <table:table-cell office:value-type="float" office:value="1.73913043478261">
                <text:p>1.739130434782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5.00894454382827">
                <text:p>-5.00894454382827</text:p>
              </table:table-cell>
              <table:table-cell office:value-type="float" office:value="0.844594594594595">
                <text:p>0.8445945945945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40456769983687">
                <text:p>-4.40456769983687</text:p>
              </table:table-cell>
              <table:table-cell office:value-type="float" office:value="4.047976011994">
                <text:p>4.0479760119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32766615146832">
                <text:p>-4.32766615146832</text:p>
              </table:table-cell>
              <table:table-cell office:value-type="float" office:value="1.88953488372093">
                <text:p>1.889534883720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.38095238095238">
                <text:p>-2.38095238095238</text:p>
              </table:table-cell>
              <table:table-cell office:value-type="float" office:value="4.97237569060774">
                <text:p>4.972375690607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22448979591837">
                <text:p>-1.22448979591837</text:p>
              </table:table-cell>
              <table:table-cell office:value-type="float" office:value="6.06060606060606">
                <text:p>6.060606060606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390625">
                <text:p>-0.390625</text:p>
              </table:table-cell>
              <table:table-cell office:value-type="float" office:value="5.74572127139364">
                <text:p>5.745721271393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2699386503067">
                <text:p>1.22699386503067</text:p>
              </table:table-cell>
              <table:table-cell office:value-type="float" office:value="4.50771055753262">
                <text:p>4.507710557532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5454545454545">
                <text:p>1.45454545454545</text:p>
              </table:table-cell>
              <table:table-cell office:value-type="float" office:value="5.68445475638051">
                <text:p>5.684454756380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83446712018141">
                <text:p>2.83446712018141</text:p>
              </table:table-cell>
              <table:table-cell office:value-type="float" office:value="6.64488017429194">
                <text:p>6.644880174291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40437158469945">
                <text:p>2.40437158469945</text:p>
              </table:table-cell>
              <table:table-cell office:value-type="float" office:value="6.88216892596455">
                <text:p>6.882168925964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18410041841004">
                <text:p>4.18410041841004</text:p>
              </table:table-cell>
              <table:table-cell office:value-type="float" office:value="5.85817060637205">
                <text:p>5.858170606372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56802383316783">
                <text:p>4.56802383316783</text:p>
              </table:table-cell>
              <table:table-cell office:value-type="float" office:value="6.15234375">
                <text:p>6.152343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20248328557784">
                <text:p>4.20248328557784</text:p>
              </table:table-cell>
              <table:table-cell office:value-type="float" office:value="5.64440263405456">
                <text:p>5.644402634054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56663560111836">
                <text:p>4.56663560111836</text:p>
              </table:table-cell>
              <table:table-cell office:value-type="float" office:value="6.14115490375802">
                <text:p>6.14115490375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30630630630631">
                <text:p>6.30630630630631</text:p>
              </table:table-cell>
              <table:table-cell office:value-type="float" office:value="6.6427289048474">
                <text:p>6.64272890484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31497418244406">
                <text:p>7.31497418244406</text:p>
              </table:table-cell>
              <table:table-cell office:value-type="float" office:value="8.41836734693877">
                <text:p>8.418367346938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26057529610829">
                <text:p>6.26057529610829</text:p>
              </table:table-cell>
              <table:table-cell office:value-type="float" office:value="7.51252086811352">
                <text:p>7.512520868113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68601798855274">
                <text:p>7.68601798855274</text:p>
              </table:table-cell>
              <table:table-cell office:value-type="float" office:value="8.36038961038961">
                <text:p>8.360389610389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80876494023904">
                <text:p>7.80876494023904</text:p>
              </table:table-cell>
              <table:table-cell office:value-type="float" office:value="7.80876494023904">
                <text:p>7.808764940239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.09090909090909">
                <text:p>9.09090909090909</text:p>
              </table:table-cell>
              <table:table-cell office:value-type="float" office:value="8.46153846153846">
                <text:p>8.461538461538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40148698884758">
                <text:p>8.40148698884758</text:p>
              </table:table-cell>
              <table:table-cell office:value-type="float" office:value="8.67309117865085">
                <text:p>8.673091178650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33908045977011">
                <text:p>9.33908045977011</text:p>
              </table:table-cell>
              <table:table-cell office:value-type="float" office:value="7.74853801169591">
                <text:p>7.748538011695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.59375">
                <text:p>8.59375</text:p>
              </table:table-cell>
              <table:table-cell office:value-type="float" office:value="8.52878464818763">
                <text:p>8.528784648187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89010989010989">
                <text:p>9.89010989010989</text:p>
              </table:table-cell>
              <table:table-cell office:value-type="float" office:value="8.63509749303621">
                <text:p>8.63509749303621</text:p>
              </table:table-cell>
            </table:table-row>
          </table:table-rows>
        </table:table>
      </chart:chart>
    </office:char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7.3999996185303pt" fo:font-weight="bold" style:font-family-asian="'MS Gothic'" style:font-pitch-asian="variable" style:font-size-asian="29.8999996185303pt" style:font-family-complex="Tahoma" style:font-pitch-complex="variable" style:font-size-complex="29.8999996185303pt"/>
    </style:style>
    <style:style style:name="ch3" style:family="chart">
      <style:graphic-properties draw:fill="solid" draw:fill-color="#d9d9d9"/>
      <style:text-properties fo:font-family="Tahoma" style:font-style-name="Regular" style:font-family-generic="swiss" style:font-pitch="variable" fo:font-size="9.69999980926514pt" style:font-family-asian="'MS Gothic'" style:font-pitch-asian="variable" style:font-size-asian="13.6000003814697pt" style:font-family-complex="Tahoma" style:font-pitch-complex="variable" style:font-size-complex="13.6000003814697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6.80000019073486pt" style:font-family-asian="'MS Gothic'" style:font-pitch-asian="variable" style:font-size-asian="16.1000003814697pt" style:font-family-complex="Tahoma" style:font-pitch-complex="variable" style:font-size-complex="16.100000381469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6.80000019073486pt" style:font-family-asian="'MS Gothic'" style:font-pitch-asian="variable" style:font-size-asian="16.1000003814697pt" style:font-family-complex="Tahoma" style:font-pitch-complex="variable" style:font-size-complex="16.100000381469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width="0.051cm" svg:stroke-color="#0000ff" draw:marker-start-width="0.279cm" draw:marker-end-width="0.279cm" draw:fill-color="#9999ff"/>
      <style:text-properties fo:font-family="Arial" style:font-family-generic="swiss" style:font-pitch="variable" fo:font-size="13.6999998092651pt" style:font-family-asian="'MS Gothic'" style:font-pitch-asian="variable" style:font-size-asian="13.6999998092651pt" style:font-family-complex="Tahoma" style:font-pitch-complex="variable" style:font-size-complex="13.6999998092651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51cm" svg:stroke-color="#008000" draw:marker-start-width="0.279cm" draw:marker-end-width="0.279cm" draw:fill-color="#993366"/>
      <style:text-properties fo:font-family="Arial" style:font-family-generic="swiss" style:font-pitch="variable" fo:font-size="13.6999998092651pt" style:font-family-asian="'MS Gothic'" style:font-pitch-asian="variable" style:font-size-asian="13.6999998092651pt" style:font-family-complex="Tahoma" style:font-pitch-complex="variable" style:font-size-complex="13.6999998092651pt"/>
    </style:style>
    <style:style style:name="ch9" style:family="chart">
      <style:graphic-properties draw:stroke="none" draw:fill="none" draw:fill-color="#d9d9d9" draw:fill-image-width="0cm" draw:fill-image-height="0cm"/>
    </style:style>
    <style:style style:name="ch10" style:family="chart">
      <style:graphic-properties draw:stroke="none" draw:fill-color="#999999"/>
    </style:style>
  </office:automatic-styles>
  <office:body>
    <office:chart>
      <chart:chart svg:width="15.749cm" svg:height="15.328cm" chart:class="chart:line" chart:style-name="ch1">
        <chart:title svg:x="6.914cm" svg:y="0.296cm" chart:style-name="ch2">
          <text:p>Bytes </text:p>
        </chart:title>
        <chart:legend chart:legend-position="bottom" svg:x="5.042cm" svg:y="14.639cm" chart:style-name="ch3"/>
        <chart:plot-area chart:style-name="ch4" table:cell-range-address="Data.$O$104:.$Q$114" chart:data-source-has-labels="both" chart:table-number-list="0" svg:x="0.02cm" svg:y="0.152cm" svg:width="15.497cm" svg:height="14.489cm">
          <chart:axis chart:dimension="x" chart:name="primary-x" chart:style-name="ch5">
            <chart:categories table:cell-range-address="local-table.A2:.A11"/>
          </chart:axis>
          <chart:axis chart:dimension="y" chart:name="primary-y" chart:style-name="ch6"/>
          <chart:series chart:style-name="ch7">
            <chart:data-point chart:repeated="10"/>
          </chart:series>
          <chart:series chart:style-name="ch8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act XML Δ</text:p>
              </table:table-cell>
              <table:table-cell office:value-type="string">
                <text:p>Hessian Δ</text:p>
              </table:table-cell>
            </table:table-row>
          </table:table-header-rows>
          <table:table-rows>
            <table:table-row>
              <table:table-cell office:value-type="string">
                <text:p>100</text:p>
              </table:table-cell>
              <table:table-cell office:value-type="float" office:value="792">
                <text:p>792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834">
                <text:p>1834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792">
                <text:p>2792</text:p>
              </table:table-cell>
              <table:table-cell office:value-type="float" office:value="1073">
                <text:p>107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796">
                <text:p>3796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743">
                <text:p>4743</text:p>
              </table:table-cell>
              <table:table-cell office:value-type="float" office:value="1701">
                <text:p>170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713">
                <text:p>5713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754">
                <text:p>6754</text:p>
              </table:table-cell>
              <table:table-cell office:value-type="float" office:value="2454">
                <text:p>245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746">
                <text:p>7746</text:p>
              </table:table-cell>
              <table:table-cell office:value-type="float" office:value="2784">
                <text:p>278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686">
                <text:p>868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564">
                <text:p>9564</text:p>
              </table:table-cell>
              <table:table-cell office:value-type="float" office:value="3557">
                <text:p>3557</text:p>
              </table:table-cell>
            </table:table-row>
          </table:table-rows>
        </table:table>
      </chart:chart>
    </office:char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9.1000003814697pt" fo:font-weight="bold" style:font-family-asian="'MS Gothic'" style:font-pitch-asian="variable" style:font-size-asian="29.7000007629394pt" style:font-family-complex="Tahoma" style:font-pitch-complex="variable" style:font-size-complex="29.7000007629394pt"/>
    </style:style>
    <style:style style:name="ch3" style:family="chart">
      <style:graphic-properties draw:fill="solid" draw:fill-color="#d9d9d9"/>
      <style:text-properties fo:font-family="Tahoma" style:font-style-name="Regular" style:font-family-generic="swiss" style:font-pitch="variable" fo:font-size="9.5pt" style:font-family-asian="'MS Gothic'" style:font-pitch-asian="variable" style:font-size-asian="13.6999998092651pt" style:font-family-complex="Tahoma" style:font-pitch-complex="variable" style:font-size-complex="13.6999998092651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6.40000009536743pt" style:font-family-asian="'MS Gothic'" style:font-pitch-asian="variable" style:font-size-asian="16pt" style:font-family-complex="Tahoma" style:font-pitch-complex="variable" style:font-size-complex="16pt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6.40000009536743pt" style:font-family-asian="'MS Gothic'" style:font-pitch-asian="variable" style:font-size-asian="16pt" style:font-family-complex="Tahoma" style:font-pitch-complex="variable" style:font-size-complex="16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width="0.051cm" svg:stroke-color="#0000ff" draw:marker-start-width="0.279cm" draw:marker-end-width="0.279cm" draw:fill-color="#9999ff"/>
      <style:text-properties fo:font-family="Arial" style:font-family-generic="swiss" style:font-pitch="variable" fo:font-size="13.6999998092651pt" style:font-family-asian="'MS Gothic'" style:font-pitch-asian="variable" style:font-size-asian="13.6999998092651pt" style:font-family-complex="Tahoma" style:font-pitch-complex="variable" style:font-size-complex="13.6999998092651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51cm" svg:stroke-color="#008000" draw:marker-start-width="0.279cm" draw:marker-end-width="0.279cm" draw:fill-color="#993366"/>
      <style:text-properties fo:font-family="Arial" style:font-family-generic="swiss" style:font-pitch="variable" fo:font-size="13.6999998092651pt" style:font-family-asian="'MS Gothic'" style:font-pitch-asian="variable" style:font-size-asian="13.6999998092651pt" style:font-family-complex="Tahoma" style:font-pitch-complex="variable" style:font-size-complex="13.6999998092651pt"/>
    </style:style>
    <style:style style:name="ch9" style:family="chart">
      <style:graphic-properties draw:stroke="none" draw:fill="none" draw:fill-color="#d9d9d9" draw:fill-image-width="0cm" draw:fill-image-height="0cm"/>
    </style:style>
    <style:style style:name="ch10" style:family="chart">
      <style:graphic-properties draw:stroke="none" draw:fill-color="#999999"/>
    </style:style>
  </office:automatic-styles>
  <office:body>
    <office:chart>
      <chart:chart svg:width="15.678cm" svg:height="15.327cm" chart:class="chart:line" chart:style-name="ch1">
        <chart:title svg:x="7.6cm" svg:y="0.306cm" chart:style-name="ch2">
          <text:p>%</text:p>
        </chart:title>
        <chart:legend chart:legend-position="bottom" svg:x="5.242cm" svg:y="14.645cm" chart:style-name="ch3"/>
        <chart:plot-area chart:style-name="ch4" table:cell-range-address="Data.$O$104:.$O$114 Data.$R$104:.$S$114" chart:data-source-has-labels="both" chart:table-number-list="0 0" svg:x="0.019cm" svg:y="0.142cm" svg:width="15.541cm" svg:height="14.505cm">
          <chart:axis chart:dimension="x" chart:name="primary-x" chart:style-name="ch5">
            <chart:categories table:cell-range-address="local-table.A2:.A11"/>
          </chart:axis>
          <chart:axis chart:dimension="y" chart:name="primary-y" chart:style-name="ch6"/>
          <chart:series chart:style-name="ch7">
            <chart:data-point chart:repeated="10"/>
          </chart:series>
          <chart:series chart:style-name="ch8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act XML %</text:p>
              </table:table-cell>
              <table:table-cell office:value-type="string">
                <text:p>Hessian %</text:p>
              </table:table-cell>
            </table:table-row>
          </table:table-header-rows>
          <table:table-rows>
            <table:table-row>
              <table:table-cell office:value-type="string">
                <text:p>100</text:p>
              </table:table-cell>
              <table:table-cell office:value-type="float" office:value="19.3265007320644">
                <text:p>19.3265007320644</text:p>
              </table:table-cell>
              <table:table-cell office:value-type="float" office:value="9.39983557138942">
                <text:p>9.3998355713894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3.4466888263871">
                <text:p>23.4466888263871</text:p>
              </table:table-cell>
              <table:table-cell office:value-type="float" office:value="10.8928571428571">
                <text:p>10.892857142857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4.3353961474767">
                <text:p>24.3353961474767</text:p>
              </table:table-cell>
              <table:table-cell office:value-type="float" office:value="11.0006151322534">
                <text:p>11.000615132253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5.0346237551936">
                <text:p>25.0346237551936</text:p>
              </table:table-cell>
              <table:table-cell office:value-type="float" office:value="11.3061797752809">
                <text:p>11.306179775280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5.1417969785317">
                <text:p>25.1417969785317</text:p>
              </table:table-cell>
              <table:table-cell office:value-type="float" office:value="10.7501737976364">
                <text:p>10.750173797636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5.3956258890469">
                <text:p>25.3956258890469</text:p>
              </table:table-cell>
              <table:table-cell office:value-type="float" office:value="10.9938481120068">
                <text:p>10.993848112006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5.831867207221">
                <text:p>25.831867207221</text:p>
              </table:table-cell>
              <table:table-cell office:value-type="float" office:value="11.2331776984345">
                <text:p>11.233177698434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5.922827214618">
                <text:p>25.922827214618</text:p>
              </table:table-cell>
              <table:table-cell office:value-type="float" office:value="11.1721979212649">
                <text:p>11.172197921264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5.94849734122">
                <text:p>25.94849734122</text:p>
              </table:table-cell>
              <table:table-cell office:value-type="float" office:value="11.4334714877805">
                <text:p>11.433471487780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5.8130684731856">
                <text:p>25.8130684731856</text:p>
              </table:table-cell>
              <table:table-cell office:value-type="float" office:value="11.4579306790362">
                <text:p>11.4579306790362</text:p>
              </table:table-cell>
            </table:table-row>
          </table:table-rows>
        </table:table>
      </chart:chart>
    </office:chart>
  </office:body>
</office:document-content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7.3999996185303pt" fo:font-weight="bold" style:font-family-asian="'MS Gothic'" style:font-pitch-asian="variable" style:font-size-asian="29.8999996185303pt" style:font-family-complex="Tahoma" style:font-pitch-complex="variable" style:font-size-complex="29.8999996185303pt"/>
    </style:style>
    <style:style style:name="ch3" style:family="chart">
      <style:graphic-properties draw:fill="solid" draw:fill-color="#d9d9d9"/>
      <style:text-properties fo:font-family="Tahoma" style:font-style-name="Regular" style:font-family-generic="swiss" style:font-pitch="variable" fo:font-size="9.69999980926514pt" style:font-family-asian="'MS Gothic'" style:font-pitch-asian="variable" style:font-size-asian="13.6000003814697pt" style:font-family-complex="Tahoma" style:font-pitch-complex="variable" style:font-size-complex="13.6000003814697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6.80000019073486pt" style:font-family-asian="'MS Gothic'" style:font-pitch-asian="variable" style:font-size-asian="16.1000003814697pt" style:font-family-complex="Tahoma" style:font-pitch-complex="variable" style:font-size-complex="16.100000381469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6.80000019073486pt" style:font-family-asian="'MS Gothic'" style:font-pitch-asian="variable" style:font-size-asian="16.1000003814697pt" style:font-family-complex="Tahoma" style:font-pitch-complex="variable" style:font-size-complex="16.100000381469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width="0.051cm" svg:stroke-color="#0000ff" draw:marker-start-width="0.279cm" draw:marker-end-width="0.279cm" draw:fill-color="#9999ff"/>
      <style:text-properties fo:font-family="Arial" style:font-family-generic="swiss" style:font-pitch="variable" fo:font-size="13.6999998092651pt" style:font-family-asian="'MS Gothic'" style:font-pitch-asian="variable" style:font-size-asian="13.6999998092651pt" style:font-family-complex="Tahoma" style:font-pitch-complex="variable" style:font-size-complex="13.6999998092651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51cm" svg:stroke-color="#008000" draw:marker-start-width="0.279cm" draw:marker-end-width="0.279cm" draw:fill-color="#993366"/>
      <style:text-properties fo:font-family="Arial" style:font-family-generic="swiss" style:font-pitch="variable" fo:font-size="13.6999998092651pt" style:font-family-asian="'MS Gothic'" style:font-pitch-asian="variable" style:font-size-asian="13.6999998092651pt" style:font-family-complex="Tahoma" style:font-pitch-complex="variable" style:font-size-complex="13.6999998092651pt"/>
    </style:style>
    <style:style style:name="ch9" style:family="chart">
      <style:graphic-properties draw:stroke="none" draw:fill="none" draw:fill-color="#d9d9d9" draw:fill-image-width="0cm" draw:fill-image-height="0cm"/>
    </style:style>
    <style:style style:name="ch10" style:family="chart">
      <style:graphic-properties draw:stroke="none" draw:fill-color="#999999"/>
    </style:style>
  </office:automatic-styles>
  <office:body>
    <office:chart>
      <chart:chart svg:width="15.749cm" svg:height="15.328cm" chart:class="chart:line" chart:style-name="ch1">
        <chart:title svg:x="6.912cm" svg:y="0.296cm" chart:style-name="ch2">
          <text:p>Bytes </text:p>
        </chart:title>
        <chart:legend chart:legend-position="bottom" svg:x="5.042cm" svg:y="14.639cm" chart:style-name="ch3"/>
        <chart:plot-area chart:style-name="ch4" table:cell-range-address="Data.$O$115:.$Q$125" chart:data-source-has-labels="both" chart:table-number-list="0" svg:x="0.02cm" svg:y="0.152cm" svg:width="15.497cm" svg:height="14.489cm">
          <chart:axis chart:dimension="x" chart:name="primary-x" chart:style-name="ch5">
            <chart:categories table:cell-range-address="local-table.A2:.A11"/>
          </chart:axis>
          <chart:axis chart:dimension="y" chart:name="primary-y" chart:style-name="ch6"/>
          <chart:series chart:style-name="ch7">
            <chart:data-point chart:repeated="10"/>
          </chart:series>
          <chart:series chart:style-name="ch8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act XML Δ</text:p>
              </table:table-cell>
              <table:table-cell office:value-type="string">
                <text:p>Hessian Δ</text:p>
              </table:table-cell>
            </table:table-row>
          </table:table-header-rows>
          <table:table-rows>
            <table:table-row>
              <table:table-cell office:value-type="string">
                <text:p>1000</text:p>
              </table:table-cell>
              <table:table-cell office:value-type="float" office:value="9619">
                <text:p>9619</text:p>
              </table:table-cell>
              <table:table-cell office:value-type="float" office:value="3469">
                <text:p>3469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19281">
                <text:p>19281</text:p>
              </table:table-cell>
              <table:table-cell office:value-type="float" office:value="6959">
                <text:p>6959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29127">
                <text:p>29127</text:p>
              </table:table-cell>
              <table:table-cell office:value-type="float" office:value="10641">
                <text:p>10641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38870">
                <text:p>38870</text:p>
              </table:table-cell>
              <table:table-cell office:value-type="float" office:value="14042">
                <text:p>14042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48577">
                <text:p>48577</text:p>
              </table:table-cell>
              <table:table-cell office:value-type="float" office:value="17539">
                <text:p>17539</text:p>
              </table:table-cell>
            </table:table-row>
            <table:table-row>
              <table:table-cell office:value-type="string">
                <text:p>6000</text:p>
              </table:table-cell>
              <table:table-cell office:value-type="float" office:value="58077">
                <text:p>58077</text:p>
              </table:table-cell>
              <table:table-cell office:value-type="float" office:value="20947">
                <text:p>20947</text:p>
              </table:table-cell>
            </table:table-row>
            <table:table-row>
              <table:table-cell office:value-type="string">
                <text:p>7000</text:p>
              </table:table-cell>
              <table:table-cell office:value-type="float" office:value="68410">
                <text:p>68410</text:p>
              </table:table-cell>
              <table:table-cell office:value-type="float" office:value="24796">
                <text:p>24796</text:p>
              </table:table-cell>
            </table:table-row>
            <table:table-row>
              <table:table-cell office:value-type="string">
                <text:p>8000</text:p>
              </table:table-cell>
              <table:table-cell office:value-type="float" office:value="78089">
                <text:p>78089</text:p>
              </table:table-cell>
              <table:table-cell office:value-type="float" office:value="28230">
                <text:p>28230</text:p>
              </table:table-cell>
            </table:table-row>
            <table:table-row>
              <table:table-cell office:value-type="string">
                <text:p>9000</text:p>
              </table:table-cell>
              <table:table-cell office:value-type="float" office:value="87927">
                <text:p>87927</text:p>
              </table:table-cell>
              <table:table-cell office:value-type="float" office:value="31726">
                <text:p>31726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97759">
                <text:p>97759</text:p>
              </table:table-cell>
              <table:table-cell office:value-type="float" office:value="35051">
                <text:p>35051</text:p>
              </table:table-cell>
            </table:table-row>
          </table:table-rows>
        </table:table>
      </chart:chart>
    </office:chart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9.1000003814697pt" fo:font-weight="bold" style:font-family-asian="'MS Gothic'" style:font-pitch-asian="variable" style:font-size-asian="29.7000007629394pt" style:font-family-complex="Tahoma" style:font-pitch-complex="variable" style:font-size-complex="29.7000007629394pt"/>
    </style:style>
    <style:style style:name="ch3" style:family="chart">
      <style:graphic-properties draw:fill="solid" draw:fill-color="#d9d9d9"/>
      <style:text-properties fo:font-family="Tahoma" style:font-style-name="Regular" style:font-family-generic="swiss" style:font-pitch="variable" fo:font-size="9.5pt" style:font-family-asian="'MS Gothic'" style:font-pitch-asian="variable" style:font-size-asian="13.6999998092651pt" style:font-family-complex="Tahoma" style:font-pitch-complex="variable" style:font-size-complex="13.6999998092651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6.40000009536743pt" style:font-family-asian="'MS Gothic'" style:font-pitch-asian="variable" style:font-size-asian="16pt" style:font-family-complex="Tahoma" style:font-pitch-complex="variable" style:font-size-complex="16pt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6.40000009536743pt" style:font-family-asian="'MS Gothic'" style:font-pitch-asian="variable" style:font-size-asian="16pt" style:font-family-complex="Tahoma" style:font-pitch-complex="variable" style:font-size-complex="16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width="0.051cm" svg:stroke-color="#0000ff" draw:marker-start-width="0.279cm" draw:marker-end-width="0.279cm" draw:fill-color="#9999ff"/>
      <style:text-properties fo:font-family="Arial" style:font-family-generic="swiss" style:font-pitch="variable" fo:font-size="13.6999998092651pt" style:font-family-asian="'MS Gothic'" style:font-pitch-asian="variable" style:font-size-asian="13.6999998092651pt" style:font-family-complex="Tahoma" style:font-pitch-complex="variable" style:font-size-complex="13.6999998092651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51cm" svg:stroke-color="#008000" draw:marker-start-width="0.279cm" draw:marker-end-width="0.279cm" draw:fill-color="#993366"/>
      <style:text-properties fo:font-family="Arial" style:font-family-generic="swiss" style:font-pitch="variable" fo:font-size="13.6999998092651pt" style:font-family-asian="'MS Gothic'" style:font-pitch-asian="variable" style:font-size-asian="13.6999998092651pt" style:font-family-complex="Tahoma" style:font-pitch-complex="variable" style:font-size-complex="13.6999998092651pt"/>
    </style:style>
    <style:style style:name="ch9" style:family="chart">
      <style:graphic-properties draw:stroke="none" draw:fill="none" draw:fill-color="#d9d9d9" draw:fill-image-width="0cm" draw:fill-image-height="0cm"/>
    </style:style>
    <style:style style:name="ch10" style:family="chart">
      <style:graphic-properties draw:stroke="none" draw:fill-color="#999999"/>
    </style:style>
  </office:automatic-styles>
  <office:body>
    <office:chart>
      <chart:chart svg:width="15.678cm" svg:height="15.327cm" chart:class="chart:line" chart:style-name="ch1">
        <chart:title svg:x="7.6cm" svg:y="0.306cm" chart:style-name="ch2">
          <text:p>%</text:p>
        </chart:title>
        <chart:legend chart:legend-position="bottom" svg:x="5.242cm" svg:y="14.645cm" chart:style-name="ch3"/>
        <chart:plot-area chart:style-name="ch4" table:cell-range-address="Data.$O$115:.$O$125 Data.$R$115:.$S$125" chart:data-source-has-labels="both" chart:table-number-list="0 0" svg:x="0.019cm" svg:y="0.142cm" svg:width="15.541cm" svg:height="14.505cm">
          <chart:axis chart:dimension="x" chart:name="primary-x" chart:style-name="ch5">
            <chart:categories table:cell-range-address="local-table.A2:.A11"/>
          </chart:axis>
          <chart:axis chart:dimension="y" chart:name="primary-y" chart:style-name="ch6"/>
          <chart:series chart:style-name="ch7">
            <chart:data-point chart:repeated="10"/>
          </chart:series>
          <chart:series chart:style-name="ch8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act XML %</text:p>
              </table:table-cell>
              <table:table-cell office:value-type="string">
                <text:p>Hessian %</text:p>
              </table:table-cell>
            </table:table-row>
          </table:table-header-rows>
          <table:table-rows>
            <table:table-row>
              <table:table-cell office:value-type="string">
                <text:p>1000</text:p>
              </table:table-cell>
              <table:table-cell office:value-type="float" office:value="25.9076707606119">
                <text:p>25.9076707606119</text:p>
              </table:table-cell>
              <table:table-cell office:value-type="float" office:value="11.1982697398154">
                <text:p>11.1982697398154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26.1706979395716">
                <text:p>26.1706979395716</text:p>
              </table:table-cell>
              <table:table-cell office:value-type="float" office:value="11.3427435128439">
                <text:p>11.3427435128439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26.4483146883626">
                <text:p>26.4483146883626</text:p>
              </table:table-cell>
              <table:table-cell office:value-type="float" office:value="11.6114881822745">
                <text:p>11.6114881822745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26.5038388632056">
                <text:p>26.5038388632056</text:p>
              </table:table-cell>
              <table:table-cell office:value-type="float" office:value="11.5258967413609">
                <text:p>11.5258967413609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26.5113436045211">
                <text:p>26.5113436045211</text:p>
              </table:table-cell>
              <table:table-cell office:value-type="float" office:value="11.5241831096043">
                <text:p>11.5241831096043</text:p>
              </table:table-cell>
            </table:table-row>
            <table:table-row>
              <table:table-cell office:value-type="string">
                <text:p>6000</text:p>
              </table:table-cell>
              <table:table-cell office:value-type="float" office:value="26.4425068864252">
                <text:p>26.4425068864252</text:p>
              </table:table-cell>
              <table:table-cell office:value-type="float" office:value="11.477493767294">
                <text:p>11.477493767294</text:p>
              </table:table-cell>
            </table:table-row>
            <table:table-row>
              <table:table-cell office:value-type="string">
                <text:p>7000</text:p>
              </table:table-cell>
              <table:table-cell office:value-type="float" office:value="26.6860671501184">
                <text:p>26.6860671501184</text:p>
              </table:table-cell>
              <table:table-cell office:value-type="float" office:value="11.6557063416331">
                <text:p>11.6557063416331</text:p>
              </table:table-cell>
            </table:table-row>
            <table:table-row>
              <table:table-cell office:value-type="string">
                <text:p>8000</text:p>
              </table:table-cell>
              <table:table-cell office:value-type="float" office:value="26.6506262584895">
                <text:p>26.6506262584895</text:p>
              </table:table-cell>
              <table:table-cell office:value-type="float" office:value="11.6100694630086">
                <text:p>11.6100694630086</text:p>
              </table:table-cell>
            </table:table-row>
            <table:table-row>
              <table:table-cell office:value-type="string">
                <text:p>9000</text:p>
              </table:table-cell>
              <table:table-cell office:value-type="float" office:value="26.6685471469777">
                <text:p>26.6685471469777</text:p>
              </table:table-cell>
              <table:table-cell office:value-type="float" office:value="11.5999151742949">
                <text:p>11.5999151742949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26.6819692892196">
                <text:p>26.6819692892196</text:p>
              </table:table-cell>
              <table:table-cell office:value-type="float" office:value="11.5421597876698">
                <text:p>11.5421597876698</text:p>
              </table:table-cell>
            </table:table-row>
          </table:table-rows>
        </table:table>
      </chart:chart>
    </office:chart>
  </office:body>
</office:document-content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graphic-properties draw:fill="solid" draw:fill-color="#d9d9d9"/>
      <style:text-properties fo:font-family="Tahoma" style:font-style-name="Regular" style:font-family-generic="swiss" style:font-pitch="variable" fo:font-size="9.89999961853027pt" style:font-family-asian="'MS Gothic'" style:font-pitch-asian="variable" style:font-size-asian="14.3000001907349pt" style:font-family-complex="Tahoma" style:font-pitch-complex="variable" style:font-size-complex="14.3000001907349pt"/>
    </style:style>
    <style:style style:name="ch3" style:family="chart">
      <style:chart-properties chart:japanese-candle-stick="false" chart:stock-with-volume="false" chart:three-dimensional="false" chart:deep="false" chart:lines="true" chart:interpolation="b-spline" chart:symbol-type="none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6.80000019073486pt" style:font-family-asian="'MS Gothic'" style:font-pitch-asian="variable" style:font-size-asian="15.6999998092651pt" style:font-family-complex="Tahoma" style:font-pitch-complex="variable" style:font-size-complex="15.6999998092651pt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0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6.80000019073486pt" style:font-family-asian="'MS Gothic'" style:font-pitch-asian="variable" style:font-size-asian="15.6999998092651pt" style:font-family-complex="Tahoma" style:font-pitch-complex="variable" style:font-size-complex="15.6999998092651pt"/>
    </style:style>
    <style:style style:name="ch6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width="0.051cm" svg:stroke-color="#0000ff" draw:marker-start-width="0.279cm" draw:marker-end-width="0.279cm" draw:fill-color="#9999ff"/>
      <style:text-properties fo:font-family="Arial" style:font-family-generic="swiss" style:font-pitch="variable" fo:font-size="13.6000003814697pt" style:font-family-asian="'MS Gothic'" style:font-pitch-asian="variable" style:font-size-asian="13.6000003814697pt" style:font-family-complex="Tahoma" style:font-pitch-complex="variable" style:font-size-complex="13.600000381469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51cm" svg:stroke-color="#008000" draw:marker-start-width="0.279cm" draw:marker-end-width="0.279cm" draw:fill-color="#993366"/>
      <style:text-properties fo:font-family="Arial" style:font-family-generic="swiss" style:font-pitch="variable" fo:font-size="13.6000003814697pt" style:font-family-asian="'MS Gothic'" style:font-pitch-asian="variable" style:font-size-asian="13.6000003814697pt" style:font-family-complex="Tahoma" style:font-pitch-complex="variable" style:font-size-complex="13.6000003814697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51cm" svg:stroke-color="#ff0000" draw:marker-start-width="0.279cm" draw:marker-end-width="0.279cm" draw:fill-color="#ffffcc"/>
      <style:text-properties fo:font-family="Arial" style:font-family-generic="swiss" style:font-pitch="variable" fo:font-size="13.6000003814697pt" style:font-family-asian="'MS Gothic'" style:font-pitch-asian="variable" style:font-size-asian="13.6000003814697pt" style:font-family-complex="Tahoma" style:font-pitch-complex="variable" style:font-size-complex="13.6000003814697pt"/>
    </style:style>
    <style:style style:name="ch9" style:family="chart">
      <style:graphic-properties draw:stroke="none" draw:fill="none" draw:fill-color="#d9d9d9" draw:fill-image-width="0cm" draw:fill-image-height="0cm"/>
    </style:style>
    <style:style style:name="ch10" style:family="chart">
      <style:graphic-properties draw:stroke="none" draw:fill-color="#999999"/>
    </style:style>
  </office:automatic-styles>
  <office:body>
    <office:chart>
      <chart:chart svg:width="29.326cm" svg:height="8.1cm" chart:class="chart:line" chart:style-name="ch1">
        <chart:legend chart:legend-position="bottom" svg:x="21.571cm" svg:y="2.784cm" chart:style-name="ch2"/>
        <chart:plot-area chart:style-name="ch3" table:cell-range-address="Data.$T$2:.$W$103" chart:data-source-has-labels="both" chart:table-number-list="0" svg:x="0.584cm" svg:y="0.301cm" svg:width="28.625cm" svg:height="7.283cm">
          <chart:axis chart:dimension="x" chart:name="primary-x" chart:style-name="ch4">
            <chart:categories table:cell-range-address="local-table.A2:.A102"/>
          </chart:axis>
          <chart:axis chart:dimension="y" chart:name="primary-y" chart:style-name="ch5"/>
          <chart:series chart:style-name="ch6">
            <chart:data-point chart:repeated="101"/>
          </chart:series>
          <chart:series chart:style-name="ch7">
            <chart:data-point chart:repeated="101"/>
          </chart:series>
          <chart:series chart:style-name="ch8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act XML</text:p>
              </table:table-cell>
              <table:table-cell office:value-type="string">
                <text:p>Hessian</text:p>
              </table:table-cell>
              <table:table-cell office:value-type="string">
                <text:p>XStream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28">
                <text:p>128</text:p>
              </table:table-cell>
              <table:table-cell office:value-type="float" office:value="166">
                <text:p>16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52">
                <text:p>5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">
                <text:p>51</text:p>
              </table:table-cell>
              <table:table-cell office:value-type="float" office:value="57">
                <text:p>5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">
                <text:p>55</text:p>
              </table:table-cell>
              <table:table-cell office:value-type="float" office:value="68">
                <text:p>6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17">
                <text:p>1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">
                <text:p>54</text:p>
              </table:table-cell>
              <table:table-cell office:value-type="float" office:value="75">
                <text:p>7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">
                <text:p>34</text:p>
              </table:table-cell>
              <table:table-cell office:value-type="float" office:value="21">
                <text:p>2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36">
                <text:p>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3">
                <text:p>63</text:p>
              </table:table-cell>
              <table:table-cell office:value-type="float" office:value="68">
                <text:p>6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7">
                <text:p>47</text:p>
              </table:table-cell>
              <table:table-cell office:value-type="float" office:value="25">
                <text:p>2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7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">
                <text:p>33</text:p>
              </table:table-cell>
              <table:table-cell office:value-type="float" office:value="41">
                <text:p>4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">
                <text:p>41</text:p>
              </table:table-cell>
              <table:table-cell office:value-type="float" office:value="14">
                <text:p>1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7">
                <text:p>37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2">
                <text:p>52</text:p>
              </table:table-cell>
              <table:table-cell office:value-type="float" office:value="62">
                <text:p>6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1">
                <text:p>41</text:p>
              </table:table-cell>
              <table:table-cell office:value-type="float" office:value="34">
                <text:p>3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">
                <text:p>32</text:p>
              </table:table-cell>
              <table:table-cell office:value-type="float" office:value="23">
                <text:p>2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4">
                <text:p>54</text:p>
              </table:table-cell>
              <table:table-cell office:value-type="float" office:value="45">
                <text:p>4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">
                <text:p>36</text:p>
              </table:table-cell>
              <table:table-cell office:value-type="float" office:value="49">
                <text:p>4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7">
                <text:p>47</text:p>
              </table:table-cell>
              <table:table-cell office:value-type="float" office:value="19">
                <text:p>1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">
                <text:p>16</text:p>
              </table:table-cell>
              <table:table-cell office:value-type="float" office:value="39">
                <text:p>3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8">
                <text:p>48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1">
                <text:p>41</text:p>
              </table:table-cell>
              <table:table-cell office:value-type="float" office:value="26">
                <text:p>2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">
                <text:p>36</text:p>
              </table:table-cell>
              <table:table-cell office:value-type="float" office:value="49">
                <text:p>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">
                <text:p>37</text:p>
              </table:table-cell>
              <table:table-cell office:value-type="float" office:value="28">
                <text:p>2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">
                <text:p>28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">
                <text:p>46</text:p>
              </table:table-cell>
              <table:table-cell office:value-type="float" office:value="43">
                <text:p>4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6">
                <text:p>46</text:p>
              </table:table-cell>
              <table:table-cell office:value-type="float" office:value="33">
                <text:p>3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7">
                <text:p>47</text:p>
              </table:table-cell>
              <table:table-cell office:value-type="float" office:value="32">
                <text:p>3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">
                <text:p>18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3">
                <text:p>53</text:p>
              </table:table-cell>
              <table:table-cell office:value-type="float" office:value="50">
                <text:p>5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32">
                <text:p>3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">
                <text:p>36</text:p>
              </table:table-cell>
              <table:table-cell office:value-type="float" office:value="30">
                <text:p>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9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1">
                <text:p>31</text:p>
              </table:table-cell>
              <table:table-cell office:value-type="float" office:value="57">
                <text:p>5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1">
                <text:p>41</text:p>
              </table:table-cell>
              <table:table-cell office:value-type="float" office:value="48">
                <text:p>4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1">
                <text:p>31</text:p>
              </table:table-cell>
              <table:table-cell office:value-type="float" office:value="24">
                <text:p>2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">
                <text:p>21</text:p>
              </table:table-cell>
              <table:table-cell office:value-type="float" office:value="43">
                <text:p>4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0">
                <text:p>70</text:p>
              </table:table-cell>
              <table:table-cell office:value-type="float" office:value="19">
                <text:p>1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">
                <text:p>8</text:p>
              </table:table-cell>
              <table:table-cell office:value-type="float" office:value="36">
                <text:p>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5">
                <text:p>35</text:p>
              </table:table-cell>
              <table:table-cell office:value-type="float" office:value="9">
                <text:p>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41">
                <text:p>4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">
                <text:p>19</text:p>
              </table:table-cell>
              <table:table-cell office:value-type="float" office:value="57">
                <text:p>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6">
                <text:p>76</text:p>
              </table:table-cell>
              <table:table-cell office:value-type="float" office:value="36">
                <text:p>3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">
                <text:p>3</text:p>
              </table:table-cell>
              <table:table-cell office:value-type="float" office:value="29">
                <text:p>2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9">
                <text:p>2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4">
                <text:p>44</text:p>
              </table:table-cell>
              <table:table-cell office:value-type="float" office:value="29">
                <text:p>2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5">
                <text:p>45</text:p>
              </table:table-cell>
              <table:table-cell office:value-type="float" office:value="39">
                <text:p>3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4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4">
                <text:p>54</text:p>
              </table:table-cell>
              <table:table-cell office:value-type="float" office:value="19">
                <text:p>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7">
                <text:p>37</text:p>
              </table:table-cell>
              <table:table-cell office:value-type="float" office:value="43">
                <text:p>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9">
                <text:p>59</text:p>
              </table:table-cell>
              <table:table-cell office:value-type="float" office:value="39">
                <text:p>3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4">
                <text:p>24</text:p>
              </table:table-cell>
              <table:table-cell office:value-type="float" office:value="55">
                <text:p>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5">
                <text:p>45</text:p>
              </table:table-cell>
              <table:table-cell office:value-type="float" office:value="18">
                <text:p>1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2">
                <text:p>42</text:p>
              </table:table-cell>
              <table:table-cell office:value-type="float" office:value="21">
                <text:p>2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3">
                <text:p>63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">
                <text:p>17</text:p>
              </table:table-cell>
              <table:table-cell office:value-type="float" office:value="53">
                <text:p>5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2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7">
                <text:p>-7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5">
                <text:p>85</text:p>
              </table:table-cell>
              <table:table-cell office:value-type="float" office:value="26">
                <text:p>2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2">
                <text:p>42</text:p>
              </table:table-cell>
              <table:table-cell office:value-type="float" office:value="39">
                <text:p>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7">
                <text:p>57</text:p>
              </table:table-cell>
              <table:table-cell office:value-type="float" office:value="28">
                <text:p>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3">
                <text:p>53</text:p>
              </table:table-cell>
              <table:table-cell office:value-type="float" office:value="21">
                <text:p>2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">
                <text:p>6</text:p>
              </table:table-cell>
              <table:table-cell office:value-type="float" office:value="46">
                <text:p>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6">
                <text:p>46</text:p>
              </table:table-cell>
              <table:table-cell office:value-type="float" office:value="24">
                <text:p>2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1">
                <text:p>31</text:p>
              </table:table-cell>
              <table:table-cell office:value-type="float" office:value="-12">
                <text:p>-1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0">
                <text:p>40</text:p>
              </table:table-cell>
              <table:table-cell office:value-type="float" office:value="87">
                <text:p>8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3">
                <text:p>53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2">
                <text:p>22</text:p>
              </table:table-cell>
              <table:table-cell office:value-type="float" office:value="57">
                <text:p>5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4">
                <text:p>54</text:p>
              </table:table-cell>
              <table:table-cell office:value-type="float" office:value="33">
                <text:p>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5">
                <text:p>35</text:p>
              </table:table-cell>
              <table:table-cell office:value-type="float" office:value="8">
                <text:p>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">
                <text:p>18</text:p>
              </table:table-cell>
              <table:table-cell office:value-type="float" office:value="37">
                <text:p>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1">
                <text:p>71</text:p>
              </table:table-cell>
              <table:table-cell office:value-type="float" office:value="41">
                <text:p>4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9">
                <text:p>39</text:p>
              </table:table-cell>
              <table:table-cell office:value-type="float" office:value="51">
                <text:p>5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4">
                <text:p>34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8">
                <text:p>38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7">
                <text:p>37</text:p>
              </table:table-cell>
              <table:table-cell office:value-type="float" office:value="8">
                <text:p>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7">
                <text:p>47</text:p>
              </table:table-cell>
              <table:table-cell office:value-type="float" office:value="17">
                <text:p>17</text:p>
              </table:table-cell>
              <table:table-cell office:value-type="float" office:value="28">
                <text:p>28</text:p>
              </table:table-cell>
            </table:table-row>
          </table:table-rows>
        </table:table>
      </chart:chart>
    </office:chart>
  </office:body>
</office:document-content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graphic-properties draw:fill="solid" draw:fill-color="#d9d9d9"/>
      <style:text-properties fo:font-family="Tahoma" style:font-style-name="Regular" style:font-family-generic="swiss" style:font-pitch="variable" fo:font-size="10pt" style:font-family-asian="'MS Gothic'" style:font-pitch-asian="variable" style:font-size-asian="14.3000001907349pt" style:font-family-complex="Tahoma" style:font-pitch-complex="variable" style:font-size-complex="14.3000001907349pt"/>
    </style:style>
    <style:style style:name="ch3" style:family="chart">
      <style:chart-properties chart:japanese-candle-stick="false" chart:stock-with-volume="false" chart:three-dimensional="false" chart:deep="false" chart:lines="true" chart:interpolation="b-spline" chart:symbol-type="none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MS Gothic'" style:font-pitch-asian="variable" style:font-size-asian="15.8999996185303pt" style:font-family-complex="Tahoma" style:font-pitch-complex="variable" style:font-size-complex="15.8999996185303pt"/>
    </style:style>
    <style:style style:name="ch5" style:family="chart" style:data-style-name="N0">
      <style:chart-properties chart:display-label="true" chart:tick-marks-major-inner="false" chart:tick-marks-major-outer="true" chart:tick-marks-minor-inner="true" chart:tick-marks-minor-outer="false" chart:logarithmic="false" chart:minimum="20" chart:maximum="45" chart:origin="20" chart:interval-major="5" chart:gap-width="100" chart:overlap="0" chart:text-overlap="false" text:line-break="false" chart:label-arrangement="side-by-side" chart:visible="true" style:direction="ltr" chart:interval-minor-divisor="5"/>
      <style:graphic-properties draw:stroke="solid" svg:stroke-width="0cm" svg:stroke-color="#000000"/>
      <style:text-properties fo:font-family="Arial" style:font-family-generic="swiss" style:font-pitch="variable" fo:font-size="7pt" style:font-family-asian="'MS Gothic'" style:font-pitch-asian="variable" style:font-size-asian="15.8999996185303pt" style:font-family-complex="Tahoma" style:font-pitch-complex="variable" style:font-size-complex="15.8999996185303pt"/>
    </style:style>
    <style:style style:name="ch6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width="0.051cm" svg:stroke-color="#0000ff" draw:marker-start-width="0.279cm" draw:marker-end-width="0.279cm" draw:fill-color="#9999ff"/>
      <style:text-properties fo:font-family="Arial" style:font-family-generic="swiss" style:font-pitch="variable" fo:font-size="13.6000003814697pt" style:font-family-asian="'MS Gothic'" style:font-pitch-asian="variable" style:font-size-asian="13.6000003814697pt" style:font-family-complex="Tahoma" style:font-pitch-complex="variable" style:font-size-complex="13.600000381469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51cm" svg:stroke-color="#008000" draw:marker-start-width="0.279cm" draw:marker-end-width="0.279cm" draw:fill-color="#993366"/>
      <style:text-properties fo:font-family="Arial" style:font-family-generic="swiss" style:font-pitch="variable" fo:font-size="13.6000003814697pt" style:font-family-asian="'MS Gothic'" style:font-pitch-asian="variable" style:font-size-asian="13.6000003814697pt" style:font-family-complex="Tahoma" style:font-pitch-complex="variable" style:font-size-complex="13.6000003814697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51cm" svg:stroke-color="#ff0000" draw:marker-start-width="0.279cm" draw:marker-end-width="0.279cm" draw:fill-color="#ffffcc"/>
      <style:text-properties fo:font-family="Arial" style:font-family-generic="swiss" style:font-pitch="variable" fo:font-size="13.6000003814697pt" style:font-family-asian="'MS Gothic'" style:font-pitch-asian="variable" style:font-size-asian="13.6000003814697pt" style:font-family-complex="Tahoma" style:font-pitch-complex="variable" style:font-size-complex="13.6000003814697pt"/>
    </style:style>
    <style:style style:name="ch9" style:family="chart">
      <style:graphic-properties draw:stroke="none" draw:fill="none" draw:fill-color="#d9d9d9" draw:fill-image-width="0cm" draw:fill-image-height="0cm"/>
    </style:style>
    <style:style style:name="ch10" style:family="chart">
      <style:graphic-properties draw:stroke="none" draw:fill-color="#999999"/>
    </style:style>
  </office:automatic-styles>
  <office:body>
    <office:chart>
      <chart:chart svg:width="14.173cm" svg:height="8.161cm" chart:class="chart:line" chart:style-name="ch1">
        <chart:legend chart:legend-position="bottom" svg:x="6.135cm" svg:y="6.228cm" chart:style-name="ch2"/>
        <chart:plot-area chart:style-name="ch3" table:cell-range-address="Data.$T$104:.$W$114" chart:data-source-has-labels="both" chart:table-number-list="0" svg:x="0.282cm" svg:y="0.304cm" svg:width="13.835cm" svg:height="7.335cm">
          <chart:axis chart:dimension="x" chart:name="primary-x" chart:style-name="ch4">
            <chart:categories table:cell-range-address="local-table.A2:.A11"/>
          </chart:axis>
          <chart:axis chart:dimension="y" chart:name="primary-y" chart:style-name="ch5"/>
          <chart:series chart:style-name="ch6">
            <chart:data-point chart:repeated="10"/>
          </chart:series>
          <chart:series chart:style-name="ch7">
            <chart:data-point chart:repeated="10"/>
          </chart:series>
          <chart:series chart:style-name="ch8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act XML</text:p>
              </table:table-cell>
              <table:table-cell office:value-type="string">
                <text:p>Hessian</text:p>
              </table:table-cell>
              <table:table-cell office:value-type="string">
                <text:p>XStream</text:p>
              </table:table-cell>
            </table:table-row>
          </table:table-header-rows>
          <table:table-rows>
            <table:table-row>
              <table:table-cell office:value-type="string">
                <text:p>100</text:p>
              </table:table-cell>
              <table:table-cell office:value-type="float" office:value="40.98">
                <text:p>40.98</text:p>
              </table:table-cell>
              <table:table-cell office:value-type="float" office:value="36.49">
                <text:p>36.49</text:p>
              </table:table-cell>
              <table:table-cell office:value-type="float" office:value="33.06">
                <text:p>33.0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7.24">
                <text:p>37.24</text:p>
              </table:table-cell>
              <table:table-cell office:value-type="float" office:value="30.71">
                <text:p>30.71</text:p>
              </table:table-cell>
              <table:table-cell office:value-type="float" office:value="26.82">
                <text:p>26.8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6.51">
                <text:p>36.51</text:p>
              </table:table-cell>
              <table:table-cell office:value-type="float" office:value="30.34">
                <text:p>30.34</text:p>
              </table:table-cell>
              <table:table-cell office:value-type="float" office:value="26.93">
                <text:p>26.9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6.9">
                <text:p>36.9</text:p>
              </table:table-cell>
              <table:table-cell office:value-type="float" office:value="30.62">
                <text:p>30.62</text:p>
              </table:table-cell>
              <table:table-cell office:value-type="float" office:value="26.86">
                <text:p>26.8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7.02">
                <text:p>37.02</text:p>
              </table:table-cell>
              <table:table-cell office:value-type="float" office:value="30.07">
                <text:p>30.07</text:p>
              </table:table-cell>
              <table:table-cell office:value-type="float" office:value="27.55">
                <text:p>27.5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6.31">
                <text:p>36.31</text:p>
              </table:table-cell>
              <table:table-cell office:value-type="float" office:value="30.33">
                <text:p>30.33</text:p>
              </table:table-cell>
              <table:table-cell office:value-type="float" office:value="26.61">
                <text:p>26.6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6.5">
                <text:p>36.5</text:p>
              </table:table-cell>
              <table:table-cell office:value-type="float" office:value="29.9">
                <text:p>29.9</text:p>
              </table:table-cell>
              <table:table-cell office:value-type="float" office:value="26.09">
                <text:p>26.0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7.35">
                <text:p>37.35</text:p>
              </table:table-cell>
              <table:table-cell office:value-type="float" office:value="30.73">
                <text:p>30.73</text:p>
              </table:table-cell>
              <table:table-cell office:value-type="float" office:value="27.43">
                <text:p>27.4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35.93">
                <text:p>35.93</text:p>
              </table:table-cell>
              <table:table-cell office:value-type="float" office:value="30.69">
                <text:p>30.69</text:p>
              </table:table-cell>
              <table:table-cell office:value-type="float" office:value="26.53">
                <text:p>26.5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35.77">
                <text:p>35.77</text:p>
              </table:table-cell>
              <table:table-cell office:value-type="float" office:value="30.56">
                <text:p>30.56</text:p>
              </table:table-cell>
              <table:table-cell office:value-type="float" office:value="26.99">
                <text:p>26.99</text:p>
              </table:table-cell>
            </table:table-row>
          </table:table-rows>
        </table:table>
      </chart:chart>
    </office:chart>
  </office:body>
</office:document-content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graphic-properties draw:fill="solid" draw:fill-color="#d9d9d9"/>
      <style:text-properties fo:font-family="Tahoma" style:font-style-name="Regular" style:font-family-generic="swiss" style:font-pitch="variable" fo:font-size="9.80000019073486pt" style:font-family-asian="'MS Gothic'" style:font-pitch-asian="variable" style:font-size-asian="14.1999998092651pt" style:font-family-complex="Tahoma" style:font-pitch-complex="variable" style:font-size-complex="14.1999998092651pt"/>
    </style:style>
    <style:style style:name="ch3" style:family="chart">
      <style:chart-properties chart:japanese-candle-stick="false" chart:stock-with-volume="false" chart:three-dimensional="false" chart:deep="false" chart:lines="true" chart:interpolation="b-spline" chart:symbol-type="none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6.90000009536743pt" style:font-family-asian="'MS Gothic'" style:font-pitch-asian="variable" style:font-size-asian="15.6999998092651pt" style:font-family-complex="Tahoma" style:font-pitch-complex="variable" style:font-size-complex="15.6999998092651pt"/>
    </style:style>
    <style:style style:name="ch5" style:family="chart" style:data-style-name="N0">
      <style:chart-properties chart:display-label="true" chart:tick-marks-major-inner="false" chart:tick-marks-major-outer="true" chart:tick-marks-minor-inner="true" chart:tick-marks-minor-outer="false" chart:logarithmic="false" chart:minimum="20" chart:maximum="45" chart:origin="20" chart:interval-major="5" chart:gap-width="100" chart:overlap="0" chart:text-overlap="false" text:line-break="false" chart:label-arrangement="side-by-side" chart:visible="true" style:direction="ltr" chart:interval-minor-divisor="5"/>
      <style:graphic-properties draw:stroke="solid" svg:stroke-width="0cm" svg:stroke-color="#000000"/>
      <style:text-properties fo:font-family="Arial" style:font-family-generic="swiss" style:font-pitch="variable" fo:font-size="6.90000009536743pt" style:font-family-asian="'MS Gothic'" style:font-pitch-asian="variable" style:font-size-asian="15.6999998092651pt" style:font-family-complex="Tahoma" style:font-pitch-complex="variable" style:font-size-complex="15.6999998092651pt"/>
    </style:style>
    <style:style style:name="ch6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width="0.051cm" svg:stroke-color="#0000ff" draw:marker-start-width="0.279cm" draw:marker-end-width="0.279cm" draw:fill-color="#9999ff"/>
      <style:text-properties fo:font-family="Arial" style:font-family-generic="swiss" style:font-pitch="variable" fo:font-size="13.1999998092651pt" style:font-family-asian="'MS Gothic'" style:font-pitch-asian="variable" style:font-size-asian="13.1999998092651pt" style:font-family-complex="Tahoma" style:font-pitch-complex="variable" style:font-size-complex="13.1999998092651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51cm" svg:stroke-color="#008000" draw:marker-start-width="0.279cm" draw:marker-end-width="0.279cm" draw:fill-color="#993366"/>
      <style:text-properties fo:font-family="Arial" style:font-family-generic="swiss" style:font-pitch="variable" fo:font-size="13.1999998092651pt" style:font-family-asian="'MS Gothic'" style:font-pitch-asian="variable" style:font-size-asian="13.1999998092651pt" style:font-family-complex="Tahoma" style:font-pitch-complex="variable" style:font-size-complex="13.1999998092651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51cm" svg:stroke-color="#ff0000" draw:marker-start-width="0.279cm" draw:marker-end-width="0.279cm" draw:fill-color="#ffffcc"/>
      <style:text-properties fo:font-family="Arial" style:font-family-generic="swiss" style:font-pitch="variable" fo:font-size="13.1999998092651pt" style:font-family-asian="'MS Gothic'" style:font-pitch-asian="variable" style:font-size-asian="13.1999998092651pt" style:font-family-complex="Tahoma" style:font-pitch-complex="variable" style:font-size-complex="13.1999998092651pt"/>
    </style:style>
    <style:style style:name="ch9" style:family="chart">
      <style:graphic-properties draw:stroke="none" draw:fill="none" draw:fill-color="#d9d9d9" draw:fill-image-width="0cm" draw:fill-image-height="0cm"/>
    </style:style>
    <style:style style:name="ch10" style:family="chart">
      <style:graphic-properties draw:stroke="none" draw:fill-color="#999999"/>
    </style:style>
  </office:automatic-styles>
  <office:body>
    <office:chart>
      <chart:chart svg:width="15.154cm" svg:height="8.131cm" chart:class="chart:line" chart:style-name="ch1">
        <chart:legend chart:legend-position="bottom" svg:x="7.013cm" svg:y="6.189cm" chart:style-name="ch2"/>
        <chart:plot-area chart:style-name="ch3" table:cell-range-address="Data.$T$115:.$W$125" chart:data-source-has-labels="both" chart:table-number-list="0" svg:x="0.299cm" svg:y="0.303cm" svg:width="14.792cm" svg:height="7.308cm">
          <chart:axis chart:dimension="x" chart:name="primary-x" chart:style-name="ch4">
            <chart:categories table:cell-range-address="local-table.A2:.A11"/>
          </chart:axis>
          <chart:axis chart:dimension="y" chart:name="primary-y" chart:style-name="ch5"/>
          <chart:series chart:style-name="ch6">
            <chart:data-point chart:repeated="10"/>
          </chart:series>
          <chart:series chart:style-name="ch7">
            <chart:data-point chart:repeated="10"/>
          </chart:series>
          <chart:series chart:style-name="ch8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act XML</text:p>
              </table:table-cell>
              <table:table-cell office:value-type="string">
                <text:p>Hessian</text:p>
              </table:table-cell>
              <table:table-cell office:value-type="string">
                <text:p>XStream</text:p>
              </table:table-cell>
            </table:table-row>
          </table:table-header-rows>
          <table:table-rows>
            <table:table-row>
              <table:table-cell office:value-type="string">
                <text:p>1000</text:p>
              </table:table-cell>
              <table:table-cell office:value-type="float" office:value="37.128">
                <text:p>37.128</text:p>
              </table:table-cell>
              <table:table-cell office:value-type="float" office:value="30.978">
                <text:p>30.978</text:p>
              </table:table-cell>
              <table:table-cell office:value-type="float" office:value="27.509">
                <text:p>27.509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36.546">
                <text:p>36.546</text:p>
              </table:table-cell>
              <table:table-cell office:value-type="float" office:value="30.374">
                <text:p>30.374</text:p>
              </table:table-cell>
              <table:table-cell office:value-type="float" office:value="26.884">
                <text:p>26.884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36.454">
                <text:p>36.454</text:p>
              </table:table-cell>
              <table:table-cell office:value-type="float" office:value="30.29">
                <text:p>30.29</text:p>
              </table:table-cell>
              <table:table-cell office:value-type="float" office:value="26.608">
                <text:p>26.608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36.53">
                <text:p>36.53</text:p>
              </table:table-cell>
              <table:table-cell office:value-type="float" office:value="30.188">
                <text:p>30.188</text:p>
              </table:table-cell>
              <table:table-cell office:value-type="float" office:value="26.787">
                <text:p>26.787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36.573">
                <text:p>36.573</text:p>
              </table:table-cell>
              <table:table-cell office:value-type="float" office:value="30.363">
                <text:p>30.363</text:p>
              </table:table-cell>
              <table:table-cell office:value-type="float" office:value="26.866">
                <text:p>26.866</text:p>
              </table:table-cell>
            </table:table-row>
            <table:table-row>
              <table:table-cell office:value-type="string">
                <text:p>6000</text:p>
              </table:table-cell>
              <table:table-cell office:value-type="float" office:value="36.404">
                <text:p>36.404</text:p>
              </table:table-cell>
              <table:table-cell office:value-type="float" office:value="30.312">
                <text:p>30.312</text:p>
              </table:table-cell>
              <table:table-cell office:value-type="float" office:value="26.904">
                <text:p>26.904</text:p>
              </table:table-cell>
            </table:table-row>
            <table:table-row>
              <table:table-cell office:value-type="string">
                <text:p>7000</text:p>
              </table:table-cell>
              <table:table-cell office:value-type="float" office:value="36.716">
                <text:p>36.716</text:p>
              </table:table-cell>
              <table:table-cell office:value-type="float" office:value="30.232">
                <text:p>30.232</text:p>
              </table:table-cell>
              <table:table-cell office:value-type="float" office:value="26.383">
                <text:p>26.383</text:p>
              </table:table-cell>
            </table:table-row>
            <table:table-row>
              <table:table-cell office:value-type="string">
                <text:p>8000</text:p>
              </table:table-cell>
              <table:table-cell office:value-type="float" office:value="36.659">
                <text:p>36.659</text:p>
              </table:table-cell>
              <table:table-cell office:value-type="float" office:value="30.414">
                <text:p>30.414</text:p>
              </table:table-cell>
              <table:table-cell office:value-type="float" office:value="26.98">
                <text:p>26.98</text:p>
              </table:table-cell>
            </table:table-row>
            <table:table-row>
              <table:table-cell office:value-type="string">
                <text:p>9000</text:p>
              </table:table-cell>
              <table:table-cell office:value-type="float" office:value="36.693">
                <text:p>36.693</text:p>
              </table:table-cell>
              <table:table-cell office:value-type="float" office:value="30.351">
                <text:p>30.351</text:p>
              </table:table-cell>
              <table:table-cell office:value-type="float" office:value="26.855">
                <text:p>26.855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36.683">
                <text:p>36.683</text:p>
              </table:table-cell>
              <table:table-cell office:value-type="float" office:value="30.176">
                <text:p>30.176</text:p>
              </table:table-cell>
              <table:table-cell office:value-type="float" office:value="26.851">
                <text:p>26.851</text:p>
              </table:table-cell>
            </table:table-row>
          </table:table-rows>
        </table:table>
      </chart:chart>
    </office:chart>
  </office:body>
</office:document-content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graphic-properties draw:fill="solid" draw:fill-color="#d9d9d9"/>
      <style:text-properties fo:font-family="Tahoma" style:font-style-name="Regular" style:font-family-generic="swiss" style:font-pitch="variable" fo:font-size="10pt" style:font-family-asian="'MS Gothic'" style:font-pitch-asian="variable" style:font-size-asian="6pt" style:font-family-complex="Tahoma" style:font-pitch-complex="variable" style:font-size-complex="6pt"/>
    </style:style>
    <style:style style:name="ch3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MS Gothic'" style:font-pitch-asian="variable" style:font-size-asian="7pt" style:font-family-complex="Tahoma" style:font-pitch-complex="variable" style:font-size-complex="7pt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MS Gothic'" style:font-pitch-asian="variable" style:font-size-asian="7pt" style:font-family-complex="Tahoma" style:font-pitch-complex="variable" style:font-size-complex="7pt"/>
    </style:style>
    <style:style style:name="ch6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width="0.051cm" svg:stroke-color="#0000ff" draw:marker-start-width="0.076cm" draw:marker-end-width="0.076cm" draw:fill-color="#9999ff"/>
      <style:text-properties fo:font-family="Arial" style:font-family-generic="swiss" style:font-pitch="variable" fo:font-size="6pt" style:font-family-asian="'MS Gothic'" style:font-pitch-asian="variable" style:font-size-asian="6pt" style:font-family-complex="Tahoma" style:font-pitch-complex="variable" style:font-size-complex="6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51cm" svg:stroke-color="#008000" draw:marker-start-width="0.076cm" draw:marker-end-width="0.076cm" draw:fill-color="#993366"/>
      <style:text-properties fo:font-family="Arial" style:font-family-generic="swiss" style:font-pitch="variable" fo:font-size="6pt" style:font-family-asian="'MS Gothic'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51cm" svg:stroke-color="#ff0000" draw:marker-start-width="0.076cm" draw:marker-end-width="0.076cm" draw:fill-color="#ffffcc"/>
      <style:text-properties fo:font-family="Arial" style:font-family-generic="swiss" style:font-pitch="variable" fo:font-size="6pt" style:font-family-asian="'MS Gothic'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51cm" svg:stroke-color="#660066" draw:marker-start-width="0.076cm" draw:marker-end-width="0.076cm" draw:fill-color="#ccffff"/>
      <style:text-properties fo:font-family="Arial" style:font-family-generic="swiss" style:font-pitch="variable" fo:font-size="6pt" style:font-family-asian="'MS Gothic'" style:font-pitch-asian="variable" style:font-size-asian="6pt" style:font-family-complex="Tahoma" style:font-pitch-complex="variable" style:font-size-complex="6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51cm" svg:stroke-color="#9999ff" draw:marker-start-width="0.076cm" draw:marker-end-width="0.076cm" draw:fill-color="#660066"/>
      <style:text-properties fo:font-family="Arial" style:font-family-generic="swiss" style:font-pitch="variable" fo:font-size="6pt" style:font-family-asian="'MS Gothic'" style:font-pitch-asian="variable" style:font-size-asian="6pt" style:font-family-complex="Tahoma" style:font-pitch-complex="variable" style:font-size-complex="6pt"/>
    </style:style>
    <style:style style:name="ch11" style:family="chart">
      <style:graphic-properties draw:stroke="none" draw:fill="none" draw:fill-color="#d9d9d9" draw:fill-image-width="0cm" draw:fill-image-height="0cm"/>
    </style:style>
    <style:style style:name="ch12" style:family="chart">
      <style:graphic-properties draw:stroke="none" draw:fill-color="#999999"/>
    </style:style>
  </office:automatic-styles>
  <office:body>
    <office:chart>
      <chart:chart svg:width="27.069cm" svg:height="17.163cm" chart:class="chart:line" chart:style-name="ch1">
        <chart:legend chart:legend-position="bottom" svg:x="5.923cm" svg:y="16.163cm" chart:style-name="ch2"/>
        <chart:plot-area chart:style-name="ch3" table:cell-range-address="Data.$A$2:.$F$18" chart:data-source-has-labels="both" chart:table-number-list="0" svg:x="0.54cm" svg:y="0.465cm" svg:width="25.989cm" svg:height="15.015cm">
          <chart:axis chart:dimension="x" chart:name="primary-x" chart:style-name="ch4">
            <chart:categories table:cell-range-address="local-table.A2:.A17"/>
            <chart:grid chart:class="major"/>
          </chart:axis>
          <chart:axis chart:dimension="y" chart:name="primary-y" chart:style-name="ch5"/>
          <chart:series chart:style-name="ch6">
            <chart:data-point chart:repeated="16"/>
          </chart:series>
          <chart:series chart:style-name="ch7">
            <chart:data-point chart:repeated="16"/>
          </chart:series>
          <chart:series chart:style-name="ch8">
            <chart:data-point chart:repeated="16"/>
          </chart:series>
          <chart:series chart:style-name="ch9">
            <chart:data-point chart:repeated="16"/>
          </chart:series>
          <chart:series chart:style-name="ch10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act Xml</text:p>
              </table:table-cell>
              <table:table-cell office:value-type="string">
                <text:p>Hessian</text:p>
              </table:table-cell>
              <table:table-cell office:value-type="string">
                <text:p>XStream</text:p>
              </table:table-cell>
              <table:table-cell office:value-type="string">
                <text:p>XStream+Aliases</text:p>
              </table:table-cell>
              <table:table-cell office:value-type="string">
                <text:p>XStream+id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31">
                <text:p>31</text:p>
              </table:table-cell>
              <table:table-cell office:value-type="float" office:value="7">
                <text:p>7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11">
                <text:p>211</text:p>
              </table:table-cell>
              <table:table-cell office:value-type="float" office:value="289">
                <text:p>289</text:p>
              </table:table-cell>
              <table:table-cell office:value-type="float" office:value="381">
                <text:p>381</text:p>
              </table:table-cell>
              <table:table-cell office:value-type="float" office:value="273">
                <text:p>273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6">
                <text:p>386</text:p>
              </table:table-cell>
              <table:table-cell office:value-type="float" office:value="566">
                <text:p>566</text:p>
              </table:table-cell>
              <table:table-cell office:value-type="float" office:value="713">
                <text:p>713</text:p>
              </table:table-cell>
              <table:table-cell office:value-type="float" office:value="497">
                <text:p>497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7">
                <text:p>567</text:p>
              </table:table-cell>
              <table:table-cell office:value-type="float" office:value="792">
                <text:p>792</text:p>
              </table:table-cell>
              <table:table-cell office:value-type="float" office:value="1097">
                <text:p>1097</text:p>
              </table:table-cell>
              <table:table-cell office:value-type="float" office:value="752">
                <text:p>75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66">
                <text:p>766</text:p>
              </table:table-cell>
              <table:table-cell office:value-type="float" office:value="1087">
                <text:p>1087</text:p>
              </table:table-cell>
              <table:table-cell office:value-type="float" office:value="1442">
                <text:p>1442</text:p>
              </table:table-cell>
              <table:table-cell office:value-type="float" office:value="989">
                <text:p>989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36">
                <text:p>936</text:p>
              </table:table-cell>
              <table:table-cell office:value-type="float" office:value="1294">
                <text:p>1294</text:p>
              </table:table-cell>
              <table:table-cell office:value-type="float" office:value="1812">
                <text:p>1812</text:p>
              </table:table-cell>
              <table:table-cell office:value-type="float" office:value="1230">
                <text:p>1230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98">
                <text:p>1098</text:p>
              </table:table-cell>
              <table:table-cell office:value-type="float" office:value="1569">
                <text:p>1569</text:p>
              </table:table-cell>
              <table:table-cell office:value-type="float" office:value="2147">
                <text:p>2147</text:p>
              </table:table-cell>
              <table:table-cell office:value-type="float" office:value="1457">
                <text:p>1457</text:p>
              </table:table-cell>
              <table:table-cell office:value-type="float" office:value="2166">
                <text:p>21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78">
                <text:p>1278</text:p>
              </table:table-cell>
              <table:table-cell office:value-type="float" office:value="1741">
                <text:p>1741</text:p>
              </table:table-cell>
              <table:table-cell office:value-type="float" office:value="2566">
                <text:p>2566</text:p>
              </table:table-cell>
              <table:table-cell office:value-type="float" office:value="1726">
                <text:p>1726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95">
                <text:p>1495</text:p>
              </table:table-cell>
              <table:table-cell office:value-type="float" office:value="2024">
                <text:p>2024</text:p>
              </table:table-cell>
              <table:table-cell office:value-type="float" office:value="2919">
                <text:p>2919</text:p>
              </table:table-cell>
              <table:table-cell office:value-type="float" office:value="1971">
                <text:p>1971</text:p>
              </table:table-cell>
              <table:table-cell office:value-type="float" office:value="2877">
                <text:p>28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81">
                <text:p>1681</text:p>
              </table:table-cell>
              <table:table-cell office:value-type="float" office:value="2264">
                <text:p>2264</text:p>
              </table:table-cell>
              <table:table-cell office:value-type="float" office:value="3314">
                <text:p>3314</text:p>
              </table:table-cell>
              <table:table-cell office:value-type="float" office:value="2237">
                <text:p>2237</text:p>
              </table:table-cell>
              <table:table-cell office:value-type="float" office:value="3236">
                <text:p>32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42">
                <text:p>1842</text:p>
              </table:table-cell>
              <table:table-cell office:value-type="float" office:value="2405">
                <text:p>2405</text:p>
              </table:table-cell>
              <table:table-cell office:value-type="float" office:value="3717">
                <text:p>3717</text:p>
              </table:table-cell>
              <table:table-cell office:value-type="float" office:value="2490">
                <text:p>2490</text:p>
              </table:table-cell>
              <table:table-cell office:value-type="float" office:value="3555">
                <text:p>35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32">
                <text:p>2032</text:p>
              </table:table-cell>
              <table:table-cell office:value-type="float" office:value="2681">
                <text:p>2681</text:p>
              </table:table-cell>
              <table:table-cell office:value-type="float" office:value="4058">
                <text:p>4058</text:p>
              </table:table-cell>
              <table:table-cell office:value-type="float" office:value="2723">
                <text:p>2723</text:p>
              </table:table-cell>
              <table:table-cell office:value-type="float" office:value="3916">
                <text:p>39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52">
                <text:p>2252</text:p>
              </table:table-cell>
              <table:table-cell office:value-type="float" office:value="2924">
                <text:p>2924</text:p>
              </table:table-cell>
              <table:table-cell office:value-type="float" office:value="4449">
                <text:p>4449</text:p>
              </table:table-cell>
              <table:table-cell office:value-type="float" office:value="2985">
                <text:p>2985</text:p>
              </table:table-cell>
              <table:table-cell office:value-type="float" office:value="4282">
                <text:p>42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25">
                <text:p>2425</text:p>
              </table:table-cell>
              <table:table-cell office:value-type="float" office:value="3150">
                <text:p>3150</text:p>
              </table:table-cell>
              <table:table-cell office:value-type="float" office:value="4835">
                <text:p>4835</text:p>
              </table:table-cell>
              <table:table-cell office:value-type="float" office:value="3242">
                <text:p>3242</text:p>
              </table:table-cell>
              <table:table-cell office:value-type="float" office:value="4633">
                <text:p>46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76">
                <text:p>2576</text:p>
              </table:table-cell>
              <table:table-cell office:value-type="float" office:value="3286">
                <text:p>3286</text:p>
              </table:table-cell>
              <table:table-cell office:value-type="float" office:value="5229">
                <text:p>5229</text:p>
              </table:table-cell>
              <table:table-cell office:value-type="float" office:value="3486">
                <text:p>3486</text:p>
              </table:table-cell>
              <table:table-cell office:value-type="float" office:value="4947">
                <text:p>49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70">
                <text:p>2770</text:p>
              </table:table-cell>
              <table:table-cell office:value-type="float" office:value="3586">
                <text:p>3586</text:p>
              </table:table-cell>
              <table:table-cell office:value-type="float" office:value="5595">
                <text:p>5595</text:p>
              </table:table-cell>
              <table:table-cell office:value-type="float" office:value="3744">
                <text:p>3744</text:p>
              </table:table-cell>
              <table:table-cell office:value-type="float" office:value="5329">
                <text:p>5329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graphic-properties draw:fill="solid" draw:fill-color="#d9d9d9"/>
      <style:text-properties fo:font-family="Tahoma" style:font-style-name="Regular" style:font-family-generic="swiss" style:font-pitch="variable" fo:font-size="10pt" style:font-family-asian="'MS Gothic'" style:font-pitch-asian="variable" style:font-size-asian="11.3999996185303pt" style:font-family-complex="Tahoma" style:font-pitch-complex="variable" style:font-size-complex="11.3999996185303pt"/>
    </style:style>
    <style:style style:name="ch3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MS Gothic'" style:font-pitch-asian="variable" style:font-size-asian="13.3999996185303pt" style:font-family-complex="Tahoma" style:font-pitch-complex="variable" style:font-size-complex="13.3999996185303pt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MS Gothic'" style:font-pitch-asian="variable" style:font-size-asian="13.3999996185303pt" style:font-family-complex="Tahoma" style:font-pitch-complex="variable" style:font-size-complex="13.3999996185303pt"/>
    </style:style>
    <style:style style:name="ch6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width="0.051cm" svg:stroke-color="#0000ff" draw:marker-start-width="0.279cm" draw:marker-end-width="0.279cm" draw:fill-color="#9999ff"/>
      <style:text-properties fo:font-family="Arial" style:font-family-generic="swiss" style:font-pitch="variable" fo:font-size="11.3999996185303pt" style:font-family-asian="'MS Gothic'" style:font-pitch-asian="variable" style:font-size-asian="11.3999996185303pt" style:font-family-complex="Tahoma" style:font-pitch-complex="variable" style:font-size-complex="11.3999996185303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51cm" svg:stroke-color="#008000" draw:marker-start-width="0.279cm" draw:marker-end-width="0.279cm" draw:fill-color="#993366"/>
      <style:text-properties fo:font-family="Arial" style:font-family-generic="swiss" style:font-pitch="variable" fo:font-size="11.3999996185303pt" style:font-family-asian="'MS Gothic'" style:font-pitch-asian="variable" style:font-size-asian="11.3999996185303pt" style:font-family-complex="Tahoma" style:font-pitch-complex="variable" style:font-size-complex="11.3999996185303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51cm" svg:stroke-color="#ff0000" draw:marker-start-width="0.279cm" draw:marker-end-width="0.279cm" draw:fill-color="#ffffcc"/>
      <style:text-properties fo:font-family="Arial" style:font-family-generic="swiss" style:font-pitch="variable" fo:font-size="11.3999996185303pt" style:font-family-asian="'MS Gothic'" style:font-pitch-asian="variable" style:font-size-asian="11.3999996185303pt" style:font-family-complex="Tahoma" style:font-pitch-complex="variable" style:font-size-complex="11.3999996185303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51cm" svg:stroke-color="#660066" draw:marker-start-width="0.279cm" draw:marker-end-width="0.279cm" draw:fill-color="#ccffff"/>
      <style:text-properties fo:font-family="Arial" style:font-family-generic="swiss" style:font-pitch="variable" fo:font-size="11.3999996185303pt" style:font-family-asian="'MS Gothic'" style:font-pitch-asian="variable" style:font-size-asian="11.3999996185303pt" style:font-family-complex="Tahoma" style:font-pitch-complex="variable" style:font-size-complex="11.3999996185303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51cm" svg:stroke-color="#9999ff" draw:marker-start-width="0.279cm" draw:marker-end-width="0.279cm" draw:fill-color="#660066"/>
      <style:text-properties fo:font-family="Arial" style:font-family-generic="swiss" style:font-pitch="variable" fo:font-size="11.3999996185303pt" style:font-family-asian="'MS Gothic'" style:font-pitch-asian="variable" style:font-size-asian="11.3999996185303pt" style:font-family-complex="Tahoma" style:font-pitch-complex="variable" style:font-size-complex="11.3999996185303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51cm" svg:stroke-color="#996633" draw:marker-start-width="0.279cm" draw:marker-end-width="0.279cm" draw:fill-color="#ff8080"/>
      <style:text-properties fo:font-family="Arial" style:font-family-generic="swiss" style:font-pitch="variable" fo:font-size="11.3999996185303pt" style:font-family-asian="'MS Gothic'" style:font-pitch-asian="variable" style:font-size-asian="11.3999996185303pt" style:font-family-complex="Tahoma" style:font-pitch-complex="variable" style:font-size-complex="11.3999996185303pt"/>
    </style:style>
    <style:style style:name="ch12" style:family="chart">
      <style:graphic-properties draw:stroke="none" draw:fill="none" draw:fill-color="#d9d9d9" draw:fill-image-width="0cm" draw:fill-image-height="0cm"/>
    </style:style>
    <style:style style:name="ch13" style:family="chart">
      <style:graphic-properties draw:stroke="none" draw:fill-color="#999999"/>
    </style:style>
  </office:automatic-styles>
  <office:body>
    <office:chart>
      <chart:chart svg:width="13.58cm" svg:height="13.568cm" chart:class="chart:line" chart:style-name="ch1">
        <chart:legend chart:legend-position="bottom" svg:x="0.461cm" svg:y="12.16cm" chart:style-name="ch2"/>
        <chart:plot-area chart:style-name="ch3" table:cell-range-address="Data.$A$104:.$G$114" chart:data-source-has-labels="both" chart:table-number-list="0" svg:x="-0.057cm" svg:y="0.159cm" svg:width="13.342cm" svg:height="11.945cm">
          <chart:axis chart:dimension="x" chart:name="primary-x" chart:style-name="ch4">
            <chart:categories table:cell-range-address="local-table.A2:.A11"/>
          </chart:axis>
          <chart:axis chart:dimension="y" chart:name="primary-y" chart:style-name="ch5"/>
          <chart:series chart:style-name="ch6">
            <chart:data-point chart:repeated="10"/>
          </chart:series>
          <chart:series chart:style-name="ch7">
            <chart:data-point chart:repeated="10"/>
          </chart:series>
          <chart:series chart:style-name="ch8">
            <chart:data-point chart:repeated="10"/>
          </chart:series>
          <chart:series chart:style-name="ch9">
            <chart:data-point chart:repeated="10"/>
          </chart:series>
          <chart:series chart:style-name="ch10">
            <chart:data-point chart:repeated="10"/>
          </chart:series>
          <chart:series chart:style-name="ch11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actXml</text:p>
              </table:table-cell>
              <table:table-cell office:value-type="string">
                <text:p>Hessian</text:p>
              </table:table-cell>
              <table:table-cell office:value-type="string">
                <text:p>XStream</text:p>
              </table:table-cell>
              <table:table-cell office:value-type="string">
                <text:p>XStream+Aliases</text:p>
              </table:table-cell>
              <table:table-cell office:value-type="string">
                <text:p>XStream+id</text:p>
              </table:table-cell>
              <table:table-cell office:value-type="string">
                <text:p>XStream+pretty</text:p>
              </table:table-cell>
            </table:table-row>
          </table:table-header-rows>
          <table:table-rows>
            <table:table-row>
              <table:table-cell office:value-type="string">
                <text:p>100</text:p>
              </table:table-cell>
              <table:table-cell office:value-type="float" office:value="18728">
                <text:p>18728</text:p>
              </table:table-cell>
              <table:table-cell office:value-type="float" office:value="22461">
                <text:p>22461</text:p>
              </table:table-cell>
              <table:table-cell office:value-type="float" office:value="38006">
                <text:p>38006</text:p>
              </table:table-cell>
              <table:table-cell office:value-type="float" office:value="25190">
                <text:p>25190</text:p>
              </table:table-cell>
              <table:table-cell office:value-type="float" office:value="35397">
                <text:p>35397</text:p>
              </table:table-cell>
              <table:table-cell office:value-type="float" office:value="48613">
                <text:p>4861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7573">
                <text:p>37573</text:p>
              </table:table-cell>
              <table:table-cell office:value-type="float" office:value="44749">
                <text:p>44749</text:p>
              </table:table-cell>
              <table:table-cell office:value-type="float" office:value="76302">
                <text:p>76302</text:p>
              </table:table-cell>
              <table:table-cell office:value-type="float" office:value="50586">
                <text:p>50586</text:p>
              </table:table-cell>
              <table:table-cell office:value-type="float" office:value="70962">
                <text:p>70962</text:p>
              </table:table-cell>
              <table:table-cell office:value-type="float" office:value="97509">
                <text:p>9750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6380">
                <text:p>56380</text:p>
              </table:table-cell>
              <table:table-cell office:value-type="float" office:value="66847">
                <text:p>66847</text:p>
              </table:table-cell>
              <table:table-cell office:value-type="float" office:value="114229">
                <text:p>114229</text:p>
              </table:table-cell>
              <table:table-cell office:value-type="float" office:value="75613">
                <text:p>75613</text:p>
              </table:table-cell>
              <table:table-cell office:value-type="float" office:value="106256">
                <text:p>106256</text:p>
              </table:table-cell>
              <table:table-cell office:value-type="float" office:value="146036">
                <text:p>14603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5293">
                <text:p>75293</text:p>
              </table:table-cell>
              <table:table-cell office:value-type="float" office:value="89110">
                <text:p>89110</text:p>
              </table:table-cell>
              <table:table-cell office:value-type="float" office:value="152405">
                <text:p>152405</text:p>
              </table:table-cell>
              <table:table-cell office:value-type="float" office:value="100889">
                <text:p>100889</text:p>
              </table:table-cell>
              <table:table-cell office:value-type="float" office:value="142097">
                <text:p>142097</text:p>
              </table:table-cell>
              <table:table-cell office:value-type="float" office:value="194812">
                <text:p>19481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4200">
                <text:p>94200</text:p>
              </table:table-cell>
              <table:table-cell office:value-type="float" office:value="111229">
                <text:p>111229</text:p>
              </table:table-cell>
              <table:table-cell office:value-type="float" office:value="190510">
                <text:p>190510</text:p>
              </table:table-cell>
              <table:table-cell office:value-type="float" office:value="126094">
                <text:p>126094</text:p>
              </table:table-cell>
              <table:table-cell office:value-type="float" office:value="177958">
                <text:p>177958</text:p>
              </table:table-cell>
              <table:table-cell office:value-type="float" office:value="243517">
                <text:p>24351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13559">
                <text:p>113559</text:p>
              </table:table-cell>
              <table:table-cell office:value-type="float" office:value="133552">
                <text:p>133552</text:p>
              </table:table-cell>
              <table:table-cell office:value-type="float" office:value="228734">
                <text:p>228734</text:p>
              </table:table-cell>
              <table:table-cell office:value-type="float" office:value="151418">
                <text:p>151418</text:p>
              </table:table-cell>
              <table:table-cell office:value-type="float" office:value="214094">
                <text:p>214094</text:p>
              </table:table-cell>
              <table:table-cell office:value-type="float" office:value="292341">
                <text:p>29234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32653">
                <text:p>132653</text:p>
              </table:table-cell>
              <table:table-cell office:value-type="float" office:value="155759">
                <text:p>155759</text:p>
              </table:table-cell>
              <table:table-cell office:value-type="float" office:value="266800">
                <text:p>266800</text:p>
              </table:table-cell>
              <table:table-cell office:value-type="float" office:value="176584">
                <text:p>176584</text:p>
              </table:table-cell>
              <table:table-cell office:value-type="float" office:value="249944">
                <text:p>249944</text:p>
              </table:table-cell>
              <table:table-cell office:value-type="float" office:value="341007">
                <text:p>34100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51894">
                <text:p>151894</text:p>
              </table:table-cell>
              <table:table-cell office:value-type="float" office:value="177918">
                <text:p>177918</text:p>
              </table:table-cell>
              <table:table-cell office:value-type="float" office:value="304981">
                <text:p>304981</text:p>
              </table:table-cell>
              <table:table-cell office:value-type="float" office:value="201865">
                <text:p>201865</text:p>
              </table:table-cell>
              <table:table-cell office:value-type="float" office:value="285934">
                <text:p>285934</text:p>
              </table:table-cell>
              <table:table-cell office:value-type="float" office:value="389788">
                <text:p>38978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71261">
                <text:p>171261</text:p>
              </table:table-cell>
              <table:table-cell office:value-type="float" office:value="200189">
                <text:p>200189</text:p>
              </table:table-cell>
              <table:table-cell office:value-type="float" office:value="342995">
                <text:p>342995</text:p>
              </table:table-cell>
              <table:table-cell office:value-type="float" office:value="226979">
                <text:p>226979</text:p>
              </table:table-cell>
              <table:table-cell office:value-type="float" office:value="321863">
                <text:p>321863</text:p>
              </table:table-cell>
              <table:table-cell office:value-type="float" office:value="438402">
                <text:p>43840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90292">
                <text:p>190292</text:p>
              </table:table-cell>
              <table:table-cell office:value-type="float" office:value="222379">
                <text:p>222379</text:p>
              </table:table-cell>
              <table:table-cell office:value-type="float" office:value="381190">
                <text:p>381190</text:p>
              </table:table-cell>
              <table:table-cell office:value-type="float" office:value="252274">
                <text:p>252274</text:p>
              </table:table-cell>
              <table:table-cell office:value-type="float" office:value="357790">
                <text:p>357790</text:p>
              </table:table-cell>
              <table:table-cell office:value-type="float" office:value="487197">
                <text:p>487197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graphic-properties draw:fill="solid" draw:fill-color="#d9d9d9"/>
      <style:text-properties fo:font-family="Tahoma" style:font-style-name="Regular" style:font-family-generic="swiss" style:font-pitch="variable" fo:font-size="10pt" style:font-family-asian="'MS Gothic'" style:font-pitch-asian="variable" style:font-size-asian="11.6000003814697pt" style:font-family-complex="Tahoma" style:font-pitch-complex="variable" style:font-size-complex="11.6000003814697pt"/>
    </style:style>
    <style:style style:name="ch3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MS Gothic'" style:font-pitch-asian="variable" style:font-size-asian="13.6000003814697pt" style:font-family-complex="Tahoma" style:font-pitch-complex="variable" style:font-size-complex="13.6000003814697pt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MS Gothic'" style:font-pitch-asian="variable" style:font-size-asian="13.6000003814697pt" style:font-family-complex="Tahoma" style:font-pitch-complex="variable" style:font-size-complex="13.6000003814697pt"/>
    </style:style>
    <style:style style:name="ch6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width="0.051cm" svg:stroke-color="#0000ff" draw:marker-start-width="0.279cm" draw:marker-end-width="0.279cm" draw:fill-color="#9999ff"/>
      <style:text-properties fo:font-family="Arial" style:font-family-generic="swiss" style:font-pitch="variable" fo:font-size="9.10000038146973pt" style:font-family-asian="'MS Gothic'" style:font-pitch-asian="variable" style:font-size-asian="9.10000038146973pt" style:font-family-complex="Tahoma" style:font-pitch-complex="variable" style:font-size-complex="9.10000038146973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51cm" svg:stroke-color="#008000" draw:marker-start-width="0.279cm" draw:marker-end-width="0.279cm" draw:fill-color="#993366"/>
      <style:text-properties fo:font-family="Arial" style:font-family-generic="swiss" style:font-pitch="variable" fo:font-size="9.10000038146973pt" style:font-family-asian="'MS Gothic'" style:font-pitch-asian="variable" style:font-size-asian="9.10000038146973pt" style:font-family-complex="Tahoma" style:font-pitch-complex="variable" style:font-size-complex="9.10000038146973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51cm" svg:stroke-color="#ff0000" draw:marker-start-width="0.279cm" draw:marker-end-width="0.279cm" draw:fill-color="#ffffcc"/>
      <style:text-properties fo:font-family="Arial" style:font-family-generic="swiss" style:font-pitch="variable" fo:font-size="9.10000038146973pt" style:font-family-asian="'MS Gothic'" style:font-pitch-asian="variable" style:font-size-asian="9.10000038146973pt" style:font-family-complex="Tahoma" style:font-pitch-complex="variable" style:font-size-complex="9.10000038146973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51cm" svg:stroke-color="#660066" draw:marker-start-width="0.279cm" draw:marker-end-width="0.279cm" draw:fill-color="#ccffff"/>
      <style:text-properties fo:font-family="Arial" style:font-family-generic="swiss" style:font-pitch="variable" fo:font-size="9.10000038146973pt" style:font-family-asian="'MS Gothic'" style:font-pitch-asian="variable" style:font-size-asian="9.10000038146973pt" style:font-family-complex="Tahoma" style:font-pitch-complex="variable" style:font-size-complex="9.10000038146973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51cm" svg:stroke-color="#9999ff" draw:marker-start-width="0.279cm" draw:marker-end-width="0.279cm" draw:fill-color="#660066"/>
      <style:text-properties fo:font-family="Arial" style:font-family-generic="swiss" style:font-pitch="variable" fo:font-size="9.10000038146973pt" style:font-family-asian="'MS Gothic'" style:font-pitch-asian="variable" style:font-size-asian="9.10000038146973pt" style:font-family-complex="Tahoma" style:font-pitch-complex="variable" style:font-size-complex="9.10000038146973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51cm" svg:stroke-color="#996633" draw:marker-start-width="0.279cm" draw:marker-end-width="0.279cm" draw:fill-color="#ff8080"/>
      <style:text-properties fo:font-family="Arial" style:font-family-generic="swiss" style:font-pitch="variable" fo:font-size="9.10000038146973pt" style:font-family-asian="'MS Gothic'" style:font-pitch-asian="variable" style:font-size-asian="9.10000038146973pt" style:font-family-complex="Tahoma" style:font-pitch-complex="variable" style:font-size-complex="9.10000038146973pt"/>
    </style:style>
    <style:style style:name="ch12" style:family="chart">
      <style:graphic-properties draw:stroke="none" draw:fill="none" draw:fill-color="#d9d9d9" draw:fill-image-width="0cm" draw:fill-image-height="0cm"/>
    </style:style>
    <style:style style:name="ch13" style:family="chart">
      <style:graphic-properties draw:stroke="none" draw:fill-color="#999999"/>
    </style:style>
  </office:automatic-styles>
  <office:body>
    <office:chart>
      <chart:chart svg:width="13.533cm" svg:height="13.41cm" chart:class="chart:line" chart:style-name="ch1">
        <chart:legend chart:legend-position="bottom" svg:x="0.312cm" svg:y="12.188cm" chart:style-name="ch2"/>
        <chart:plot-area chart:style-name="ch3" table:cell-range-address="Data.$A$115:.$G$125" chart:data-source-has-labels="both" chart:table-number-list="0" svg:x="-0.082cm" svg:y="0.16cm" svg:width="13.257cm" svg:height="12.03cm">
          <chart:axis chart:dimension="x" chart:name="primary-x" chart:style-name="ch4">
            <chart:categories table:cell-range-address="local-table.A2:.A11"/>
          </chart:axis>
          <chart:axis chart:dimension="y" chart:name="primary-y" chart:style-name="ch5"/>
          <chart:series chart:style-name="ch6">
            <chart:data-point chart:repeated="10"/>
          </chart:series>
          <chart:series chart:style-name="ch7">
            <chart:data-point chart:repeated="10"/>
          </chart:series>
          <chart:series chart:style-name="ch8">
            <chart:data-point chart:repeated="10"/>
          </chart:series>
          <chart:series chart:style-name="ch9">
            <chart:data-point chart:repeated="10"/>
          </chart:series>
          <chart:series chart:style-name="ch10">
            <chart:data-point chart:repeated="10"/>
          </chart:series>
          <chart:series chart:style-name="ch11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actXml</text:p>
              </table:table-cell>
              <table:table-cell office:value-type="string">
                <text:p>Hessian</text:p>
              </table:table-cell>
              <table:table-cell office:value-type="string">
                <text:p>XStream</text:p>
              </table:table-cell>
              <table:table-cell office:value-type="string">
                <text:p>XStream+Aliases</text:p>
              </table:table-cell>
              <table:table-cell office:value-type="string">
                <text:p>XStream+id</text:p>
              </table:table-cell>
              <table:table-cell office:value-type="string">
                <text:p>XStream+pretty</text:p>
              </table:table-cell>
            </table:table-row>
          </table:table-header-rows>
          <table:table-rows>
            <table:table-row>
              <table:table-cell office:value-type="string">
                <text:p>1000</text:p>
              </table:table-cell>
              <table:table-cell office:value-type="float" office:value="190296">
                <text:p>190296</text:p>
              </table:table-cell>
              <table:table-cell office:value-type="float" office:value="222399">
                <text:p>222399</text:p>
              </table:table-cell>
              <table:table-cell office:value-type="float" office:value="381215">
                <text:p>381215</text:p>
              </table:table-cell>
              <table:table-cell office:value-type="float" office:value="252299">
                <text:p>252299</text:p>
              </table:table-cell>
              <table:table-cell office:value-type="float" office:value="357902">
                <text:p>357902</text:p>
              </table:table-cell>
              <table:table-cell office:value-type="float" office:value="487222">
                <text:p>487222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383024">
                <text:p>383024</text:p>
              </table:table-cell>
              <table:table-cell office:value-type="float" office:value="444560">
                <text:p>444560</text:p>
              </table:table-cell>
              <table:table-cell office:value-type="float" office:value="763119">
                <text:p>763119</text:p>
              </table:table-cell>
              <table:table-cell office:value-type="float" office:value="505203">
                <text:p>505203</text:p>
              </table:table-cell>
              <table:table-cell office:value-type="float" office:value="718008">
                <text:p>718008</text:p>
              </table:table-cell>
              <table:table-cell office:value-type="float" office:value="975126">
                <text:p>975126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575834">
                <text:p>575834</text:p>
              </table:table-cell>
              <table:table-cell office:value-type="float" office:value="666768">
                <text:p>666768</text:p>
              </table:table-cell>
              <table:table-cell office:value-type="float" office:value="1144035">
                <text:p>1144035</text:p>
              </table:table-cell>
              <table:table-cell office:value-type="float" office:value="757119">
                <text:p>757119</text:p>
              </table:table-cell>
              <table:table-cell office:value-type="float" office:value="1077195">
                <text:p>1077195</text:p>
              </table:table-cell>
              <table:table-cell office:value-type="float" office:value="1462042">
                <text:p>1462042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767848">
                <text:p>767848</text:p>
              </table:table-cell>
              <table:table-cell office:value-type="float" office:value="888336">
                <text:p>888336</text:p>
              </table:table-cell>
              <table:table-cell office:value-type="float" office:value="1524816">
                <text:p>1524816</text:p>
              </table:table-cell>
              <table:table-cell office:value-type="float" office:value="1008900">
                <text:p>1008900</text:p>
              </table:table-cell>
              <table:table-cell office:value-type="float" office:value="1439579">
                <text:p>1439579</text:p>
              </table:table-cell>
              <table:table-cell office:value-type="float" office:value="1948823">
                <text:p>1948823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960344">
                <text:p>960344</text:p>
              </table:table-cell>
              <table:table-cell office:value-type="float" office:value="1110390">
                <text:p>1110390</text:p>
              </table:table-cell>
              <table:table-cell office:value-type="float" office:value="1906106">
                <text:p>1906106</text:p>
              </table:table-cell>
              <table:table-cell office:value-type="float" office:value="1261190">
                <text:p>1261190</text:p>
              </table:table-cell>
              <table:table-cell office:value-type="float" office:value="1804158">
                <text:p>1804158</text:p>
              </table:table-cell>
              <table:table-cell office:value-type="float" office:value="2436113">
                <text:p>2436113</text:p>
              </table:table-cell>
            </table:table-row>
            <table:table-row>
              <table:table-cell office:value-type="string">
                <text:p>6000</text:p>
              </table:table-cell>
              <table:table-cell office:value-type="float" office:value="1156995">
                <text:p>1156995</text:p>
              </table:table-cell>
              <table:table-cell office:value-type="float" office:value="1332605">
                <text:p>1332605</text:p>
              </table:table-cell>
              <table:table-cell office:value-type="float" office:value="2287543">
                <text:p>2287543</text:p>
              </table:table-cell>
              <table:table-cell office:value-type="float" office:value="1513627">
                <text:p>1513627</text:p>
              </table:table-cell>
              <table:table-cell office:value-type="float" office:value="2170350">
                <text:p>2170350</text:p>
              </table:table-cell>
              <table:table-cell office:value-type="float" office:value="2923550">
                <text:p>2923550</text:p>
              </table:table-cell>
            </table:table-row>
            <table:table-row>
              <table:table-cell office:value-type="string">
                <text:p>7000</text:p>
              </table:table-cell>
              <table:table-cell office:value-type="float" office:value="1353296">
                <text:p>1353296</text:p>
              </table:table-cell>
              <table:table-cell office:value-type="float" office:value="1554607">
                <text:p>1554607</text:p>
              </table:table-cell>
              <table:table-cell office:value-type="float" office:value="2670695">
                <text:p>2670695</text:p>
              </table:table-cell>
              <table:table-cell office:value-type="float" office:value="1767779">
                <text:p>1767779</text:p>
              </table:table-cell>
              <table:table-cell office:value-type="float" office:value="2533339">
                <text:p>2533339</text:p>
              </table:table-cell>
              <table:table-cell office:value-type="float" office:value="3412702">
                <text:p>3412702</text:p>
              </table:table-cell>
            </table:table-row>
            <table:table-row>
              <table:table-cell office:value-type="string">
                <text:p>8000</text:p>
              </table:table-cell>
              <table:table-cell office:value-type="float" office:value="1549766">
                <text:p>1549766</text:p>
              </table:table-cell>
              <table:table-cell office:value-type="float" office:value="1776861">
                <text:p>1776861</text:p>
              </table:table-cell>
              <table:table-cell office:value-type="float" office:value="3049936">
                <text:p>3049936</text:p>
              </table:table-cell>
              <table:table-cell office:value-type="float" office:value="2018020">
                <text:p>2018020</text:p>
              </table:table-cell>
              <table:table-cell office:value-type="float" office:value="2897850">
                <text:p>2897850</text:p>
              </table:table-cell>
              <table:table-cell office:value-type="float" office:value="3897943">
                <text:p>3897943</text:p>
              </table:table-cell>
            </table:table-row>
            <table:table-row>
              <table:table-cell office:value-type="string">
                <text:p>9000</text:p>
              </table:table-cell>
              <table:table-cell office:value-type="float" office:value="1747041">
                <text:p>1747041</text:p>
              </table:table-cell>
              <table:table-cell office:value-type="float" office:value="1999159">
                <text:p>1999159</text:p>
              </table:table-cell>
              <table:table-cell office:value-type="float" office:value="3431818">
                <text:p>3431818</text:p>
              </table:table-cell>
              <table:table-cell office:value-type="float" office:value="2270902">
                <text:p>2270902</text:p>
              </table:table-cell>
              <table:table-cell office:value-type="float" office:value="3262892">
                <text:p>3262892</text:p>
              </table:table-cell>
              <table:table-cell office:value-type="float" office:value="4385825">
                <text:p>4385825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1942985">
                <text:p>1942985</text:p>
              </table:table-cell>
              <table:table-cell office:value-type="float" office:value="2221057">
                <text:p>2221057</text:p>
              </table:table-cell>
              <table:table-cell office:value-type="float" office:value="3812985">
                <text:p>3812985</text:p>
              </table:table-cell>
              <table:table-cell office:value-type="float" office:value="2523069">
                <text:p>2523069</text:p>
              </table:table-cell>
              <table:table-cell office:value-type="float" office:value="3627158">
                <text:p>3627158</text:p>
              </table:table-cell>
              <table:table-cell office:value-type="float" office:value="4872992">
                <text:p>4872992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graphic-properties draw:fill="solid" draw:fill-color="#d9d9d9"/>
      <style:text-properties fo:font-family="Tahoma" style:font-style-name="Regular" style:font-family-generic="swiss" style:font-pitch="variable" fo:font-size="10pt" style:font-family-asian="'MS Gothic'" style:font-pitch-asian="variable" style:font-size-asian="6pt" style:font-family-complex="Tahoma" style:font-pitch-complex="variable" style:font-size-complex="6pt"/>
    </style:style>
    <style:style style:name="ch3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MS Gothic'" style:font-pitch-asian="variable" style:font-size-asian="7pt" style:font-family-complex="Tahoma" style:font-pitch-complex="variable" style:font-size-complex="7pt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MS Gothic'" style:font-pitch-asian="variable" style:font-size-asian="7pt" style:font-family-complex="Tahoma" style:font-pitch-complex="variable" style:font-size-complex="7pt"/>
    </style:style>
    <style:style style:name="ch6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width="0.051cm" svg:stroke-color="#0000ff" draw:marker-start-width="0.076cm" draw:marker-end-width="0.076cm" draw:fill-color="#9999ff"/>
      <style:text-properties fo:font-family="Arial" style:font-family-generic="swiss" style:font-pitch="variable" fo:font-size="6pt" style:font-family-asian="'MS Gothic'" style:font-pitch-asian="variable" style:font-size-asian="6pt" style:font-family-complex="Tahoma" style:font-pitch-complex="variable" style:font-size-complex="6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51cm" svg:stroke-color="#008000" draw:marker-start-width="0.076cm" draw:marker-end-width="0.076cm" draw:fill-color="#993366"/>
      <style:text-properties fo:font-family="Arial" style:font-family-generic="swiss" style:font-pitch="variable" fo:font-size="6pt" style:font-family-asian="'MS Gothic'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51cm" svg:stroke-color="#ff0000" draw:marker-start-width="0.076cm" draw:marker-end-width="0.076cm" draw:fill-color="#ffffcc"/>
      <style:text-properties fo:font-family="Arial" style:font-family-generic="swiss" style:font-pitch="variable" fo:font-size="6pt" style:font-family-asian="'MS Gothic'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51cm" svg:stroke-color="#660066" draw:marker-start-width="0.076cm" draw:marker-end-width="0.076cm" draw:fill-color="#ccffff"/>
      <style:text-properties fo:font-family="Arial" style:font-family-generic="swiss" style:font-pitch="variable" fo:font-size="6pt" style:font-family-asian="'MS Gothic'" style:font-pitch-asian="variable" style:font-size-asian="6pt" style:font-family-complex="Tahoma" style:font-pitch-complex="variable" style:font-size-complex="6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51cm" svg:stroke-color="#9999ff" draw:marker-start-width="0.076cm" draw:marker-end-width="0.076cm" draw:fill-color="#660066"/>
      <style:text-properties fo:font-family="Arial" style:font-family-generic="swiss" style:font-pitch="variable" fo:font-size="6pt" style:font-family-asian="'MS Gothic'" style:font-pitch-asian="variable" style:font-size-asian="6pt" style:font-family-complex="Tahoma" style:font-pitch-complex="variable" style:font-size-complex="6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51cm" svg:stroke-color="#808000" draw:marker-start-width="0.076cm" draw:marker-end-width="0.076cm" draw:fill-color="#ff8080"/>
      <style:text-properties fo:font-family="Arial" style:font-family-generic="swiss" style:font-pitch="variable" fo:font-size="6pt" style:font-family-asian="'MS Gothic'" style:font-pitch-asian="variable" style:font-size-asian="6pt" style:font-family-complex="Tahoma" style:font-pitch-complex="variable" style:font-size-complex="6pt"/>
    </style:style>
    <style:style style:name="ch12" style:family="chart">
      <style:graphic-properties draw:stroke="none" draw:fill="none" draw:fill-color="#d9d9d9" draw:fill-image-width="0cm" draw:fill-image-height="0cm"/>
    </style:style>
    <style:style style:name="ch13" style:family="chart">
      <style:graphic-properties draw:stroke="none" draw:fill-color="#999999"/>
    </style:style>
  </office:automatic-styles>
  <office:body>
    <office:chart>
      <chart:chart svg:width="27.099cm" svg:height="17.134cm" chart:class="chart:line" chart:style-name="ch1">
        <chart:legend chart:legend-position="bottom" svg:x="1.901cm" svg:y="16.134cm" chart:style-name="ch2"/>
        <chart:plot-area chart:style-name="ch3" table:cell-range-address="Data.$H$2:.$N$103" chart:data-source-has-labels="both" chart:table-number-list="0" svg:x="0.54cm" svg:y="0.465cm" svg:width="26.019cm" svg:height="14.986cm">
          <chart:axis chart:dimension="x" chart:name="primary-x" chart:style-name="ch4">
            <chart:categories table:cell-range-address="local-table.A2:.A102"/>
          </chart:axis>
          <chart:axis chart:dimension="y" chart:name="primary-y" chart:style-name="ch5"/>
          <chart:series chart:style-name="ch6">
            <chart:data-point chart:repeated="101"/>
          </chart:series>
          <chart:series chart:style-name="ch7">
            <chart:data-point chart:repeated="101"/>
          </chart:series>
          <chart:series chart:style-name="ch8">
            <chart:data-point chart:repeated="101"/>
          </chart:series>
          <chart:series chart:style-name="ch9">
            <chart:data-point chart:repeated="101"/>
          </chart:series>
          <chart:series chart:style-name="ch10">
            <chart:data-point chart:repeated="101"/>
          </chart:series>
          <chart:series chart:style-name="ch11">
            <chart:data-point chart:repeated="1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ip(Compact Xml)</text:p>
              </table:table-cell>
              <table:table-cell office:value-type="string">
                <text:p>Zip(Hessian)</text:p>
              </table:table-cell>
              <table:table-cell office:value-type="string">
                <text:p>Zip(XStream)</text:p>
              </table:table-cell>
              <table:table-cell office:value-type="string">
                <text:p>Zip(XStream+Aliases)</text:p>
              </table:table-cell>
              <table:table-cell office:value-type="string">
                <text:p>Zip(XStream+id)</text:p>
              </table:table-cell>
              <table:table-cell office:value-type="string">
                <text:p>Zip(XStream+pretty)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129">
                <text:p>129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57">
                <text:p>157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71">
                <text:p>271</text:p>
              </table:table-cell>
              <table:table-cell office:value-type="float" office:value="295">
                <text:p>295</text:p>
              </table:table-cell>
              <table:table-cell office:value-type="float" office:value="317">
                <text:p>317</text:p>
              </table:table-cell>
              <table:table-cell office:value-type="float" office:value="284">
                <text:p>284</text:p>
              </table:table-cell>
              <table:table-cell office:value-type="float" office:value="329">
                <text:p>32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9">
                <text:p>329</text:p>
              </table:table-cell>
              <table:table-cell office:value-type="float" office:value="354">
                <text:p>354</text:p>
              </table:table-cell>
              <table:table-cell office:value-type="float" office:value="376">
                <text:p>376</text:p>
              </table:table-cell>
              <table:table-cell office:value-type="float" office:value="341">
                <text:p>341</text:p>
              </table:table-cell>
              <table:table-cell office:value-type="float" office:value="400">
                <text:p>400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4">
                <text:p>374</text:p>
              </table:table-cell>
              <table:table-cell office:value-type="float" office:value="406">
                <text:p>406</text:p>
              </table:table-cell>
              <table:table-cell office:value-type="float" office:value="424">
                <text:p>424</text:p>
              </table:table-cell>
              <table:table-cell office:value-type="float" office:value="386">
                <text:p>386</text:p>
              </table:table-cell>
              <table:table-cell office:value-type="float" office:value="457">
                <text:p>457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5">
                <text:p>425</text:p>
              </table:table-cell>
              <table:table-cell office:value-type="float" office:value="463">
                <text:p>463</text:p>
              </table:table-cell>
              <table:table-cell office:value-type="float" office:value="469">
                <text:p>469</text:p>
              </table:table-cell>
              <table:table-cell office:value-type="float" office:value="429">
                <text:p>429</text:p>
              </table:table-cell>
              <table:table-cell office:value-type="float" office:value="515">
                <text:p>515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0">
                <text:p>480</text:p>
              </table:table-cell>
              <table:table-cell office:value-type="float" office:value="531">
                <text:p>531</text:p>
              </table:table-cell>
              <table:table-cell office:value-type="float" office:value="528">
                <text:p>528</text:p>
              </table:table-cell>
              <table:table-cell office:value-type="float" office:value="485">
                <text:p>485</text:p>
              </table:table-cell>
              <table:table-cell office:value-type="float" office:value="584">
                <text:p>584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4">
                <text:p>524</text:p>
              </table:table-cell>
              <table:table-cell office:value-type="float" office:value="575">
                <text:p>575</text:p>
              </table:table-cell>
              <table:table-cell office:value-type="float" office:value="565">
                <text:p>565</text:p>
              </table:table-cell>
              <table:table-cell office:value-type="float" office:value="520">
                <text:p>520</text:p>
              </table:table-cell>
              <table:table-cell office:value-type="float" office:value="634">
                <text:p>634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9">
                <text:p>559</text:p>
              </table:table-cell>
              <table:table-cell office:value-type="float" office:value="592">
                <text:p>592</text:p>
              </table:table-cell>
              <table:table-cell office:value-type="float" office:value="587">
                <text:p>587</text:p>
              </table:table-cell>
              <table:table-cell office:value-type="float" office:value="539">
                <text:p>539</text:p>
              </table:table-cell>
              <table:table-cell office:value-type="float" office:value="670">
                <text:p>670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3">
                <text:p>613</text:p>
              </table:table-cell>
              <table:table-cell office:value-type="float" office:value="667">
                <text:p>667</text:p>
              </table:table-cell>
              <table:table-cell office:value-type="float" office:value="640">
                <text:p>640</text:p>
              </table:table-cell>
              <table:table-cell office:value-type="float" office:value="595">
                <text:p>595</text:p>
              </table:table-cell>
              <table:table-cell office:value-type="float" office:value="737">
                <text:p>737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7">
                <text:p>647</text:p>
              </table:table-cell>
              <table:table-cell office:value-type="float" office:value="688">
                <text:p>688</text:p>
              </table:table-cell>
              <table:table-cell office:value-type="float" office:value="675">
                <text:p>675</text:p>
              </table:table-cell>
              <table:table-cell office:value-type="float" office:value="630">
                <text:p>630</text:p>
              </table:table-cell>
              <table:table-cell office:value-type="float" office:value="784">
                <text:p>78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2">
                <text:p>672</text:p>
              </table:table-cell>
              <table:table-cell office:value-type="float" office:value="724">
                <text:p>724</text:p>
              </table:table-cell>
              <table:table-cell office:value-type="float" office:value="688">
                <text:p>688</text:p>
              </table:table-cell>
              <table:table-cell office:value-type="float" office:value="642">
                <text:p>642</text:p>
              </table:table-cell>
              <table:table-cell office:value-type="float" office:value="811">
                <text:p>811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35">
                <text:p>735</text:p>
              </table:table-cell>
              <table:table-cell office:value-type="float" office:value="792">
                <text:p>792</text:p>
              </table:table-cell>
              <table:table-cell office:value-type="float" office:value="744">
                <text:p>744</text:p>
              </table:table-cell>
              <table:table-cell office:value-type="float" office:value="698">
                <text:p>698</text:p>
              </table:table-cell>
              <table:table-cell office:value-type="float" office:value="870">
                <text:p>870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8">
                <text:p>768</text:p>
              </table:table-cell>
              <table:table-cell office:value-type="float" office:value="818">
                <text:p>818</text:p>
              </table:table-cell>
              <table:table-cell office:value-type="float" office:value="771">
                <text:p>771</text:p>
              </table:table-cell>
              <table:table-cell office:value-type="float" office:value="721">
                <text:p>721</text:p>
              </table:table-cell>
              <table:table-cell office:value-type="float" office:value="925">
                <text:p>925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5">
                <text:p>815</text:p>
              </table:table-cell>
              <table:table-cell office:value-type="float" office:value="843">
                <text:p>843</text:p>
              </table:table-cell>
              <table:table-cell office:value-type="float" office:value="805">
                <text:p>805</text:p>
              </table:table-cell>
              <table:table-cell office:value-type="float" office:value="755">
                <text:p>755</text:p>
              </table:table-cell>
              <table:table-cell office:value-type="float" office:value="973">
                <text:p>973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25">
                <text:p>825</text:p>
              </table:table-cell>
              <table:table-cell office:value-type="float" office:value="862">
                <text:p>862</text:p>
              </table:table-cell>
              <table:table-cell office:value-type="float" office:value="813">
                <text:p>813</text:p>
              </table:table-cell>
              <table:table-cell office:value-type="float" office:value="763">
                <text:p>763</text:p>
              </table:table-cell>
              <table:table-cell office:value-type="float" office:value="991">
                <text:p>991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82">
                <text:p>882</text:p>
              </table:table-cell>
              <table:table-cell office:value-type="float" office:value="918">
                <text:p>918</text:p>
              </table:table-cell>
              <table:table-cell office:value-type="float" office:value="857">
                <text:p>857</text:p>
              </table:table-cell>
              <table:table-cell office:value-type="float" office:value="806">
                <text:p>806</text:p>
              </table:table-cell>
              <table:table-cell office:value-type="float" office:value="1044">
                <text:p>1044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15">
                <text:p>915</text:p>
              </table:table-cell>
              <table:table-cell office:value-type="float" office:value="959">
                <text:p>959</text:p>
              </table:table-cell>
              <table:table-cell office:value-type="float" office:value="893">
                <text:p>893</text:p>
              </table:table-cell>
              <table:table-cell office:value-type="float" office:value="842">
                <text:p>842</text:p>
              </table:table-cell>
              <table:table-cell office:value-type="float" office:value="1093">
                <text:p>1093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6">
                <text:p>956</text:p>
              </table:table-cell>
              <table:table-cell office:value-type="float" office:value="973">
                <text:p>973</text:p>
              </table:table-cell>
              <table:table-cell office:value-type="float" office:value="916">
                <text:p>916</text:p>
              </table:table-cell>
              <table:table-cell office:value-type="float" office:value="864">
                <text:p>864</text:p>
              </table:table-cell>
              <table:table-cell office:value-type="float" office:value="1125">
                <text:p>1125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7">
                <text:p>1007</text:p>
              </table:table-cell>
              <table:table-cell office:value-type="float" office:value="1024">
                <text:p>1024</text:p>
              </table:table-cell>
              <table:table-cell office:value-type="float" office:value="961">
                <text:p>961</text:p>
              </table:table-cell>
              <table:table-cell office:value-type="float" office:value="909">
                <text:p>909</text:p>
              </table:table-cell>
              <table:table-cell office:value-type="float" office:value="1191">
                <text:p>1191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47">
                <text:p>1047</text:p>
              </table:table-cell>
              <table:table-cell office:value-type="float" office:value="1063">
                <text:p>1063</text:p>
              </table:table-cell>
              <table:table-cell office:value-type="float" office:value="1003">
                <text:p>1003</text:p>
              </table:table-cell>
              <table:table-cell office:value-type="float" office:value="949">
                <text:p>949</text:p>
              </table:table-cell>
              <table:table-cell office:value-type="float" office:value="1234">
                <text:p>1234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73">
                <text:p>1073</text:p>
              </table:table-cell>
              <table:table-cell office:value-type="float" office:value="1091">
                <text:p>1091</text:p>
              </table:table-cell>
              <table:table-cell office:value-type="float" office:value="1024">
                <text:p>1024</text:p>
              </table:table-cell>
              <table:table-cell office:value-type="float" office:value="971">
                <text:p>971</text:p>
              </table:table-cell>
              <table:table-cell office:value-type="float" office:value="1274">
                <text:p>1274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10">
                <text:p>1110</text:p>
              </table:table-cell>
              <table:table-cell office:value-type="float" office:value="1114">
                <text:p>1114</text:p>
              </table:table-cell>
              <table:table-cell office:value-type="float" office:value="1040">
                <text:p>1040</text:p>
              </table:table-cell>
              <table:table-cell office:value-type="float" office:value="986">
                <text:p>986</text:p>
              </table:table-cell>
              <table:table-cell office:value-type="float" office:value="1308">
                <text:p>1308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62">
                <text:p>1162</text:p>
              </table:table-cell>
              <table:table-cell office:value-type="float" office:value="1176">
                <text:p>1176</text:p>
              </table:table-cell>
              <table:table-cell office:value-type="float" office:value="1077">
                <text:p>1077</text:p>
              </table:table-cell>
              <table:table-cell office:value-type="float" office:value="1022">
                <text:p>1022</text:p>
              </table:table-cell>
              <table:table-cell office:value-type="float" office:value="1359">
                <text:p>1359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82">
                <text:p>1182</text:p>
              </table:table-cell>
              <table:table-cell office:value-type="float" office:value="1198">
                <text:p>1198</text:p>
              </table:table-cell>
              <table:table-cell office:value-type="float" office:value="1108">
                <text:p>1108</text:p>
              </table:table-cell>
              <table:table-cell office:value-type="float" office:value="1049">
                <text:p>1049</text:p>
              </table:table-cell>
              <table:table-cell office:value-type="float" office:value="1393">
                <text:p>1393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23">
                <text:p>1223</text:p>
              </table:table-cell>
              <table:table-cell office:value-type="float" office:value="1232">
                <text:p>1232</text:p>
              </table:table-cell>
              <table:table-cell office:value-type="float" office:value="1129">
                <text:p>1129</text:p>
              </table:table-cell>
              <table:table-cell office:value-type="float" office:value="1070">
                <text:p>1070</text:p>
              </table:table-cell>
              <table:table-cell office:value-type="float" office:value="1434">
                <text:p>143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55">
                <text:p>1255</text:p>
              </table:table-cell>
              <table:table-cell office:value-type="float" office:value="1255">
                <text:p>1255</text:p>
              </table:table-cell>
              <table:table-cell office:value-type="float" office:value="1157">
                <text:p>1157</text:p>
              </table:table-cell>
              <table:table-cell office:value-type="float" office:value="1097">
                <text:p>1097</text:p>
              </table:table-cell>
              <table:table-cell office:value-type="float" office:value="1470">
                <text:p>1470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09">
                <text:p>1309</text:p>
              </table:table-cell>
              <table:table-cell office:value-type="float" office:value="1300">
                <text:p>1300</text:p>
              </table:table-cell>
              <table:table-cell office:value-type="float" office:value="1190">
                <text:p>1190</text:p>
              </table:table-cell>
              <table:table-cell office:value-type="float" office:value="1134">
                <text:p>1134</text:p>
              </table:table-cell>
              <table:table-cell office:value-type="float" office:value="1527">
                <text:p>1527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45">
                <text:p>1345</text:p>
              </table:table-cell>
              <table:table-cell office:value-type="float" office:value="1349">
                <text:p>1349</text:p>
              </table:table-cell>
              <table:table-cell office:value-type="float" office:value="1232">
                <text:p>1232</text:p>
              </table:table-cell>
              <table:table-cell office:value-type="float" office:value="1176">
                <text:p>1176</text:p>
              </table:table-cell>
              <table:table-cell office:value-type="float" office:value="1580">
                <text:p>1580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92">
                <text:p>1392</text:p>
              </table:table-cell>
              <table:table-cell office:value-type="float" office:value="1368">
                <text:p>1368</text:p>
              </table:table-cell>
              <table:table-cell office:value-type="float" office:value="1262">
                <text:p>1262</text:p>
              </table:table-cell>
              <table:table-cell office:value-type="float" office:value="1201">
                <text:p>1201</text:p>
              </table:table-cell>
              <table:table-cell office:value-type="float" office:value="1612">
                <text:p>1612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8">
                <text:p>1408</text:p>
              </table:table-cell>
              <table:table-cell office:value-type="float" office:value="1407">
                <text:p>1407</text:p>
              </table:table-cell>
              <table:table-cell office:value-type="float" office:value="1287">
                <text:p>1287</text:p>
              </table:table-cell>
              <table:table-cell office:value-type="float" office:value="1228">
                <text:p>1228</text:p>
              </table:table-cell>
              <table:table-cell office:value-type="float" office:value="1663">
                <text:p>1663</text:p>
              </table:table-cell>
              <table:table-cell office:value-type="float" office:value="1348">
                <text:p>13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6">
                <text:p>1456</text:p>
              </table:table-cell>
              <table:table-cell office:value-type="float" office:value="1436">
                <text:p>1436</text:p>
              </table:table-cell>
              <table:table-cell office:value-type="float" office:value="1312">
                <text:p>1312</text:p>
              </table:table-cell>
              <table:table-cell office:value-type="float" office:value="1248">
                <text:p>1248</text:p>
              </table:table-cell>
              <table:table-cell office:value-type="float" office:value="1699">
                <text:p>1699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97">
                <text:p>1497</text:p>
              </table:table-cell>
              <table:table-cell office:value-type="float" office:value="1462">
                <text:p>1462</text:p>
              </table:table-cell>
              <table:table-cell office:value-type="float" office:value="1348">
                <text:p>1348</text:p>
              </table:table-cell>
              <table:table-cell office:value-type="float" office:value="1288">
                <text:p>1288</text:p>
              </table:table-cell>
              <table:table-cell office:value-type="float" office:value="1754">
                <text:p>1754</text:p>
              </table:table-cell>
              <table:table-cell office:value-type="float" office:value="1412">
                <text:p>14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33">
                <text:p>1533</text:p>
              </table:table-cell>
              <table:table-cell office:value-type="float" office:value="1511">
                <text:p>1511</text:p>
              </table:table-cell>
              <table:table-cell office:value-type="float" office:value="1370">
                <text:p>1370</text:p>
              </table:table-cell>
              <table:table-cell office:value-type="float" office:value="1309">
                <text:p>1309</text:p>
              </table:table-cell>
              <table:table-cell office:value-type="float" office:value="1795">
                <text:p>1795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70">
                <text:p>1570</text:p>
              </table:table-cell>
              <table:table-cell office:value-type="float" office:value="1539">
                <text:p>1539</text:p>
              </table:table-cell>
              <table:table-cell office:value-type="float" office:value="1409">
                <text:p>1409</text:p>
              </table:table-cell>
              <table:table-cell office:value-type="float" office:value="1346">
                <text:p>1346</text:p>
              </table:table-cell>
              <table:table-cell office:value-type="float" office:value="1845">
                <text:p>1845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98">
                <text:p>1598</text:p>
              </table:table-cell>
              <table:table-cell office:value-type="float" office:value="1551">
                <text:p>1551</text:p>
              </table:table-cell>
              <table:table-cell office:value-type="float" office:value="1410">
                <text:p>1410</text:p>
              </table:table-cell>
              <table:table-cell office:value-type="float" office:value="1348">
                <text:p>1348</text:p>
              </table:table-cell>
              <table:table-cell office:value-type="float" office:value="1866">
                <text:p>1866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32">
                <text:p>1632</text:p>
              </table:table-cell>
              <table:table-cell office:value-type="float" office:value="1591">
                <text:p>1591</text:p>
              </table:table-cell>
              <table:table-cell office:value-type="float" office:value="1451">
                <text:p>1451</text:p>
              </table:table-cell>
              <table:table-cell office:value-type="float" office:value="1389">
                <text:p>1389</text:p>
              </table:table-cell>
              <table:table-cell office:value-type="float" office:value="1920">
                <text:p>1920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78">
                <text:p>1678</text:p>
              </table:table-cell>
              <table:table-cell office:value-type="float" office:value="1634">
                <text:p>1634</text:p>
              </table:table-cell>
              <table:table-cell office:value-type="float" office:value="1487">
                <text:p>1487</text:p>
              </table:table-cell>
              <table:table-cell office:value-type="float" office:value="1425">
                <text:p>1425</text:p>
              </table:table-cell>
              <table:table-cell office:value-type="float" office:value="1962">
                <text:p>196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02">
                <text:p>1702</text:p>
              </table:table-cell>
              <table:table-cell office:value-type="float" office:value="1646">
                <text:p>1646</text:p>
              </table:table-cell>
              <table:table-cell office:value-type="float" office:value="1514">
                <text:p>1514</text:p>
              </table:table-cell>
              <table:table-cell office:value-type="float" office:value="1451">
                <text:p>1451</text:p>
              </table:table-cell>
              <table:table-cell office:value-type="float" office:value="1999">
                <text:p>1999</text:p>
              </table:table-cell>
              <table:table-cell office:value-type="float" office:value="1588">
                <text:p>15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48">
                <text:p>1748</text:p>
              </table:table-cell>
              <table:table-cell office:value-type="float" office:value="1679">
                <text:p>1679</text:p>
              </table:table-cell>
              <table:table-cell office:value-type="float" office:value="1526">
                <text:p>1526</text:p>
              </table:table-cell>
              <table:table-cell office:value-type="float" office:value="1470">
                <text:p>1470</text:p>
              </table:table-cell>
              <table:table-cell office:value-type="float" office:value="2036">
                <text:p>2036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95">
                <text:p>1795</text:p>
              </table:table-cell>
              <table:table-cell office:value-type="float" office:value="1711">
                <text:p>1711</text:p>
              </table:table-cell>
              <table:table-cell office:value-type="float" office:value="1570">
                <text:p>1570</text:p>
              </table:table-cell>
              <table:table-cell office:value-type="float" office:value="1506">
                <text:p>1506</text:p>
              </table:table-cell>
              <table:table-cell office:value-type="float" office:value="2092">
                <text:p>2092</text:p>
              </table:table-cell>
              <table:table-cell office:value-type="float" office:value="1645">
                <text:p>16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13">
                <text:p>1813</text:p>
              </table:table-cell>
              <table:table-cell office:value-type="float" office:value="1740">
                <text:p>1740</text:p>
              </table:table-cell>
              <table:table-cell office:value-type="float" office:value="1599">
                <text:p>1599</text:p>
              </table:table-cell>
              <table:table-cell office:value-type="float" office:value="1525">
                <text:p>1525</text:p>
              </table:table-cell>
              <table:table-cell office:value-type="float" office:value="2135">
                <text:p>2135</text:p>
              </table:table-cell>
              <table:table-cell office:value-type="float" office:value="1672">
                <text:p>16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66">
                <text:p>1866</text:p>
              </table:table-cell>
              <table:table-cell office:value-type="float" office:value="1790">
                <text:p>1790</text:p>
              </table:table-cell>
              <table:table-cell office:value-type="float" office:value="1629">
                <text:p>1629</text:p>
              </table:table-cell>
              <table:table-cell office:value-type="float" office:value="1567">
                <text:p>1567</text:p>
              </table:table-cell>
              <table:table-cell office:value-type="float" office:value="2191">
                <text:p>2191</text:p>
              </table:table-cell>
              <table:table-cell office:value-type="float" office:value="1691">
                <text:p>16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08">
                <text:p>1908</text:p>
              </table:table-cell>
              <table:table-cell office:value-type="float" office:value="1822">
                <text:p>1822</text:p>
              </table:table-cell>
              <table:table-cell office:value-type="float" office:value="1665">
                <text:p>1665</text:p>
              </table:table-cell>
              <table:table-cell office:value-type="float" office:value="1599">
                <text:p>1599</text:p>
              </table:table-cell>
              <table:table-cell office:value-type="float" office:value="2227">
                <text:p>2227</text:p>
              </table:table-cell>
              <table:table-cell office:value-type="float" office:value="1734">
                <text:p>17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44">
                <text:p>1944</text:p>
              </table:table-cell>
              <table:table-cell office:value-type="float" office:value="1852">
                <text:p>1852</text:p>
              </table:table-cell>
              <table:table-cell office:value-type="float" office:value="1682">
                <text:p>1682</text:p>
              </table:table-cell>
              <table:table-cell office:value-type="float" office:value="1621">
                <text:p>1621</text:p>
              </table:table-cell>
              <table:table-cell office:value-type="float" office:value="2263">
                <text:p>2263</text:p>
              </table:table-cell>
              <table:table-cell office:value-type="float" office:value="1762">
                <text:p>17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3">
                <text:p>1973</text:p>
              </table:table-cell>
              <table:table-cell office:value-type="float" office:value="1866">
                <text:p>1866</text:p>
              </table:table-cell>
              <table:table-cell office:value-type="float" office:value="1704">
                <text:p>1704</text:p>
              </table:table-cell>
              <table:table-cell office:value-type="float" office:value="1639">
                <text:p>1639</text:p>
              </table:table-cell>
              <table:table-cell office:value-type="float" office:value="2301">
                <text:p>2301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23">
                <text:p>2023</text:p>
              </table:table-cell>
              <table:table-cell office:value-type="float" office:value="1902">
                <text:p>1902</text:p>
              </table:table-cell>
              <table:table-cell office:value-type="float" office:value="1740">
                <text:p>1740</text:p>
              </table:table-cell>
              <table:table-cell office:value-type="float" office:value="1670">
                <text:p>1670</text:p>
              </table:table-cell>
              <table:table-cell office:value-type="float" office:value="2347">
                <text:p>2347</text:p>
              </table:table-cell>
              <table:table-cell office:value-type="float" office:value="1813">
                <text:p>18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54">
                <text:p>2054</text:p>
              </table:table-cell>
              <table:table-cell office:value-type="float" office:value="1959">
                <text:p>1959</text:p>
              </table:table-cell>
              <table:table-cell office:value-type="float" office:value="1773">
                <text:p>1773</text:p>
              </table:table-cell>
              <table:table-cell office:value-type="float" office:value="1705">
                <text:p>1705</text:p>
              </table:table-cell>
              <table:table-cell office:value-type="float" office:value="2397">
                <text:p>2397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84">
                <text:p>2084</text:p>
              </table:table-cell>
              <table:table-cell office:value-type="float" office:value="1967">
                <text:p>1967</text:p>
              </table:table-cell>
              <table:table-cell office:value-type="float" office:value="1807">
                <text:p>1807</text:p>
              </table:table-cell>
              <table:table-cell office:value-type="float" office:value="1737">
                <text:p>1737</text:p>
              </table:table-cell>
              <table:table-cell office:value-type="float" office:value="2452">
                <text:p>2452</text:p>
              </table:table-cell>
              <table:table-cell office:value-type="float" office:value="1886">
                <text:p>18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25">
                <text:p>2125</text:p>
              </table:table-cell>
              <table:table-cell office:value-type="float" office:value="2015">
                <text:p>2015</text:p>
              </table:table-cell>
              <table:table-cell office:value-type="float" office:value="1823">
                <text:p>1823</text:p>
              </table:table-cell>
              <table:table-cell office:value-type="float" office:value="1756">
                <text:p>1756</text:p>
              </table:table-cell>
              <table:table-cell office:value-type="float" office:value="2487">
                <text:p>2487</text:p>
              </table:table-cell>
              <table:table-cell office:value-type="float" office:value="1895">
                <text:p>18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156">
                <text:p>2156</text:p>
              </table:table-cell>
              <table:table-cell office:value-type="float" office:value="2039">
                <text:p>2039</text:p>
              </table:table-cell>
              <table:table-cell office:value-type="float" office:value="1861">
                <text:p>1861</text:p>
              </table:table-cell>
              <table:table-cell office:value-type="float" office:value="1794">
                <text:p>1794</text:p>
              </table:table-cell>
              <table:table-cell office:value-type="float" office:value="2540">
                <text:p>2540</text:p>
              </table:table-cell>
              <table:table-cell office:value-type="float" office:value="1942">
                <text:p>19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204">
                <text:p>2204</text:p>
              </table:table-cell>
              <table:table-cell office:value-type="float" office:value="2078">
                <text:p>2078</text:p>
              </table:table-cell>
              <table:table-cell office:value-type="float" office:value="1900">
                <text:p>1900</text:p>
              </table:table-cell>
              <table:table-cell office:value-type="float" office:value="1830">
                <text:p>1830</text:p>
              </table:table-cell>
              <table:table-cell office:value-type="float" office:value="2580">
                <text:p>2580</text:p>
              </table:table-cell>
              <table:table-cell office:value-type="float" office:value="1974">
                <text:p>19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225">
                <text:p>2225</text:p>
              </table:table-cell>
              <table:table-cell office:value-type="float" office:value="2121">
                <text:p>2121</text:p>
              </table:table-cell>
              <table:table-cell office:value-type="float" office:value="1920">
                <text:p>1920</text:p>
              </table:table-cell>
              <table:table-cell office:value-type="float" office:value="1847">
                <text:p>1847</text:p>
              </table:table-cell>
              <table:table-cell office:value-type="float" office:value="2604">
                <text:p>2604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295">
                <text:p>2295</text:p>
              </table:table-cell>
              <table:table-cell office:value-type="float" office:value="2140">
                <text:p>2140</text:p>
              </table:table-cell>
              <table:table-cell office:value-type="float" office:value="1951">
                <text:p>1951</text:p>
              </table:table-cell>
              <table:table-cell office:value-type="float" office:value="1883">
                <text:p>1883</text:p>
              </table:table-cell>
              <table:table-cell office:value-type="float" office:value="2645">
                <text:p>2645</text:p>
              </table:table-cell>
              <table:table-cell office:value-type="float" office:value="2031">
                <text:p>20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303">
                <text:p>2303</text:p>
              </table:table-cell>
              <table:table-cell office:value-type="float" office:value="2176">
                <text:p>2176</text:p>
              </table:table-cell>
              <table:table-cell office:value-type="float" office:value="1966">
                <text:p>1966</text:p>
              </table:table-cell>
              <table:table-cell office:value-type="float" office:value="1895">
                <text:p>1895</text:p>
              </table:table-cell>
              <table:table-cell office:value-type="float" office:value="2698">
                <text:p>2698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45">
                <text:p>2345</text:p>
              </table:table-cell>
              <table:table-cell office:value-type="float" office:value="2210">
                <text:p>2210</text:p>
              </table:table-cell>
              <table:table-cell office:value-type="float" office:value="1985">
                <text:p>1985</text:p>
              </table:table-cell>
              <table:table-cell office:value-type="float" office:value="1914">
                <text:p>1914</text:p>
              </table:table-cell>
              <table:table-cell office:value-type="float" office:value="2716">
                <text:p>2716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80">
                <text:p>2380</text:p>
              </table:table-cell>
              <table:table-cell office:value-type="float" office:value="2219">
                <text:p>2219</text:p>
              </table:table-cell>
              <table:table-cell office:value-type="float" office:value="2024">
                <text:p>2024</text:p>
              </table:table-cell>
              <table:table-cell office:value-type="float" office:value="1946">
                <text:p>1946</text:p>
              </table:table-cell>
              <table:table-cell office:value-type="float" office:value="2785">
                <text:p>2785</text:p>
              </table:table-cell>
              <table:table-cell office:value-type="float" office:value="2113">
                <text:p>21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35">
                <text:p>2435</text:p>
              </table:table-cell>
              <table:table-cell office:value-type="float" office:value="2260">
                <text:p>2260</text:p>
              </table:table-cell>
              <table:table-cell office:value-type="float" office:value="2058">
                <text:p>2058</text:p>
              </table:table-cell>
              <table:table-cell office:value-type="float" office:value="1983">
                <text:p>1983</text:p>
              </table:table-cell>
              <table:table-cell office:value-type="float" office:value="2813">
                <text:p>2813</text:p>
              </table:table-cell>
              <table:table-cell office:value-type="float" office:value="2138">
                <text:p>21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65">
                <text:p>2465</text:p>
              </table:table-cell>
              <table:table-cell office:value-type="float" office:value="2276">
                <text:p>2276</text:p>
              </table:table-cell>
              <table:table-cell office:value-type="float" office:value="2085">
                <text:p>2085</text:p>
              </table:table-cell>
              <table:table-cell office:value-type="float" office:value="2011">
                <text:p>2011</text:p>
              </table:table-cell>
              <table:table-cell office:value-type="float" office:value="2846">
                <text:p>2846</text:p>
              </table:table-cell>
              <table:table-cell office:value-type="float" office:value="2170">
                <text:p>217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84">
                <text:p>2484</text:p>
              </table:table-cell>
              <table:table-cell office:value-type="float" office:value="2333">
                <text:p>2333</text:p>
              </table:table-cell>
              <table:table-cell office:value-type="float" office:value="2098">
                <text:p>2098</text:p>
              </table:table-cell>
              <table:table-cell office:value-type="float" office:value="2019">
                <text:p>2019</text:p>
              </table:table-cell>
              <table:table-cell office:value-type="float" office:value="2906">
                <text:p>2906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60">
                <text:p>2560</text:p>
              </table:table-cell>
              <table:table-cell office:value-type="float" office:value="2369">
                <text:p>2369</text:p>
              </table:table-cell>
              <table:table-cell office:value-type="float" office:value="2129">
                <text:p>2129</text:p>
              </table:table-cell>
              <table:table-cell office:value-type="float" office:value="2062">
                <text:p>2062</text:p>
              </table:table-cell>
              <table:table-cell office:value-type="float" office:value="2948">
                <text:p>2948</text:p>
              </table:table-cell>
              <table:table-cell office:value-type="float" office:value="2218">
                <text:p>22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63">
                <text:p>2563</text:p>
              </table:table-cell>
              <table:table-cell office:value-type="float" office:value="2398">
                <text:p>2398</text:p>
              </table:table-cell>
              <table:table-cell office:value-type="float" office:value="2151">
                <text:p>2151</text:p>
              </table:table-cell>
              <table:table-cell office:value-type="float" office:value="2074">
                <text:p>2074</text:p>
              </table:table-cell>
              <table:table-cell office:value-type="float" office:value="2974">
                <text:p>2974</text:p>
              </table:table-cell>
              <table:table-cell office:value-type="float" office:value="2245">
                <text:p>22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624">
                <text:p>2624</text:p>
              </table:table-cell>
              <table:table-cell office:value-type="float" office:value="2427">
                <text:p>2427</text:p>
              </table:table-cell>
              <table:table-cell office:value-type="float" office:value="2175">
                <text:p>2175</text:p>
              </table:table-cell>
              <table:table-cell office:value-type="float" office:value="2103">
                <text:p>2103</text:p>
              </table:table-cell>
              <table:table-cell office:value-type="float" office:value="3021">
                <text:p>3021</text:p>
              </table:table-cell>
              <table:table-cell office:value-type="float" office:value="2269">
                <text:p>22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645">
                <text:p>2645</text:p>
              </table:table-cell>
              <table:table-cell office:value-type="float" office:value="2452">
                <text:p>2452</text:p>
              </table:table-cell>
              <table:table-cell office:value-type="float" office:value="2202">
                <text:p>2202</text:p>
              </table:table-cell>
              <table:table-cell office:value-type="float" office:value="2125">
                <text:p>2125</text:p>
              </table:table-cell>
              <table:table-cell office:value-type="float" office:value="3070">
                <text:p>3070</text:p>
              </table:table-cell>
              <table:table-cell office:value-type="float" office:value="2296">
                <text:p>22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689">
                <text:p>2689</text:p>
              </table:table-cell>
              <table:table-cell office:value-type="float" office:value="2481">
                <text:p>2481</text:p>
              </table:table-cell>
              <table:table-cell office:value-type="float" office:value="2248">
                <text:p>2248</text:p>
              </table:table-cell>
              <table:table-cell office:value-type="float" office:value="2170">
                <text:p>2170</text:p>
              </table:table-cell>
              <table:table-cell office:value-type="float" office:value="3122">
                <text:p>3122</text:p>
              </table:table-cell>
              <table:table-cell office:value-type="float" office:value="2337">
                <text:p>23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734">
                <text:p>2734</text:p>
              </table:table-cell>
              <table:table-cell office:value-type="float" office:value="2520">
                <text:p>2520</text:p>
              </table:table-cell>
              <table:table-cell office:value-type="float" office:value="2273">
                <text:p>2273</text:p>
              </table:table-cell>
              <table:table-cell office:value-type="float" office:value="2200">
                <text:p>2200</text:p>
              </table:table-cell>
              <table:table-cell office:value-type="float" office:value="3158">
                <text:p>3158</text:p>
              </table:table-cell>
              <table:table-cell office:value-type="float" office:value="2374">
                <text:p>23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758">
                <text:p>2758</text:p>
              </table:table-cell>
              <table:table-cell office:value-type="float" office:value="2549">
                <text:p>2549</text:p>
              </table:table-cell>
              <table:table-cell office:value-type="float" office:value="2308">
                <text:p>2308</text:p>
              </table:table-cell>
              <table:table-cell office:value-type="float" office:value="2228">
                <text:p>2228</text:p>
              </table:table-cell>
              <table:table-cell office:value-type="float" office:value="3195">
                <text:p>3195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812">
                <text:p>2812</text:p>
              </table:table-cell>
              <table:table-cell office:value-type="float" office:value="2568">
                <text:p>2568</text:p>
              </table:table-cell>
              <table:table-cell office:value-type="float" office:value="2333">
                <text:p>2333</text:p>
              </table:table-cell>
              <table:table-cell office:value-type="float" office:value="2250">
                <text:p>2250</text:p>
              </table:table-cell>
              <table:table-cell office:value-type="float" office:value="3254">
                <text:p>3254</text:p>
              </table:table-cell>
              <table:table-cell office:value-type="float" office:value="2433">
                <text:p>24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842">
                <text:p>2842</text:p>
              </table:table-cell>
              <table:table-cell office:value-type="float" office:value="2608">
                <text:p>2608</text:p>
              </table:table-cell>
              <table:table-cell office:value-type="float" office:value="2359">
                <text:p>2359</text:p>
              </table:table-cell>
              <table:table-cell office:value-type="float" office:value="2278">
                <text:p>2278</text:p>
              </table:table-cell>
              <table:table-cell office:value-type="float" office:value="3302">
                <text:p>3302</text:p>
              </table:table-cell>
              <table:table-cell office:value-type="float" office:value="2458">
                <text:p>24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879">
                <text:p>2879</text:p>
              </table:table-cell>
              <table:table-cell office:value-type="float" office:value="2651">
                <text:p>2651</text:p>
              </table:table-cell>
              <table:table-cell office:value-type="float" office:value="2376">
                <text:p>2376</text:p>
              </table:table-cell>
              <table:table-cell office:value-type="float" office:value="2300">
                <text:p>2300</text:p>
              </table:table-cell>
              <table:table-cell office:value-type="float" office:value="3315">
                <text:p>3315</text:p>
              </table:table-cell>
              <table:table-cell office:value-type="float" office:value="2490">
                <text:p>249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938">
                <text:p>2938</text:p>
              </table:table-cell>
              <table:table-cell office:value-type="float" office:value="2690">
                <text:p>2690</text:p>
              </table:table-cell>
              <table:table-cell office:value-type="float" office:value="2408">
                <text:p>2408</text:p>
              </table:table-cell>
              <table:table-cell office:value-type="float" office:value="2330">
                <text:p>2330</text:p>
              </table:table-cell>
              <table:table-cell office:value-type="float" office:value="3366">
                <text:p>3366</text:p>
              </table:table-cell>
              <table:table-cell office:value-type="float" office:value="2513">
                <text:p>25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959">
                <text:p>2959</text:p>
              </table:table-cell>
              <table:table-cell office:value-type="float" office:value="2711">
                <text:p>2711</text:p>
              </table:table-cell>
              <table:table-cell office:value-type="float" office:value="2443">
                <text:p>2443</text:p>
              </table:table-cell>
              <table:table-cell office:value-type="float" office:value="2366">
                <text:p>2366</text:p>
              </table:table-cell>
              <table:table-cell office:value-type="float" office:value="3407">
                <text:p>3407</text:p>
              </table:table-cell>
              <table:table-cell office:value-type="float" office:value="2554">
                <text:p>25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983">
                <text:p>2983</text:p>
              </table:table-cell>
              <table:table-cell office:value-type="float" office:value="2766">
                <text:p>2766</text:p>
              </table:table-cell>
              <table:table-cell office:value-type="float" office:value="2450">
                <text:p>2450</text:p>
              </table:table-cell>
              <table:table-cell office:value-type="float" office:value="2371">
                <text:p>2371</text:p>
              </table:table-cell>
              <table:table-cell office:value-type="float" office:value="3441">
                <text:p>3441</text:p>
              </table:table-cell>
              <table:table-cell office:value-type="float" office:value="2553">
                <text:p>25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028">
                <text:p>3028</text:p>
              </table:table-cell>
              <table:table-cell office:value-type="float" office:value="2784">
                <text:p>2784</text:p>
              </table:table-cell>
              <table:table-cell office:value-type="float" office:value="2497">
                <text:p>2497</text:p>
              </table:table-cell>
              <table:table-cell office:value-type="float" office:value="2421">
                <text:p>2421</text:p>
              </table:table-cell>
              <table:table-cell office:value-type="float" office:value="3509">
                <text:p>3509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70">
                <text:p>3070</text:p>
              </table:table-cell>
              <table:table-cell office:value-type="float" office:value="2805">
                <text:p>2805</text:p>
              </table:table-cell>
              <table:table-cell office:value-type="float" office:value="2540">
                <text:p>2540</text:p>
              </table:table-cell>
              <table:table-cell office:value-type="float" office:value="2458">
                <text:p>2458</text:p>
              </table:table-cell>
              <table:table-cell office:value-type="float" office:value="3542">
                <text:p>3542</text:p>
              </table:table-cell>
              <table:table-cell office:value-type="float" office:value="2651">
                <text:p>26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133">
                <text:p>3133</text:p>
              </table:table-cell>
              <table:table-cell office:value-type="float" office:value="2823">
                <text:p>2823</text:p>
              </table:table-cell>
              <table:table-cell office:value-type="float" office:value="2562">
                <text:p>2562</text:p>
              </table:table-cell>
              <table:table-cell office:value-type="float" office:value="2487">
                <text:p>2487</text:p>
              </table:table-cell>
              <table:table-cell office:value-type="float" office:value="3615">
                <text:p>3615</text:p>
              </table:table-cell>
              <table:table-cell office:value-type="float" office:value="2676">
                <text:p>26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150">
                <text:p>3150</text:p>
              </table:table-cell>
              <table:table-cell office:value-type="float" office:value="2876">
                <text:p>2876</text:p>
              </table:table-cell>
              <table:table-cell office:value-type="float" office:value="2583">
                <text:p>2583</text:p>
              </table:table-cell>
              <table:table-cell office:value-type="float" office:value="2506">
                <text:p>2506</text:p>
              </table:table-cell>
              <table:table-cell office:value-type="float" office:value="3643">
                <text:p>3643</text:p>
              </table:table-cell>
              <table:table-cell office:value-type="float" office:value="2697">
                <text:p>26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192">
                <text:p>3192</text:p>
              </table:table-cell>
              <table:table-cell office:value-type="float" office:value="2916">
                <text:p>2916</text:p>
              </table:table-cell>
              <table:table-cell office:value-type="float" office:value="2590">
                <text:p>2590</text:p>
              </table:table-cell>
              <table:table-cell office:value-type="float" office:value="2509">
                <text:p>2509</text:p>
              </table:table-cell>
              <table:table-cell office:value-type="float" office:value="3670">
                <text:p>3670</text:p>
              </table:table-cell>
              <table:table-cell office:value-type="float" office:value="2714">
                <text:p>27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185">
                <text:p>3185</text:p>
              </table:table-cell>
              <table:table-cell office:value-type="float" office:value="2942">
                <text:p>2942</text:p>
              </table:table-cell>
              <table:table-cell office:value-type="float" office:value="2620">
                <text:p>2620</text:p>
              </table:table-cell>
              <table:table-cell office:value-type="float" office:value="2546">
                <text:p>2546</text:p>
              </table:table-cell>
              <table:table-cell office:value-type="float" office:value="3688">
                <text:p>3688</text:p>
              </table:table-cell>
              <table:table-cell office:value-type="float" office:value="2739">
                <text:p>273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270">
                <text:p>3270</text:p>
              </table:table-cell>
              <table:table-cell office:value-type="float" office:value="2968">
                <text:p>2968</text:p>
              </table:table-cell>
              <table:table-cell office:value-type="float" office:value="2682">
                <text:p>2682</text:p>
              </table:table-cell>
              <table:table-cell office:value-type="float" office:value="2594">
                <text:p>2594</text:p>
              </table:table-cell>
              <table:table-cell office:value-type="float" office:value="3789">
                <text:p>3789</text:p>
              </table:table-cell>
              <table:table-cell office:value-type="float" office:value="2794">
                <text:p>27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312">
                <text:p>3312</text:p>
              </table:table-cell>
              <table:table-cell office:value-type="float" office:value="3007">
                <text:p>3007</text:p>
              </table:table-cell>
              <table:table-cell office:value-type="float" office:value="2694">
                <text:p>2694</text:p>
              </table:table-cell>
              <table:table-cell office:value-type="float" office:value="2615">
                <text:p>2615</text:p>
              </table:table-cell>
              <table:table-cell office:value-type="float" office:value="3778">
                <text:p>3778</text:p>
              </table:table-cell>
              <table:table-cell office:value-type="float" office:value="2826">
                <text:p>28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347">
                <text:p>3347</text:p>
              </table:table-cell>
              <table:table-cell office:value-type="float" office:value="3022">
                <text:p>3022</text:p>
              </table:table-cell>
              <table:table-cell office:value-type="float" office:value="2739">
                <text:p>2739</text:p>
              </table:table-cell>
              <table:table-cell office:value-type="float" office:value="2653">
                <text:p>2653</text:p>
              </table:table-cell>
              <table:table-cell office:value-type="float" office:value="3840">
                <text:p>3840</text:p>
              </table:table-cell>
              <table:table-cell office:value-type="float" office:value="2853">
                <text:p>28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359">
                <text:p>3359</text:p>
              </table:table-cell>
              <table:table-cell office:value-type="float" office:value="3055">
                <text:p>3055</text:p>
              </table:table-cell>
              <table:table-cell office:value-type="float" office:value="2752">
                <text:p>2752</text:p>
              </table:table-cell>
              <table:table-cell office:value-type="float" office:value="2663">
                <text:p>2663</text:p>
              </table:table-cell>
              <table:table-cell office:value-type="float" office:value="3880">
                <text:p>3880</text:p>
              </table:table-cell>
              <table:table-cell office:value-type="float" office:value="2877">
                <text:p>287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416">
                <text:p>3416</text:p>
              </table:table-cell>
              <table:table-cell office:value-type="float" office:value="3083">
                <text:p>3083</text:p>
              </table:table-cell>
              <table:table-cell office:value-type="float" office:value="2760">
                <text:p>2760</text:p>
              </table:table-cell>
              <table:table-cell office:value-type="float" office:value="2678">
                <text:p>2678</text:p>
              </table:table-cell>
              <table:table-cell office:value-type="float" office:value="3927">
                <text:p>3927</text:p>
              </table:table-cell>
              <table:table-cell office:value-type="float" office:value="2883">
                <text:p>288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69">
                <text:p>3469</text:p>
              </table:table-cell>
              <table:table-cell office:value-type="float" office:value="3104">
                <text:p>3104</text:p>
              </table:table-cell>
              <table:table-cell office:value-type="float" office:value="2840">
                <text:p>2840</text:p>
              </table:table-cell>
              <table:table-cell office:value-type="float" office:value="2755">
                <text:p>2755</text:p>
              </table:table-cell>
              <table:table-cell office:value-type="float" office:value="3992">
                <text:p>3992</text:p>
              </table:table-cell>
              <table:table-cell office:value-type="float" office:value="2955">
                <text:p>29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475">
                <text:p>3475</text:p>
              </table:table-cell>
              <table:table-cell office:value-type="float" office:value="3150">
                <text:p>3150</text:p>
              </table:table-cell>
              <table:table-cell office:value-type="float" office:value="2847">
                <text:p>2847</text:p>
              </table:table-cell>
              <table:table-cell office:value-type="float" office:value="2750">
                <text:p>2750</text:p>
              </table:table-cell>
              <table:table-cell office:value-type="float" office:value="3997">
                <text:p>3997</text:p>
              </table:table-cell>
              <table:table-cell office:value-type="float" office:value="2976">
                <text:p>29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521">
                <text:p>3521</text:p>
              </table:table-cell>
              <table:table-cell office:value-type="float" office:value="3174">
                <text:p>3174</text:p>
              </table:table-cell>
              <table:table-cell office:value-type="float" office:value="2842">
                <text:p>2842</text:p>
              </table:table-cell>
              <table:table-cell office:value-type="float" office:value="2760">
                <text:p>2760</text:p>
              </table:table-cell>
              <table:table-cell office:value-type="float" office:value="4055">
                <text:p>4055</text:p>
              </table:table-cell>
              <table:table-cell office:value-type="float" office:value="2965">
                <text:p>29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552">
                <text:p>3552</text:p>
              </table:table-cell>
              <table:table-cell office:value-type="float" office:value="3162">
                <text:p>3162</text:p>
              </table:table-cell>
              <table:table-cell office:value-type="float" office:value="2893">
                <text:p>2893</text:p>
              </table:table-cell>
              <table:table-cell office:value-type="float" office:value="2786">
                <text:p>2786</text:p>
              </table:table-cell>
              <table:table-cell office:value-type="float" office:value="4091">
                <text:p>4091</text:p>
              </table:table-cell>
              <table:table-cell office:value-type="float" office:value="2992">
                <text:p>29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592">
                <text:p>3592</text:p>
              </table:table-cell>
              <table:table-cell office:value-type="float" office:value="3249">
                <text:p>3249</text:p>
              </table:table-cell>
              <table:table-cell office:value-type="float" office:value="2922">
                <text:p>2922</text:p>
              </table:table-cell>
              <table:table-cell office:value-type="float" office:value="2831">
                <text:p>2831</text:p>
              </table:table-cell>
              <table:table-cell office:value-type="float" office:value="4127">
                <text:p>4127</text:p>
              </table:table-cell>
              <table:table-cell office:value-type="float" office:value="3028">
                <text:p>30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645">
                <text:p>3645</text:p>
              </table:table-cell>
              <table:table-cell office:value-type="float" office:value="3262">
                <text:p>3262</text:p>
              </table:table-cell>
              <table:table-cell office:value-type="float" office:value="2964">
                <text:p>2964</text:p>
              </table:table-cell>
              <table:table-cell office:value-type="float" office:value="2868">
                <text:p>2868</text:p>
              </table:table-cell>
              <table:table-cell office:value-type="float" office:value="4177">
                <text:p>4177</text:p>
              </table:table-cell>
              <table:table-cell office:value-type="float" office:value="3073">
                <text:p>307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667">
                <text:p>3667</text:p>
              </table:table-cell>
              <table:table-cell office:value-type="float" office:value="3319">
                <text:p>3319</text:p>
              </table:table-cell>
              <table:table-cell office:value-type="float" office:value="2983">
                <text:p>2983</text:p>
              </table:table-cell>
              <table:table-cell office:value-type="float" office:value="2875">
                <text:p>2875</text:p>
              </table:table-cell>
              <table:table-cell office:value-type="float" office:value="4217">
                <text:p>4217</text:p>
              </table:table-cell>
              <table:table-cell office:value-type="float" office:value="3096">
                <text:p>30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721">
                <text:p>3721</text:p>
              </table:table-cell>
              <table:table-cell office:value-type="float" office:value="3352">
                <text:p>3352</text:p>
              </table:table-cell>
              <table:table-cell office:value-type="float" office:value="2994">
                <text:p>2994</text:p>
              </table:table-cell>
              <table:table-cell office:value-type="float" office:value="2902">
                <text:p>2902</text:p>
              </table:table-cell>
              <table:table-cell office:value-type="float" office:value="4268">
                <text:p>4268</text:p>
              </table:table-cell>
              <table:table-cell office:value-type="float" office:value="3112">
                <text:p>31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756">
                <text:p>3756</text:p>
              </table:table-cell>
              <table:table-cell office:value-type="float" office:value="3360">
                <text:p>3360</text:p>
              </table:table-cell>
              <table:table-cell office:value-type="float" office:value="3056">
                <text:p>3056</text:p>
              </table:table-cell>
              <table:table-cell office:value-type="float" office:value="2955">
                <text:p>2955</text:p>
              </table:table-cell>
              <table:table-cell office:value-type="float" office:value="4319">
                <text:p>4319</text:p>
              </table:table-cell>
              <table:table-cell office:value-type="float" office:value="3156">
                <text:p>31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774">
                <text:p>3774</text:p>
              </table:table-cell>
              <table:table-cell office:value-type="float" office:value="3397">
                <text:p>3397</text:p>
              </table:table-cell>
              <table:table-cell office:value-type="float" office:value="3063">
                <text:p>3063</text:p>
              </table:table-cell>
              <table:table-cell office:value-type="float" office:value="2956">
                <text:p>2956</text:p>
              </table:table-cell>
              <table:table-cell office:value-type="float" office:value="4352">
                <text:p>4352</text:p>
              </table:table-cell>
              <table:table-cell office:value-type="float" office:value="3181">
                <text:p>31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805">
                <text:p>3805</text:p>
              </table:table-cell>
              <table:table-cell office:value-type="float" office:value="3439">
                <text:p>3439</text:p>
              </table:table-cell>
              <table:table-cell office:value-type="float" office:value="3104">
                <text:p>3104</text:p>
              </table:table-cell>
              <table:table-cell office:value-type="float" office:value="2996">
                <text:p>2996</text:p>
              </table:table-cell>
              <table:table-cell office:value-type="float" office:value="4398">
                <text:p>4398</text:p>
              </table:table-cell>
              <table:table-cell office:value-type="float" office:value="3214">
                <text:p>321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876">
                <text:p>3876</text:p>
              </table:table-cell>
              <table:table-cell office:value-type="float" office:value="3480">
                <text:p>3480</text:p>
              </table:table-cell>
              <table:table-cell office:value-type="float" office:value="3138">
                <text:p>3138</text:p>
              </table:table-cell>
              <table:table-cell office:value-type="float" office:value="3035">
                <text:p>3035</text:p>
              </table:table-cell>
              <table:table-cell office:value-type="float" office:value="4450">
                <text:p>4450</text:p>
              </table:table-cell>
              <table:table-cell office:value-type="float" office:value="3264">
                <text:p>32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898">
                <text:p>3898</text:p>
              </table:table-cell>
              <table:table-cell office:value-type="float" office:value="3480">
                <text:p>3480</text:p>
              </table:table-cell>
              <table:table-cell office:value-type="float" office:value="3160">
                <text:p>3160</text:p>
              </table:table-cell>
              <table:table-cell office:value-type="float" office:value="3052">
                <text:p>3052</text:p>
              </table:table-cell>
              <table:table-cell office:value-type="float" office:value="4491">
                <text:p>4491</text:p>
              </table:table-cell>
              <table:table-cell office:value-type="float" office:value="3268">
                <text:p>32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937">
                <text:p>3937</text:p>
              </table:table-cell>
              <table:table-cell office:value-type="float" office:value="3531">
                <text:p>3531</text:p>
              </table:table-cell>
              <table:table-cell office:value-type="float" office:value="3175">
                <text:p>3175</text:p>
              </table:table-cell>
              <table:table-cell office:value-type="float" office:value="3074">
                <text:p>3074</text:p>
              </table:table-cell>
              <table:table-cell office:value-type="float" office:value="4527">
                <text:p>4527</text:p>
              </table:table-cell>
              <table:table-cell office:value-type="float" office:value="3295">
                <text:p>32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971">
                <text:p>3971</text:p>
              </table:table-cell>
              <table:table-cell office:value-type="float" office:value="3551">
                <text:p>3551</text:p>
              </table:table-cell>
              <table:table-cell office:value-type="float" office:value="3206">
                <text:p>3206</text:p>
              </table:table-cell>
              <table:table-cell office:value-type="float" office:value="3100">
                <text:p>3100</text:p>
              </table:table-cell>
              <table:table-cell office:value-type="float" office:value="4587">
                <text:p>4587</text:p>
              </table:table-cell>
              <table:table-cell office:value-type="float" office:value="3306">
                <text:p>330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009">
                <text:p>4009</text:p>
              </table:table-cell>
              <table:table-cell office:value-type="float" office:value="3597">
                <text:p>3597</text:p>
              </table:table-cell>
              <table:table-cell office:value-type="float" office:value="3206">
                <text:p>3206</text:p>
              </table:table-cell>
              <table:table-cell office:value-type="float" office:value="3104">
                <text:p>3104</text:p>
              </table:table-cell>
              <table:table-cell office:value-type="float" office:value="4595">
                <text:p>4595</text:p>
              </table:table-cell>
              <table:table-cell office:value-type="float" office:value="3322">
                <text:p>33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046">
                <text:p>4046</text:p>
              </table:table-cell>
              <table:table-cell office:value-type="float" office:value="3605">
                <text:p>3605</text:p>
              </table:table-cell>
              <table:table-cell office:value-type="float" office:value="3256">
                <text:p>3256</text:p>
              </table:table-cell>
              <table:table-cell office:value-type="float" office:value="3156">
                <text:p>3156</text:p>
              </table:table-cell>
              <table:table-cell office:value-type="float" office:value="4643">
                <text:p>4643</text:p>
              </table:table-cell>
              <table:table-cell office:value-type="float" office:value="3377">
                <text:p>337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093">
                <text:p>4093</text:p>
              </table:table-cell>
              <table:table-cell office:value-type="float" office:value="3622">
                <text:p>3622</text:p>
              </table:table-cell>
              <table:table-cell office:value-type="float" office:value="3284">
                <text:p>3284</text:p>
              </table:table-cell>
              <table:table-cell office:value-type="float" office:value="3180">
                <text:p>3180</text:p>
              </table:table-cell>
              <table:table-cell office:value-type="float" office:value="4696">
                <text:p>4696</text:p>
              </table:table-cell>
              <table:table-cell office:value-type="float" office:value="3395">
                <text:p>3395</text:p>
              </table:table-cell>
            </table:table-row>
          </table:table-rows>
        </table:table>
      </chart:chart>
    </office:char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graphic-properties draw:fill="solid" draw:fill-color="#d9d9d9"/>
      <style:text-properties fo:font-family="Tahoma" style:font-style-name="Regular" style:font-family-generic="swiss" style:font-pitch="variable" fo:font-size="10pt" style:font-family-asian="'MS Gothic'" style:font-pitch-asian="variable" style:font-size-asian="6pt" style:font-family-complex="Tahoma" style:font-pitch-complex="variable" style:font-size-complex="6pt"/>
    </style:style>
    <style:style style:name="ch3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MS Gothic'" style:font-pitch-asian="variable" style:font-size-asian="7pt" style:font-family-complex="Tahoma" style:font-pitch-complex="variable" style:font-size-complex="7pt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MS Gothic'" style:font-pitch-asian="variable" style:font-size-asian="7pt" style:font-family-complex="Tahoma" style:font-pitch-complex="variable" style:font-size-complex="7pt"/>
    </style:style>
    <style:style style:name="ch6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width="0.051cm" svg:stroke-color="#0000ff" draw:marker-start-width="0.076cm" draw:marker-end-width="0.076cm" draw:fill-color="#9999ff"/>
      <style:text-properties fo:font-family="Arial" style:font-family-generic="swiss" style:font-pitch="variable" fo:font-size="6pt" style:font-family-asian="'MS Gothic'" style:font-pitch-asian="variable" style:font-size-asian="6pt" style:font-family-complex="Tahoma" style:font-pitch-complex="variable" style:font-size-complex="6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51cm" svg:stroke-color="#008000" draw:marker-start-width="0.076cm" draw:marker-end-width="0.076cm" draw:fill-color="#993366"/>
      <style:text-properties fo:font-family="Arial" style:font-family-generic="swiss" style:font-pitch="variable" fo:font-size="6pt" style:font-family-asian="'MS Gothic'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51cm" svg:stroke-color="#ff0000" draw:marker-start-width="0.076cm" draw:marker-end-width="0.076cm" draw:fill-color="#ffffcc"/>
      <style:text-properties fo:font-family="Arial" style:font-family-generic="swiss" style:font-pitch="variable" fo:font-size="6pt" style:font-family-asian="'MS Gothic'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51cm" svg:stroke-color="#660066" draw:marker-start-width="0.076cm" draw:marker-end-width="0.076cm" draw:fill-color="#ccffff"/>
      <style:text-properties fo:font-family="Arial" style:font-family-generic="swiss" style:font-pitch="variable" fo:font-size="6pt" style:font-family-asian="'MS Gothic'" style:font-pitch-asian="variable" style:font-size-asian="6pt" style:font-family-complex="Tahoma" style:font-pitch-complex="variable" style:font-size-complex="6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51cm" svg:stroke-color="#9999ff" draw:marker-start-width="0.076cm" draw:marker-end-width="0.076cm" draw:fill-color="#660066"/>
      <style:text-properties fo:font-family="Arial" style:font-family-generic="swiss" style:font-pitch="variable" fo:font-size="6pt" style:font-family-asian="'MS Gothic'" style:font-pitch-asian="variable" style:font-size-asian="6pt" style:font-family-complex="Tahoma" style:font-pitch-complex="variable" style:font-size-complex="6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51cm" svg:stroke-color="#808000" draw:marker-start-width="0.076cm" draw:marker-end-width="0.076cm" draw:fill-color="#ff8080"/>
      <style:text-properties fo:font-family="Arial" style:font-family-generic="swiss" style:font-pitch="variable" fo:font-size="6pt" style:font-family-asian="'MS Gothic'" style:font-pitch-asian="variable" style:font-size-asian="6pt" style:font-family-complex="Tahoma" style:font-pitch-complex="variable" style:font-size-complex="6pt"/>
    </style:style>
    <style:style style:name="ch12" style:family="chart">
      <style:graphic-properties draw:stroke="none" draw:fill="none" draw:fill-color="#d9d9d9" draw:fill-image-width="0cm" draw:fill-image-height="0cm"/>
    </style:style>
    <style:style style:name="ch13" style:family="chart">
      <style:graphic-properties draw:stroke="none" draw:fill-color="#999999"/>
    </style:style>
  </office:automatic-styles>
  <office:body>
    <office:chart>
      <chart:chart svg:width="27.099cm" svg:height="17.134cm" chart:class="chart:line" chart:style-name="ch1">
        <chart:legend chart:legend-position="bottom" svg:x="1.901cm" svg:y="16.134cm" chart:style-name="ch2"/>
        <chart:plot-area chart:style-name="ch3" table:cell-range-address="Data.$H$2:.$N$33" chart:data-source-has-labels="both" chart:table-number-list="0" svg:x="0.54cm" svg:y="0.465cm" svg:width="26.019cm" svg:height="14.986cm">
          <chart:axis chart:dimension="x" chart:name="primary-x" chart:style-name="ch4">
            <chart:categories table:cell-range-address="local-table.A2:.A32"/>
          </chart:axis>
          <chart:axis chart:dimension="y" chart:name="primary-y" chart:style-name="ch5"/>
          <chart:series chart:style-name="ch6">
            <chart:data-point chart:repeated="31"/>
          </chart:series>
          <chart:series chart:style-name="ch7">
            <chart:data-point chart:repeated="31"/>
          </chart:series>
          <chart:series chart:style-name="ch8">
            <chart:data-point chart:repeated="31"/>
          </chart:series>
          <chart:series chart:style-name="ch9">
            <chart:data-point chart:repeated="31"/>
          </chart:series>
          <chart:series chart:style-name="ch10">
            <chart:data-point chart:repeated="31"/>
          </chart:series>
          <chart:series chart:style-name="ch11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ip(Compact Xml)</text:p>
              </table:table-cell>
              <table:table-cell office:value-type="string">
                <text:p>Zip(Hessian)</text:p>
              </table:table-cell>
              <table:table-cell office:value-type="string">
                <text:p>Zip(XStream)</text:p>
              </table:table-cell>
              <table:table-cell office:value-type="string">
                <text:p>Zip(XStream+Aliases)</text:p>
              </table:table-cell>
              <table:table-cell office:value-type="string">
                <text:p>Zip(XStream+id)</text:p>
              </table:table-cell>
              <table:table-cell office:value-type="string">
                <text:p>Zip(XStream+pretty)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129">
                <text:p>129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57">
                <text:p>157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71">
                <text:p>271</text:p>
              </table:table-cell>
              <table:table-cell office:value-type="float" office:value="295">
                <text:p>295</text:p>
              </table:table-cell>
              <table:table-cell office:value-type="float" office:value="317">
                <text:p>317</text:p>
              </table:table-cell>
              <table:table-cell office:value-type="float" office:value="284">
                <text:p>284</text:p>
              </table:table-cell>
              <table:table-cell office:value-type="float" office:value="329">
                <text:p>32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9">
                <text:p>329</text:p>
              </table:table-cell>
              <table:table-cell office:value-type="float" office:value="354">
                <text:p>354</text:p>
              </table:table-cell>
              <table:table-cell office:value-type="float" office:value="376">
                <text:p>376</text:p>
              </table:table-cell>
              <table:table-cell office:value-type="float" office:value="341">
                <text:p>341</text:p>
              </table:table-cell>
              <table:table-cell office:value-type="float" office:value="400">
                <text:p>400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4">
                <text:p>374</text:p>
              </table:table-cell>
              <table:table-cell office:value-type="float" office:value="406">
                <text:p>406</text:p>
              </table:table-cell>
              <table:table-cell office:value-type="float" office:value="424">
                <text:p>424</text:p>
              </table:table-cell>
              <table:table-cell office:value-type="float" office:value="386">
                <text:p>386</text:p>
              </table:table-cell>
              <table:table-cell office:value-type="float" office:value="457">
                <text:p>457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5">
                <text:p>425</text:p>
              </table:table-cell>
              <table:table-cell office:value-type="float" office:value="463">
                <text:p>463</text:p>
              </table:table-cell>
              <table:table-cell office:value-type="float" office:value="469">
                <text:p>469</text:p>
              </table:table-cell>
              <table:table-cell office:value-type="float" office:value="429">
                <text:p>429</text:p>
              </table:table-cell>
              <table:table-cell office:value-type="float" office:value="515">
                <text:p>515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0">
                <text:p>480</text:p>
              </table:table-cell>
              <table:table-cell office:value-type="float" office:value="531">
                <text:p>531</text:p>
              </table:table-cell>
              <table:table-cell office:value-type="float" office:value="528">
                <text:p>528</text:p>
              </table:table-cell>
              <table:table-cell office:value-type="float" office:value="485">
                <text:p>485</text:p>
              </table:table-cell>
              <table:table-cell office:value-type="float" office:value="584">
                <text:p>584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4">
                <text:p>524</text:p>
              </table:table-cell>
              <table:table-cell office:value-type="float" office:value="575">
                <text:p>575</text:p>
              </table:table-cell>
              <table:table-cell office:value-type="float" office:value="565">
                <text:p>565</text:p>
              </table:table-cell>
              <table:table-cell office:value-type="float" office:value="520">
                <text:p>520</text:p>
              </table:table-cell>
              <table:table-cell office:value-type="float" office:value="634">
                <text:p>634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9">
                <text:p>559</text:p>
              </table:table-cell>
              <table:table-cell office:value-type="float" office:value="592">
                <text:p>592</text:p>
              </table:table-cell>
              <table:table-cell office:value-type="float" office:value="587">
                <text:p>587</text:p>
              </table:table-cell>
              <table:table-cell office:value-type="float" office:value="539">
                <text:p>539</text:p>
              </table:table-cell>
              <table:table-cell office:value-type="float" office:value="670">
                <text:p>670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3">
                <text:p>613</text:p>
              </table:table-cell>
              <table:table-cell office:value-type="float" office:value="667">
                <text:p>667</text:p>
              </table:table-cell>
              <table:table-cell office:value-type="float" office:value="640">
                <text:p>640</text:p>
              </table:table-cell>
              <table:table-cell office:value-type="float" office:value="595">
                <text:p>595</text:p>
              </table:table-cell>
              <table:table-cell office:value-type="float" office:value="737">
                <text:p>737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7">
                <text:p>647</text:p>
              </table:table-cell>
              <table:table-cell office:value-type="float" office:value="688">
                <text:p>688</text:p>
              </table:table-cell>
              <table:table-cell office:value-type="float" office:value="675">
                <text:p>675</text:p>
              </table:table-cell>
              <table:table-cell office:value-type="float" office:value="630">
                <text:p>630</text:p>
              </table:table-cell>
              <table:table-cell office:value-type="float" office:value="784">
                <text:p>78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2">
                <text:p>672</text:p>
              </table:table-cell>
              <table:table-cell office:value-type="float" office:value="724">
                <text:p>724</text:p>
              </table:table-cell>
              <table:table-cell office:value-type="float" office:value="688">
                <text:p>688</text:p>
              </table:table-cell>
              <table:table-cell office:value-type="float" office:value="642">
                <text:p>642</text:p>
              </table:table-cell>
              <table:table-cell office:value-type="float" office:value="811">
                <text:p>811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35">
                <text:p>735</text:p>
              </table:table-cell>
              <table:table-cell office:value-type="float" office:value="792">
                <text:p>792</text:p>
              </table:table-cell>
              <table:table-cell office:value-type="float" office:value="744">
                <text:p>744</text:p>
              </table:table-cell>
              <table:table-cell office:value-type="float" office:value="698">
                <text:p>698</text:p>
              </table:table-cell>
              <table:table-cell office:value-type="float" office:value="870">
                <text:p>870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8">
                <text:p>768</text:p>
              </table:table-cell>
              <table:table-cell office:value-type="float" office:value="818">
                <text:p>818</text:p>
              </table:table-cell>
              <table:table-cell office:value-type="float" office:value="771">
                <text:p>771</text:p>
              </table:table-cell>
              <table:table-cell office:value-type="float" office:value="721">
                <text:p>721</text:p>
              </table:table-cell>
              <table:table-cell office:value-type="float" office:value="925">
                <text:p>925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5">
                <text:p>815</text:p>
              </table:table-cell>
              <table:table-cell office:value-type="float" office:value="843">
                <text:p>843</text:p>
              </table:table-cell>
              <table:table-cell office:value-type="float" office:value="805">
                <text:p>805</text:p>
              </table:table-cell>
              <table:table-cell office:value-type="float" office:value="755">
                <text:p>755</text:p>
              </table:table-cell>
              <table:table-cell office:value-type="float" office:value="973">
                <text:p>973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25">
                <text:p>825</text:p>
              </table:table-cell>
              <table:table-cell office:value-type="float" office:value="862">
                <text:p>862</text:p>
              </table:table-cell>
              <table:table-cell office:value-type="float" office:value="813">
                <text:p>813</text:p>
              </table:table-cell>
              <table:table-cell office:value-type="float" office:value="763">
                <text:p>763</text:p>
              </table:table-cell>
              <table:table-cell office:value-type="float" office:value="991">
                <text:p>991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82">
                <text:p>882</text:p>
              </table:table-cell>
              <table:table-cell office:value-type="float" office:value="918">
                <text:p>918</text:p>
              </table:table-cell>
              <table:table-cell office:value-type="float" office:value="857">
                <text:p>857</text:p>
              </table:table-cell>
              <table:table-cell office:value-type="float" office:value="806">
                <text:p>806</text:p>
              </table:table-cell>
              <table:table-cell office:value-type="float" office:value="1044">
                <text:p>1044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15">
                <text:p>915</text:p>
              </table:table-cell>
              <table:table-cell office:value-type="float" office:value="959">
                <text:p>959</text:p>
              </table:table-cell>
              <table:table-cell office:value-type="float" office:value="893">
                <text:p>893</text:p>
              </table:table-cell>
              <table:table-cell office:value-type="float" office:value="842">
                <text:p>842</text:p>
              </table:table-cell>
              <table:table-cell office:value-type="float" office:value="1093">
                <text:p>1093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6">
                <text:p>956</text:p>
              </table:table-cell>
              <table:table-cell office:value-type="float" office:value="973">
                <text:p>973</text:p>
              </table:table-cell>
              <table:table-cell office:value-type="float" office:value="916">
                <text:p>916</text:p>
              </table:table-cell>
              <table:table-cell office:value-type="float" office:value="864">
                <text:p>864</text:p>
              </table:table-cell>
              <table:table-cell office:value-type="float" office:value="1125">
                <text:p>1125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7">
                <text:p>1007</text:p>
              </table:table-cell>
              <table:table-cell office:value-type="float" office:value="1024">
                <text:p>1024</text:p>
              </table:table-cell>
              <table:table-cell office:value-type="float" office:value="961">
                <text:p>961</text:p>
              </table:table-cell>
              <table:table-cell office:value-type="float" office:value="909">
                <text:p>909</text:p>
              </table:table-cell>
              <table:table-cell office:value-type="float" office:value="1191">
                <text:p>1191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47">
                <text:p>1047</text:p>
              </table:table-cell>
              <table:table-cell office:value-type="float" office:value="1063">
                <text:p>1063</text:p>
              </table:table-cell>
              <table:table-cell office:value-type="float" office:value="1003">
                <text:p>1003</text:p>
              </table:table-cell>
              <table:table-cell office:value-type="float" office:value="949">
                <text:p>949</text:p>
              </table:table-cell>
              <table:table-cell office:value-type="float" office:value="1234">
                <text:p>1234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73">
                <text:p>1073</text:p>
              </table:table-cell>
              <table:table-cell office:value-type="float" office:value="1091">
                <text:p>1091</text:p>
              </table:table-cell>
              <table:table-cell office:value-type="float" office:value="1024">
                <text:p>1024</text:p>
              </table:table-cell>
              <table:table-cell office:value-type="float" office:value="971">
                <text:p>971</text:p>
              </table:table-cell>
              <table:table-cell office:value-type="float" office:value="1274">
                <text:p>1274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10">
                <text:p>1110</text:p>
              </table:table-cell>
              <table:table-cell office:value-type="float" office:value="1114">
                <text:p>1114</text:p>
              </table:table-cell>
              <table:table-cell office:value-type="float" office:value="1040">
                <text:p>1040</text:p>
              </table:table-cell>
              <table:table-cell office:value-type="float" office:value="986">
                <text:p>986</text:p>
              </table:table-cell>
              <table:table-cell office:value-type="float" office:value="1308">
                <text:p>1308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62">
                <text:p>1162</text:p>
              </table:table-cell>
              <table:table-cell office:value-type="float" office:value="1176">
                <text:p>1176</text:p>
              </table:table-cell>
              <table:table-cell office:value-type="float" office:value="1077">
                <text:p>1077</text:p>
              </table:table-cell>
              <table:table-cell office:value-type="float" office:value="1022">
                <text:p>1022</text:p>
              </table:table-cell>
              <table:table-cell office:value-type="float" office:value="1359">
                <text:p>1359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82">
                <text:p>1182</text:p>
              </table:table-cell>
              <table:table-cell office:value-type="float" office:value="1198">
                <text:p>1198</text:p>
              </table:table-cell>
              <table:table-cell office:value-type="float" office:value="1108">
                <text:p>1108</text:p>
              </table:table-cell>
              <table:table-cell office:value-type="float" office:value="1049">
                <text:p>1049</text:p>
              </table:table-cell>
              <table:table-cell office:value-type="float" office:value="1393">
                <text:p>1393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23">
                <text:p>1223</text:p>
              </table:table-cell>
              <table:table-cell office:value-type="float" office:value="1232">
                <text:p>1232</text:p>
              </table:table-cell>
              <table:table-cell office:value-type="float" office:value="1129">
                <text:p>1129</text:p>
              </table:table-cell>
              <table:table-cell office:value-type="float" office:value="1070">
                <text:p>1070</text:p>
              </table:table-cell>
              <table:table-cell office:value-type="float" office:value="1434">
                <text:p>143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55">
                <text:p>1255</text:p>
              </table:table-cell>
              <table:table-cell office:value-type="float" office:value="1255">
                <text:p>1255</text:p>
              </table:table-cell>
              <table:table-cell office:value-type="float" office:value="1157">
                <text:p>1157</text:p>
              </table:table-cell>
              <table:table-cell office:value-type="float" office:value="1097">
                <text:p>1097</text:p>
              </table:table-cell>
              <table:table-cell office:value-type="float" office:value="1470">
                <text:p>1470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09">
                <text:p>1309</text:p>
              </table:table-cell>
              <table:table-cell office:value-type="float" office:value="1300">
                <text:p>1300</text:p>
              </table:table-cell>
              <table:table-cell office:value-type="float" office:value="1190">
                <text:p>1190</text:p>
              </table:table-cell>
              <table:table-cell office:value-type="float" office:value="1134">
                <text:p>1134</text:p>
              </table:table-cell>
              <table:table-cell office:value-type="float" office:value="1527">
                <text:p>1527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45">
                <text:p>1345</text:p>
              </table:table-cell>
              <table:table-cell office:value-type="float" office:value="1349">
                <text:p>1349</text:p>
              </table:table-cell>
              <table:table-cell office:value-type="float" office:value="1232">
                <text:p>1232</text:p>
              </table:table-cell>
              <table:table-cell office:value-type="float" office:value="1176">
                <text:p>1176</text:p>
              </table:table-cell>
              <table:table-cell office:value-type="float" office:value="1580">
                <text:p>1580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92">
                <text:p>1392</text:p>
              </table:table-cell>
              <table:table-cell office:value-type="float" office:value="1368">
                <text:p>1368</text:p>
              </table:table-cell>
              <table:table-cell office:value-type="float" office:value="1262">
                <text:p>1262</text:p>
              </table:table-cell>
              <table:table-cell office:value-type="float" office:value="1201">
                <text:p>1201</text:p>
              </table:table-cell>
              <table:table-cell office:value-type="float" office:value="1612">
                <text:p>1612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8">
                <text:p>1408</text:p>
              </table:table-cell>
              <table:table-cell office:value-type="float" office:value="1407">
                <text:p>1407</text:p>
              </table:table-cell>
              <table:table-cell office:value-type="float" office:value="1287">
                <text:p>1287</text:p>
              </table:table-cell>
              <table:table-cell office:value-type="float" office:value="1228">
                <text:p>1228</text:p>
              </table:table-cell>
              <table:table-cell office:value-type="float" office:value="1663">
                <text:p>1663</text:p>
              </table:table-cell>
              <table:table-cell office:value-type="float" office:value="1348">
                <text:p>13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6">
                <text:p>1456</text:p>
              </table:table-cell>
              <table:table-cell office:value-type="float" office:value="1436">
                <text:p>1436</text:p>
              </table:table-cell>
              <table:table-cell office:value-type="float" office:value="1312">
                <text:p>1312</text:p>
              </table:table-cell>
              <table:table-cell office:value-type="float" office:value="1248">
                <text:p>1248</text:p>
              </table:table-cell>
              <table:table-cell office:value-type="float" office:value="1699">
                <text:p>1699</text:p>
              </table:table-cell>
              <table:table-cell office:value-type="float" office:value="1374">
                <text:p>1374</text:p>
              </table:table-cell>
            </table:table-row>
          </table:table-rows>
        </table:table>
      </chart:chart>
    </office:char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graphic-properties draw:fill="solid" draw:fill-color="#d9d9d9"/>
      <style:text-properties fo:font-family="Tahoma" style:font-style-name="Regular" style:font-family-generic="swiss" style:font-pitch="variable" fo:font-size="9pt" style:font-family-asian="'MS Gothic'" style:font-pitch-asian="variable" style:font-size-asian="5.90000009536743pt" style:font-family-complex="Tahoma" style:font-pitch-complex="variable" style:font-size-complex="5.90000009536743pt"/>
    </style:style>
    <style:style style:name="ch3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6.59999990463257pt" style:font-family-asian="'MS Gothic'" style:font-pitch-asian="variable" style:font-size-asian="6.59999990463257pt" style:font-family-complex="Tahoma" style:font-pitch-complex="variable" style:font-size-complex="6.59999990463257pt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6.59999990463257pt" style:font-family-asian="'MS Gothic'" style:font-pitch-asian="variable" style:font-size-asian="6.59999990463257pt" style:font-family-complex="Tahoma" style:font-pitch-complex="variable" style:font-size-complex="6.59999990463257pt"/>
    </style:style>
    <style:style style:name="ch6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width="0.051cm" svg:stroke-color="#0000ff" draw:marker-start-width="0.076cm" draw:marker-end-width="0.076cm" draw:fill-color="#9999ff"/>
      <style:text-properties fo:font-family="Arial" style:font-family-generic="swiss" style:font-pitch="variable" fo:font-size="5.69999980926514pt" style:font-family-asian="'MS Gothic'" style:font-pitch-asian="variable" style:font-size-asian="5.69999980926514pt" style:font-family-complex="Tahoma" style:font-pitch-complex="variable" style:font-size-complex="5.69999980926514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51cm" svg:stroke-color="#008000" draw:marker-start-width="0.076cm" draw:marker-end-width="0.076cm" draw:fill-color="#993366"/>
      <style:text-properties fo:font-family="Arial" style:font-family-generic="swiss" style:font-pitch="variable" fo:font-size="5.69999980926514pt" style:font-family-asian="'MS Gothic'" style:font-pitch-asian="variable" style:font-size-asian="5.69999980926514pt" style:font-family-complex="Tahoma" style:font-pitch-complex="variable" style:font-size-complex="5.69999980926514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51cm" svg:stroke-color="#ff0000" draw:marker-start-width="0.076cm" draw:marker-end-width="0.076cm" draw:fill-color="#ffffcc"/>
      <style:text-properties fo:font-family="Arial" style:font-family-generic="swiss" style:font-pitch="variable" fo:font-size="5.69999980926514pt" style:font-family-asian="'MS Gothic'" style:font-pitch-asian="variable" style:font-size-asian="5.69999980926514pt" style:font-family-complex="Tahoma" style:font-pitch-complex="variable" style:font-size-complex="5.69999980926514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51cm" svg:stroke-color="#660066" draw:marker-start-width="0.076cm" draw:marker-end-width="0.076cm" draw:fill-color="#ccffff"/>
      <style:text-properties fo:font-family="Arial" style:font-family-generic="swiss" style:font-pitch="variable" fo:font-size="5.69999980926514pt" style:font-family-asian="'MS Gothic'" style:font-pitch-asian="variable" style:font-size-asian="5.69999980926514pt" style:font-family-complex="Tahoma" style:font-pitch-complex="variable" style:font-size-complex="5.69999980926514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51cm" svg:stroke-color="#9999ff" draw:marker-start-width="0.076cm" draw:marker-end-width="0.076cm" draw:fill-color="#660066"/>
      <style:text-properties fo:font-family="Arial" style:font-family-generic="swiss" style:font-pitch="variable" fo:font-size="5.69999980926514pt" style:font-family-asian="'MS Gothic'" style:font-pitch-asian="variable" style:font-size-asian="5.69999980926514pt" style:font-family-complex="Tahoma" style:font-pitch-complex="variable" style:font-size-complex="5.69999980926514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51cm" svg:stroke-color="#808000" draw:marker-start-width="0.076cm" draw:marker-end-width="0.076cm" draw:fill-color="#ff8080"/>
      <style:text-properties fo:font-family="Arial" style:font-family-generic="swiss" style:font-pitch="variable" fo:font-size="5.69999980926514pt" style:font-family-asian="'MS Gothic'" style:font-pitch-asian="variable" style:font-size-asian="5.69999980926514pt" style:font-family-complex="Tahoma" style:font-pitch-complex="variable" style:font-size-complex="5.69999980926514pt"/>
    </style:style>
    <style:style style:name="ch12" style:family="chart">
      <style:graphic-properties draw:stroke="none" draw:fill="none" draw:fill-color="#d9d9d9" draw:fill-image-width="0cm" draw:fill-image-height="0cm"/>
    </style:style>
    <style:style style:name="ch13" style:family="chart">
      <style:graphic-properties draw:stroke="none" draw:fill-color="#999999"/>
    </style:style>
  </office:automatic-styles>
  <office:body>
    <office:chart>
      <chart:chart svg:width="13.52cm" svg:height="17.193cm" chart:class="chart:line" chart:style-name="ch1">
        <chart:legend chart:legend-position="bottom" svg:x="0.918cm" svg:y="15.147cm" chart:style-name="ch2"/>
        <chart:plot-area chart:style-name="ch3" table:cell-range-address="Data.$H$104:.$N$114" chart:data-source-has-labels="both" chart:table-number-list="0" svg:x="0.269cm" svg:y="0.465cm" svg:width="12.982cm" svg:height="14.471cm">
          <chart:axis chart:dimension="x" chart:name="primary-x" chart:style-name="ch4">
            <chart:categories table:cell-range-address="local-table.A2:.A11"/>
          </chart:axis>
          <chart:axis chart:dimension="y" chart:name="primary-y" chart:style-name="ch5"/>
          <chart:series chart:style-name="ch6">
            <chart:data-point chart:repeated="10"/>
          </chart:series>
          <chart:series chart:style-name="ch7">
            <chart:data-point chart:repeated="10"/>
          </chart:series>
          <chart:series chart:style-name="ch8">
            <chart:data-point chart:repeated="10"/>
          </chart:series>
          <chart:series chart:style-name="ch9">
            <chart:data-point chart:repeated="10"/>
          </chart:series>
          <chart:series chart:style-name="ch10">
            <chart:data-point chart:repeated="10"/>
          </chart:series>
          <chart:series chart:style-name="ch11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ip(Compact Xml)</text:p>
              </table:table-cell>
              <table:table-cell office:value-type="string">
                <text:p>Zip(Hessian)</text:p>
              </table:table-cell>
              <table:table-cell office:value-type="string">
                <text:p>Zip(XStream)</text:p>
              </table:table-cell>
              <table:table-cell office:value-type="string">
                <text:p>Zip(XStream+Aliases)</text:p>
              </table:table-cell>
              <table:table-cell office:value-type="string">
                <text:p>Zip(XStream+id)</text:p>
              </table:table-cell>
              <table:table-cell office:value-type="string">
                <text:p>Zip(XStream+pretty)</text:p>
              </table:table-cell>
            </table:table-row>
          </table:table-header-rows>
          <table:table-rows>
            <table:table-row>
              <table:table-cell office:value-type="string">
                <text:p>100</text:p>
              </table:table-cell>
              <table:table-cell office:value-type="float" office:value="4098">
                <text:p>4098</text:p>
              </table:table-cell>
              <table:table-cell office:value-type="float" office:value="3649">
                <text:p>3649</text:p>
              </table:table-cell>
              <table:table-cell office:value-type="float" office:value="3306">
                <text:p>3306</text:p>
              </table:table-cell>
              <table:table-cell office:value-type="float" office:value="3191">
                <text:p>3191</text:p>
              </table:table-cell>
              <table:table-cell office:value-type="float" office:value="4705">
                <text:p>4705</text:p>
              </table:table-cell>
              <table:table-cell office:value-type="float" office:value="3409">
                <text:p>340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822">
                <text:p>7822</text:p>
              </table:table-cell>
              <table:table-cell office:value-type="float" office:value="6720">
                <text:p>6720</text:p>
              </table:table-cell>
              <table:table-cell office:value-type="float" office:value="5988">
                <text:p>5988</text:p>
              </table:table-cell>
              <table:table-cell office:value-type="float" office:value="5876">
                <text:p>5876</text:p>
              </table:table-cell>
              <table:table-cell office:value-type="float" office:value="8837">
                <text:p>8837</text:p>
              </table:table-cell>
              <table:table-cell office:value-type="float" office:value="6194">
                <text:p>619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1473">
                <text:p>11473</text:p>
              </table:table-cell>
              <table:table-cell office:value-type="float" office:value="9754">
                <text:p>9754</text:p>
              </table:table-cell>
              <table:table-cell office:value-type="float" office:value="8681">
                <text:p>8681</text:p>
              </table:table-cell>
              <table:table-cell office:value-type="float" office:value="8476">
                <text:p>8476</text:p>
              </table:table-cell>
              <table:table-cell office:value-type="float" office:value="12970">
                <text:p>12970</text:p>
              </table:table-cell>
              <table:table-cell office:value-type="float" office:value="8996">
                <text:p>899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5163">
                <text:p>15163</text:p>
              </table:table-cell>
              <table:table-cell office:value-type="float" office:value="12816">
                <text:p>12816</text:p>
              </table:table-cell>
              <table:table-cell office:value-type="float" office:value="11367">
                <text:p>11367</text:p>
              </table:table-cell>
              <table:table-cell office:value-type="float" office:value="11138">
                <text:p>11138</text:p>
              </table:table-cell>
              <table:table-cell office:value-type="float" office:value="17110">
                <text:p>17110</text:p>
              </table:table-cell>
              <table:table-cell office:value-type="float" office:value="11787">
                <text:p>1178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8865">
                <text:p>18865</text:p>
              </table:table-cell>
              <table:table-cell office:value-type="float" office:value="15823">
                <text:p>15823</text:p>
              </table:table-cell>
              <table:table-cell office:value-type="float" office:value="14122">
                <text:p>14122</text:p>
              </table:table-cell>
              <table:table-cell office:value-type="float" office:value="13763">
                <text:p>13763</text:p>
              </table:table-cell>
              <table:table-cell office:value-type="float" office:value="21236">
                <text:p>21236</text:p>
              </table:table-cell>
              <table:table-cell office:value-type="float" office:value="14574">
                <text:p>1457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2496">
                <text:p>22496</text:p>
              </table:table-cell>
              <table:table-cell office:value-type="float" office:value="18856">
                <text:p>18856</text:p>
              </table:table-cell>
              <table:table-cell office:value-type="float" office:value="16783">
                <text:p>16783</text:p>
              </table:table-cell>
              <table:table-cell office:value-type="float" office:value="16416">
                <text:p>16416</text:p>
              </table:table-cell>
              <table:table-cell office:value-type="float" office:value="25347">
                <text:p>25347</text:p>
              </table:table-cell>
              <table:table-cell office:value-type="float" office:value="17368">
                <text:p>1736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6146">
                <text:p>26146</text:p>
              </table:table-cell>
              <table:table-cell office:value-type="float" office:value="21846">
                <text:p>21846</text:p>
              </table:table-cell>
              <table:table-cell office:value-type="float" office:value="19392">
                <text:p>19392</text:p>
              </table:table-cell>
              <table:table-cell office:value-type="float" office:value="18999">
                <text:p>18999</text:p>
              </table:table-cell>
              <table:table-cell office:value-type="float" office:value="29452">
                <text:p>29452</text:p>
              </table:table-cell>
              <table:table-cell office:value-type="float" office:value="20063">
                <text:p>2006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9881">
                <text:p>29881</text:p>
              </table:table-cell>
              <table:table-cell office:value-type="float" office:value="24919">
                <text:p>24919</text:p>
              </table:table-cell>
              <table:table-cell office:value-type="float" office:value="22135">
                <text:p>22135</text:p>
              </table:table-cell>
              <table:table-cell office:value-type="float" office:value="21653">
                <text:p>21653</text:p>
              </table:table-cell>
              <table:table-cell office:value-type="float" office:value="33585">
                <text:p>33585</text:p>
              </table:table-cell>
              <table:table-cell office:value-type="float" office:value="22978">
                <text:p>2297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33474">
                <text:p>33474</text:p>
              </table:table-cell>
              <table:table-cell office:value-type="float" office:value="27988">
                <text:p>27988</text:p>
              </table:table-cell>
              <table:table-cell office:value-type="float" office:value="24788">
                <text:p>24788</text:p>
              </table:table-cell>
              <table:table-cell office:value-type="float" office:value="24253">
                <text:p>24253</text:p>
              </table:table-cell>
              <table:table-cell office:value-type="float" office:value="37518">
                <text:p>37518</text:p>
              </table:table-cell>
              <table:table-cell office:value-type="float" office:value="25725">
                <text:p>2572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37051">
                <text:p>37051</text:p>
              </table:table-cell>
              <table:table-cell office:value-type="float" office:value="31044">
                <text:p>31044</text:p>
              </table:table-cell>
              <table:table-cell office:value-type="float" office:value="27487">
                <text:p>27487</text:p>
              </table:table-cell>
              <table:table-cell office:value-type="float" office:value="26892">
                <text:p>26892</text:p>
              </table:table-cell>
              <table:table-cell office:value-type="float" office:value="41730">
                <text:p>41730</text:p>
              </table:table-cell>
              <table:table-cell office:value-type="float" office:value="28441">
                <text:p>28441</text:p>
              </table:table-cell>
            </table:table-row>
          </table:table-rows>
        </table:table>
      </chart:chart>
    </office:char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graphic-properties draw:fill="solid" draw:fill-color="#d9d9d9"/>
      <style:text-properties fo:font-family="Tahoma" style:font-style-name="Regular" style:font-family-generic="swiss" style:font-pitch="variable" fo:font-size="9pt" style:font-family-asian="'MS Gothic'" style:font-pitch-asian="variable" style:font-size-asian="5.90000009536743pt" style:font-family-complex="Tahoma" style:font-pitch-complex="variable" style:font-size-complex="5.90000009536743pt"/>
    </style:style>
    <style:style style:name="ch3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6.59999990463257pt" style:font-family-asian="'MS Gothic'" style:font-pitch-asian="variable" style:font-size-asian="6.59999990463257pt" style:font-family-complex="Tahoma" style:font-pitch-complex="variable" style:font-size-complex="6.59999990463257pt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6.59999990463257pt" style:font-family-asian="'MS Gothic'" style:font-pitch-asian="variable" style:font-size-asian="6.59999990463257pt" style:font-family-complex="Tahoma" style:font-pitch-complex="variable" style:font-size-complex="6.59999990463257pt"/>
    </style:style>
    <style:style style:name="ch6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width="0.051cm" svg:stroke-color="#0000ff" draw:marker-start-width="0.076cm" draw:marker-end-width="0.076cm" draw:fill-color="#9999ff"/>
      <style:text-properties fo:font-family="Arial" style:font-family-generic="swiss" style:font-pitch="variable" fo:font-size="5.69999980926514pt" style:font-family-asian="'MS Gothic'" style:font-pitch-asian="variable" style:font-size-asian="5.69999980926514pt" style:font-family-complex="Tahoma" style:font-pitch-complex="variable" style:font-size-complex="5.69999980926514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51cm" svg:stroke-color="#008000" draw:marker-start-width="0.076cm" draw:marker-end-width="0.076cm" draw:fill-color="#993366"/>
      <style:text-properties fo:font-family="Arial" style:font-family-generic="swiss" style:font-pitch="variable" fo:font-size="5.69999980926514pt" style:font-family-asian="'MS Gothic'" style:font-pitch-asian="variable" style:font-size-asian="5.69999980926514pt" style:font-family-complex="Tahoma" style:font-pitch-complex="variable" style:font-size-complex="5.69999980926514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51cm" svg:stroke-color="#ff0000" draw:marker-start-width="0.076cm" draw:marker-end-width="0.076cm" draw:fill-color="#ffffcc"/>
      <style:text-properties fo:font-family="Arial" style:font-family-generic="swiss" style:font-pitch="variable" fo:font-size="5.69999980926514pt" style:font-family-asian="'MS Gothic'" style:font-pitch-asian="variable" style:font-size-asian="5.69999980926514pt" style:font-family-complex="Tahoma" style:font-pitch-complex="variable" style:font-size-complex="5.69999980926514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51cm" svg:stroke-color="#660066" draw:marker-start-width="0.076cm" draw:marker-end-width="0.076cm" draw:fill-color="#ccffff"/>
      <style:text-properties fo:font-family="Arial" style:font-family-generic="swiss" style:font-pitch="variable" fo:font-size="5.69999980926514pt" style:font-family-asian="'MS Gothic'" style:font-pitch-asian="variable" style:font-size-asian="5.69999980926514pt" style:font-family-complex="Tahoma" style:font-pitch-complex="variable" style:font-size-complex="5.69999980926514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51cm" svg:stroke-color="#9999ff" draw:marker-start-width="0.076cm" draw:marker-end-width="0.076cm" draw:fill-color="#660066"/>
      <style:text-properties fo:font-family="Arial" style:font-family-generic="swiss" style:font-pitch="variable" fo:font-size="5.69999980926514pt" style:font-family-asian="'MS Gothic'" style:font-pitch-asian="variable" style:font-size-asian="5.69999980926514pt" style:font-family-complex="Tahoma" style:font-pitch-complex="variable" style:font-size-complex="5.69999980926514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51cm" svg:stroke-color="#808000" draw:marker-start-width="0.076cm" draw:marker-end-width="0.076cm" draw:fill-color="#ff8080"/>
      <style:text-properties fo:font-family="Arial" style:font-family-generic="swiss" style:font-pitch="variable" fo:font-size="5.69999980926514pt" style:font-family-asian="'MS Gothic'" style:font-pitch-asian="variable" style:font-size-asian="5.69999980926514pt" style:font-family-complex="Tahoma" style:font-pitch-complex="variable" style:font-size-complex="5.69999980926514pt"/>
    </style:style>
    <style:style style:name="ch12" style:family="chart">
      <style:graphic-properties draw:stroke="none" draw:fill="none" draw:fill-color="#d9d9d9" draw:fill-image-width="0cm" draw:fill-image-height="0cm"/>
    </style:style>
    <style:style style:name="ch13" style:family="chart">
      <style:graphic-properties draw:stroke="none" draw:fill-color="#999999"/>
    </style:style>
  </office:automatic-styles>
  <office:body>
    <office:chart>
      <chart:chart svg:width="13.52cm" svg:height="17.193cm" chart:class="chart:line" chart:style-name="ch1">
        <chart:legend chart:legend-position="bottom" svg:x="0.918cm" svg:y="15.147cm" chart:style-name="ch2"/>
        <chart:plot-area chart:style-name="ch3" table:cell-range-address="Data.$H$115:.$N$125" chart:data-source-has-labels="both" chart:table-number-list="0" svg:x="0.269cm" svg:y="0.465cm" svg:width="12.982cm" svg:height="14.471cm">
          <chart:axis chart:dimension="x" chart:name="primary-x" chart:style-name="ch4">
            <chart:categories table:cell-range-address="local-table.A2:.A11"/>
          </chart:axis>
          <chart:axis chart:dimension="y" chart:name="primary-y" chart:style-name="ch5"/>
          <chart:series chart:style-name="ch6">
            <chart:data-point chart:repeated="10"/>
          </chart:series>
          <chart:series chart:style-name="ch7">
            <chart:data-point chart:repeated="10"/>
          </chart:series>
          <chart:series chart:style-name="ch8">
            <chart:data-point chart:repeated="10"/>
          </chart:series>
          <chart:series chart:style-name="ch9">
            <chart:data-point chart:repeated="10"/>
          </chart:series>
          <chart:series chart:style-name="ch10">
            <chart:data-point chart:repeated="10"/>
          </chart:series>
          <chart:series chart:style-name="ch11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ip(Compact Xml)</text:p>
              </table:table-cell>
              <table:table-cell office:value-type="string">
                <text:p>Zip(Hessian)</text:p>
              </table:table-cell>
              <table:table-cell office:value-type="string">
                <text:p>Zip(XStream)</text:p>
              </table:table-cell>
              <table:table-cell office:value-type="string">
                <text:p>Zip(XStream+Aliases)</text:p>
              </table:table-cell>
              <table:table-cell office:value-type="string">
                <text:p>Zip(XStream+id)</text:p>
              </table:table-cell>
              <table:table-cell office:value-type="string">
                <text:p>Zip(XStream+pretty)</text:p>
              </table:table-cell>
            </table:table-row>
          </table:table-header-rows>
          <table:table-rows>
            <table:table-row>
              <table:table-cell office:value-type="string">
                <text:p>1000</text:p>
              </table:table-cell>
              <table:table-cell office:value-type="float" office:value="37128">
                <text:p>37128</text:p>
              </table:table-cell>
              <table:table-cell office:value-type="float" office:value="30978">
                <text:p>30978</text:p>
              </table:table-cell>
              <table:table-cell office:value-type="float" office:value="27509">
                <text:p>27509</text:p>
              </table:table-cell>
              <table:table-cell office:value-type="float" office:value="26920">
                <text:p>26920</text:p>
              </table:table-cell>
              <table:table-cell office:value-type="float" office:value="41783">
                <text:p>41783</text:p>
              </table:table-cell>
              <table:table-cell office:value-type="float" office:value="28488">
                <text:p>28488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73674">
                <text:p>73674</text:p>
              </table:table-cell>
              <table:table-cell office:value-type="float" office:value="61352">
                <text:p>61352</text:p>
              </table:table-cell>
              <table:table-cell office:value-type="float" office:value="54393">
                <text:p>54393</text:p>
              </table:table-cell>
              <table:table-cell office:value-type="float" office:value="53124">
                <text:p>53124</text:p>
              </table:table-cell>
              <table:table-cell office:value-type="float" office:value="82871">
                <text:p>82871</text:p>
              </table:table-cell>
              <table:table-cell office:value-type="float" office:value="56434">
                <text:p>56434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110128">
                <text:p>110128</text:p>
              </table:table-cell>
              <table:table-cell office:value-type="float" office:value="91642">
                <text:p>91642</text:p>
              </table:table-cell>
              <table:table-cell office:value-type="float" office:value="81001">
                <text:p>81001</text:p>
              </table:table-cell>
              <table:table-cell office:value-type="float" office:value="79222">
                <text:p>79222</text:p>
              </table:table-cell>
              <table:table-cell office:value-type="float" office:value="123845">
                <text:p>123845</text:p>
              </table:table-cell>
              <table:table-cell office:value-type="float" office:value="83898">
                <text:p>83898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146658">
                <text:p>146658</text:p>
              </table:table-cell>
              <table:table-cell office:value-type="float" office:value="121830">
                <text:p>121830</text:p>
              </table:table-cell>
              <table:table-cell office:value-type="float" office:value="107788">
                <text:p>107788</text:p>
              </table:table-cell>
              <table:table-cell office:value-type="float" office:value="105363">
                <text:p>105363</text:p>
              </table:table-cell>
              <table:table-cell office:value-type="float" office:value="165110">
                <text:p>165110</text:p>
              </table:table-cell>
              <table:table-cell office:value-type="float" office:value="111774">
                <text:p>111774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183231">
                <text:p>183231</text:p>
              </table:table-cell>
              <table:table-cell office:value-type="float" office:value="152193">
                <text:p>152193</text:p>
              </table:table-cell>
              <table:table-cell office:value-type="float" office:value="134654">
                <text:p>134654</text:p>
              </table:table-cell>
              <table:table-cell office:value-type="float" office:value="131550">
                <text:p>131550</text:p>
              </table:table-cell>
              <table:table-cell office:value-type="float" office:value="206137">
                <text:p>206137</text:p>
              </table:table-cell>
              <table:table-cell office:value-type="float" office:value="139497">
                <text:p>139497</text:p>
              </table:table-cell>
            </table:table-row>
            <table:table-row>
              <table:table-cell office:value-type="string">
                <text:p>6000</text:p>
              </table:table-cell>
              <table:table-cell office:value-type="float" office:value="219635">
                <text:p>219635</text:p>
              </table:table-cell>
              <table:table-cell office:value-type="float" office:value="182505">
                <text:p>182505</text:p>
              </table:table-cell>
              <table:table-cell office:value-type="float" office:value="161558">
                <text:p>161558</text:p>
              </table:table-cell>
              <table:table-cell office:value-type="float" office:value="157721">
                <text:p>157721</text:p>
              </table:table-cell>
              <table:table-cell office:value-type="float" office:value="247422">
                <text:p>247422</text:p>
              </table:table-cell>
              <table:table-cell office:value-type="float" office:value="167432">
                <text:p>167432</text:p>
              </table:table-cell>
            </table:table-row>
            <table:table-row>
              <table:table-cell office:value-type="string">
                <text:p>7000</text:p>
              </table:table-cell>
              <table:table-cell office:value-type="float" office:value="256351">
                <text:p>256351</text:p>
              </table:table-cell>
              <table:table-cell office:value-type="float" office:value="212737">
                <text:p>212737</text:p>
              </table:table-cell>
              <table:table-cell office:value-type="float" office:value="187941">
                <text:p>187941</text:p>
              </table:table-cell>
              <table:table-cell office:value-type="float" office:value="183660">
                <text:p>183660</text:p>
              </table:table-cell>
              <table:table-cell office:value-type="float" office:value="288442">
                <text:p>288442</text:p>
              </table:table-cell>
              <table:table-cell office:value-type="float" office:value="194661">
                <text:p>194661</text:p>
              </table:table-cell>
            </table:table-row>
            <table:table-row>
              <table:table-cell office:value-type="string">
                <text:p>8000</text:p>
              </table:table-cell>
              <table:table-cell office:value-type="float" office:value="293010">
                <text:p>293010</text:p>
              </table:table-cell>
              <table:table-cell office:value-type="float" office:value="243151">
                <text:p>243151</text:p>
              </table:table-cell>
              <table:table-cell office:value-type="float" office:value="214921">
                <text:p>214921</text:p>
              </table:table-cell>
              <table:table-cell office:value-type="float" office:value="209914">
                <text:p>209914</text:p>
              </table:table-cell>
              <table:table-cell office:value-type="float" office:value="329841">
                <text:p>329841</text:p>
              </table:table-cell>
              <table:table-cell office:value-type="float" office:value="222784">
                <text:p>222784</text:p>
              </table:table-cell>
            </table:table-row>
            <table:table-row>
              <table:table-cell office:value-type="string">
                <text:p>9000</text:p>
              </table:table-cell>
              <table:table-cell office:value-type="float" office:value="329703">
                <text:p>329703</text:p>
              </table:table-cell>
              <table:table-cell office:value-type="float" office:value="273502">
                <text:p>273502</text:p>
              </table:table-cell>
              <table:table-cell office:value-type="float" office:value="241776">
                <text:p>241776</text:p>
              </table:table-cell>
              <table:table-cell office:value-type="float" office:value="236114">
                <text:p>236114</text:p>
              </table:table-cell>
              <table:table-cell office:value-type="float" office:value="371109">
                <text:p>371109</text:p>
              </table:table-cell>
              <table:table-cell office:value-type="float" office:value="250660">
                <text:p>250660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366386">
                <text:p>366386</text:p>
              </table:table-cell>
              <table:table-cell office:value-type="float" office:value="303678">
                <text:p>303678</text:p>
              </table:table-cell>
              <table:table-cell office:value-type="float" office:value="268627">
                <text:p>268627</text:p>
              </table:table-cell>
              <table:table-cell office:value-type="float" office:value="262141">
                <text:p>262141</text:p>
              </table:table-cell>
              <table:table-cell office:value-type="float" office:value="412305">
                <text:p>412305</text:p>
              </table:table-cell>
              <table:table-cell office:value-type="float" office:value="278316">
                <text:p>278316</text:p>
              </table:table-cell>
            </table:table-row>
          </table:table-rows>
        </table:table>
      </chart:chart>
    </office:char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8pt" fo:font-weight="bold" style:font-family-asian="'MS Gothic'" style:font-pitch-asian="variable" style:font-size-asian="30.6000003814697pt" style:font-family-complex="Tahoma" style:font-pitch-complex="variable" style:font-size-complex="30.6000003814697pt"/>
    </style:style>
    <style:style style:name="ch3" style:family="chart">
      <style:graphic-properties draw:fill="solid" draw:fill-color="#d9d9d9"/>
      <style:text-properties fo:font-family="Tahoma" style:font-style-name="Regular" style:font-family-generic="swiss" style:font-pitch="variable" fo:font-size="10.1000003814697pt" style:font-family-asian="'MS Gothic'" style:font-pitch-asian="variable" style:font-size-asian="14.1000003814697pt" style:font-family-complex="Tahoma" style:font-pitch-complex="variable" style:font-size-complex="14.1000003814697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.90000009536743pt" style:font-family-asian="'MS Gothic'" style:font-pitch-asian="variable" style:font-size-asian="18.3999996185303pt" style:font-family-complex="Tahoma" style:font-pitch-complex="variable" style:font-size-complex="18.3999996185303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.90000009536743pt" style:font-family-asian="'MS Gothic'" style:font-pitch-asian="variable" style:font-size-asian="18.3999996185303pt" style:font-family-complex="Tahoma" style:font-pitch-complex="variable" style:font-size-complex="18.3999996185303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width="0.051cm" svg:stroke-color="#0000ff" draw:marker-start-width="0.279cm" draw:marker-end-width="0.279cm" draw:fill-color="#9999ff"/>
      <style:text-properties fo:font-family="Arial" style:font-family-generic="swiss" style:font-pitch="variable" fo:font-size="15.6999998092651pt" style:font-family-asian="'MS Gothic'" style:font-pitch-asian="variable" style:font-size-asian="15.6999998092651pt" style:font-family-complex="Tahoma" style:font-pitch-complex="variable" style:font-size-complex="15.6999998092651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51cm" svg:stroke-color="#008000" draw:marker-start-width="0.279cm" draw:marker-end-width="0.279cm" draw:fill-color="#993366"/>
      <style:text-properties fo:font-family="Arial" style:font-family-generic="swiss" style:font-pitch="variable" fo:font-size="15.6999998092651pt" style:font-family-asian="'MS Gothic'" style:font-pitch-asian="variable" style:font-size-asian="15.6999998092651pt" style:font-family-complex="Tahoma" style:font-pitch-complex="variable" style:font-size-complex="15.6999998092651pt"/>
    </style:style>
    <style:style style:name="ch9" style:family="chart">
      <style:graphic-properties draw:stroke="none" draw:fill="none" draw:fill-color="#d9d9d9" draw:fill-image-width="0cm" draw:fill-image-height="0cm"/>
    </style:style>
    <style:style style:name="ch10" style:family="chart">
      <style:graphic-properties draw:stroke="none" draw:fill-color="#999999"/>
    </style:style>
  </office:automatic-styles>
  <office:body>
    <office:chart>
      <chart:chart svg:width="15.69cm" svg:height="16.531cm" chart:class="chart:line" chart:style-name="ch1">
        <chart:title svg:x="6.878cm" svg:y="0.33cm" chart:style-name="ch2">
          <text:p>Bytes </text:p>
        </chart:title>
        <chart:legend chart:legend-position="bottom" svg:x="5.144cm" svg:y="15.848cm" chart:style-name="ch3"/>
        <chart:plot-area chart:style-name="ch4" table:cell-range-address="Data.$O$2:.$Q$103" chart:data-source-has-labels="both" chart:table-number-list="0" svg:x="0.021cm" svg:y="0.173cm" svg:width="15.442cm" svg:height="15.677cm">
          <chart:axis chart:dimension="x" chart:name="primary-x" chart:style-name="ch5">
            <chart:categories table:cell-range-address="local-table.A2:.A102"/>
          </chart:axis>
          <chart:axis chart:dimension="y" chart:name="primary-y" chart:style-name="ch6"/>
          <chart:series chart:style-name="ch7">
            <chart:data-point chart:repeated="101"/>
          </chart:series>
          <chart:series chart:style-name="ch8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act XML Δ</text:p>
              </table:table-cell>
              <table:table-cell office:value-type="string">
                <text:p>Hessian Δ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-7">
                <text:p>-7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-46">
                <text:p>-46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7">
                <text:p>-47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50">
                <text:p>-50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4">
                <text:p>-4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8">
                <text:p>-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1">
                <text:p>-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8">
                <text:p>-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7">
                <text:p>-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8">
                <text:p>-2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6">
                <text:p>-1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">
                <text:p>-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">
                <text:p>-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">
                <text:p>4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">
                <text:p>4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">
                <text:p>7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5">
                <text:p>8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4">
                <text:p>7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4">
                <text:p>9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9">
                <text:p>11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3">
                <text:p>11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0">
                <text:p>13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1">
                <text:p>12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4">
                <text:p>14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9">
                <text:p>14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3">
                <text:p>163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1">
                <text:p>16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8">
                <text:p>18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1">
                <text:p>18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1">
                <text:p>19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8">
                <text:p>18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2">
                <text:p>22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25">
                <text:p>22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4">
                <text:p>214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7">
                <text:p>237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3">
                <text:p>24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2">
                <text:p>262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9">
                <text:p>269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3">
                <text:p>28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81">
                <text:p>281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7">
                <text:p>27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2">
                <text:p>30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5">
                <text:p>29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4">
                <text:p>30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5">
                <text:p>30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44">
                <text:p>344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37">
                <text:p>337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60">
                <text:p>36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56">
                <text:p>35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77">
                <text:p>37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80">
                <text:p>38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86">
                <text:p>38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31">
                <text:p>43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12">
                <text:p>412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49">
                <text:p>449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43">
                <text:p>443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41">
                <text:p>441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61">
                <text:p>461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50">
                <text:p>45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79">
                <text:p>479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83">
                <text:p>483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03">
                <text:p>503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30">
                <text:p>53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16">
                <text:p>516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33">
                <text:p>533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31">
                <text:p>531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30">
                <text:p>53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71">
                <text:p>571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67">
                <text:p>567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02">
                <text:p>602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65">
                <text:p>565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88">
                <text:p>588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18">
                <text:p>618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08">
                <text:p>608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07">
                <text:p>607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56">
                <text:p>656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29">
                <text:p>629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28">
                <text:p>628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79">
                <text:p>679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59">
                <text:p>659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70">
                <text:p>670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81">
                <text:p>68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84">
                <text:p>684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27">
                <text:p>727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00">
                <text:p>70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11">
                <text:p>711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01">
                <text:p>701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38">
                <text:p>738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38">
                <text:p>738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62">
                <text:p>762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65">
                <text:p>76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03">
                <text:p>803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90">
                <text:p>79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09">
                <text:p>809</text:p>
              </table:table-cell>
              <table:table-cell office:value-type="float" office:value="338">
                <text:p>338</text:p>
              </table:table-cell>
            </table:table-row>
          </table:table-rows>
        </table:table>
      </chart:chart>
    </office:char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